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291in"/>
    </style:style>
    <style:style style:name="co2" style:family="table-column">
      <style:table-column-properties fo:break-before="auto" style:column-width="0.5571in"/>
    </style:style>
    <style:style style:name="co3" style:family="table-column">
      <style:table-column-properties fo:break-before="auto" style:column-width="1.4772in"/>
    </style:style>
    <style:style style:name="co4" style:family="table-column">
      <style:table-column-properties fo:break-before="auto" style:column-width="2.0945in"/>
    </style:style>
    <style:style style:name="co5" style:family="table-column">
      <style:table-column-properties fo:break-before="auto" style:column-width="5.3882in"/>
    </style:style>
    <style:style style:name="co6" style:family="table-column">
      <style:table-column-properties fo:break-before="auto" style:column-width="1.6465in"/>
    </style:style>
    <style:style style:name="co7" style:family="table-column">
      <style:table-column-properties fo:break-before="auto" style:column-width="0.8925in"/>
    </style:style>
    <style:style style:name="co8" style:family="table-column">
      <style:table-column-properties fo:break-before="auto" style:column-width="0.702in"/>
    </style:style>
    <style:style style:name="co9" style:family="table-column">
      <style:table-column-properties fo:break-before="auto" style:column-width="0.678in"/>
    </style:style>
    <style:style style:name="co10" style:family="table-column">
      <style:table-column-properties fo:break-before="auto" style:column-width="2.1071in"/>
    </style:style>
    <style:style style:name="co11" style:family="table-column">
      <style:table-column-properties fo:break-before="auto" style:column-width="1.6346in"/>
    </style:style>
    <style:style style:name="co12" style:family="table-column">
      <style:table-column-properties fo:break-before="auto" style:column-width="5.4126in"/>
    </style:style>
    <style:style style:name="co14" style:family="table-column">
      <style:table-column-properties fo:break-before="auto" style:column-width="0.6173in"/>
    </style:style>
    <style:style style:name="co15" style:family="table-column">
      <style:table-column-properties fo:break-before="auto" style:column-width="0.811in"/>
    </style:style>
    <style:style style:name="co16" style:family="table-column">
      <style:table-column-properties fo:break-before="auto" style:column-width="1.6583in"/>
    </style:style>
    <style:style style:name="co17" style:family="table-column">
      <style:table-column-properties fo:break-before="auto" style:column-width="1.4043in"/>
    </style:style>
    <style:style style:name="co18" style:family="table-column">
      <style:table-column-properties fo:break-before="auto" style:column-width="5.348in"/>
    </style:style>
    <style:style style:name="co19" style:family="table-column">
      <style:table-column-properties fo:break-before="auto" style:column-width="2.0728in"/>
    </style:style>
    <style:style style:name="co80" style:family="table-column">
      <style:table-column-properties fo:break-before="auto" style:column-width="0.7016in"/>
    </style:style>
    <style:style style:name="co81" style:family="table-column">
      <style:table-column-properties fo:break-before="auto" style:column-width="0.5417in"/>
    </style:style>
    <style:style style:name="co82" style:family="table-column">
      <style:table-column-properties fo:break-before="auto" style:column-width="1.148in"/>
    </style:style>
    <style:style style:name="co83" style:family="table-column">
      <style:table-column-properties fo:break-before="auto" style:column-width="1.6264in"/>
    </style:style>
    <style:style style:name="co84" style:family="table-column">
      <style:table-column-properties fo:break-before="auto" style:column-width="0.9035in"/>
    </style:style>
    <style:style style:name="co85" style:family="table-column">
      <style:table-column-properties fo:break-before="auto" style:column-width="3.3063in"/>
    </style:style>
    <style:style style:name="co86" style:family="table-column">
      <style:table-column-properties fo:break-before="auto" style:column-width="1.4409in"/>
    </style:style>
    <style:style style:name="co27" style:family="table-column">
      <style:table-column-properties fo:break-before="auto" style:column-width="0.6535in"/>
    </style:style>
    <style:style style:name="co28" style:family="table-column">
      <style:table-column-properties fo:break-before="auto" style:column-width="1.6102in"/>
    </style:style>
    <style:style style:name="co29" style:family="table-column">
      <style:table-column-properties fo:break-before="auto" style:column-width="1.2118in"/>
    </style:style>
    <style:style style:name="co30" style:family="table-column">
      <style:table-column-properties fo:break-before="auto" style:column-width="6.0925in"/>
    </style:style>
    <style:style style:name="co31" style:family="table-column">
      <style:table-column-properties fo:break-before="auto" style:column-width="1.5736in"/>
    </style:style>
    <style:style style:name="co32" style:family="table-column">
      <style:table-column-properties fo:break-before="auto" style:column-width="0.5736in"/>
    </style:style>
    <style:style style:name="co33" style:family="table-column">
      <style:table-column-properties fo:break-before="auto" style:column-width="0.5634in"/>
    </style:style>
    <style:style style:name="co34" style:family="table-column">
      <style:table-column-properties fo:break-before="auto" style:column-width="7.8256in"/>
    </style:style>
    <style:style style:name="co35" style:family="table-column">
      <style:table-column-properties fo:break-before="auto" style:column-width="0.6909in"/>
    </style:style>
    <style:style style:name="co36" style:family="table-column">
      <style:table-column-properties fo:break-before="auto" style:column-width="1.0098in"/>
    </style:style>
    <style:style style:name="co37" style:family="table-column">
      <style:table-column-properties fo:break-before="auto" style:column-width="1.648in"/>
    </style:style>
    <style:style style:name="co38" style:family="table-column">
      <style:table-column-properties fo:break-before="auto" style:column-width="6.5602in"/>
    </style:style>
    <style:style style:name="co39" style:family="table-column">
      <style:table-column-properties fo:break-before="auto" style:column-width="1.6689in"/>
    </style:style>
    <style:style style:name="co40" style:family="table-column">
      <style:table-column-properties fo:break-before="auto" style:column-width="0.6898in"/>
    </style:style>
    <style:style style:name="co41" style:family="table-column">
      <style:table-column-properties fo:break-before="auto" style:column-width="1.7673in"/>
    </style:style>
    <style:style style:name="co42" style:family="table-column">
      <style:table-column-properties fo:break-before="auto" style:column-width="4.8311in"/>
    </style:style>
    <style:style style:name="co43" style:family="table-column">
      <style:table-column-properties fo:break-before="auto" style:column-width="1.598in"/>
    </style:style>
    <style:style style:name="co44" style:family="table-column">
      <style:table-column-properties fo:break-before="auto" style:column-width="0.6417in"/>
    </style:style>
    <style:style style:name="co45" style:family="table-column">
      <style:table-column-properties fo:break-before="auto" style:column-width="1.7311in"/>
    </style:style>
    <style:style style:name="co46" style:family="table-column">
      <style:table-column-properties fo:break-before="auto" style:column-width="4.2016in"/>
    </style:style>
    <style:style style:name="co47" style:family="table-column">
      <style:table-column-properties fo:break-before="auto" style:column-width="1.7437in"/>
    </style:style>
    <style:style style:name="co48" style:family="table-column">
      <style:table-column-properties fo:break-before="auto" style:column-width="1.9252in"/>
    </style:style>
    <style:style style:name="co49" style:family="table-column">
      <style:table-column-properties fo:break-before="auto" style:column-width="2.0701in"/>
    </style:style>
    <style:style style:name="co50" style:family="table-column">
      <style:table-column-properties fo:break-before="auto" style:column-width="4.2866in"/>
    </style:style>
    <style:style style:name="co51" style:family="table-column">
      <style:table-column-properties fo:break-before="auto" style:column-width="2.022in"/>
    </style:style>
    <style:style style:name="co52" style:family="table-column">
      <style:table-column-properties fo:break-before="auto" style:column-width="5.328in"/>
    </style:style>
    <style:style style:name="co53" style:family="table-column">
      <style:table-column-properties fo:break-before="auto" style:column-width="1.5374in"/>
    </style:style>
    <style:style style:name="co54" style:family="table-column">
      <style:table-column-properties fo:break-before="auto" style:column-width="2.0098in"/>
    </style:style>
    <style:style style:name="co55" style:family="table-column">
      <style:table-column-properties fo:break-before="auto" style:column-width="5.5063in"/>
    </style:style>
    <style:style style:name="co56" style:family="table-column">
      <style:table-column-properties fo:break-before="auto" style:column-width="1.9346in"/>
    </style:style>
    <style:style style:name="co57" style:family="table-column">
      <style:table-column-properties fo:break-before="auto" style:column-width="0.7228in"/>
    </style:style>
    <style:style style:name="co72" style:family="table-column">
      <style:table-column-properties fo:break-before="auto" style:column-width="1.4035in"/>
    </style:style>
    <style:style style:name="co73" style:family="table-column">
      <style:table-column-properties fo:break-before="auto" style:column-width="5.1252in"/>
    </style:style>
    <style:style style:name="co74" style:family="table-column">
      <style:table-column-properties fo:break-before="auto" style:column-width="2.7752in"/>
    </style:style>
    <style:style style:name="co61" style:family="table-column">
      <style:table-column-properties fo:break-before="auto" style:column-width="0.6374in"/>
    </style:style>
    <style:style style:name="co62" style:family="table-column">
      <style:table-column-properties fo:break-before="auto" style:column-width="0.6799in"/>
    </style:style>
    <style:style style:name="co63" style:family="table-column">
      <style:table-column-properties fo:break-before="auto" style:column-width="1.478in"/>
    </style:style>
    <style:style style:name="co64" style:family="table-column">
      <style:table-column-properties fo:break-before="auto" style:column-width="1.1055in"/>
    </style:style>
    <style:style style:name="co65" style:family="table-column">
      <style:table-column-properties fo:break-before="auto" style:column-width="6.4854in"/>
    </style:style>
    <style:style style:name="co66" style:family="table-column">
      <style:table-column-properties fo:break-before="auto" style:column-width="2.222in"/>
    </style:style>
    <style:style style:name="co67" style:family="table-column">
      <style:table-column-properties fo:break-before="auto" style:column-width="1.3398in"/>
    </style:style>
    <style:style style:name="co68" style:family="table-column">
      <style:table-column-properties fo:break-before="auto" style:column-width="4.2102in"/>
    </style:style>
    <style:style style:name="co69" style:family="table-column">
      <style:table-column-properties fo:break-before="auto" style:column-width="1.9984in"/>
    </style:style>
    <style:style style:name="co70" style:family="table-column">
      <style:table-column-properties fo:break-before="auto" style:column-width="3.0409in"/>
    </style:style>
    <style:style style:name="co75" style:family="table-column">
      <style:table-column-properties fo:break-before="auto" style:column-width="0.6693in"/>
    </style:style>
    <style:style style:name="co76" style:family="table-column">
      <style:table-column-properties fo:break-before="auto" style:column-width="1.4665in"/>
    </style:style>
    <style:style style:name="co77" style:family="table-column">
      <style:table-column-properties fo:break-before="auto" style:column-width="3.7528in"/>
    </style:style>
    <style:style style:name="co78" style:family="table-column">
      <style:table-column-properties fo:break-before="auto" style:column-width="1.9772in"/>
    </style:style>
    <style:style style:name="co79" style:family="table-column">
      <style:table-column-properties fo:break-before="auto" style:column-width="2.3811in"/>
    </style:style>
    <style:style style:name="ro1" style:family="table-row">
      <style:table-row-properties style:row-height="0.1701in" fo:break-before="auto" style:use-optimal-row-height="false"/>
    </style:style>
    <style:style style:name="ro2" style:family="table-row">
      <style:table-row-properties style:row-height="0.4898in" fo:break-before="auto" style:use-optimal-row-height="true"/>
    </style:style>
    <style:style style:name="ro3" style:family="table-row">
      <style:table-row-properties style:row-height="0.7925in" fo:break-before="auto" style:use-optimal-row-height="true"/>
    </style:style>
    <style:style style:name="ro4" style:family="table-row">
      <style:table-row-properties style:row-height="0.1866in" fo:break-before="auto" style:use-optimal-row-height="true"/>
    </style:style>
    <style:style style:name="ro5" style:family="table-row">
      <style:table-row-properties style:row-height="0.3382in" fo:break-before="auto" style:use-optimal-row-height="true"/>
    </style:style>
    <style:style style:name="ro6" style:family="table-row">
      <style:table-row-properties style:row-height="0.6409in" fo:break-before="auto" style:use-optimal-row-height="true"/>
    </style:style>
    <style:style style:name="ro7" style:family="table-row">
      <style:table-row-properties style:row-height="1.2457in" fo:break-before="auto" style:use-optimal-row-height="true"/>
    </style:style>
    <style:style style:name="ro8" style:family="table-row">
      <style:table-row-properties style:row-height="4.2819in" fo:break-before="auto" style:use-optimal-row-height="true"/>
    </style:style>
    <style:style style:name="ro9" style:family="table-row">
      <style:table-row-properties style:row-height="0.9429in" fo:break-before="auto" style:use-optimal-row-height="true"/>
    </style:style>
    <style:style style:name="ro10" style:family="table-row">
      <style:table-row-properties style:row-height="1.7in" fo:break-before="auto" style:use-optimal-row-height="true"/>
    </style:style>
    <style:style style:name="ro11" style:family="table-row">
      <style:table-row-properties style:row-height="1.3972in" fo:break-before="auto" style:use-optimal-row-height="true"/>
    </style:style>
    <style:style style:name="ro15" style:family="table-row">
      <style:table-row-properties style:row-height="0.6492in" fo:break-before="auto" style:use-optimal-row-height="true"/>
    </style:style>
    <style:style style:name="ro16" style:family="table-row">
      <style:table-row-properties style:row-height="0.9429in" fo:break-before="auto" style:use-optimal-row-height="true"/>
    </style:style>
    <style:style style:name="ro17" style:family="table-row">
      <style:table-row-properties style:row-height="2.4661in" fo:break-before="auto" style:use-optimal-row-height="true"/>
    </style:style>
    <style:style style:name="ro18" style:family="table-row">
      <style:table-row-properties style:row-height="2.0028in" fo:break-before="auto" style:use-optimal-row-height="true"/>
    </style:style>
    <style:style style:name="ro19" style:family="table-row">
      <style:table-row-properties style:row-height="2.172in" fo:break-before="auto" style:use-optimal-row-height="true"/>
    </style:style>
    <style:style style:name="ro20" style:family="table-row">
      <style:table-row-properties style:row-height="1.0417in" fo:break-before="auto" style:use-optimal-row-height="true"/>
    </style:style>
    <style:style style:name="ro21" style:family="table-row">
      <style:table-row-properties style:row-height="2.4571in" fo:break-before="auto" style:use-optimal-row-height="true"/>
    </style:style>
    <style:style style:name="ro22" style:family="table-row">
      <style:table-row-properties style:row-height="2.1543in" fo:break-before="auto" style:use-optimal-row-height="true"/>
    </style:style>
    <style:style style:name="ro23" style:family="table-row">
      <style:table-row-properties style:row-height="1.5575in" fo:break-before="auto" style:use-optimal-row-height="true"/>
    </style:style>
    <style:style style:name="ro24" style:family="table-row">
      <style:table-row-properties style:row-height="1.5484in" fo:break-before="auto" style:use-optimal-row-height="true"/>
    </style:style>
    <style:style style:name="ro25" style:family="table-row">
      <style:table-row-properties style:row-height="1.0146in" fo:break-before="auto" style:use-optimal-row-height="true"/>
    </style:style>
    <style:style style:name="ro26" style:family="table-row">
      <style:table-row-properties style:row-height="1.7in" fo:break-before="auto" style:use-optimal-row-height="true"/>
    </style:style>
    <style:style style:name="ro27" style:family="table-row">
      <style:table-row-properties style:row-height="0.7118in" fo:break-before="auto" style:use-optimal-row-height="true"/>
    </style:style>
    <style:style style:name="ro28" style:family="table-row">
      <style:table-row-properties style:row-height="2.7598in" fo:break-before="auto" style:use-optimal-row-height="true"/>
    </style:style>
    <style:style style:name="ro12" style:family="table-row">
      <style:table-row-properties style:row-height="2.3055in" fo:break-before="auto" style:use-optimal-row-height="true"/>
    </style:style>
    <style:style style:name="ro29" style:family="table-row">
      <style:table-row-properties style:row-height="3.0626in" fo:break-before="auto" style:use-optimal-row-height="true"/>
    </style:style>
    <style:style style:name="ro30" style:family="table-row">
      <style:table-row-properties style:row-height="2.911in" fo:break-before="auto" style:use-optimal-row-height="true"/>
    </style:style>
    <style:style style:name="ro47" style:family="table-row">
      <style:table-row-properties style:row-height="1.8516in" fo:break-before="auto" style:use-optimal-row-height="true"/>
    </style:style>
    <style:style style:name="ro48" style:family="table-row">
      <style:table-row-properties style:row-height="3.2138in" fo:break-before="auto" style:use-optimal-row-height="true"/>
    </style:style>
    <style:style style:name="ro75" style:family="table-row">
      <style:table-row-properties style:row-height="1.8957in" fo:break-before="auto" style:use-optimal-row-height="true"/>
    </style:style>
    <style:style style:name="ro76" style:family="table-row">
      <style:table-row-properties style:row-height="1.0945in" fo:break-before="auto" style:use-optimal-row-height="true"/>
    </style:style>
    <style:style style:name="ro33" style:family="table-row">
      <style:table-row-properties style:row-height="7.1484in" fo:break-before="auto" style:use-optimal-row-height="true"/>
    </style:style>
    <style:style style:name="ro34" style:family="table-row">
      <style:table-row-properties style:row-height="5.7957in" fo:break-before="auto" style:use-optimal-row-height="true"/>
    </style:style>
    <style:style style:name="ro35" style:family="table-row">
      <style:table-row-properties style:row-height="0.1752in" fo:break-before="auto" style:use-optimal-row-height="true"/>
    </style:style>
    <style:style style:name="ro36" style:family="table-row">
      <style:table-row-properties style:row-height="3.3654in" fo:break-before="auto" style:use-optimal-row-height="true"/>
    </style:style>
    <style:style style:name="ro37" style:family="table-row">
      <style:table-row-properties style:row-height="0.5252in" fo:break-before="auto" style:use-optimal-row-height="true"/>
    </style:style>
    <style:style style:name="ro38" style:family="table-row">
      <style:table-row-properties style:row-height="1.1126in" fo:break-before="auto" style:use-optimal-row-height="true"/>
    </style:style>
    <style:style style:name="ro39" style:family="table-row">
      <style:table-row-properties style:row-height="0.961in" fo:break-before="auto" style:use-optimal-row-height="true"/>
    </style:style>
    <style:style style:name="ro40" style:family="table-row">
      <style:table-row-properties style:row-height="0.1736in" fo:break-before="auto" style:use-optimal-row-height="true"/>
    </style:style>
    <style:style style:name="ro41" style:family="table-row">
      <style:table-row-properties style:row-height="0.3472in" fo:break-before="auto" style:use-optimal-row-height="true"/>
    </style:style>
    <style:style style:name="ro50" style:family="table-row">
      <style:table-row-properties style:row-height="2.1543in" fo:break-before="auto" style:use-optimal-row-height="true"/>
    </style:style>
    <style:style style:name="ro51" style:family="table-row">
      <style:table-row-properties style:row-height="0.7925in" fo:break-before="auto" style:use-optimal-row-height="true"/>
    </style:style>
    <style:style style:name="ro55" style:family="table-row">
      <style:table-row-properties style:row-height="1.2457in" fo:break-before="auto" style:use-optimal-row-height="true"/>
    </style:style>
    <style:style style:name="ro56" style:family="table-row">
      <style:table-row-properties style:row-height="1.2457in" fo:break-before="auto" style:use-optimal-row-height="true"/>
    </style:style>
    <style:style style:name="ro57" style:family="table-row">
      <style:table-row-properties style:row-height="2.7154in" fo:break-before="auto" style:use-optimal-row-height="true"/>
    </style:style>
    <style:style style:name="ro52" style:family="table-row">
      <style:table-row-properties style:row-height="0.1866in" fo:break-before="auto" style:use-optimal-row-height="true"/>
    </style:style>
    <style:style style:name="ro42" style:family="table-row">
      <style:table-row-properties style:row-height="0.3382in" fo:break-before="auto" style:use-optimal-row-height="true"/>
    </style:style>
    <style:style style:name="ro53" style:family="table-row">
      <style:table-row-properties style:row-height="0.7925in" fo:break-before="auto" style:use-optimal-row-height="true"/>
    </style:style>
    <style:style style:name="ro49" style:family="table-row">
      <style:table-row-properties style:row-height="0.9429in" fo:break-before="auto" style:use-optimal-row-height="true"/>
    </style:style>
    <style:style style:name="ro54" style:family="table-row">
      <style:table-row-properties style:row-height="1.2457in" fo:break-before="auto" style:use-optimal-row-height="true"/>
    </style:style>
    <style:style style:name="ro58" style:family="table-row">
      <style:table-row-properties style:row-height="0.2165in" fo:break-before="auto" style:use-optimal-row-height="false"/>
    </style:style>
    <style:style style:name="ro59" style:family="table-row">
      <style:table-row-properties style:row-height="0.4091in" fo:break-before="auto" style:use-optimal-row-height="true"/>
    </style:style>
    <style:style style:name="ro64" style:family="table-row">
      <style:table-row-properties style:row-height="0.1791in" fo:break-before="auto" style:use-optimal-row-height="true"/>
    </style:style>
    <style:style style:name="ro65" style:family="table-row">
      <style:table-row-properties style:row-height="0.6425in" fo:break-before="auto" style:use-optimal-row-height="true"/>
    </style:style>
    <style:style style:name="ro66" style:family="table-row">
      <style:table-row-properties style:row-height="0.3311in" fo:break-before="auto" style:use-optimal-row-height="true"/>
    </style:style>
    <style:style style:name="ro67" style:family="table-row">
      <style:table-row-properties style:row-height="1.4193in" fo:break-before="auto" style:use-optimal-row-height="true"/>
    </style:style>
    <style:style style:name="ro68" style:family="table-row">
      <style:table-row-properties style:row-height="0.9535in" fo:break-before="auto" style:use-optimal-row-height="true"/>
    </style:style>
    <style:style style:name="ro69" style:family="table-row">
      <style:table-row-properties style:row-height="0.798in" fo:break-before="auto" style:use-optimal-row-height="true"/>
    </style:style>
    <style:style style:name="ro70" style:family="table-row">
      <style:table-row-properties style:row-height="1.2638in" fo:break-before="auto" style:use-optimal-row-height="true"/>
    </style:style>
    <style:style style:name="ro71" style:family="table-row">
      <style:table-row-properties style:row-height="2.3528in" fo:break-before="auto" style:use-optimal-row-height="true"/>
    </style:style>
    <style:style style:name="ro72" style:family="table-row">
      <style:table-row-properties style:row-height="5.3063in" fo:break-before="auto" style:use-optimal-row-height="true"/>
    </style:style>
    <style:style style:name="ro73" style:family="table-row">
      <style:table-row-properties style:row-height="4.6846in" fo:break-before="auto" style:use-optimal-row-height="true"/>
    </style:style>
    <style:style style:name="ro74" style:family="table-row">
      <style:table-row-properties style:row-height="0.178in" fo:break-before="auto" style:use-optimal-row-height="true"/>
    </style:style>
    <style:style style:name="ro77" style:family="table-row">
      <style:table-row-properties style:row-height="0.4866in" fo:break-before="auto" style:use-optimal-row-height="true"/>
    </style:style>
    <style:style style:name="ro78" style:family="table-row">
      <style:table-row-properties style:row-height="1.7307in" fo:break-before="auto" style:use-optimal-row-height="true"/>
    </style:style>
    <style:style style:name="ro79" style:family="table-row">
      <style:table-row-properties style:row-height="1.1091in" fo:break-before="auto" style:use-optimal-row-height="true"/>
    </style:style>
    <style:style style:name="ro80" style:family="table-row">
      <style:table-row-properties style:row-height="2.5075in" fo:break-before="auto" style:use-optimal-row-height="true"/>
    </style:style>
    <style:style style:name="ro81" style:family="table-row">
      <style:table-row-properties style:row-height="1.1118in" fo:break-before="auto" style:use-optimal-row-height="true"/>
    </style:style>
    <style:style style:name="ro82" style:family="table-row">
      <style:table-row-properties style:row-height="4.3854in" fo:break-before="auto" style:use-optimal-row-height="true"/>
    </style:style>
    <style:style style:name="ro83" style:family="table-row">
      <style:table-row-properties style:row-height="2.2693in" fo:break-before="auto" style:use-optimal-row-height="true"/>
    </style:style>
    <style:style style:name="ro84" style:family="table-row">
      <style:table-row-properties style:row-height="1.5752in" fo:break-before="auto" style:use-optimal-row-height="true"/>
    </style:style>
    <style:style style:name="ro85" style:family="table-row">
      <style:table-row-properties style:row-height="2.1972in" fo:break-before="auto" style:use-optimal-row-height="true"/>
    </style:style>
    <style:style style:name="ro86" style:family="table-row">
      <style:table-row-properties style:row-height="2.0417in" fo:break-before="auto" style:use-optimal-row-height="true"/>
    </style:style>
    <style:style style:name="ro87" style:family="table-row">
      <style:table-row-properties style:row-height="1.8862in" fo:break-before="auto" style:use-optimal-row-height="true"/>
    </style:style>
    <style:style style:name="ro88" style:family="table-row">
      <style:table-row-properties style:row-height="3.5965in" fo:break-before="auto" style:use-optimal-row-height="true"/>
    </style:style>
    <style:style style:name="ro89" style:family="table-row">
      <style:table-row-properties style:row-height="4.062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0"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1"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start"/>
      <style:text-properties style:text-position=""/>
    </style:style>
    <style:style style:name="ce13" style:family="table-cell" style:parent-style-name="Default">
      <style:table-cell-properties style:text-align-source="fix" style:repeat-content="false" fo:wrap-option="wrap"/>
      <style:paragraph-properties fo:text-align="start"/>
      <style:text-properties style:text-position=""/>
    </style:style>
    <style:style style:name="ce14" style:family="table-cell" style:parent-style-name="Default" style:data-style-name="N100">
      <style:table-cell-properties style:text-align-source="fix" style:repeat-content="false" fo:wrap-option="wrap"/>
      <style:paragraph-properties fo:text-align="center"/>
      <style:text-properties style:text-position=""/>
    </style:style>
    <style:style style:name="ce2" style:family="table-cell" style:parent-style-name="Default">
      <style:table-cell-properties fo:wrap-option="wrap"/>
      <style:text-properties style:text-position=""/>
    </style:style>
    <style:style style:name="ce3" style:family="table-cell" style:parent-style-name="Default" style:data-style-name="N100">
      <style:table-cell-properties style:text-align-source="fix" style:repeat-content="false" fo:wrap-option="wrap"/>
      <style:paragraph-properties fo:text-align="end"/>
      <style:text-properties style:text-position=""/>
    </style:style>
    <style:style style:name="ce4" style:family="table-cell" style:parent-style-name="Default" style:data-style-name="N100">
      <style:table-cell-properties fo:wrap-option="wrap"/>
      <style:text-properties style:text-position=""/>
    </style:style>
    <style:style style:name="ce5" style:family="table-cell" style:parent-style-name="Default" style:data-style-name="N100">
      <style:table-cell-properties fo:wrap-option="wrap"/>
      <style:text-properties style:text-position="" style:font-name="Arial" style:font-name-asian="Arial Unicode MS1" style:font-name-complex="Arial Unicode MS1"/>
    </style:style>
    <style:style style:name="ce6" style:family="table-cell" style:parent-style-name="Default">
      <style:table-cell-properties fo:wrap-option="wrap"/>
      <style:text-properties style:text-position="" fo:language="en" fo:country="US" style:language-asian="en" style:country-asian="U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text-properties style:text-position=""/>
    </style:style>
    <style:style style:name="ce8" style:family="table-cell" style:parent-style-name="Default">
      <style:table-cell-properties fo:wrap-option="wrap"/>
      <style:text-properties style:text-position="" style:font-size-complex="5.65000009536743pt"/>
    </style:style>
    <style:style style:name="ce9" style:family="table-cell" style:parent-style-name="Default">
      <style:table-cell-properties fo:wrap-option="wrap"/>
      <style:text-properties style:text-position="" style:font-size-complex="5.69999980926514pt"/>
    </style:style>
    <style:style style:name="ce24" style:family="table-cell" style:parent-style-name="Default" style:data-style-name="N100">
      <style:table-cell-properties fo:wrap-option="wrap"/>
      <style:text-properties style:text-position="" style:font-size-complex="5.65000009536743pt"/>
    </style:style>
    <style:style style:name="ce26" style:family="table-cell" style:parent-style-name="Default">
      <style:table-cell-properties style:text-align-source="fix" style:repeat-content="false"/>
      <style:paragraph-properties fo:text-align="center"/>
      <style:text-properties style:text-position=""/>
    </style:style>
    <style:style style:name="ce2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5"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7" style:family="table-cell" style:parent-style-name="Default" style:data-style-name="N100">
      <style:table-cell-properties style:text-align-source="fix" style:repeat-content="false"/>
      <style:paragraph-properties fo:text-align="end"/>
      <style:text-properties style:text-position=""/>
    </style:style>
    <style:style style:name="ce28"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2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30" style:family="table-cell" style:parent-style-name="Default" style:data-style-name="N100">
      <style:table-cell-properties style:text-align-source="fix" style:repeat-content="false" fo:wrap-option="wrap"/>
      <style:paragraph-properties fo:text-align="end"/>
      <style:text-properties style:text-position="" fo:language="en" fo:country="US" style:language-asian="en" style:country-asian="US" style:font-size-complex="5.65000009536743pt" style:language-complex="en" style:country-complex="US"/>
    </style:style>
    <style:style style:name="ce31"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data-style-name="N100">
      <style:table-cell-properties style:text-align-source="fix" style:repeat-content="false" fo:wrap-option="wrap"/>
      <style:paragraph-properties fo:text-align="end"/>
      <style:text-properties style:text-position="" style:font-name="Arial" style:font-name-asian="Arial Unicode MS1" style:font-name-complex="Arial Unicode MS1"/>
    </style:style>
    <style:style style:name="ce33" style:family="table-cell" style:parent-style-name="Default" style:data-style-name="N100">
      <style:table-cell-properties style:text-align-source="fix" style:repeat-content="false" fo:wrap-option="wrap"/>
      <style:paragraph-properties fo:text-align="end"/>
      <style:text-properties style:text-position="" fo:font-size="11pt" style:font-size-asian="11pt" style:font-size-complex="11pt"/>
    </style:style>
    <style:style style:name="ce3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normal" style:font-weight-asian="normal" style:font-weight-complex="normal"/>
    </style:style>
    <style:style style:name="ce3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3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9999980926514pt" style:language-complex="en" style:country-complex="US" style:font-weight-complex="normal"/>
    </style:style>
    <style:style style:name="ce3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38"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39"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5000009536743pt"/>
    </style:style>
    <style:style style:name="ce40"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41"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42" style:family="table-cell" style:parent-style-name="Default" style:data-style-name="N100">
      <style:table-cell-properties fo:wrap-option="wrap"/>
      <style:text-properties style:text-position="" fo:font-size="10pt" style:font-size-asian="8pt" style:font-size-complex="4.55000019073486pt"/>
    </style:style>
    <style:style style:name="ce43" style:family="table-cell" style:parent-style-name="Default" style:data-style-name="N100">
      <style:table-cell-properties fo:wrap-option="wrap"/>
      <style:text-properties style:text-position="" fo:font-size="10pt" style:font-size-asian="6.5pt" style:font-size-complex="3.70000004768372pt"/>
    </style:style>
    <style:style style:name="ce44"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45"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46" style:family="table-cell" style:parent-style-name="Default" style:data-style-name="N100">
      <style:table-cell-properties fo:wrap-option="wrap"/>
      <style:text-properties style:text-position="" fo:font-size="10pt" style:font-size-asian="10pt" style:font-size-complex="10pt"/>
    </style:style>
    <style:style style:name="ce47"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10pt" style:language-asian="en" style:country-asian="US" style:font-size-complex="10pt" style:language-complex="en" style:country-complex="US"/>
    </style:style>
    <style:style style:name="ce48" style:family="table-cell" style:parent-style-name="Default" style:data-style-name="N100">
      <style:table-cell-properties style:text-align-source="fix" style:repeat-content="false" fo:wrap-option="wrap"/>
      <style:paragraph-properties fo:text-align="start"/>
      <style:text-properties style:text-position="" fo:font-size="11pt" style:font-size-asian="8pt" style:font-size-complex="4.55000019073486pt"/>
    </style:style>
    <style:style style:name="ce49" style:family="table-cell" style:parent-style-name="Default" style:data-style-name="N100">
      <style:table-cell-properties style:text-align-source="fix" style:repeat-content="false" fo:wrap-option="wrap"/>
      <style:paragraph-properties fo:text-align="start"/>
      <style:text-properties style:text-position="" fo:font-size="10.5pt" style:font-size-asian="10.5pt" style:font-size-complex="10.5pt"/>
    </style:style>
    <style:style style:name="ce50" style:family="table-cell" style:parent-style-name="Default" style:data-style-name="N100">
      <style:table-cell-properties style:text-align-source="fix" style:repeat-content="false" fo:wrap-option="wrap"/>
      <style:paragraph-properties fo:text-align="start"/>
      <style:text-properties style:text-position="" fo:font-weight="normal" style:font-weight-asian="normal" style:font-weight-complex="normal"/>
    </style:style>
    <style:style style:name="ce51" style:family="table-cell" style:parent-style-name="Default" style:data-style-name="N100">
      <style:table-cell-properties style:text-align-source="fix" style:repeat-content="false" fo:wrap-option="wrap"/>
      <style:paragraph-properties fo:text-align="start"/>
      <style:text-properties style:text-position="" fo:font-size="10.5pt" fo:language="en" fo:country="US" style:font-size-asian="4.5pt" style:language-asian="en" style:country-asian="US" style:font-size-complex="2.54999995231628pt" style:language-complex="en" style:country-complex="US"/>
    </style:style>
    <style:style style:name="ce52" style:family="table-cell" style:parent-style-name="Default">
      <style:table-cell-properties style:text-align-source="fix" style:repeat-content="false"/>
      <style:paragraph-properties fo:text-align="center"/>
      <style:text-properties style:text-position="" fo:font-weight="normal" style:font-weight-asian="normal" style:font-weight-complex="normal"/>
    </style:style>
    <style:style style:name="ce21" style:family="table-cell" style:parent-style-name="Default">
      <style:table-cell-properties style:text-align-source="fix" style:repeat-content="false" fo:wrap-option="wrap"/>
      <style:paragraph-properties fo:text-align="end"/>
      <style:text-properties style:text-position=""/>
    </style:style>
    <style:style style:name="ce54" style:family="table-cell" style:parent-style-name="Default">
      <style:table-cell-properties style:text-align-source="fix" style:repeat-content="false"/>
      <style:paragraph-properties fo:text-align="start"/>
      <style:text-properties style:text-position=""/>
    </style:style>
    <style:style style:name="ce55"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91"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92" style:family="table-cell" style:parent-style-name="Default" style:data-style-name="N100">
      <style:table-cell-properties style:text-align-source="fix" style:repeat-content="false" fo:wrap-option="wrap"/>
      <style:paragraph-properties fo:text-align="start"/>
      <style:text-properties style:text-position="" fo:font-size="11pt" style:font-size-asian="11pt" style:font-size-complex="5.65000009536743pt"/>
    </style:style>
    <style:style style:name="ce23" style:family="table-cell" style:parent-style-name="Default" style:data-style-name="N100">
      <style:table-cell-properties fo:wrap-option="wrap"/>
      <style:text-properties style:text-position="" style:font-size-complex="5.69999980926514pt"/>
    </style:style>
    <style:style style:name="ce57" style:family="table-cell" style:parent-style-name="Default" style:data-style-name="N100">
      <style:table-cell-properties fo:wrap-option="wrap"/>
      <style:text-properties style:text-position="" fo:font-weight="normal" style:font-weight-asian="normal" style:font-weight-complex="normal"/>
    </style:style>
    <style:style style:name="ce58" style:family="table-cell" style:parent-style-name="Default" style:data-style-name="N100">
      <style:table-cell-properties fo:wrap-option="wrap"/>
      <style:text-properties style:text-position="" fo:font-size="10pt" style:font-size-asian="8pt" style:font-size-complex="4.59999990463257pt"/>
    </style:style>
    <style:style style:name="ce59" style:family="table-cell" style:parent-style-name="Default" style:data-style-name="N100">
      <style:table-cell-properties fo:wrap-option="wrap"/>
      <style:text-properties style:text-position="" fo:font-size="8pt" style:font-size-asian="8pt" style:font-size-complex="8pt"/>
    </style:style>
    <style:style style:name="ce60"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61" style:family="table-cell" style:parent-style-name="Default">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62" style:family="table-cell" style:parent-style-name="Default">
      <style:table-cell-properties style:text-align-source="fix" style:repeat-content="false"/>
      <style:paragraph-properties fo:text-align="end"/>
      <style:text-properties style:text-position=""/>
    </style:style>
    <style:style style:name="ce16" style:family="table-cell" style:parent-style-name="Default" style:data-style-name="N100">
      <style:text-properties style:text-position=""/>
    </style:style>
    <style:style style:name="ce20"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63" style:family="table-cell" style:parent-style-name="Default">
      <style:table-cell-properties fo:wrap-option="wrap" fo:padding-bottom="0.0193in" fo:padding-left="0.0138in" fo:padding-right="0.0138in" fo:padding-top="0.0193in"/>
      <style:text-properties style:text-position="" fo:font-size="10pt" style:font-size-asian="10pt" style:font-size-complex="5.65000009536743pt"/>
    </style:style>
    <style:style style:name="ce64"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65" style:family="table-cell" style:parent-style-name="Default" style:data-style-name="N100">
      <style:table-cell-properties fo:wrap-option="wrap"/>
      <style:text-properties style:text-position="" fo:language="en" fo:country="US" style:language-asian="en" style:country-asian="US" style:language-complex="en" style:country-complex="US"/>
    </style:style>
    <style:style style:name="ce1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6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6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6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size-complex="5.65000009536743pt" style:font-weight-complex="normal"/>
    </style:style>
    <style:style style:name="ce69" style:family="table-cell" style:parent-style-name="Default" style:data-style-name="N100">
      <style:table-cell-properties style:text-align-source="fix" style:repeat-content="false" fo:wrap-option="wrap"/>
      <style:paragraph-properties fo:text-align="start"/>
      <style:text-properties style:text-position="" fo:font-weight="normal" style:font-weight-asian="bold" style:font-size-complex="5.65000009536743pt" style:font-weight-complex="bold"/>
    </style:style>
    <style:style style:name="ce70" style:family="table-cell" style:parent-style-name="Default" style:data-style-name="N100">
      <style:table-cell-properties fo:wrap-option="wrap"/>
      <style:text-properties style:text-position="" fo:font-weight="normal" style:font-weight-asian="bold" style:font-size-complex="5.65000009536743pt" style:font-weight-complex="bold"/>
    </style:style>
    <style:style style:name="ce71" style:family="table-cell" style:parent-style-name="Default" style:data-style-name="N100">
      <style:table-cell-properties style:text-align-source="fix" style:repeat-content="false" fo:wrap-option="no-wrap"/>
      <style:paragraph-properties fo:text-align="start"/>
      <style:text-properties style:text-position=""/>
    </style:style>
    <style:style style:name="ce72"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7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bold" style:font-weight-asian="bold" style:font-weight-complex="bold"/>
    </style:style>
    <style:style style:name="ce25" style:family="table-cell" style:parent-style-name="Default">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78" style:family="table-cell" style:parent-style-name="Default">
      <style:table-cell-properties fo:wrap-option="wrap"/>
      <style:text-properties style:text-position="" fo:font-size="10pt" style:font-size-asian="10pt" style:font-size-complex="10pt"/>
    </style:style>
    <style:style style:name="ce79" style:family="table-cell" style:parent-style-name="Default">
      <style:text-properties style:text-position="" fo:font-weight="bold" style:font-weight-asian="bold" style:font-weight-complex="bold"/>
    </style:style>
    <style:style style:name="ce81"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82" style:family="table-cell" style:parent-style-name="Default" style:data-style-name="N100">
      <style:table-cell-properties fo:wrap-option="wrap"/>
      <style:text-properties style:text-position="" style:font-name="Arial Unicode MS" fo:language="en" fo:country="US" style:font-name-asian="Arial Unicode MS" style:language-asian="en" style:country-asian="US" style:font-name-complex="Arial Unicode MS" style:language-complex="en" style:country-complex="US"/>
    </style:style>
    <style:style style:name="ce83" style:family="table-cell" style:parent-style-name="Default">
      <style:table-cell-properties fo:wrap-option="wrap"/>
      <style:text-properties style:use-window-font-color="true" style:text-outline="false" style:text-line-through-style="none" style:text-position="" style:font-name="Arial Unicode M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5" style:family="table-cell" style:parent-style-name="Default">
      <style:table-cell-properties fo:wrap-option="no-wrap"/>
      <style:text-properties style:font-name="Arial" style:font-name-asian="Arial Unicode MS1" style:font-name-complex="Arial Unicode MS1"/>
    </style:style>
    <style:style style:name="ce86"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87" style:family="table-cell" style:parent-style-name="Default" style:data-style-name="N100"/>
    <style:style style:name="ce88" style:family="table-cell" style:parent-style-name="Default" style:data-style-name="N100">
      <style:table-cell-properties fo:wrap-option="wrap"/>
    </style:style>
    <style:style style:name="ce89" style:family="table-cell" style:parent-style-name="Default" style:data-style-name="N100">
      <style:table-cell-properties style:text-align-source="fix" style:repeat-content="false"/>
      <style:paragraph-properties fo:text-align="end"/>
    </style:style>
    <style:style style:name="ce90"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93"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9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95"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96"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font-size="10pt" style:font-size-asian="10pt" style:font-size-complex="10pt"/>
    </style:style>
    <style:style style:name="ce97" style:family="table-cell" style:parent-style-name="Default" style:data-style-name="N100">
      <style:table-cell-properties style:text-align-source="fix" style:repeat-content="false" fo:wrap-option="wrap"/>
      <style:paragraph-properties fo:text-align="end"/>
    </style:style>
    <style:style style:name="ce98" style:family="table-cell" style:parent-style-name="Default">
      <style:table-cell-properties fo:wrap-option="wrap"/>
    </style:style>
    <style:style style:name="ce99" style:family="table-cell" style:parent-style-name="Default">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00"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01" style:family="table-cell" style:parent-style-name="Default">
      <style:table-cell-properties style:text-align-source="fix" style:repeat-content="false" fo:wrap-option="wrap"/>
      <style:paragraph-properties fo:text-align="end"/>
    </style:style>
    <style:style style:name="ce102" style:family="table-cell" style:parent-style-name="Default">
      <style:table-cell-properties fo:wrap-option="wrap" fo:padding-bottom="0.0193in" fo:padding-left="0.0138in" fo:padding-right="0.0138in" fo:padding-top="0.0193in"/>
    </style:style>
    <style:style style:name="ce103" style:family="table-cell" style:parent-style-name="Default">
      <style:table-cell-properties fo:wrap-option="wrap"/>
      <style:text-properties style:font-size-complex="5.65000009536743pt"/>
    </style:style>
    <style:style style:name="ce104" style:family="table-cell" style:parent-style-name="Default" style:data-style-name="N100">
      <style:table-cell-properties fo:wrap-option="wrap"/>
      <style:text-properties style:font-size-complex="5.69999980926514pt"/>
    </style:style>
    <style:style style:name="ce105" style:family="table-cell" style:parent-style-name="Default" style:data-style-name="N100">
      <style:table-cell-properties fo:wrap-option="wrap"/>
      <style:text-properties style:font-size-complex="5.65000009536743pt"/>
    </style:style>
    <style:style style:name="ce106" style:family="table-cell" style:parent-style-name="Default">
      <style:table-cell-properties style:text-align-source="fix" style:repeat-content="false" fo:wrap-option="wrap"/>
      <style:paragraph-properties fo:text-align="start" fo:margin-left="0in"/>
    </style:style>
    <style:style style:name="ce107"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108" style:family="table-cell" style:parent-style-name="Default" style:data-style-name="N100">
      <style:table-cell-properties fo:wrap-option="wrap"/>
      <style:text-properties fo:language="en" fo:country="US" style:language-asian="en" style:country-asian="US" style:font-size-complex="5.69999980926514pt" style:language-complex="en" style:country-complex="US"/>
    </style:style>
    <style:style style:name="ce109" style:family="table-cell" style:parent-style-name="Default" style:data-style-name="N100">
      <style:table-cell-properties fo:wrap-option="wrap"/>
      <style:text-properties style:font-name="Arial" style:font-name-asian="Arial Unicode MS1" style:font-name-complex="Arial Unicode MS1"/>
    </style:style>
    <style:style style:name="ce110" style:family="table-cell" style:parent-style-name="Default">
      <style:table-cell-properties fo:wrap-option="wrap"/>
      <style:text-properties fo:font-size="10pt" fo:language="en" fo:country="US" style:font-size-asian="10pt" style:language-asian="en" style:country-asian="US" style:font-size-complex="10pt" style:language-complex="en" style:country-complex="US"/>
    </style:style>
    <style:style style:name="ce111" style:family="table-cell" style:parent-style-name="Default" style:data-style-name="N100">
      <style:table-cell-properties fo:wrap-option="wrap"/>
      <style:text-properties fo:font-size="10pt" style:font-size-asian="10pt" style:font-size-complex="10pt"/>
    </style:style>
    <style:style style:name="ce112" style:family="table-cell" style:parent-style-name="Default">
      <style:table-cell-properties style:text-align-source="fix" style:repeat-content="false"/>
      <style:paragraph-properties fo:text-align="center"/>
    </style:style>
    <style:style style:name="ce113" style:family="table-cell" style:parent-style-name="Default" style:data-style-name="N100">
      <style:table-cell-properties style:text-align-source="fix" style:repeat-content="false" fo:wrap-option="wrap"/>
      <style:paragraph-properties fo:text-align="center"/>
    </style:style>
    <style:style style:name="T1" style:family="text">
      <style:text-properties style:font-size-complex="5.69999980926514pt"/>
    </style:style>
    <style:style style:name="T2" style:family="text">
      <style:text-properties fo:font-size="10pt" style:font-size-asian="10pt" style:font-size-complex="5.69999980926514pt"/>
    </style:style>
    <style:style style:name="T3" style:family="text">
      <style:text-properties fo:font-weight="bold" style:font-weight-asian="bold" style:font-size-complex="5.69999980926514pt" style:font-weight-complex="bold"/>
    </style:style>
    <style:style style:name="T4" style:family="text">
      <style:text-properties fo:font-weight="normal" style:font-weight-asian="normal" style:font-size-complex="5.69999980926514pt" style:font-weight-complex="normal"/>
    </style:style>
    <style:style style:name="T5" style:family="text">
      <style:text-properties fo:font-weight="bold" style:font-weight-asian="bold" style:font-weight-complex="bold"/>
    </style:style>
    <style:style style:name="T10" style:family="text">
      <style:text-properties style:text-position="super 58%"/>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weight="normal" style:font-weight-asian="normal" style:font-weight-complex="normal"/>
    </style:style>
    <style:style style:name="T14" style:family="text">
      <style:text-properties fo:font-size="10pt" fo:font-weight="normal" style:font-size-asian="10pt" style:font-weight-asian="normal" style:font-size-complex="5.69999980926514pt" style:font-weight-complex="normal"/>
    </style:style>
    <style:style style:name="T15" style:family="text">
      <style:text-properties style:text-position="super 58%" style:font-size-complex="5.69999980926514pt"/>
    </style:style>
    <style:style style:name="T33"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34"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6" style:family="text">
      <style:text-properties style:text-outline="false" style:text-line-through-style="none"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17" style:family="text">
      <style:text-properties style:text-outline="false" style:text-line-through-style="none" fo:font-style="normal" fo:text-shadow="none" style:text-underline-style="none" fo:font-weight="bold" style:font-size-asian="8pt" style:font-style-asian="normal" style:font-weight-asian="bold" style:font-size-complex="5.69999980926514pt" style:font-style-complex="normal" style:font-weight-complex="bold" style:text-emphasize="none" style:text-overline-style="none" style:text-overline-color="font-color"/>
    </style:style>
    <style:style style:name="T18" style:family="text">
      <style:text-properties style:font-size-asian="10pt" style:font-size-complex="5.69999980926514pt"/>
    </style:style>
    <style:style style:name="T19" style:family="text">
      <style:text-properties style:font-size-asian="6.5pt" style:font-size-complex="3.70000004768372pt"/>
    </style:style>
    <style:style style:name="T20" style:family="text">
      <style:text-properties fo:font-weight="bold" style:font-size-asian="6.5pt" style:font-weight-asian="bold" style:font-size-complex="3.70000004768372pt" style:font-weight-complex="bold"/>
    </style:style>
    <style:style style:name="T21"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11" style:family="text">
      <style:text-properties style:font-size-asian="8pt" style:font-size-complex="4.59999990463257pt"/>
    </style:style>
    <style:style style:name="T22" style:family="text">
      <style:text-properties style:text-outline="false" style:text-line-through-style="none" fo:font-style="normal" fo:text-shadow="none" style:text-underline-style="none" fo:font-weight="bold" style:font-size-asian="6.5pt" style:font-style-asian="normal" style:font-weight-asian="bold" style:font-size-complex="3.70000004768372pt" style:font-style-complex="normal" style:font-weight-complex="bold" style:text-emphasize="none" style:text-overline-style="none" style:text-overline-color="font-color"/>
    </style:style>
    <style:style style:name="T23" style:family="text">
      <style:text-properties style:text-outline="false" style:text-line-through-style="none" fo:font-style="normal" fo:text-shadow="none" style:text-underline-style="none" fo:font-weight="normal" style:font-size-asian="6.5pt" style:font-style-asian="normal" style:font-weight-asian="normal" style:font-size-complex="3.70000004768372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24" style:family="text">
      <style:text-properties style:font-size-asian="4.5pt" style:font-size-complex="2.59999990463257pt"/>
    </style:style>
    <style:style style:name="T25" style:family="text">
      <style:text-properties fo:font-weight="bold" style:font-size-asian="8pt" style:font-weight-asian="bold" style:font-size-complex="4.59999990463257pt" style:font-weight-complex="bold"/>
    </style:style>
    <style:style style:name="T26" style:family="text">
      <style:text-properties fo:font-size="10pt" style:font-size-asian="10pt" style:font-size-complex="10pt"/>
    </style:style>
    <style:style style:name="T27" style:family="text">
      <style:text-properties fo:font-size="10pt" fo:font-style="normal" fo:font-weight="bold" style:font-size-asian="10pt" style:font-style-asian="normal" style:font-weight-asian="bold" style:font-size-complex="10pt" style:font-style-complex="normal" style:font-weight-complex="bold"/>
    </style:style>
    <style:style style:name="T28" style:family="text">
      <style:text-properties fo:font-size="10pt" fo:font-weight="bold" style:font-size-asian="10pt" style:font-weight-asian="bold" style:font-size-complex="10pt" style:font-weight-complex="bold"/>
    </style:style>
    <style:style style:name="T29" style:family="text">
      <style:text-properties fo:font-size="12pt" style:font-size-complex="5.69999980926514pt"/>
    </style:style>
    <style:style style:name="T8"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9"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30" style:family="text">
      <style:text-properties style:font-weight-asian="bold" style:font-size-complex="5.69999980926514pt" style:font-weight-complex="bold"/>
    </style:style>
    <style:style style:name="T31"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32" style:family="text">
      <style:text-properties style:text-outline="false" style:text-line-through-style="none" fo:font-style="normal" fo:text-shadow="none" style:text-underline-style="none" fo:font-weight="normal" style:font-size-asian="4.5pt" style:font-style-asian="normal" style:font-weight-asian="normal" style:font-size-complex="2.59999990463257pt" style:font-style-complex="normal" style:font-weight-complex="normal" style:text-emphasize="none" style:text-overline-style="none" style:text-overline-color="font-color"/>
    </style:style>
    <style:style style:name="T35" style:family="text">
      <style:text-properties fo:font-weight="bold" style:font-size-asian="10pt" style:font-weight-asian="bold" style:font-size-complex="5.69999980926514pt" style:font-weight-complex="bold"/>
    </style:style>
    <style:style style:name="T36" style:family="text">
      <style:text-properties fo:font-size="12pt"/>
    </style:style>
    <style:style style:name="T37" style:family="text">
      <style:text-properties fo:font-size="11pt" fo:font-weight="bold" style:font-size-asian="11pt" style:font-weight-asian="bold" style:font-size-complex="11pt" style:font-weight-complex="bold"/>
    </style:style>
    <style:style style:name="T38" style:family="text">
      <style:text-properties style:text-outline="false" style:text-line-through-style="none"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T39" style:family="text">
      <style:text-properties fo:font-size="10pt" style:font-size-asian="10pt" style:font-weight-asian="bold" style:font-size-complex="5.69999980926514pt" style:font-weight-complex="bold"/>
    </style:style>
    <style:style style:name="T40" style:family="text">
      <style:text-properties fo:font-size="6.5pt" style:font-size-asian="6.5pt" style:font-size-complex="3.70000004768372pt"/>
    </style:style>
    <style:style style:name="T41" style:family="text">
      <style:text-properties style:text-position="super 58%" fo:font-size="6.5pt" style:font-size-asian="6.5pt" style:font-size-complex="3.70000004768372pt"/>
    </style:style>
    <style:style style:name="T42" style:family="text">
      <style:text-properties style:text-position="super 58%" fo:font-size="10pt" style:font-size-asian="10pt" style:font-size-complex="5.69999980926514pt"/>
    </style:style>
    <style:style style:name="T43" style:family="text">
      <style:text-properties style:text-position="super 58%" fo:font-weight="bold" style:font-weight-asian="bold" style:font-size-complex="5.69999980926514pt" style:font-weight-complex="bold"/>
    </style:style>
    <style:style style:name="T49" style:family="text">
      <style:text-properties fo:font-size="8pt" style:font-size-asian="8pt" style:font-size-complex="4.59999990463257pt"/>
    </style:style>
    <style:style style:name="T50" style:family="text">
      <style:text-properties style:text-outline="false" style:text-line-through-style="none" fo:font-size="8pt"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56" style:family="text">
      <style:text-properties style:font-size-asian="10pt" style:font-size-complex="10pt"/>
    </style:style>
    <style:style style:name="T57" style:family="text">
      <style:text-properties fo:font-weight="bold" style:font-size-asian="10pt" style:font-weight-asian="bold" style:font-size-complex="10pt" style:font-weight-complex="bold"/>
    </style:style>
    <style:style style:name="T7"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51" style:family="text">
      <style:text-properties style:text-outline="false" style:text-line-through-style="none" style:font-name="Arial" fo:font-size="10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52" style:family="text">
      <style:text-properties style:text-outline="false" style:text-line-through-style="none" style:font-name="Arial" fo:font-size="10pt" fo:font-style="normal" fo:text-shadow="none" style:text-underline-style="none" fo:font-weight="bold" style:font-name-asian="Arial" style:font-size-asian="8pt" style:font-style-asian="normal" style:font-weight-asian="bold" style:font-name-complex="Arial" style:font-size-complex="4.59999990463257pt" style:font-style-complex="normal" style:font-weight-complex="bold" style:text-emphasize="none" style:text-overline-style="none" style:text-overline-color="font-color"/>
    </style:style>
    <style:style style:name="T59" style:family="text">
      <style:text-properties fo:font-size="12pt" fo:font-weight="bold" style:font-weight-asian="bold" style:font-size-complex="5.69999980926514pt" style:font-weight-complex="bold"/>
    </style:style>
  </office:automatic-styles>
  <office:body>
    <office:spreadsheet>
      <table:table table:name="War before pg. 277"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4"/>
        <table:table-column table:style-name="co5" table:default-cell-style-name="ce2"/>
        <table:table-column table:style-name="co6" table:default-cell-style-name="ce2"/>
        <table:table-column table:style-name="co7" table:number-columns-repeated="1018" table:default-cell-style-name="Default"/>
        <table:table-row table:style-name="ro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2">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6" office:value-type="string">
            <text:p><text:span text:style-name="T1">Calvin Gordon was a Captain in the US Army in Spain (Spanish-American war). <text:s/></text:span><text:span text:style-name="T2"><text:s/></text:span><text:span text:style-name="T2">Robert’s </text:span><text:span text:style-name="T1">own father went with Colonel Roosevelt and became a Captain in the </text:span><text:span text:style-name="T1">Spanish-American War in 1898. <text:s/>Ralph born in 1898, after father went to war.</text:span></text:p>
          </table:table-cell>
          <table:table-cell table:number-columns-repeated="1019"/>
        </table:table-row>
        <table:table-row table:style-name="ro3">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7"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number-columns-repeated="1019"/>
        </table:table-row>
        <table:table-row table:style-name="ro4">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8" office:value-type="string">
            <text:p>Amelia's great-grandfather fought in War of 1812.</text:p>
          </table:table-cell>
          <table:table-cell table:number-columns-repeated="1019"/>
        </table:table-row>
        <table:table-row table:style-name="ro5">
          <table:table-cell office:value-type="float" office:value="2">
            <text:p>2</text:p>
          </table:table-cell>
          <table:table-cell office:value-type="float" office:value="7">
            <text:p>7</text:p>
          </table:table-cell>
          <table:table-cell table:number-columns-repeated="2"/>
          <table:table-cell table:style-name="ce8" office:value-type="string">
            <text:p><text:s/>Amelia talked of his grandfather, Colonel Robert Gordon, for whom he was named, and how he became famous during the Civil War</text:p>
          </table:table-cell>
          <table:table-cell table:number-columns-repeated="1019"/>
        </table:table-row>
        <table:table-row table:style-name="ro5">
          <table:table-cell office:value-type="float" office:value="2">
            <text:p>2</text:p>
          </table:table-cell>
          <table:table-cell office:value-type="float" office:value="10">
            <text:p>10</text:p>
          </table:table-cell>
          <table:table-cell office:value-type="float" office:value="1917">
            <text:p>1917</text:p>
          </table:table-cell>
          <table:table-cell office:value-type="string">
            <text:p>US enters WWI on April 6, 1917.</text:p>
          </table:table-cell>
          <table:table-cell office:value-type="string">
            <text:p>US entered the World War. <text:s/>RG was 11 years old and had great ambitions to join the Army and go to war. <text:s/>His older brother Ralph joined the Army.</text:p>
          </table:table-cell>
          <table:table-cell table:number-columns-repeated="1019"/>
        </table:table-row>
        <table:table-row table:style-name="ro6">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table:style-name="ce9" office:value-type="string">
            <text:p><text:s/>When the armistice came in 1918, Robert talked with his mother and father, asking them if that would be the last war. They, of course, expressed the hope that it would be, and Robert said that he had read the Bible and thought that the greatest war in history was yet to come.</text:p>
          </table:table-cell>
          <table:table-cell table:number-columns-repeated="1019"/>
        </table:table-row>
        <table:table-row table:style-name="ro3">
          <table:table-cell office:value-type="float" office:value="2">
            <text:p>2</text:p>
          </table:table-cell>
          <table:table-cell office:value-type="float" office:value="15">
            <text:p>15</text:p>
          </table:table-cell>
          <table:table-cell office:value-type="string">
            <text:p>After/around July 1919</text:p>
          </table:table-cell>
          <table:table-cell/>
          <table:table-cell table:style-name="ce9" office:value-type="string">
            <text:p><text:span text:style-name="T1"><text:s/></text:span><text:span text:style-name="T1">His brother </text:span><text:span text:style-name="T3">Ralph had just returned from France, where he had met with many </text:span><text:span text:style-name="T3">obstacles in the war</text:span><text:span text:style-name="T1"> but had received no serious injury. Robert went home for a </text:span><text:span text:style-name="T1">rest after the accident. He had many disagreements and fights with his older brother, </text:span><text:span text:style-name="T1">and it seemed to be impossible to get along. All of the trouble occurred over the fact </text:span><text:span text:style-name="T1">that Robert would not work on the farm, or help his brother.</text:span></text:p>
          </table:table-cell>
          <table:table-cell table:number-columns-repeated="1019"/>
        </table:table-row>
        <table:table-row table:style-name="ro6">
          <table:table-cell/>
          <table:table-cell office:value-type="float" office:value="70">
            <text:p>70</text:p>
          </table:table-cell>
          <table:table-cell office:value-type="string">
            <text:p>Letter is dated January 24, 1927.</text:p>
          </table:table-cell>
          <table:table-cell/>
          <table:table-cell table:style-name="ce9" office:value-type="string">
            <text:p><text:span text:style-name="T1"><text:s/></text:span><text:span text:style-name="T1">I have figured out the repetition of each cycle when </text:span><text:span text:style-name="T4">wars</text:span><text:span text:style-name="T1"> will come. I believe that </text:span><text:span text:style-name="T1">the </text:span><text:span text:style-name="T3">wheat prices forecast coming wars</text:span><text:span text:style-name="T1">. Through my study of the Bible, I have </text:span><text:span text:style-name="T1">determined the major and minor time factors which repeat in the history of nations, </text:span><text:span text:style-name="T1">men and markets.</text:span></text:p>
          </table:table-cell>
          <table:table-cell table:number-columns-repeated="1019"/>
        </table:table-row>
        <table:table-row table:style-name="ro7">
          <table:table-cell/>
          <table:table-cell office:value-type="float" office:value="81">
            <text:p>81</text:p>
          </table:table-cell>
          <table:table-cell office:value-type="string">
            <text:p>Article is dated January 28, 1927.</text:p>
          </table:table-cell>
          <table:table-cell/>
          <table:table-cell table:style-name="ce9" office:value-type="string">
            <text:p><text:s/>Where do we find proof in the Bible that the great World War was coming? The proof that it is possible to make predictions of wars, famines, pestilences and general world events thousands of years in advance, is plainly substantiated by the Bible. The great World War was prophesied in the Book of Revelation. What proof do we find in the Bible of what events or conditions will follow wars? What does the Bible say of the great World War which St. John the Divine foretold in the Book of Revelation? "For nation shall rise against nation, and kingdom against kingdom; and there shall be famines, and pestilences, and earthquakes in divers places."</text:p>
          </table:table-cell>
          <table:table-cell table:number-columns-repeated="1019"/>
        </table:table-row>
        <table:table-row table:style-name="ro8">
          <table:table-cell office:value-type="float" office:value="14">
            <text:p>14</text:p>
          </table:table-cell>
          <table:table-cell office:value-type="string">
            <text:p>183, 184</text:p>
          </table:table-cell>
          <table:table-cell table:style-name="ce3" office:value-type="string">
            <text:p>Current date is June 11, 1927</text:p>
          </table:table-cell>
          <table:table-cell/>
          <table:table-cell table:style-name="ce8" office:value-type="string">
            <text:p><text:span text:style-name="T1"><text:s/></text:span><text:span text:style-name="T1">Robert said, “I have made a great study of wars in the past and how conditions </text:span><text:span text:style-name="T1">changed; how at one time Spain was the mistress of the seas and later Rome was </text:span><text:span text:style-name="T1">the controlling nation; then England ruled the waves and London was the banking </text:span><text:span text:style-name="T1">center of the world. Then came the great</text:span></text:p>
            <text:p><text:span text:style-name="T1">war in 1914 which changed everything. England lost control of the seas. She lost her </text:span><text:span text:style-name="T1">power as the great banking nation of the world. The gold supply of the world flowed </text:span><text:span text:style-name="T1">rapidly to the United States and in the dark days of 1917, when England and France, </text:span><text:span text:style-name="T1">after being deserted</text:span><text:span text:style-name="T2"> by Russia, were fighting with their backs to the wall, </text:span><text:span text:style-name="T1">the United </text:span><text:span text:style-name="T1">States, the land of love and liberty, came to the rescue, helped to defeat the </text:span><text:span text:style-name="T1">Germans and saved England and France. At that time they were seemingly very </text:span><text:span text:style-name="T1">grateful, but after the war conditions changed. The United States was no longer in </text:span><text:span text:style-name="T1">debt to foreign countries but was now the banking nation of the world and the foreign </text:span><text:span text:style-name="T1">countries owed large sums of money to the United States. This country has </text:span><text:span text:style-name="T1">continued to prosper since the war, the gold supply of the world now rests here. Our </text:span><text:span text:style-name="T1">former friends have become jealous of the prosperity we enjoy and the power that </text:span><text:span text:style-name="T1">we now hold in financial affairs which once belonged to</text:span></text:p>
            <text:p><text:span text:style-name="T1">England. Some of the foreign countries do not want to pay their obligations and this </text:span><text:span text:style-name="T1">jealousy can lead to nothing else but war, as it always has in the past. I hope to be </text:span><text:span text:style-name="T1">ready when that war comes with my great airplane, and other inventions to help </text:span><text:span text:style-name="T1">defend my country and later promote a lasting peace based on love and goodwill. </text:span><text:span text:style-name="T1">The United States began as a land of liberty and has always set an example for the </text:span><text:span text:style-name="T1">balance of the world and I hope to see the day when our country will take the lead in </text:span><text:span text:style-name="T1">establishing universal peace and the brotherhood of man. Captain Lindberg’s flight </text:span><text:span text:style-name="T1">confirms my studies and forecasts of the future. Aviation will be developed rapidly </text:span><text:span text:style-name="T1">and nations will want to try these new discoveries and inventions to conquer other </text:span><text:span text:style-name="T1">nations, and war is inevitable. The Bible prophets foretold it, and my studies of the </text:span><text:span text:style-name="T1">cycle theory also indicate that we are in a period where cycles will repeat which </text:span><text:span text:style-name="T1">have caused war in the past.”</text:span></text:p>
          </table:table-cell>
          <table:table-cell table:number-columns-repeated="1019"/>
        </table:table-row>
        <table:table-row table:style-name="ro9">
          <table:table-cell table:style-name="ce3" office:value-type="string">
            <text:p>15</text:p>
          </table:table-cell>
          <table:table-cell table:style-name="ce3" office:value-type="string">
            <text:p>189</text:p>
          </table:table-cell>
          <table:table-cell table:style-name="ce3" office:value-type="string">
            <text:p>Current date is June 13, 1927</text:p>
          </table:table-cell>
          <table:table-cell table:style-name="ce3"/>
          <table:table-cell table:style-name="ce10" office:value-type="string">
            <text:p><text:s/>Robert said when the world once realized the great power of Love, that jealousy, enmity, all accusations and the desire for personal gain, would pass away. That when Love alone dominated the hearts of men and women, <text:span text:style-name="T5">wars would be no </text:span><text:span text:style-name="T5">more</text:span>, and that men would see no evil in their fellow-men as Eric saw no evil in Molly’s sacrifice but knew and understood that great love for him was the motive that prompted her actions.</text:p>
          </table:table-cell>
          <table:table-cell table:style-name="ce12"/>
          <table:table-cell table:style-name="ce14"/>
          <table:table-cell table:style-name="ce4" table:number-columns-repeated="1017"/>
        </table:table-row>
        <table:table-row table:style-name="ro9">
          <table:table-cell table:style-name="ce4" office:value-type="string">
            <text:p>19</text:p>
          </table:table-cell>
          <table:table-cell table:style-name="ce4" office:value-type="string">
            <text:p>234</text:p>
          </table:table-cell>
          <table:table-cell table:style-name="ce4" office:value-type="string">
            <text:p>Last date given was Fall 1928 when DOD invention was complete. <text:s/>Next date after this is early September 1928.</text:p>
          </table:table-cell>
          <table:table-cell/>
          <table:table-cell table:style-name="ce10" office:value-type="string">
            <text:p><text:s/>Robert and Walter were making money rapidly in the cotton market. The <text:span text:style-name="T5">war </text:span><text:span text:style-name="T5">clouds were gathering and Europe was buying cotton</text:span>. It had had a big advance and they were playing the fast moves up and down, both on the buying and selling sides.</text:p>
          </table:table-cell>
          <table:table-cell table:style-name="ce4" office:value-type="string">
            <text:p>War connected to cotton?</text:p>
          </table:table-cell>
          <table:table-cell table:style-name="ce4" table:number-columns-repeated="1018"/>
        </table:table-row>
        <table:table-row table:style-name="ro10">
          <table:table-cell table:style-name="ce4" office:value-type="string">
            <text:p>20</text:p>
          </table:table-cell>
          <table:table-cell table:style-name="ce4" office:value-type="string">
            <text:p>243</text:p>
          </table:table-cell>
          <table:table-cell table:style-name="ce5" office:value-type="string">
            <text:p>Latter part of Feburary 1929</text:p>
          </table:table-cell>
          <table:table-cell/>
          <table:table-cell table:style-name="ce11" office:value-type="string">
            <text:p><text:span text:style-name="T1">RG at the Aviators' Costume Ball to take place in the Hotel Lafayette: </text:span><text:span text:style-name="T2"><text:s/>Aviators were </text:span><text:span text:style-name="T2">there from all over the </text:span><text:span text:style-name="T1">world. They had come for the great convention. </text:span><text:span text:style-name="T3">Each </text:span><text:span text:style-name="T3">country was competing for the grand prize for the most efficient airplane and </text:span><text:span text:style-name="T3">the best one suited for war purposes. </text:span><text:span text:style-name="T1">They asked Robert if he did not have a </text:span><text:span text:style-name="T1">plane to enter or if he could not demonstrate something with "The St. Marie." He told </text:span><text:span text:style-name="T1">them that his health was not good and that he was not interested in entering a plane </text:span><text:span text:style-name="T1">at this time. The ballroom was decorated with everything connected with airplanes. </text:span><text:span text:style-name="T1">Miniature planes were flying around the room, circling up and down from the </text:span><text:span text:style-name="T1">ceilings. It was a gorgeous display and while it was dazzling to others, Robert paid </text:span><text:span text:style-name="T1">very little attention to it. His friends, in order to please him and get him interested, </text:span><text:span text:style-name="T1">had the radio tuned into New York and were getting music from the Biltmore. The </text:span><text:span text:style-name="T1">dance started.</text:span></text:p>
          </table:table-cell>
          <table:table-cell table:style-name="ce4" table:number-columns-repeated="1019"/>
        </table:table-row>
        <table:table-row table:style-name="ro10" table:number-rows-repeated="23">
          <table:table-cell table:style-name="ce4" table:number-columns-repeated="3"/>
          <table:table-cell/>
          <table:table-cell table:style-name="ce12"/>
          <table:table-cell table:style-name="ce4" table:number-columns-repeated="1019"/>
        </table:table-row>
        <table:table-row table:style-name="ro10" table:number-rows-repeated="4">
          <table:table-cell table:number-columns-repeated="4"/>
          <table:table-cell table:style-name="ce13"/>
          <table:table-cell table:number-columns-repeated="1019"/>
        </table:table-row>
        <table:table-row table:style-name="ro10" table:number-rows-repeated="1048534">
          <table:table-cell table:number-columns-repeated="1024"/>
        </table:table-row>
        <table:table-row table:style-name="ro10">
          <table:table-cell table:number-columns-repeated="1024"/>
        </table:table-row>
      </table:table>
      <table:table table:name="War events" table:style-name="ta1" table:print="false">
        <table:table-column table:style-name="co8" table:default-cell-style-name="ce89"/>
        <table:table-column table:style-name="co9" table:default-cell-style-name="ce89"/>
        <table:table-column table:style-name="co10" table:default-cell-style-name="ce97"/>
        <table:table-column table:style-name="co11" table:default-cell-style-name="ce101"/>
        <table:table-column table:style-name="co12" table:default-cell-style-name="ce88"/>
        <table:table-column table:style-name="co79" table:default-cell-style-name="ce98"/>
        <table:table-column table:style-name="co7" table:number-columns-repeated="1018" table:default-cell-style-name="Default"/>
        <table:table-row table:style-name="ro64">
          <table:table-cell table:style-name="ce85" office:value-type="string">
            <text:p>rluu: Note: Not all exact details about each date entry was included. <text:s/>This is because the text for each event was very dense and would have been like copying the book word-for-word. <text:s/></text:p>
          </table:table-cell>
          <table:table-cell table:style-name="ce90"/>
          <table:table-cell table:style-name="ce93"/>
          <table:table-cell table:style-name="ce99"/>
          <table:table-cell table:style-name="ce93"/>
          <table:table-cell table:style-name="ce99"/>
          <table:table-cell table:style-name="ce112" table:number-columns-repeated="1018"/>
        </table:table-row>
        <table:table-row table:style-name="ro64">
          <table:table-cell table:style-name="ce86" office:value-type="string">
            <text:p>Chapter</text:p>
          </table:table-cell>
          <table:table-cell table:style-name="ce86" office:value-type="string">
            <text:p>Page</text:p>
          </table:table-cell>
          <table:table-cell table:style-name="ce94" office:value-type="string">
            <text:p>Timestamp given</text:p>
          </table:table-cell>
          <table:table-cell table:style-name="ce100" office:value-type="string">
            <text:p>Actual timestamp</text:p>
          </table:table-cell>
          <table:table-cell table:style-name="ce94" office:value-type="string">
            <text:p>Event</text:p>
          </table:table-cell>
          <table:table-cell table:style-name="ce100" office:value-type="string">
            <text:p>Notes/Comments</text:p>
          </table:table-cell>
          <table:table-cell table:style-name="ce112" table:number-columns-repeated="1018"/>
        </table:table-row>
        <table:table-row table:style-name="ro65">
          <table:table-cell table:style-name="Default" office:value-type="float" office:value="4">
            <text:p>4</text:p>
          </table:table-cell>
          <table:table-cell table:style-name="Default" office:value-type="float" office:value="41">
            <text:p>41</text:p>
          </table:table-cell>
          <table:table-cell table:style-name="Default" office:value-type="string">
            <text:p>None given.</text:p>
          </table:table-cell>
          <table:table-cell table:style-name="Default"/>
          <table:table-cell table:style-name="ce102" office:value-type="string">
            <text:p>Reference to the War: He had figured out from the Bible that a time of trouble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table-cell table:style-name="ce112" table:number-columns-repeated="1018"/>
        </table:table-row>
        <table:table-row table:style-name="ro66">
          <table:table-cell table:style-name="Default" office:value-type="float" office:value="5">
            <text:p>5</text:p>
          </table:table-cell>
          <table:table-cell table:style-name="Default" office:value-type="string">
            <text:p>50-61</text:p>
          </table:table-cell>
          <table:table-cell table:style-name="Default" office:value-type="string">
            <text:p>None given.</text:p>
          </table:table-cell>
          <table:table-cell table:style-name="Default"/>
          <table:table-cell table:style-name="ce98" office:value-type="string">
            <text:p>References to Ezekiel in relation to the war, and connections between Ezekiel quotes and the battles in the war.</text:p>
          </table:table-cell>
          <table:table-cell office:value-type="string">
            <text:p>TODO: Re-read this section carefully later and take notes.</text:p>
          </table:table-cell>
          <table:table-cell table:style-name="ce112" table:number-columns-repeated="1018"/>
        </table:table-row>
        <table:table-row table:style-name="ro67">
          <table:table-cell table:style-name="Default" office:value-type="float" office:value="17">
            <text:p>17</text:p>
          </table:table-cell>
          <table:table-cell table:style-name="Default" office:value-type="float" office:value="213">
            <text:p>213</text:p>
          </table:table-cell>
          <table:table-cell table:style-name="Default" office:value-type="string">
            <text:p>None given.</text:p>
          </table:table-cell>
          <table:table-cell table:style-name="Default"/>
          <table:table-cell table:style-name="ce103" office:value-type="string">
            <text:p><text:span text:style-name="T1">He read the 12th verse [of Daniel]:</text:span></text:p>
            <text:p><text:span text:style-name="T1">“</text:span><text:span text:style-name="T1">Blesseth is he that waiteth, and cometh to the thousand</text:span></text:p>
            <text:p><text:span text:style-name="T1">three hundred and five and thirty days.”</text:span></text:p>
            <text:p><text:span text:style-name="T1">Robert believed that he understood the cycle and knew the number of years, </text:span><text:span text:style-name="T1">months and days referred to in Daniel’s prophecies. Calculated that from </text:span><text:span text:style-name="T3">March, </text:span><text:span text:style-name="T3">1931</text:span><text:span text:style-name="T1">, until the end of </text:span><text:span text:style-name="T3">June, 1932</text:span><text:span text:style-name="T1">, would be troublesome times for the United </text:span><text:span text:style-name="T1">States. Depression, war and panic would hang over the destinies of his country.</text:span></text:p>
          </table:table-cell>
          <table:table-cell office:value-type="string">
            <text:p>1335 days cycle is approximately 3.65 years or 1335 years. <text:s/>March 1931 occurs on page 304, and June 1932 occurs on page 381. <text:s/>War broke out in Europe in 1928 (rluu: find out when in 1928), then add 1335 days to see if we get the correct end date. <text:s/>Daniel's prophecies also talked about on page 370.</text:p>
          </table:table-cell>
          <table:table-cell table:style-name="ce112" table:number-columns-repeated="1018"/>
        </table:table-row>
        <table:table-row table:style-name="ro68">
          <table:table-cell table:style-name="ce87" office:value-type="string">
            <text:p>19</text:p>
          </table:table-cell>
          <table:table-cell table:style-name="ce87" office:value-type="string">
            <text:p>223</text:p>
          </table:table-cell>
          <table:table-cell table:style-name="ce95" office:value-type="string">
            <text:p>A few days before Christmas, 1927</text:p>
          </table:table-cell>
          <table:table-cell table:style-name="ce87"/>
          <table:table-cell table:style-name="ce104" office:value-type="string">
            <text:p><text:span text:style-name="T1"><text:s/></text:span><text:span text:style-name="T1">A few days before Christmas there was a big decline in the stock market. All kinds </text:span><text:span text:style-name="T1">of unfavorable rumors were afloat. Business conditions were bad. </text:span><text:span text:style-name="T3">War clouds </text:span><text:span text:style-name="T3">were gathering thick in Europe.</text:span><text:span text:style-name="T1"> Newspapers talked of the uncertainties in the </text:span><text:span text:style-name="T1">new year due to the coming presidential election. The public had lost confidence </text:span><text:span text:style-name="T1">and were selling stocks. Robert decided that this was the time to cash in so he </text:span><text:span text:style-name="T1">covered a big line of </text:span><text:span text:style-name="T3">Shorts</text:span><text:span text:style-name="T1"> in Major Motors, Central Steel and others.</text:span></text:p>
          </table:table-cell>
          <table:table-cell office:value-type="string">
            <text:p>Note that 'Shorts' is capitalized in the text. <text:s/></text:p>
          </table:table-cell>
          <table:table-cell table:style-name="ce112" table:number-columns-repeated="1018"/>
        </table:table-row>
        <table:table-row table:style-name="ro69">
          <table:table-cell table:style-name="ce88" office:value-type="string">
            <text:p>19</text:p>
          </table:table-cell>
          <table:table-cell table:style-name="ce88" office:value-type="string">
            <text:p>224</text:p>
          </table:table-cell>
          <table:table-cell table:style-name="ce96" office:value-type="string">
            <text:p>The <text:span text:style-name="T6">early part of 1928 </text:span></text:p>
          </table:table-cell>
          <table:table-cell table:style-name="ce88"/>
          <table:table-cell table:style-name="ce104" office:value-type="string">
            <text:p><text:span text:style-name="T1"><text:s/></text:span><text:span text:style-name="T1">In the early part of 1928 Robert calculated that </text:span><text:span text:style-name="T3">war was inevitable between </text:span><text:span text:style-name="T3">England and Russia</text:span><text:span text:style-name="T1">. He figured that the </text:span><text:span text:style-name="T3">war would start not later than the </text:span><text:span text:style-name="T3">summer </text:span><text:span text:style-name="T1">and that many nations would be involved and that later an attack on the </text:span><text:span text:style-name="T1">United States would come. His first airplane was now completed, -- a small one </text:span><text:span text:style-name="T1">according to the plan laid down by Ezekiel in the Bible.</text:span></text:p>
          </table:table-cell>
          <table:table-cell table:style-name="ce88"/>
          <table:table-cell table:style-name="ce113" table:number-columns-repeated="1018"/>
        </table:table-row>
        <table:table-row table:style-name="ro70">
          <table:table-cell table:style-name="ce88" office:value-type="string">
            <text:p>20</text:p>
          </table:table-cell>
          <table:table-cell table:style-name="ce88" office:value-type="string">
            <text:p>237</text:p>
          </table:table-cell>
          <table:table-cell table:style-name="ce96" office:value-type="string">
            <text:p>Approaching the end of 1928</text:p>
          </table:table-cell>
          <table:table-cell table:style-name="ce88"/>
          <table:table-cell table:style-name="ce104" office:value-type="string">
            <text:p><text:span text:style-name="T1">As the end of 1928 neared, war was already raging in Europe. </text:span><text:span text:style-name="T3">England and </text:span><text:span text:style-name="T3">Russia had already gone to war</text:span><text:span text:style-name="T1"> as Robert had predicted. </text:span><text:span text:style-name="T3">Complications were </text:span><text:span text:style-name="T3">developing quick and fast and war clouds were gathering</text:span><text:span text:style-name="T1">. Robert knew that it </text:span><text:span text:style-name="T1">was only a question of a short time when the United States with all of its gold </text:span><text:span text:style-name="T1">supply, would be attacked and there would be a great battle in the air. Great </text:span><text:span text:style-name="T1">progress had been made in aviation. </text:span><text:span text:style-name="T3">Airplanes were carrying mail at the rate of </text:span><text:span text:style-name="T3">300 miles per hour. </text:span><text:span text:style-name="T1">Passenger lines were now starting all over the United States. </text:span><text:span text:style-name="T1">"Marie the Angel of Mercy," Robert's great ship, was rapidly nearing completion.</text:span></text:p>
          </table:table-cell>
          <table:table-cell table:style-name="ce88"/>
          <table:table-cell table:style-name="ce113" table:number-columns-repeated="1018"/>
        </table:table-row>
        <table:table-row table:style-name="ro71">
          <table:table-cell table:style-name="ce88" office:value-type="string">
            <text:p>25</text:p>
          </table:table-cell>
          <table:table-cell table:style-name="ce88" office:value-type="string">
            <text:p>276, 277</text:p>
          </table:table-cell>
          <table:table-cell table:style-name="ce96" office:value-type="string">
            <text:p>Fall of 1929</text:p>
          </table:table-cell>
          <table:table-cell table:style-name="ce88"/>
          <table:table-cell table:style-name="ce105" office:value-type="string">
            <text:p>The war clouds had begun to appear as Robert had predicted. <text:s/><text:span text:style-name="T2"><text:s/>Spain and Japan</text:span></text:p>
            <text:p><text:span text:style-name="T1">were threatening the United States. Controversies over airplane airports arose. </text:span><text:span text:style-name="T1">Japan had forbidden the United States commercial ships to land on her soil. </text:span><text:span text:style-name="T1">Diplomatic relations were not smoothing affairs out and Robert knew that war was </text:span><text:span text:style-name="T1">inevitable. Spain had made rapid progress with airplanes and was anxious to try </text:span><text:span text:style-name="T1">her power against the United States. The United States Government was waking </text:span><text:span text:style-name="T1">up to the fact of their need of a greater air fleet and the Air Department was making </text:span><text:span text:style-name="T1">some great progress. Robert knew they were working on secret plans and knew </text:span><text:span text:style-name="T1">that he had something that could be used successfully at the right time. He was </text:span><text:span text:style-name="T1">spending money lavishly and </text:span><text:span text:style-name="T3">working to improve on his Ezekiel plane</text:span><text:span text:style-name="T1">. He was </text:span><text:span text:style-name="T1">keeping everything secret, sending out plans to different manufacturers and having </text:span><text:span text:style-name="T1">the parts made, </text:span><text:span text:style-name="T3">Walter and himself secretly putting the machine together</text:span><text:span text:style-name="T1">. <text:s/></text:span><text:span text:style-name="T2"><text:s/></text:span><text:span text:style-name="T2">The Government realizing the </text:span><text:span text:style-name="T1">increased demand for gasoline on account of the </text:span><text:span text:style-name="T1">large</text:span></text:p>
            <text:p><text:span text:style-name="T1">amount of airplanes used, knew that in time of war </text:span><text:span text:style-name="T3">their success would depend </text:span><text:span text:style-name="T3">upon the supply of oil and gas</text:span><text:span text:style-name="T1">.</text:span></text:p>
          </table:table-cell>
          <table:table-cell table:style-name="ce88"/>
          <table:table-cell table:style-name="ce113" table:number-columns-repeated="1018"/>
        </table:table-row>
        <table:table-row table:style-name="ro66">
          <table:table-cell office:value-type="float" office:value="25">
            <text:p>25</text:p>
          </table:table-cell>
          <table:table-cell office:value-type="float" office:value="277">
            <text:p>277</text:p>
          </table:table-cell>
          <table:table-cell office:value-type="string">
            <text:p>April, 1930</text:p>
          </table:table-cell>
          <table:table-cell/>
          <table:table-cell office:value-type="string">
            <text:p><text:span text:style-name="T5">BEGINNING OF THE WAR</text:span>. <text:s/>Japan declared war on the US and Spain joined forces with her. <text:s/>They secured the aid of Mexico and established an air base there. <text:s/></text:p>
          </table:table-cell>
          <table:table-cell table:number-columns-repeated="1019"/>
        </table:table-row>
        <table:table-row table:style-name="ro72">
          <table:table-cell office:value-type="float" office:value="25">
            <text:p>25</text:p>
          </table:table-cell>
          <table:table-cell office:value-type="float" office:value="278">
            <text:p>278</text:p>
          </table:table-cell>
          <table:table-cell office:value-type="string">
            <text:p>None given, but the last timestamp was April 1930, so it is probably still April 1930.</text:p>
          </table:table-cell>
          <table:table-cell/>
          <table:table-cell table:style-name="ce105" office:value-type="string">
            <text:p><text:span text:style-name="T2">The United States Government fearing that Japan </text:span><text:span text:style-name="T1">would make the first attack on </text:span><text:span text:style-name="T1">the </text:span><text:span text:style-name="T3">Pacific Coast either around Los Angeles or San Francisco, rushed the </text:span><text:span text:style-name="T3">battle fleet to the Pacific</text:span><text:span text:style-name="T1">. This proved to be one of the greatest mistakes of the </text:span><text:span text:style-name="T1">war. </text:span><text:span text:style-name="T3">As soon as the battleships cruised into the Pacific, Japan attacked from </text:span><text:span text:style-name="T3">the air with their noiseless airplanes and began dropping deadly bombs from </text:span><text:span text:style-name="T3">great heights.</text:span><text:span text:style-name="T1"> The anti-aircraft guns from the decks of the battleships were </text:span><text:span text:style-name="T1">powerless to reach the bombing planes at such great heights. Defeat was swift and </text:span><text:span text:style-name="T1">severe and only a few of the battleships escaped complete destruction from the </text:span><text:span text:style-name="T1">first attack. The United States Officers had found that the </text:span><text:span text:style-name="T3">Japanese planes could </text:span><text:span text:style-name="T3">rise more than twice the altitude of the United States planes. </text:span><text:span text:style-name="T1">They knew that </text:span><text:span text:style-name="T1">Japan had some invention that was superior to ours which enabled them to reach </text:span><text:span text:style-name="T1">such great heights that their airships were practically immune from attack. This </text:span><text:span text:style-name="T1">placed the United States at a great disadvantage as they were unable to protect </text:span><text:span text:style-name="T1">the coast cities from being destroyed by bombs from the Japanese planes. </text:span><text:span text:style-name="T2"><text:s/>A </text:span><text:span text:style-name="T2">council of war was held. The commanding officers </text:span><text:span text:style-name="T1">were called together. The </text:span><text:span text:style-name="T1">President hastily summoned the Cabinet. There was no minimizing the danger for </text:span><text:span text:style-name="T1">everyone knew that the ingenuity of </text:span><text:span text:style-name="T3">Japan had designed a superior fighting </text:span><text:span text:style-name="T3">plane; that this was to be a war in the air and that all old methods and </text:span><text:span text:style-name="T3">weapons of war were obsolete</text:span><text:span text:style-name="T1">; that the United States must move quick and fast </text:span><text:span text:style-name="T1">to prevent destruction of the Pacific Coast cities. <text:s/></text:span><text:span text:style-name="T2"><text:s/>They decided to confiscate the </text:span><text:span text:style-name="T2">large manufacturing </text:span><text:span text:style-name="T1">plants and start them on making new inventions and the </text:span><text:span text:style-name="T1">manufacture of airplanes. Central Steel was confiscated; also Major Motors and </text:span><text:span text:style-name="T1">Major Electric Co. The war council decided that they should scatter their air forces </text:span><text:span text:style-name="T1">from Brownsville, Texas, up to El Paso to protect the Rio Grande from attack thru </text:span><text:span text:style-name="T1">Mexico; that the battle line should extend up the Colorado River on across to </text:span><text:span text:style-name="T1">Portland and Seattle. The land forces were all rushed to the Coast, forming a battle </text:span><text:span text:style-name="T1">line from Brownsville, Texas, across to the Northwest to Seattle. It was decided </text:span><text:span text:style-name="T1">that this line should be held with reserve forces to be sent to support a second line </text:span><text:span text:style-name="T1">of defense running from San Diego up the Coast to Portland, to protect inland </text:span><text:span text:style-name="T1">invasion by the foe in case they were successful in capturing any of the coast </text:span><text:span text:style-name="T1">cities. People in Los Angeles and San Francisco were in a state of turmoil. </text:span><text:span text:style-name="T1">Thousands were leaving every day by train and airplane, going to the Grand </text:span><text:span text:style-name="T1">Canyon where there were no cities and they hoped they would be safe from </text:span><text:span text:style-name="T1">attacks. Others went to the central and eastern parts of the United States because </text:span><text:span text:style-name="T1">they feared attacks any day. Japan was quick to follow up her</text:span><text:span text:style-name="T3"> victory gained on </text:span><text:span text:style-name="T3">the water</text:span><text:span text:style-name="T1"> by attacking Los Angeles from the air in the middle of May.</text:span></text:p>
          </table:table-cell>
          <table:table-cell table:style-name="ce110" office:value-type="string">
            <text:p><text:span text:style-name="T7">Summary: Japan attacks the Pacific Coast (around LA and SF) with noiseless </text:span><text:span text:style-name="T7">airplanes. <text:s/>Destroys </text:span><text:span text:style-name="T8">many US battleships in the Pacific using bombs from </text:span><text:span text:style-name="T8">noiseless airplanes at great heights. <text:s/>US defeat was swift and severe. <text:s/>This was a </text:span><text:span text:style-name="T9">Japan victory gained on water.</text:span></text:p>
          </table:table-cell>
          <table:table-cell table:number-columns-repeated="1018"/>
        </table:table-row>
        <table:table-row table:style-name="ro73">
          <table:table-cell office:value-type="float" office:value="25">
            <text:p>25</text:p>
          </table:table-cell>
          <table:table-cell office:value-type="string">
            <text:p>279-280</text:p>
          </table:table-cell>
          <table:table-cell office:value-type="string">
            <text:p>Middle of May [1930]; The battle waged thruout the night.</text:p>
          </table:table-cell>
          <table:table-cell/>
          <table:table-cell table:style-name="ce105" office:value-type="string">
            <text:p><text:span text:style-name="T1">Japan was quick to follow up her victory gained on the water by </text:span><text:span text:style-name="T3">attacking Los </text:span><text:span text:style-name="T3">Angeles from the air</text:span><text:span text:style-name="T1"> in the middle of May. </text:span><text:span text:style-name="T3">Here again the great value of the </text:span><text:span text:style-name="T3">silent motor was proved and the height to which the Japanese plane could </text:span><text:span text:style-name="T3">rise. </text:span><text:span text:style-name="T1">As the enemy stole over the city in the silence of the night, not a sound could </text:span><text:span text:style-name="T1">be heard from their motors at the great heights which they were sailing. Bombs </text:span><text:span text:style-name="T1">began to fall in the business section</text:span><text:span text:style-name="T2"> and the skyscrapers crumbled to pieces. </text:span><text:span text:style-name="T2">Every street </text:span><text:span text:style-name="T1">light was ordered out, leaving the city in total darkness. The people </text:span><text:span text:style-name="T1">were aroused at the first noise of exploding bombs and rushed out to find the city in </text:span><text:span text:style-name="T1">darkness. This caused a panic. Army officers tried to quiet the people and keep </text:span><text:span text:style-name="T1">them in their homes because they realized the danger if they rushed out into the </text:span><text:span text:style-name="T1">streets where the bombs were falling. Powerful searchlights were sweeping the sky </text:span><text:span text:style-name="T1">in an effort to locate the invading planes. </text:span><text:span text:style-name="T3">Then the giant aircraft guns were </text:span><text:span text:style-name="T3">trained on the enemy, but the distance was so great and the planes moving </text:span><text:span text:style-name="T3">so swiftly, that they were unable to do much damage. They only succeeded </text:span><text:span text:style-name="T3">in bringing down three of the bombing planes.</text:span><text:span text:style-name="T1"> </text:span><text:span text:style-name="T3">The United States scouting </text:span><text:span text:style-name="T3">planes were sent out immediately, followed by the fighting planes carrying 6-</text:span><text:span text:style-name="T3">inch guns. </text:span><text:span text:style-name="T1">They found that the</text:span><text:span text:style-name="T3"> Japanese planes were dropping bombs from a </text:span><text:span text:style-name="T3">height of 60,000 to 80,000 feet </text:span><text:span text:style-name="T1">and the </text:span><text:span text:style-name="T3">United States planes were unable to </text:span><text:span text:style-name="T3">rise high enough to attack them. </text:span><text:span text:style-name="T1">The battle waged thruout the night and when </text:span><text:span text:style-name="T1">the sun rose the next morning, the beautiful city of Los Angeles was in ruins. </text:span><text:span text:style-name="T3">Thousands of people bad been killed </text:span><text:span text:style-name="T1">and the most of the important buildings </text:span><text:span text:style-name="T1">had been destroyed. </text:span><text:span text:style-name="T3">The people of Los Angeles were more excited than they </text:span><text:span text:style-name="T3">had ever been during earthquakes. </text:span><text:span text:style-name="T1">The destruction and loss of life were so great </text:span><text:span text:style-name="T1">that everyone forgot all about their property and money and only thought of saving </text:span><text:span text:style-name="T1">their lives and protecting their loved ones. The commanding officers held a hasty </text:span><text:span text:style-name="T1">conference, realizing the great damage the enemy had done and the small </text:span><text:span text:style-name="T1">damage they had been able to inflict upon them and knowing </text:span><text:span text:style-name="T2"><text:s/>that the enemy </text:span><text:span text:style-name="T2">would follow this attack by more attacks </text:span><text:span text:style-name="T1">it was decided that to force the people to </text:span><text:span text:style-name="T1">remain meant certain death and a destruction of the balance of the valuable </text:span><text:span text:style-name="T1">property, so </text:span><text:span text:style-name="T3">the only thing to do was to move the people out as fast as </text:span><text:span text:style-name="T3">possible and surrender the city. </text:span><text:span text:style-name="T1">After the commanders had held this council, </text:span><text:span text:style-name="T1">news of their decision was conveyed to the subordinate officers.</text:span></text:p>
          </table:table-cell>
          <table:table-cell table:style-name="ce104" office:value-type="string">
            <text:p>Battle of Los Angeles, Japan attacked from the air. <text:s/>US to surrender. <text:s/>This was a night attack.</text:p>
          </table:table-cell>
          <table:table-cell table:number-columns-repeated="1018"/>
        </table:table-row>
        <table:table-row table:style-name="ro74">
          <table:table-cell office:value-type="string">
            <text:p>25</text:p>
          </table:table-cell>
          <table:table-cell office:value-type="string">
            <text:p>283</text:p>
          </table:table-cell>
          <table:table-cell office:value-type="string">
            <text:p>June 14, [1930]</text:p>
          </table:table-cell>
          <table:table-cell/>
          <table:table-cell office:value-type="string">
            <text:p><text:span text:style-name="T5">Los Angeles </text:span>was surrendered.</text:p>
          </table:table-cell>
          <table:table-cell office:value-type="string">
            <text:p>Los Angeles surrendered.</text:p>
          </table:table-cell>
          <table:table-cell table:number-columns-repeated="1018"/>
        </table:table-row>
        <table:table-row table:style-name="ro66">
          <table:table-cell office:value-type="string">
            <text:p>25</text:p>
          </table:table-cell>
          <table:table-cell office:value-type="string">
            <text:p>285</text:p>
          </table:table-cell>
          <table:table-cell office:value-type="string">
            <text:p>August 1, [1930]</text:p>
          </table:table-cell>
          <table:table-cell table:style-name="Default"/>
          <table:table-cell table:style-name="ce106" office:value-type="string">
            <text:p>Enemy planes crossed the <text:span text:style-name="T5">Rio Grande</text:span> and dropped bombs all along from <text:span text:style-name="T5">Brownsville</text:span> to <text:span text:style-name="T5">El Paso</text:span>.</text:p>
          </table:table-cell>
          <table:table-cell office:value-type="string">
            <text:p>Attack along the Rio Grande (Brownsville to El Paso).</text:p>
          </table:table-cell>
          <table:table-cell table:number-columns-repeated="1018"/>
        </table:table-row>
        <table:table-row table:style-name="ro77">
          <table:table-cell office:value-type="string">
            <text:p>25</text:p>
          </table:table-cell>
          <table:table-cell office:value-type="string">
            <text:p>286</text:p>
          </table:table-cell>
          <table:table-cell office:value-type="string">
            <text:p>Morning of August 3, [1930]</text:p>
          </table:table-cell>
          <table:table-cell/>
          <table:table-cell office:value-type="string">
            <text:p>Captain Robert Gordon traveled across <text:span text:style-name="T5">Arizona</text:span> and<text:span text:style-name="T5"> New Mexico</text:span> and as he neared <text:span text:style-name="T5">El Paso</text:span>, saw the largest airship that he had ever seen before slowly drifting over<text:span text:style-name="T5"> El Pas</text:span>o. <text:s/>This is the “<text:span text:style-name="T5">Tokyo J-1</text:span>”. <text:s/>RG bombs and destroys it. <text:s/></text:p>
          </table:table-cell>
          <table:table-cell office:value-type="string">
            <text:p>pg. 300, the good news about the capture of the Tokyo J-1 causes stocks to rally.</text:p>
          </table:table-cell>
          <table:table-cell table:number-columns-repeated="1018"/>
        </table:table-row>
        <table:table-row table:style-name="ro77">
          <table:table-cell office:value-type="string">
            <text:p>26</text:p>
          </table:table-cell>
          <table:table-cell office:value-type="string">
            <text:p>290</text:p>
          </table:table-cell>
          <table:table-cell office:value-type="string">
            <text:p>September, 1930</text:p>
          </table:table-cell>
          <table:table-cell/>
          <table:table-cell office:value-type="string">
            <text:p>Attack on <text:span text:style-name="T5">San Francisco</text:span>. <text:s/>Enemy planes attacked from the west, the South and the North. <text:s/>The destruction was the greatest in history, much greater than the earthquake in 1906. <text:s/></text:p>
          </table:table-cell>
          <table:table-cell office:value-type="string">
            <text:p>Attack on San Francisco.</text:p>
          </table:table-cell>
          <table:table-cell table:number-columns-repeated="1018"/>
        </table:table-row>
        <table:table-row table:style-name="ro74">
          <table:table-cell office:value-type="string">
            <text:p>27</text:p>
          </table:table-cell>
          <table:table-cell office:value-type="string">
            <text:p>300</text:p>
          </table:table-cell>
          <table:table-cell office:value-type="string">
            <text:p>1931</text:p>
          </table:table-cell>
          <table:table-cell/>
          <table:table-cell office:value-type="string">
            <text:p>RG says the war will get worse in 1931.</text:p>
          </table:table-cell>
          <table:table-cell table:number-columns-repeated="1019"/>
        </table:table-row>
        <table:table-row table:style-name="ro74">
          <table:table-cell office:value-type="string">
            <text:p>27</text:p>
          </table:table-cell>
          <table:table-cell office:value-type="string">
            <text:p>300</text:p>
          </table:table-cell>
          <table:table-cell office:value-type="string">
            <text:p>Summer or Fall 1932</text:p>
          </table:table-cell>
          <table:table-cell/>
          <table:table-cell office:value-type="string">
            <text:p>The end [of the war] will not come until the Summer or Fall of 1932.</text:p>
          </table:table-cell>
          <table:table-cell table:number-columns-repeated="1019"/>
        </table:table-row>
        <table:table-row table:style-name="ro74">
          <table:table-cell office:value-type="string">
            <text:p>27</text:p>
          </table:table-cell>
          <table:table-cell office:value-type="string">
            <text:p>301</text:p>
          </table:table-cell>
          <table:table-cell office:value-type="string">
            <text:p>Latter part of October 1930</text:p>
          </table:table-cell>
          <table:table-cell/>
          <table:table-cell office:value-type="string">
            <text:p>Robert <text:span text:style-name="T5">returned</text:span> to Denver, Colorado.</text:p>
          </table:table-cell>
          <table:table-cell table:number-columns-repeated="1019"/>
        </table:table-row>
        <table:table-row table:style-name="ro74">
          <table:table-cell office:value-type="string">
            <text:p>27</text:p>
          </table:table-cell>
          <table:table-cell office:value-type="string">
            <text:p>302</text:p>
          </table:table-cell>
          <table:table-cell office:value-type="string">
            <text:p>November 1930</text:p>
          </table:table-cell>
          <table:table-cell/>
          <table:table-cell office:value-type="string">
            <text:p>Robert Gordon was made Colonel. <text:s/>Walter Kennelworth was also promoted to Colonel.</text:p>
          </table:table-cell>
          <table:table-cell table:number-columns-repeated="1019"/>
        </table:table-row>
        <table:table-row table:style-name="ro77">
          <table:table-cell office:value-type="string">
            <text:p>27</text:p>
          </table:table-cell>
          <table:table-cell office:value-type="string">
            <text:p>303</text:p>
          </table:table-cell>
          <table:table-cell office:value-type="string">
            <text:p>December 1930</text:p>
          </table:table-cell>
          <table:table-cell/>
          <table:table-cell table:style-name="ce105" office:value-type="string">
            <text:p><text:s/>Complications came thick and fast, the enemy was landing more planes in Mexico, bringing up reinforcements. They moved part of their army from San Francisco north, and in December, 1930, after a short engagement, captured <text:span text:style-name="T5">Seattle</text:span> and <text:span text:style-name="T5">Portland</text:span>.</text:p>
          </table:table-cell>
          <table:table-cell office:value-type="string">
            <text:p>Enemy captures Seattle and Portland.</text:p>
          </table:table-cell>
          <table:table-cell table:number-columns-repeated="1018"/>
        </table:table-row>
        <table:table-row table:style-name="ro65">
          <table:table-cell office:value-type="string">
            <text:p>27</text:p>
          </table:table-cell>
          <table:table-cell office:value-type="string">
            <text:p>304</text:p>
          </table:table-cell>
          <table:table-cell office:value-type="string">
            <text:p>March 1931</text:p>
          </table:table-cell>
          <table:table-cell/>
          <table:table-cell office:value-type="string">
            <text:p>Sudden attack occurred in March. <text:s/>A large fleet of airplanes sailed up the Mississippi River and attacked <text:span text:style-name="T5">New Orleans</text:span>. <text:s/>Somewhere out in the Atlantic Ocean or in the Gulf of Mexico, there was a secret base o supplies and they suspected that England had already joined forces with the enemy. <text:s/><text:span text:style-name="T5">New Orleans </text:span>fell within three days.</text:p>
          </table:table-cell>
          <table:table-cell office:value-type="string">
            <text:p>Attack on New Orleans. <text:s/>New Orleans falls within 3 days. <text:s/>Connection to pg. 213 about Daniel's cycles.</text:p>
          </table:table-cell>
          <table:table-cell table:number-columns-repeated="1018"/>
        </table:table-row>
        <table:table-row table:style-name="ro74">
          <table:table-cell office:value-type="string">
            <text:p>27</text:p>
          </table:table-cell>
          <table:table-cell office:value-type="string">
            <text:p>307</text:p>
          </table:table-cell>
          <table:table-cell office:value-type="string">
            <text:p>April 1931</text:p>
          </table:table-cell>
          <table:table-cell/>
          <table:table-cell office:value-type="string">
            <text:p>Colonel Gordon was permitted to sit at a conference of the War Council in April 1931.</text:p>
          </table:table-cell>
          <table:table-cell table:number-columns-repeated="1019"/>
        </table:table-row>
        <table:table-row table:style-name="ro77">
          <table:table-cell office:value-type="string">
            <text:p>27</text:p>
          </table:table-cell>
          <table:table-cell office:value-type="string">
            <text:p>307</text:p>
          </table:table-cell>
          <table:table-cell office:value-type="string">
            <text:p>One foggy night in the month of April 1931</text:p>
          </table:table-cell>
          <table:table-cell/>
          <table:table-cell office:value-type="string">
            <text:p>Large fleet of airships flying toward Savannah, Georgia. <text:s/>Bombs were dropped the planes, and it was found out that they were actually commercial planes from England, Germany, Austria, and Italy.</text:p>
          </table:table-cell>
          <table:table-cell table:number-columns-repeated="1019"/>
        </table:table-row>
        <table:table-row table:style-name="ro77">
          <table:table-cell office:value-type="string">
            <text:p>27</text:p>
          </table:table-cell>
          <table:table-cell office:value-type="string">
            <text:p>308</text:p>
          </table:table-cell>
          <table:table-cell office:value-type="string">
            <text:p>May 1931</text:p>
          </table:table-cell>
          <table:table-cell/>
          <table:table-cell office:value-type="string">
            <text:p>England, Germany, Italy and Austria joined forces against the United States. <text:s/>The War Council of the United States withdraws forces from other strategic points to try to protect the North and Eastern part of the United States.</text:p>
          </table:table-cell>
          <table:table-cell table:number-columns-repeated="1019"/>
        </table:table-row>
        <table:table-row table:style-name="ro68">
          <table:table-cell office:value-type="string">
            <text:p>27</text:p>
          </table:table-cell>
          <table:table-cell office:value-type="string">
            <text:p>308</text:p>
          </table:table-cell>
          <table:table-cell office:value-type="string">
            <text:p>Latter part of May 1931</text:p>
          </table:table-cell>
          <table:table-cell/>
          <table:table-cell office:value-type="string">
            <text:p>England and the other allied enemy forces sailed across the Atlantic, bring their entire fleets on the water, escorted by thousands of modern airplanes. <text:s/>These were fast <text:span text:style-name="T13">hydroplanes</text:span> which could travel on the water at more than 150 miles per hour. <text:s/>U.S. Commercial planes were stopped from carrying mail, passengers or express across the Atlantic. <text:s text:c="3"/>The Japanese, Spanish and Mexican planes were patrolling the Gulf of Mexico and the Pacific Coast.</text:p>
          </table:table-cell>
          <table:table-cell table:number-columns-repeated="1019"/>
        </table:table-row>
        <table:table-row table:style-name="ro65">
          <table:table-cell office:value-type="string">
            <text:p>27</text:p>
          </table:table-cell>
          <table:table-cell office:value-type="string">
            <text:p>311</text:p>
          </table:table-cell>
          <table:table-cell office:value-type="string">
            <text:p>No date given, but between the latter part of May 1931 and the end of June 1931.</text:p>
          </table:table-cell>
          <table:table-cell/>
          <table:table-cell office:value-type="string">
            <text:p>Enemy attacks <text:span text:style-name="T5">Cairo</text:span>, Illinois by hydroplanes. <text:s/>Colonel Walter Kennelworth uses new plane equipped with an electric machine which could take the electric current from the air, charge into the water, and destroy battleships for miles in every direction. <text:s/>This was the first real victory for the United States since Colonel Gordon destroyed the “Tokyo J-1”.</text:p>
          </table:table-cell>
          <table:table-cell office:value-type="string">
            <text:p>Attack on Cairo by hydroplanes. <text:s/>Hydroplanes destroyed by U.S. <text:s/>Victory for the U.S.</text:p>
          </table:table-cell>
          <table:table-cell table:number-columns-repeated="1018"/>
        </table:table-row>
        <table:table-row table:style-name="ro65">
          <table:table-cell office:value-type="string">
            <text:p>27</text:p>
          </table:table-cell>
          <table:table-cell office:value-type="string">
            <text:p>311</text:p>
          </table:table-cell>
          <table:table-cell office:value-type="string">
            <text:p>End of June 1931</text:p>
          </table:table-cell>
          <table:table-cell/>
          <table:table-cell office:value-type="string">
            <text:p>After this disaster to the hydroplanes which had been marching up the Mississippi, the enemy air fleet ceased its attacks for awhile, but about the end of June, an air fleet swarmed over <text:span text:style-name="T5">Cairo</text:span>, landed without much resistance, and officers were put in charge of the town.</text:p>
          </table:table-cell>
          <table:table-cell office:value-type="string">
            <text:p>Enemy takes over Cairo.</text:p>
          </table:table-cell>
          <table:table-cell table:number-columns-repeated="1018"/>
        </table:table-row>
        <table:table-row table:style-name="ro66">
          <table:table-cell office:value-type="string">
            <text:p>27</text:p>
          </table:table-cell>
          <table:table-cell office:value-type="string">
            <text:p>312</text:p>
          </table:table-cell>
          <table:table-cell office:value-type="string">
            <text:p>No date given, but around the end of June 1931 to shortly after.</text:p>
          </table:table-cell>
          <table:table-cell/>
          <table:table-cell office:value-type="string">
            <text:p>Support from France is good news for the U.S.</text:p>
          </table:table-cell>
          <table:table-cell table:number-columns-repeated="1019"/>
        </table:table-row>
        <table:table-row table:style-name="ro78">
          <table:table-cell office:value-type="string">
            <text:p>28</text:p>
          </table:table-cell>
          <table:table-cell office:value-type="string">
            <text:p>313, 314</text:p>
          </table:table-cell>
          <table:table-cell office:value-type="string">
            <text:p>July 4, 1931.</text:p>
          </table:table-cell>
          <table:table-cell/>
          <table:table-cell office:value-type="string">
            <text:p>US is celebrating the victory at Cairo where the English and German battleships and hydroplanes had been destroyed. This is good news. <text:s text:c="2"/>A large fleet of the enemies' planes were seen constantly scouting up and down the Mississippi. <text:s/>Colonel Gordon had sent out a scouting expedition with some of the planes equipped with powerful searchlights and they had discovered several mother supply ships, like the “Tokyo”, anchored at great heights above Cairo. <text:s/>He knew that this meant that preparations were being made to attack St. Louis and continue the advance up the Mississippi, that the enemy was making for Chicago and the Great Lakes to form a line across the Unites states so that their airplanes could control this territory, shut off any attacks fromt eh West while they avanced on the Eastern and Northern borders of the United States. <text:s/><text:span text:style-name="T5">The recent victory of Cairo </text:span><text:span text:style-name="T5">was of great importance.</text:span></text:p>
          </table:table-cell>
          <table:table-cell office:value-type="string">
            <text:p>U.S. Celebrates the good news of victory of Cairo.</text:p>
          </table:table-cell>
          <table:table-cell table:number-columns-repeated="1018"/>
        </table:table-row>
        <table:table-row table:style-name="ro74">
          <table:table-cell office:value-type="string">
            <text:p>28</text:p>
          </table:table-cell>
          <table:table-cell office:value-type="string">
            <text:p>315</text:p>
          </table:table-cell>
          <table:table-cell office:value-type="string">
            <text:p>Early part of August 1931</text:p>
          </table:table-cell>
          <table:table-cell/>
          <table:table-cell office:value-type="string">
            <text:p>Attack upon<text:span text:style-name="T5"> St. Louis</text:span> started.</text:p>
          </table:table-cell>
          <table:table-cell office:value-type="string">
            <text:p>Attack on St. Louis.</text:p>
          </table:table-cell>
          <table:table-cell table:number-columns-repeated="1018"/>
        </table:table-row>
        <table:table-row table:style-name="ro77">
          <table:table-cell office:value-type="string">
            <text:p>28</text:p>
          </table:table-cell>
          <table:table-cell office:value-type="string">
            <text:p>316</text:p>
          </table:table-cell>
          <table:table-cell office:value-type="string">
            <text:p>14 days after the attack on St. Louis begun.</text:p>
          </table:table-cell>
          <table:table-cell/>
          <table:table-cell office:value-type="string">
            <text:p><text:span text:style-name="T5">St. Louis</text:span> was surrendered. <text:s/>The food situation was acute thruout the country. <text:s/>Canada was not able to supply all of our needs and <text:span text:style-name="T5">we were blockaded on the </text:span><text:span text:style-name="T5">South, East and West.</text:span></text:p>
          </table:table-cell>
          <table:table-cell office:value-type="string">
            <text:p>Surrender of St. Louis.</text:p>
          </table:table-cell>
          <table:table-cell table:number-columns-repeated="1018"/>
        </table:table-row>
        <table:table-row table:style-name="ro67">
          <table:table-cell office:value-type="string">
            <text:p>28</text:p>
          </table:table-cell>
          <table:table-cell office:value-type="string">
            <text:p>316, 317</text:p>
          </table:table-cell>
          <table:table-cell office:value-type="string">
            <text:p>Before the fall of St. Louis</text:p>
          </table:table-cell>
          <table:table-cell/>
          <table:table-cell office:value-type="string">
            <text:p><text:span text:style-name="T5">The English and the Germans attacked the Northern border, making for </text:span><text:span text:style-name="T5">Chicag</text:span>o. <text:s/>The lines were tightly drawn, the enemy was still holding the Western Coast, close up the lines between Chicago and St. Louis, and complete the enemy's lines across the Central part of the United States. <text:span text:style-name="T2"><text:s/>Council after council </text:span><text:span text:style-name="T1">was held while the </text:span><text:span text:style-name="T3">fighting was going on around the Great Lakes</text:span><text:span text:style-name="T1">. The </text:span><text:span text:style-name="T1">Government rushed reinforcements and the new long-range gun on our large </text:span><text:span text:style-name="T1">cruising airships was able to do effective work for a long time in protecting </text:span><text:span text:style-name="T1">Chicago. England lost heavily in the</text:span><text:span text:style-name="T3"> battle around the Great Lakes </text:span><text:span text:style-name="T1">because </text:span><text:span text:style-name="T1">Canada was helping us there, but the blow was heavy to the United States. Our </text:span><text:span text:style-name="T1">losses in men and planes were tremendous.</text:span></text:p>
          </table:table-cell>
          <table:table-cell office:value-type="string">
            <text:p>Battle around the Great Lakes.</text:p>
          </table:table-cell>
          <table:table-cell table:number-columns-repeated="1018"/>
        </table:table-row>
        <table:table-row table:style-name="ro70">
          <table:table-cell office:value-type="string">
            <text:p>28</text:p>
          </table:table-cell>
          <table:table-cell office:value-type="string">
            <text:p>317</text:p>
          </table:table-cell>
          <table:table-cell office:value-type="string">
            <text:p>Early part of September 1931</text:p>
          </table:table-cell>
          <table:table-cell/>
          <table:table-cell table:style-name="ce105" office:value-type="string">
            <text:p><text:span text:style-name="T1"><text:s/></text:span><text:span text:style-name="T1">In the early part of September, 1931, it was plain from the skirmishes which had </text:span><text:span text:style-name="T1">been taking place around the Great Lakes that </text:span><text:span text:style-name="T3">the enemy was trying to attack </text:span><text:span text:style-name="T3">Chicago</text:span><text:span text:style-name="T1"> and it was only a question of time when they would break thru and make </text:span><text:span text:style-name="T1">the attack. The United States officers were well aware of the fact that if Chicago fell </text:span><text:span text:style-name="T1">into the hands of the enemy, it would place the United States at a greater </text:span><text:span text:style-name="T1">disadvantage than ever to defend the Eastern Coast. </text:span><text:span text:style-name="T3">The United States War </text:span><text:span text:style-name="T3">Council decided to urge France to attack England and Germany </text:span><text:span text:style-name="T1">and make </text:span><text:span text:style-name="T1">them withdraw forces from the United States to protect their home cities.</text:span></text:p>
          </table:table-cell>
          <table:table-cell office:value-type="string">
            <text:p>pg. 318 has another reference to the year 1917. <text:s/>Do a search for 1917 in TTTA.</text:p>
          </table:table-cell>
          <table:table-cell table:number-columns-repeated="1018"/>
        </table:table-row>
        <table:table-row table:style-name="ro69">
          <table:table-cell office:value-type="string">
            <text:p>28</text:p>
          </table:table-cell>
          <table:table-cell office:value-type="string">
            <text:p>318</text:p>
          </table:table-cell>
          <table:table-cell office:value-type="string">
            <text:p>September 6, 1931</text:p>
          </table:table-cell>
          <table:table-cell/>
          <table:table-cell office:value-type="string">
            <text:p><text:span text:style-name="T5">France attacks London. <text:s/>And on the same night, France attacks Berlin from </text:span><text:span text:style-name="T5">the ai</text:span>r, destroying many buildings. <text:s/>Quickly following this, England, Germany, Austria, Spain, Italy and Japan called upon the other countries to join them. <text:s/>Turkey and Russia were the first to join the enemy, then quickly followed Rumania, Denmark, Greece, Hungary, Morocco and Portugal.</text:p>
          </table:table-cell>
          <table:table-cell office:value-type="string">
            <text:p>France attacks London and Berlin.</text:p>
          </table:table-cell>
          <table:table-cell table:number-columns-repeated="1018"/>
        </table:table-row>
        <table:table-row table:style-name="ro79">
          <table:table-cell office:value-type="string">
            <text:p>28</text:p>
          </table:table-cell>
          <table:table-cell office:value-type="string">
            <text:p>319</text:p>
          </table:table-cell>
          <table:table-cell office:value-type="string">
            <text:p>Night of October 1, 1931.</text:p>
          </table:table-cell>
          <table:table-cell/>
          <table:table-cell table:style-name="ce105" office:value-type="string">
            <text:p><text:span text:style-name="T1"><text:s/></text:span><text:span text:style-name="T1">The night of October 1st proved to be one of the worst so far of the war. </text:span><text:span text:style-name="T3">The </text:span><text:span text:style-name="T3">enemy attacked Omaha, Kansas City, Denver, Cincinnati, Louisville, </text:span><text:span text:style-name="T3">Milwaukee and St. Paul. The forces from Mexico attacked El Paso, San </text:span><text:span text:style-name="T3">Antonio, Galveston and Houston.</text:span><text:span text:style-name="T1"> The greater part of the United States forces </text:span><text:span text:style-name="T1">being concentrated around Chicago and the East, this scattered attack all over the </text:span><text:span text:style-name="T1">South, West and North was disorganizing to our forces. There was great loss of life </text:span><text:span text:style-name="T1">and property in all of these </text:span><text:span text:style-name="T2"><text:s/>cities because they were not properly prepared for the </text:span><text:span text:style-name="T1">attack which came suddenly and unexpectedly.</text:span></text:p>
          </table:table-cell>
          <table:table-cell table:number-columns-repeated="1019"/>
        </table:table-row>
        <table:table-row table:style-name="ro69">
          <table:table-cell office:value-type="string">
            <text:p>28</text:p>
          </table:table-cell>
          <table:table-cell office:value-type="string">
            <text:p>320</text:p>
          </table:table-cell>
          <table:table-cell office:value-type="string">
            <text:p>Morning of October 2, 1931</text:p>
          </table:table-cell>
          <table:table-cell/>
          <table:table-cell table:style-name="ce105" office:value-type="string">
            <text:p><text:s/>On the morning of October 2nd a Council was held and it was decided to immediately send as many airplanes as possible to help protect these cities because an attack was expected again that night. This was just exactly what the enemy wanted, -- to get the United States to scatter forces, withdrawing part of their armies which were protecting Chicago.</text:p>
          </table:table-cell>
          <table:table-cell table:number-columns-repeated="1019"/>
        </table:table-row>
        <table:table-row table:style-name="ro74">
          <table:table-cell office:value-type="string">
            <text:p>28</text:p>
          </table:table-cell>
          <table:table-cell office:value-type="string">
            <text:p>320</text:p>
          </table:table-cell>
          <table:table-cell office:value-type="string">
            <text:p>Night of October 2, 1931</text:p>
          </table:table-cell>
          <table:table-cell/>
          <table:table-cell office:value-type="string">
            <text:p>Attack on <text:span text:style-name="T5">Chicago</text:span>. <text:s/></text:p>
          </table:table-cell>
          <table:table-cell office:value-type="string">
            <text:p>Attack on Chicago.</text:p>
          </table:table-cell>
          <table:table-cell table:number-columns-repeated="1018"/>
        </table:table-row>
        <table:table-row table:style-name="ro66">
          <table:table-cell office:value-type="string">
            <text:p>28</text:p>
          </table:table-cell>
          <table:table-cell office:value-type="string">
            <text:p>320</text:p>
          </table:table-cell>
          <table:table-cell office:value-type="string">
            <text:p>Sunrise on the morning of October 3, 1931</text:p>
          </table:table-cell>
          <table:table-cell/>
          <table:table-cell office:value-type="string">
            <text:p>Chicago's buildings were in ruins in every direction. <text:s/>As the sun rose<text:span text:style-name="T5">, the enemy's </text:span><text:span text:style-name="T5">planes which had wreaked their vengeance, withdrew. <text:s/></text:span></text:p>
          </table:table-cell>
          <table:table-cell office:value-type="string">
            <text:p>Enemy withdraws their planes.</text:p>
          </table:table-cell>
          <table:table-cell table:number-columns-repeated="1018"/>
        </table:table-row>
        <table:table-row table:style-name="ro69">
          <table:table-cell office:value-type="string">
            <text:p>28</text:p>
          </table:table-cell>
          <table:table-cell office:value-type="string">
            <text:p>322</text:p>
          </table:table-cell>
          <table:table-cell office:value-type="string">
            <text:p>10:00 am [No date given, but it is <text:s/>likely still October 3, 1931].</text:p>
          </table:table-cell>
          <table:table-cell/>
          <table:table-cell office:value-type="string">
            <text:p><text:span text:style-name="T5">Chicago is surrendered.</text:span> <text:s/>As soon as Chicago surrendered, the enemy planes and land forces were brought up and they closed the gap between Chicago and St. Louis, leaving the Central lines intact and the Western lines holding the Pacific Coast. NYSE closed to prevent panic. <text:s/><text:span text:style-name="T5">U.S. Asks for armistice for 30 days; </text:span><text:span text:style-name="T5">enemy grants 15 days time for a discussion of terms. <text:s/></text:span></text:p>
          </table:table-cell>
          <table:table-cell office:value-type="string">
            <text:p>Chicago is surrendered. <text:s/>NYSE closed to prevent panic.</text:p>
          </table:table-cell>
          <table:table-cell table:number-columns-repeated="1018"/>
        </table:table-row>
        <table:table-row table:style-name="ro77">
          <table:table-cell office:value-type="string">
            <text:p>29</text:p>
          </table:table-cell>
          <table:table-cell office:value-type="string">
            <text:p>327, 328</text:p>
          </table:table-cell>
          <table:table-cell office:value-type="string">
            <text:p>3 days before the end of armistice [of 15 days]. </text:p>
          </table:table-cell>
          <table:table-cell/>
          <table:table-cell office:value-type="string">
            <text:p>Colonel Gordon is promoted to Supreme Commander. <text:s/>Colonel Walter Kennelworth is appointed aide-de-camp in carrying out [RG's] plans. <text:s/>Captain Edna Kennelworth is appointed second aide and confered the title of Colonel.</text:p>
          </table:table-cell>
          <table:table-cell table:number-columns-repeated="1019"/>
        </table:table-row>
        <table:table-row table:style-name="ro66">
          <table:table-cell office:value-type="string">
            <text:p>29</text:p>
          </table:table-cell>
          <table:table-cell office:value-type="string">
            <text:p>332</text:p>
          </table:table-cell>
          <table:table-cell office:value-type="string">
            <text:p>1927</text:p>
          </table:table-cell>
          <table:table-cell/>
          <table:table-cell office:value-type="string">
            <text:p>Reference to Holland Tunnel, which was opened from New York City under the Hudson River to the State of New Jersey.</text:p>
          </table:table-cell>
          <table:table-cell table:number-columns-repeated="1019"/>
        </table:table-row>
        <table:table-row table:style-name="ro66">
          <table:table-cell office:value-type="string">
            <text:p>29</text:p>
          </table:table-cell>
          <table:table-cell office:value-type="string">
            <text:p>333</text:p>
          </table:table-cell>
          <table:table-cell office:value-type="string">
            <text:p>3 days before the end of armistice [of 15 days]. </text:p>
          </table:table-cell>
          <table:table-cell/>
          <table:table-cell office:value-type="string">
            <text:p>RG plans to put a Tunnel from <text:span text:style-name="T5">New York City to London and Germany</text:span>. <text:s/>Tunnel from <text:span text:style-name="T5">Great Lakes to New Orleans and the Gulf of Mexico.</text:span> <text:s/></text:p>
          </table:table-cell>
          <table:table-cell table:number-columns-repeated="1019"/>
        </table:table-row>
        <table:table-row table:style-name="ro66">
          <table:table-cell office:value-type="string">
            <text:p>29</text:p>
          </table:table-cell>
          <table:table-cell office:value-type="string">
            <text:p>335</text:p>
          </table:table-cell>
          <table:table-cell office:value-type="string">
            <text:p>3 days before the end of armistice [of 15 days]. </text:p>
          </table:table-cell>
          <table:table-cell/>
          <table:table-cell office:value-type="string">
            <text:p>Reference to Jesus Christ.</text:p>
          </table:table-cell>
          <table:table-cell table:number-columns-repeated="1019"/>
        </table:table-row>
        <table:table-row table:style-name="ro80">
          <table:table-cell office:value-type="string">
            <text:p>29</text:p>
          </table:table-cell>
          <table:table-cell office:value-type="string">
            <text:p>335</text:p>
          </table:table-cell>
          <table:table-cell office:value-type="string">
            <text:p>3 days before the end of armistice [of 15 days]. </text:p>
          </table:table-cell>
          <table:table-cell/>
          <table:table-cell table:style-name="ce107" office:value-type="string">
            <text:p><text:span text:style-name="T1">Supreme Commander Gordon asks</text:span><text:span text:style-name="T2"> for the use of the largest building </text:span><text:span text:style-name="T1">in New York, </text:span><text:span text:style-name="T3">“The Mammouth” and wanted the entire top floor of this 110-story building at </text:span><text:span text:style-name="T3">42nd street and Broadway.</text:span><text:span text:style-name="T1"> </text:span><text:span text:style-name="T2"><text:s/>His wishes were immediately granted. <text:s text:c="2"/>Supreme </text:span><text:span text:style-name="T2">Commander Gordon </text:span><text:span text:style-name="T12">departed from</text:span><text:span text:style-name="T2"> </text:span><text:span text:style-name="T12">Washington</text:span><text:span text:style-name="T2"> </text:span><text:span text:style-name="T12">that night </text:span><text:span text:style-name="T2">in the old </text:span><text:span text:style-name="T12">“St. Marie” </text:span><text:span text:style-name="T2">which he had ordered brought to </text:span><text:span text:style-name="T12">Washington</text:span><text:span text:style-name="T2"> to </text:span><text:span text:style-name="T12">convey him back, taking with </text:span><text:span text:style-name="T12">him Colonel Walter Kennelworth. </text:span><text:span text:style-name="T2">He had instructed </text:span><text:span text:style-name="T12"><text:s/>Colonel Edna </text:span><text:span text:style-name="T12">Kennelworth to meet him at the Mammouth Building in New York. </text:span><text:span text:style-name="T2">On arrival </text:span><text:span text:style-name="T2">he proceeded at once to put the top floor in order for the “Demon of Death” to be </text:span><text:span text:style-name="T2">moved in. Colonel Kennelworth and another assistant were sent at once to the </text:span><text:span text:style-name="T12">Adirondacks</text:span><text:span text:style-name="T2"> to the secret hiding of </text:span><text:span text:style-name="T14">“Marie the Angel of Mercy,” to test out this </text:span><text:span text:style-name="T14">giant Ezekiel airplane, and bring it to</text:span><text:span text:style-name="T2"> </text:span><text:span text:style-name="T12">New York City</text:span><text:span text:style-name="T2">. The machine for distributing </text:span><text:span text:style-name="T2">the sleeping gas which would reach a radius of 700 miles, was made in readiness </text:span><text:span text:style-name="T2">on the top floor of the building.</text:span><text:span text:style-name="T12"> “Marie the Angel of Mercy” was in perfect </text:span><text:span text:style-name="T12">working order, and arrived in New York ship-shape. <text:s text:c="2"/></text:span><text:span text:style-name="T14">The people in </text:span><text:span text:style-name="T14">Washington, Boston, Philadelphia, and New York had not slept for more than a </text:span><text:span text:style-name="T14">Week. <text:s text:c="2"/>For many months previous to this, all of the large cities had been kept in </text:span><text:span text:style-name="T14">darkness because they feared night attacks.</text:span></text:p>
          </table:table-cell>
          <table:table-cell table:number-columns-repeated="1019"/>
        </table:table-row>
        <table:table-row table:style-name="ro77">
          <table:table-cell office:value-type="string">
            <text:p>30</text:p>
          </table:table-cell>
          <table:table-cell office:value-type="string">
            <text:p>338</text:p>
          </table:table-cell>
          <table:table-cell office:value-type="string">
            <text:p>October 15, 1931</text:p>
          </table:table-cell>
          <table:table-cell/>
          <table:table-cell table:style-name="ce108" office:value-type="string">
            <text:p><text:span text:style-name="T1">Allied Enemy in </text:span><text:span text:style-name="T3">Chicago</text:span><text:span text:style-name="T1"> and</text:span><text:span text:style-name="T3"> St. Louis</text:span><text:span text:style-name="T1"> received the defiance reply signed by </text:span><text:span text:style-name="T1">Supreme Commander Robert Gordon. <text:s/></text:span><text:span text:style-name="T2"><text:s/>The </text:span><text:span text:style-name="T1">English, German, Austrian, and </text:span><text:span text:style-name="T1">Russians had never heard of this United States officer before.</text:span></text:p>
          </table:table-cell>
          <table:table-cell table:number-columns-repeated="1019"/>
        </table:table-row>
        <table:table-row table:style-name="ro70">
          <table:table-cell office:value-type="string">
            <text:p>30</text:p>
          </table:table-cell>
          <table:table-cell office:value-type="string">
            <text:p>338</text:p>
          </table:table-cell>
          <table:table-cell office:value-type="string">
            <text:p>October 21, 1931</text:p>
          </table:table-cell>
          <table:table-cell/>
          <table:table-cell office:value-type="string">
            <text:p>Enemy decided that the War Council should be held in the <text:span text:style-name="T5">City of Mexico</text:span>. <text:s/><text:span text:style-name="T2">It was </text:span><text:span text:style-name="T2">decided that the commanding </text:span><text:span text:style-name="T1">generals of all the allied enemy nations should </text:span><text:span text:style-name="T1">proceed at once to the City of Mexico to hold a council and decide what the wisest </text:span><text:span text:style-name="T1">and next move should be. They left in the dead hours of the night in the fastest </text:span><text:span text:style-name="T1">planes and those which could rise to the highest altitudes, enabling them to travel </text:span><text:span text:style-name="T1">noiselessly and at a height at which they could not be detected or captured. The </text:span><text:span text:style-name="T1">scouting and cruising planes were left to patrol the lines between Chicago, St. </text:span><text:span text:style-name="T1">Louis and New Orleans and watch for any move that might be made on the part of </text:span><text:span text:style-name="T1">the United States forces.</text:span></text:p>
          </table:table-cell>
          <table:table-cell table:number-columns-repeated="1019"/>
        </table:table-row>
        <table:table-row table:style-name="ro74">
          <table:table-cell office:value-type="string">
            <text:p>30</text:p>
          </table:table-cell>
          <table:table-cell office:value-type="string">
            <text:p>340</text:p>
          </table:table-cell>
          <table:table-cell office:value-type="string">
            <text:p>October 18, 1931</text:p>
          </table:table-cell>
          <table:table-cell/>
          <table:table-cell office:value-type="string">
            <text:p>The 15 day armistice expired on October 18, 1931.</text:p>
          </table:table-cell>
          <table:table-cell office:value-type="string">
            <text:p>Armistice expires.</text:p>
          </table:table-cell>
          <table:table-cell table:number-columns-repeated="1018"/>
        </table:table-row>
        <table:table-row table:style-name="ro69">
          <table:table-cell office:value-type="string">
            <text:p>30</text:p>
          </table:table-cell>
          <table:table-cell office:value-type="string">
            <text:p>341</text:p>
          </table:table-cell>
          <table:table-cell office:value-type="string">
            <text:p>Less than 30 days from the time the TTTA machines were ordered to be built. <text:s/>[Less than 30 days from approximately October 15, 1931].</text:p>
          </table:table-cell>
          <table:table-cell/>
          <table:table-cell table:style-name="ce109" office:value-type="string">
            <text:p>Less than 30 days from the time the TTTA machines were ordered to be built, they reported that the TTTA machines were completed and ready to test out. <text:s/>TTTA to be tested for short and long distance work.</text:p>
          </table:table-cell>
          <table:table-cell table:number-columns-repeated="1019"/>
        </table:table-row>
        <table:table-row table:style-name="ro79">
          <table:table-cell office:value-type="string">
            <text:p>30</text:p>
          </table:table-cell>
          <table:table-cell office:value-type="string">
            <text:p>341, 342</text:p>
          </table:table-cell>
          <table:table-cell office:value-type="string">
            <text:p>November 17, 1931</text:p>
          </table:table-cell>
          <table:table-cell/>
          <table:table-cell table:style-name="ce105" office:value-type="string">
            <text:p><text:span text:style-name="T1"><text:s/></text:span><text:span text:style-name="T1">Colonel Kennelworth arrived in Detroit on November 17th. The following day </text:span><text:span text:style-name="T1">tested out the Tunnel machines; reported to Supreme Commander Gordon that </text:span><text:span text:style-name="T2"><text:s/></text:span><text:span text:style-name="T2">they were working in fine shape and producing results </text:span><text:span text:style-name="T1">according to the plans. The </text:span><text:span text:style-name="T1">Supreme Commander then decided to go immediately to Detroit and establish one </text:span><text:span text:style-name="T1">of the machines at a base there and have Colonel Kennelworth take the other </text:span><text:span text:style-name="T1">machine to Cincinnati and set it up. The machine was transported secretly and </text:span><text:span text:style-name="T1">successfully to Cincinnati and set up in one of the largest buildings in the city.</text:span></text:p>
          </table:table-cell>
          <table:table-cell table:number-columns-repeated="1019"/>
        </table:table-row>
        <table:table-row table:style-name="ro68">
          <table:table-cell office:value-type="string">
            <text:p>30</text:p>
          </table:table-cell>
          <table:table-cell office:value-type="string">
            <text:p>342</text:p>
          </table:table-cell>
          <table:table-cell office:value-type="string">
            <text:p>November 20, 1931</text:p>
          </table:table-cell>
          <table:table-cell/>
          <table:table-cell office:value-type="string">
            <text:p>Supreme Commander Gordon and Colonel Kennelworth tested the Tunnel machines over this long distance [SCG in Detroit and Colonel Kennelworth in Cincinnati]. <text:s/><text:span text:style-name="T2"><text:s/>The machines were set to produce </text:span><text:span text:style-name="T1">a tunnel 100 yards wide at first </text:span><text:span text:style-name="T1">and were set in motion. The American scouting airplanes were sent off over a </text:span><text:span text:style-name="T1">described area and on entering between these lines found that they were in a </text:span><text:span text:style-name="T1">complete tunnel. They could travel quickly back and forth thru the Tunnel in the Air. </text:span><text:span text:style-name="T1">This was a great triumph.</text:span></text:p>
          </table:table-cell>
          <table:table-cell table:number-columns-repeated="1019"/>
        </table:table-row>
        <table:table-row table:style-name="ro66">
          <table:table-cell office:value-type="string">
            <text:p>30</text:p>
          </table:table-cell>
          <table:table-cell office:value-type="string">
            <text:p>342, 343</text:p>
          </table:table-cell>
          <table:table-cell office:value-type="string">
            <text:p>The night of November 19, 1931</text:p>
          </table:table-cell>
          <table:table-cell/>
          <table:table-cell table:style-name="ce105" office:value-type="string">
            <text:p><text:span text:style-name="T1"><text:s/></text:span><text:span text:style-name="T1">The Supreme War Council which had convened in Mexico City broke up and the </text:span><text:span text:style-name="T1">commanding generals returned to their vari</text:span><text:span text:style-name="T2"> ous posts around St. Louis and </text:span><text:span text:style-name="T2">Chicago. <text:s/></text:span></text:p>
          </table:table-cell>
          <table:table-cell table:number-columns-repeated="1019"/>
        </table:table-row>
        <table:table-row table:style-name="ro79">
          <table:table-cell office:value-type="string">
            <text:p>30</text:p>
          </table:table-cell>
          <table:table-cell office:value-type="string">
            <text:p>343</text:p>
          </table:table-cell>
          <table:table-cell office:value-type="string">
            <text:p>The morning of November 20, 1931</text:p>
          </table:table-cell>
          <table:table-cell/>
          <table:table-cell table:style-name="ce105" office:value-type="string">
            <text:p>Supreme Commander Gordon had his powerful Tel-Talk directed so that he would get all the conversation along the lines between Chicago, St. Louis and New Orleans. 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text:p>
          </table:table-cell>
          <table:table-cell table:number-columns-repeated="1019"/>
        </table:table-row>
        <table:table-row table:style-name="ro79">
          <table:table-cell office:value-type="string">
            <text:p>30</text:p>
          </table:table-cell>
          <table:table-cell office:value-type="string">
            <text:p>344</text:p>
          </table:table-cell>
          <table:table-cell office:value-type="string">
            <text:p>Near Thanksgiving</text:p>
          </table:table-cell>
          <table:table-cell/>
          <table:table-cell office:value-type="string">
            <text:p>When it was near Thanksgiving, he [RG] had a great desire that the battle should start around that time. <text:s/>Large electric <text:span text:style-name="T5">sign</text:span> is built with letters 20 feet high, “Detroit is ready – won't you come and take us we want to be your Thanksgiving turKEY”. <text:s/><text:span text:style-name="T2"><text:s/></text:span><text:span text:style-name="T2">The</text:span></text:p>
            <text:p><text:span text:style-name="T3">sign</text:span><text:span text:style-name="T1"> was placed on an airplane and lighted. This plane passed in full view of the </text:span><text:span text:style-name="T1">enemy's lines at St. Louis and Chicago. <text:s/></text:span><text:span text:style-name="T2"><text:s/>What the enemy thought of this, perhaps </text:span><text:span text:style-name="T1">no one will ever know. Colonel Manson later wrote that this electric sign put the </text:span><text:span text:style-name="T1">fear of God in the heart of the enemy.</text:span></text:p>
          </table:table-cell>
          <table:table-cell table:number-columns-repeated="1019"/>
        </table:table-row>
        <table:table-row table:style-name="ro81">
          <table:table-cell office:value-type="string">
            <text:p>30</text:p>
          </table:table-cell>
          <table:table-cell office:value-type="string">
            <text:p>344</text:p>
          </table:table-cell>
          <table:table-cell office:value-type="string">
            <text:p>Thanksgiving night, November 24, 1931</text:p>
          </table:table-cell>
          <table:table-cell/>
          <table:table-cell office:value-type="string">
            <text:p>Attack was ordered on <text:span text:style-name="T5">Detroit</text:span>.</text:p>
          </table:table-cell>
          <table:table-cell office:value-type="string">
            <text:p>First attack on Detroit.</text:p>
            <text:p/>
            <text:p>rluu: Note: Thanksgiving on this year was actually on November 26, 1931, not the 24th. <text:s/>My guess is it is to emphasize the "sign" and the word "key".</text:p>
          </table:table-cell>
          <table:table-cell table:number-columns-repeated="1018"/>
        </table:table-row>
        <table:table-row table:style-name="ro82">
          <table:table-cell office:value-type="string">
            <text:p>30</text:p>
          </table:table-cell>
          <table:table-cell office:value-type="string">
            <text:p>345-346</text:p>
          </table:table-cell>
          <table:table-cell office:value-type="string">
            <text:p>Just before 10:00 [pm, on November 24, 1931].</text:p>
          </table:table-cell>
          <table:table-cell/>
          <table:table-cell table:style-name="ce105" office:value-type="string">
            <text:p><text:s/>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text:s/>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text:p>
            <text:p>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 <text:s/>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unable to communicate with headquarters or make any move because the Tunnel was a complete vacuum and no plane could move in it except the American planes which understood the combination how to navigate thru the Tunnel.</text:p>
          </table:table-cell>
          <table:table-cell table:number-columns-repeated="1019"/>
        </table:table-row>
        <table:table-row table:style-name="ro77">
          <table:table-cell office:value-type="string">
            <text:p>30</text:p>
          </table:table-cell>
          <table:table-cell office:value-type="string">
            <text:p>347</text:p>
          </table:table-cell>
          <table:table-cell office:value-type="string">
            <text:p>After 12:00 [am, on November 25, 1931].</text:p>
          </table:table-cell>
          <table:table-cell/>
          <table:table-cell table:style-name="ce105" office:value-type="string">
            <text:p><text:span text:style-name="T1"><text:s/></text:span><text:span text:style-name="T1">After waiting till after 12 o'clock for further attacks and finding the air clear with no </text:span><text:span text:style-name="T1">signs of the enemy in sight, </text:span><text:span text:style-name="T2"><text:s/>he decided to retire and get some sleep. This was the </text:span><text:span text:style-name="T1">greatest day since the beginning of the war.</text:span></text:p>
          </table:table-cell>
          <table:table-cell table:number-columns-repeated="1019"/>
        </table:table-row>
        <table:table-row table:style-name="ro77">
          <table:table-cell office:value-type="string">
            <text:p>30</text:p>
          </table:table-cell>
          <table:table-cell office:value-type="string">
            <text:p>348</text:p>
          </table:table-cell>
          <table:table-cell office:value-type="string">
            <text:p>November 25, 1931</text:p>
          </table:table-cell>
          <table:table-cell/>
          <table:table-cell table:style-name="ce105" office:value-type="string">
            <text:p><text:span text:style-name="T5"><text:s/></text:span><text:span text:style-name="T13">November 25th, 1931, w</text:span>as a great day for the United States. They had more to be thankful for than any day since <text:span text:style-name="T5">November, 1918</text:span>, when the great World War had come to a close.</text:p>
          </table:table-cell>
          <table:table-cell table:number-columns-repeated="1019"/>
        </table:table-row>
        <table:table-row table:style-name="ro66">
          <table:table-cell office:value-type="string">
            <text:p>30</text:p>
          </table:table-cell>
          <table:table-cell office:value-type="string">
            <text:p>349</text:p>
          </table:table-cell>
          <table:table-cell office:value-type="string">
            <text:p>December 7, 1931</text:p>
          </table:table-cell>
          <table:table-cell/>
          <table:table-cell table:style-name="ce107" office:value-type="string">
            <text:p>Everything was quiet and no move or attack was made until December 7th, when the enemy held a council and decided that a gigantic attack on Detroit should be made.</text:p>
          </table:table-cell>
          <table:table-cell table:number-columns-repeated="1019"/>
        </table:table-row>
        <table:table-row table:style-name="ro83">
          <table:table-cell office:value-type="string">
            <text:p>30</text:p>
          </table:table-cell>
          <table:table-cell office:value-type="string">
            <text:p>349</text:p>
          </table:table-cell>
          <table:table-cell office:value-type="string">
            <text:p>About 3 o'clock in the afternoon [About 3:00 pm, December 7, 1931]</text:p>
          </table:table-cell>
          <table:table-cell/>
          <table:table-cell table:style-name="ce105" office:value-type="string">
            <text:p><text:span text:style-name="T1"><text:s/></text:span><text:span text:style-name="T1">About 3</text:span></text:p>
            <text:p><text:span text:style-name="T1">o'clock in the afternoon the enemy planes were seen approching [Detroit]</text:span></text:p>
            <text:p><text:span text:style-name="T2">from the East and West. <text:s/>He saw that this </text:span><text:span text:style-name="T29">was to be a gigantic attack </text:span><text:span text:style-name="T29">because there was a larger number of planes than they had used at </text:span><text:span text:style-name="T29">any time since the attack of Chicago. <text:s/></text:span><text:span text:style-name="T2"><text:s/>Before he could get the Tunnel </text:span><text:span text:style-name="T29">machines in working order and establish a wider range in the Tunnel </text:span><text:span text:style-name="T29">thru the Air, the enemy planes had begun dropping bombs on the </text:span><text:span text:style-name="T29">outskirts of the city and had destroyed many of the smaller buildings. </text:span><text:span text:style-name="T29">The United States planes were attacked and being unable to rise to </text:span><text:span text:style-name="T29">the heights at which the enemy planes were flying, a great many of </text:span><text:span text:style-name="T29">our planes went down, but </text:span><text:span text:style-name="T59">in a few minutes </text:span><text:span text:style-name="T29">the Tunnel thru the Air </text:span><text:span text:style-name="T29">was in working order and the enemy planes began to be drawn into </text:span><text:span text:style-name="T29">it. </text:span><text:span text:style-name="T59">Within less than an hour</text:span><text:span text:style-name="T29"> more than 2500 planes had been </text:span><text:span text:style-name="T29">captured.</text:span></text:p>
          </table:table-cell>
          <table:table-cell office:value-type="string">
            <text:p>Second attack on Detroit.</text:p>
          </table:table-cell>
          <table:table-cell table:number-columns-repeated="1018"/>
        </table:table-row>
        <table:table-row table:style-name="ro67">
          <table:table-cell office:value-type="string">
            <text:p>30</text:p>
          </table:table-cell>
          <table:table-cell office:value-type="string">
            <text:p>350</text:p>
          </table:table-cell>
          <table:table-cell office:value-type="string">
            <text:p>About 5 o'clock [About 5:00 pm, December 7, 1931]</text:p>
          </table:table-cell>
          <table:table-cell/>
          <table:table-cell table:style-name="ce107" office:value-type="string">
            <text:p><text:span text:style-name="T1"><text:s/></text:span><text:span text:style-name="T1">About 5 o'clock, the gigantic concentrated attack took place. It was estimated that </text:span><text:span text:style-name="T1">there were more than 25,000 planes of the enemy in this attack. They were </text:span><text:span text:style-name="T1">supported by about 10 supply ships which sailed at a great distance and were </text:span><text:span text:style-name="T1">attempting to anchor. <text:s/></text:span><text:span text:style-name="T2"><text:s/>Soon more than 10,000 of their planes had gone </text:span><text:span text:style-name="T1">into the </text:span><text:span text:style-name="T1">Tunnel never to return again. When this large fleet of planes went down and </text:span><text:span text:style-name="T1">evidently were no longer able to communicate with the giant supply ships which </text:span><text:span text:style-name="T1">were not yet anchored, the enemy quickly changed plans and the supply ships </text:span><text:span text:style-name="T1">sailed back toward Chicago, fol</text:span><text:span text:style-name="T2">lowed by the balance of the invading fleet which </text:span><text:span text:style-name="T2">had not </text:span><text:span text:style-name="T1">been captured. </text:span><text:span text:style-name="T2"><text:s/>United States had lost about 400 </text:span><text:span text:style-name="T1">of their best planes, but </text:span><text:span text:style-name="T1">had captured more than 12,000 of the enemy planes.</text:span></text:p>
          </table:table-cell>
          <table:table-cell table:number-columns-repeated="1019"/>
        </table:table-row>
        <table:table-row table:style-name="ro66">
          <table:table-cell office:value-type="string">
            <text:p>30</text:p>
          </table:table-cell>
          <table:table-cell office:value-type="string">
            <text:p>352</text:p>
          </table:table-cell>
          <table:table-cell office:value-type="string">
            <text:p>Morning of December 8, 1931</text:p>
          </table:table-cell>
          <table:table-cell/>
          <table:table-cell office:value-type="string">
            <text:p>Newspapers carried thruout the United States carried big headlines [about the second attack on Detroit].</text:p>
          </table:table-cell>
          <table:table-cell table:number-columns-repeated="1019"/>
        </table:table-row>
        <table:table-row table:style-name="ro69">
          <table:table-cell office:value-type="string">
            <text:p>30</text:p>
          </table:table-cell>
          <table:table-cell office:value-type="string">
            <text:p>353</text:p>
          </table:table-cell>
          <table:table-cell office:value-type="string">
            <text:p>December 25, 1931</text:p>
          </table:table-cell>
          <table:table-cell/>
          <table:table-cell table:style-name="ce107" office:value-type="string">
            <text:p><text:span text:style-name="T1"><text:s/></text:span><text:span text:style-name="T1">December 25th, 1931, arrived and the United States had much to be thankful for. </text:span><text:span text:style-name="T1">There was a great rejoicing and merry-making on Christmas. Supreme </text:span><text:span text:style-name="T1">Commander Gordon had a great Christmas. <text:s/></text:span><text:span text:style-name="T2"><text:s/>The Major </text:span><text:span text:style-name="T1">Electric Co. had been </text:span><text:span text:style-name="T1">working on the process for making planes invisible and reported to him that they </text:span><text:span text:style-name="T1">had completed the process according to his plans and that it was a success.</text:span></text:p>
          </table:table-cell>
          <table:table-cell table:number-columns-repeated="1019"/>
        </table:table-row>
        <table:table-row table:style-name="ro84">
          <table:table-cell office:value-type="string">
            <text:p>30</text:p>
          </table:table-cell>
          <table:table-cell office:value-type="string">
            <text:p>354</text:p>
          </table:table-cell>
          <table:table-cell office:value-type="string">
            <text:p>January 1, 1932</text:p>
          </table:table-cell>
          <table:table-cell/>
          <table:table-cell table:style-name="ce105" office:value-type="string">
            <text:p><text:s/>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invisible. He was now in position to construct a Tunnel thru the Air from New York to Europe and sail the "Marie" in safety thru it, then rise to a height of 20 to 50 miles over any of the cities, anchor and start destruction.</text:p>
          </table:table-cell>
          <table:table-cell table:number-columns-repeated="1019"/>
        </table:table-row>
        <table:table-row table:style-name="ro69">
          <table:table-cell office:value-type="string">
            <text:p>30</text:p>
          </table:table-cell>
          <table:table-cell office:value-type="string">
            <text:p>355</text:p>
          </table:table-cell>
          <table:table-cell office:value-type="string">
            <text:p>February 15, 1932</text:p>
          </table:table-cell>
          <table:table-cell/>
          <table:table-cell table:style-name="ce107" office:value-type="string">
            <text:p><text:span text:style-name="T1"><text:s/></text:span><text:span text:style-name="T1">February 15, 1932 -- Supreme Commander Gordon was informed by the Henry </text:span><text:span text:style-name="T1">Motor Co. and Major Electric Co. that the Tunnel machines were completed, that </text:span><text:span text:style-name="T1">gas-distributing machines and equipment for sending airplanes by radio ray without </text:span><text:span text:style-name="T1">an aviator to distribute the sleeping gas were ready for delivery. </text:span><text:span text:style-name="T2"><text:s/>Two more </text:span><text:span text:style-name="T1">"Demon of Death" machines were ready and ordered </text:span><text:span text:style-name="T2">sent to Washington and </text:span><text:span text:style-name="T2">Boston.</text:span></text:p>
          </table:table-cell>
          <table:table-cell table:number-columns-repeated="1019"/>
        </table:table-row>
        <table:table-row table:style-name="ro78">
          <table:table-cell office:value-type="string">
            <text:p>31</text:p>
          </table:table-cell>
          <table:table-cell office:value-type="string">
            <text:p>357</text:p>
          </table:table-cell>
          <table:table-cell office:value-type="string">
            <text:p>April 1, 1932</text:p>
          </table:table-cell>
          <table:table-cell/>
          <table:table-cell table:style-name="ce107" office:value-type="string">
            <text:p><text:span text:style-name="T1">April 1, 1932 arrived and no attack had been made. The enemy was evidently </text:span><text:span text:style-name="T1">making gigantic preparations for an attack and Supreme Commander Gordon </text:span><text:span text:style-name="T1">decided to make the first move. He then sent instructions to France to begin </text:span><text:span text:style-name="T1">attacking England and Germany again. France was well prepared with a large </text:span><text:span text:style-name="T1">number of airplanes. The attack started and they were successful. </text:span><text:span text:style-name="T2"><text:s/></text:span><text:span text:style-name="T1">Spain and </text:span><text:span text:style-name="T1">Japan ordered their reserve planes from home to England and Germany to help </text:span><text:span text:style-name="T1">fight France. The "Tel- Talk" recorded that a large fleet of planes had been sent </text:span><text:span text:style-name="T1">across the Atlantic to attack France. Supreme Commander Gordon ordered the </text:span><text:span text:style-name="T1">French to go out and meet the attack. A great battle raged over the Atlantic for </text:span><text:span text:style-name="T1">hours with the French winning. Thousands of the enemy planes went down into the </text:span><text:span text:style-name="T1">ocean. The Spanish and Japanese withdrew. This stopped Germany and England </text:span><text:span text:style-name="T1">from striking back at France.</text:span></text:p>
          </table:table-cell>
          <table:table-cell office:value-type="string">
            <text:p>France attacks England and Germany again.</text:p>
          </table:table-cell>
          <table:table-cell table:number-columns-repeated="1018"/>
        </table:table-row>
        <table:table-row table:style-name="ro69">
          <table:table-cell office:value-type="string">
            <text:p>31</text:p>
          </table:table-cell>
          <table:table-cell office:value-type="string">
            <text:p>358</text:p>
          </table:table-cell>
          <table:table-cell office:value-type="string">
            <text:p>June 1932</text:p>
          </table:table-cell>
          <table:table-cell/>
          <table:table-cell table:style-name="ce105" office:value-type="string">
            <text:p><text:s/>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Demon of Death," awaiting the attack upon New York.</text:p>
          </table:table-cell>
          <table:table-cell table:number-columns-repeated="1019"/>
        </table:table-row>
        <table:table-row table:style-name="ro79">
          <table:table-cell office:value-type="string">
            <text:p>31</text:p>
          </table:table-cell>
          <table:table-cell office:value-type="string">
            <text:p>358</text:p>
          </table:table-cell>
          <table:table-cell office:value-type="string">
            <text:p>June 6, 1932</text:p>
          </table:table-cell>
          <table:table-cell/>
          <table:table-cell table:style-name="ce105" office:value-type="string">
            <text:p><text:s/>On June 6th, the enemy attacked Boston. The planes came in large numbers from every side, some from across the water, some from the North and West. Colonel Kennelworth let them approach within a reasonable distance and then turned loose the sleeping gas among all the enemy planes. The aviators immediately went to sleep and the planes all dropped slowly to the earth and some landed on the water and were not damaged. Hundreds after hundreds of planes followed up, each one sharing the same fate. Of all the planes sent out by the enemy, not one returned.</text:p>
          </table:table-cell>
          <table:table-cell office:value-type="string">
            <text:p>Attack on Boston.</text:p>
          </table:table-cell>
          <table:table-cell table:number-columns-repeated="1018"/>
        </table:table-row>
        <table:table-row table:style-name="ro85">
          <table:table-cell office:value-type="string">
            <text:p>31</text:p>
          </table:table-cell>
          <table:table-cell office:value-type="string">
            <text:p>359</text:p>
          </table:table-cell>
          <table:table-cell office:value-type="string">
            <text:p>Night of June 7, 1932</text:p>
          </table:table-cell>
          <table:table-cell/>
          <table:table-cell table:style-name="ce105" office:value-type="string">
            <text:p><text:span text:style-name="T1"><text:s/></text:span><text:span text:style-name="T1">On the night of June 7th, Supreme Commander Gordon had grown tired from his </text:span><text:span text:style-name="T1">long vigil waiting for an attack upon New York. He placed Colonel Edna </text:span><text:span text:style-name="T1">Kennelworth in charge of the "Demon of Death" while </text:span><text:span text:style-name="T2"><text:s/>he went to get a few hours' </text:span><text:span text:style-name="T2">sleep. While he was sleeping, </text:span><text:span text:style-name="T1">the "Tel-Talk" machine and the secret radio </text:span><text:span text:style-name="T1">communicator began to work. Colonel Edna Kennelworth listened in and soon had </text:span><text:span text:style-name="T1">the plans of the enemy. She knew that Supreme Commander Gordon needed rest </text:span><text:span text:style-name="T1">and she did not awaken him until early next morning. When he entered the </text:span><text:span text:style-name="T1">headquarters on top of the Mammouth Building, she saluted him and said, </text:span><text:span text:style-name="T1">"Supreme Commander Gordon, this is going to be a great birthday or you. The </text:span><text:span text:style-name="T1">enemy is going to attack New York City with probably 100,000 airplanes and you </text:span><text:span text:style-name="T1">and I are alone to defend it. It will be the day of all days for you." He replied: "I had </text:span><text:span text:style-name="T1">forgotten all about my birthday. We have been so busy preparing for the final </text:span><text:span text:style-name="T1">attacks of the enemy that I have had no time to think of myself." She reminded him </text:span><text:span text:style-name="T1">that five years ago he arrived in New York just after his birthday, then of the </text:span><text:span text:style-name="T1">birthday parties that they had had since and that always something unusual </text:span><text:span text:style-name="T1">happened around his birthday.</text:span></text:p>
          </table:table-cell>
          <table:table-cell table:number-columns-repeated="1019"/>
        </table:table-row>
        <table:table-row table:style-name="ro86">
          <table:table-cell office:value-type="string">
            <text:p>31</text:p>
          </table:table-cell>
          <table:table-cell office:value-type="string">
            <text:p>361</text:p>
          </table:table-cell>
          <table:table-cell office:value-type="string">
            <text:p>8 o'clock on the evening of June 8, [1932]</text:p>
          </table:table-cell>
          <table:table-cell/>
          <table:table-cell table:style-name="ce107" office:value-type="string">
            <text:p><text:span text:style-name="T1"><text:s/></text:span><text:span text:style-name="T1">At 8 o'clock on the evening of June 8th, Supreme Commander Gordon stood near </text:span><text:span text:style-name="T1">the "Demon of Death" watching his different instruments and soon noticed on the </text:span><text:span text:style-name="T1">other side of the room the radio interceptor start to work. He stepped up to it and </text:span><text:span text:style-name="T1">listened, caught the orders going from the different enemy headquarters, giving </text:span><text:span text:style-name="T1">instructions for the combined attack on New York City at 10 o'clock that night. He </text:span><text:span text:style-name="T1">immediately gave instructions for all the electric lights to be kept on all night and all </text:span><text:span text:style-name="T1">buildings to be well lighted to show his confidence and let the enemy know that he </text:span><text:span text:style-name="T1">expected the attack. Colonel Edna Kennelworth was ordered to instruct all army </text:span><text:span text:style-name="T1">headquarters to send radio messages to the enemy that Supreme Commander </text:span><text:span text:style-name="T1">Gordon had ordered the City of New York and all buildings lighted up for the night </text:span><text:span text:style-name="T1">so that they would not miss the city </text:span><text:span text:style-name="T2">and that he awaited their coming with pleasure. </text:span><text:span text:style-name="T2">Asked </text:span><text:span text:style-name="T1">them not to overlook the Mammouth Building which was 110 stories high; </text:span><text:span text:style-name="T1">that he would he there alone, waiting for them to destroy the building.</text:span></text:p>
          </table:table-cell>
          <table:table-cell table:number-columns-repeated="1019"/>
        </table:table-row>
        <table:table-row table:style-name="ro78">
          <table:table-cell office:value-type="string">
            <text:p>31</text:p>
          </table:table-cell>
          <table:table-cell office:value-type="string">
            <text:p>362</text:p>
          </table:table-cell>
          <table:table-cell office:value-type="string">
            <text:p>10 minutes after 10 o'clock [pm, June 8, 1932]</text:p>
          </table:table-cell>
          <table:table-cell/>
          <table:table-cell table:style-name="ce105" office:value-type="string">
            <text:p><text:s/>About 10 minutes after 10 o'clock, Supreme Commander Gordon sighted the first airplane of the fleet approaching 40 or 50 miles up the Hudson River. He watched them until they got within about 20 miles of New York City, near Yonkers, then he slowly swung the "Demon of Death" around on the revolving base and turned on the rays, at the same time starting the sleeping gas machine working. He swept the territory for 50 or 60 miles in every direction, and as the rays from the "Demon of Death" struck the enemy planes, their motors leaped into a liquid flame. Supreme Commander Gordon saw that the "Demon of Death" was doing its work so he pressed a button and Colonel Edna Kennelworth appeared.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YC, wave 1 (North).</text:p>
          </table:table-cell>
          <table:table-cell table:number-columns-repeated="1018"/>
        </table:table-row>
        <table:table-row table:style-name="ro79">
          <table:table-cell office:value-type="string">
            <text:p>31</text:p>
          </table:table-cell>
          <table:table-cell office:value-type="string">
            <text:p>362</text:p>
          </table:table-cell>
          <table:table-cell office:value-type="string">
            <text:p>A few minutes after the Northern army was wiped out [June 8, 1932]</text:p>
          </table:table-cell>
          <table:table-cell/>
          <table:table-cell table:style-name="ce107" office:value-type="string">
            <text:p><text:span text:style-name="T1"><text:s/></text:span><text:span text:style-name="T1">A few minutes after the Northern army was wiped out, the signal came that a great </text:span><text:span text:style-name="T1">fleet of airplanes was making its way across Long Island Sound. Supreme </text:span><text:span text:style-name="T2">Commander Gordon swung the "Demon of Death" </text:span><text:span text:style-name="T1">around and watched the </text:span><text:span text:style-name="T1">approach of the enemy planes as they came out from the Atlantic Ocean and </text:span><text:span text:style-name="T1">crossed Fire Island. He let them get within 30 to 40 miles as they came up across </text:span><text:span text:style-name="T1">the Great South Bay, then he again turned loose the "Demon of Death." Swiftly the </text:span><text:span text:style-name="T1">planes went down in flames, ending the attack from the ocean. <text:s/></text:span><text:span text:style-name="T2"><text:s/></text:span></text:p>
          </table:table-cell>
          <table:table-cell office:value-type="string">
            <text:p>Attack on NYC, wave 2 (East).</text:p>
          </table:table-cell>
          <table:table-cell table:number-columns-repeated="1018"/>
        </table:table-row>
        <table:table-row table:style-name="ro70">
          <table:table-cell office:value-type="string">
            <text:p>31</text:p>
          </table:table-cell>
          <table:table-cell table:style-name="Default" office:value-type="float" office:value="362">
            <text:p>362</text:p>
          </table:table-cell>
          <table:table-cell table:style-name="ce98" office:value-type="string">
            <text:p>A little while later [no timestamp given, but it is after 10:10 pm, on June 8, 1932].</text:p>
          </table:table-cell>
          <table:table-cell table:style-name="Default"/>
          <table:table-cell table:style-name="ce110" office:value-type="string">
            <text:p><text:span text:style-name="T6">He watched a little while longer and saw across </text:span><text:span text:style-name="T32">Staten Island another flock of </text:span><text:span text:style-name="T32">planes which he knew was coming from Southern headquarters. He called Colonel </text:span><text:span text:style-name="T32">Edna Kennelworth and said: "This time you may operate 'Spitfire' and destroy the </text:span><text:span text:style-name="T32">Southern wing." She was a little nervous at first but knowing what this great </text:span><text:span text:style-name="T32">machine could do, she turned it on, slowly lowered and raised it, moving to the </text:span><text:span text:style-name="T32">right and left, until she gauged the distance of the approaching planes. One by one </text:span><text:span text:style-name="T32">she saw their motors turn to liquid fire and sink to the earth. Turning to Supreme </text:span><text:span text:style-name="T32">Commander Gordon she said, "Look." He focused his powerful glasses toward the </text:span><text:span text:style-name="T32">South and saw that the air was clear.</text:span></text:p>
          </table:table-cell>
          <table:table-cell office:value-type="string">
            <text:p>Attack on NYC, wave 3 (South).</text:p>
          </table:table-cell>
          <table:table-cell table:number-columns-repeated="1018"/>
        </table:table-row>
        <table:table-row table:style-name="ro71">
          <table:table-cell office:value-type="string">
            <text:p>31</text:p>
          </table:table-cell>
          <table:table-cell office:value-type="string">
            <text:p>365</text:p>
          </table:table-cell>
          <table:table-cell office:value-type="string">
            <text:p>About 12 o'clock [am, June 9, 1932]</text:p>
          </table:table-cell>
          <table:table-cell/>
          <table:table-cell table:style-name="ce111" office:value-type="string">
            <text:p><text:span text:style-name="T1"><text:s/></text:span><text:span text:style-name="T1">About the time that Colonel Kennelworth was transferred from Cincinnati to </text:span><text:span text:style-name="T1">Boston, General Pearson had been sent to Cincinnati to operate the Tunnel </text:span><text:span text:style-name="T1">machine from there. Immediately before the final attack on New York City, </text:span><text:span text:style-name="T1">Supreme Commander Gordon ordered General Pearson to swing the Tunnel </text:span><text:span text:style-name="T1">machine to the East and establish a Tunnel thru the Air between New York and </text:span><text:span text:style-name="T1">Cincinnati, informing him that the expected the final attack upon New York would </text:span><text:span text:style-name="T1">come over the mountains of Pennsylvania and that this final attack would be from </text:span><text:span text:style-name="T1">the West; that he wanted a Tunnel thru the Air at least 30 miles wide so that he </text:span><text:span text:style-name="T1">could protect </text:span><text:span text:style-name="T18">the Jersey shores and prevent the attack upon New <text:s/>York City. In a </text:span><text:span text:style-name="T18">few minutes a test was made and the Tunnel was ready to receive the invading </text:span><text:span text:style-name="T18">army of planes and airships. He knew that New York was now safe and awaited </text:span><text:span text:style-name="T18">the final combined attack of the Enemy planes that would come across from St. </text:span><text:span text:style-name="T18">Louis and Chicago to meet on the Western side of the Hudson River. <text:s/></text:span><text:s/><text:span text:style-name="T5">About 12 </text:span><text:span text:style-name="T5">o'clock</text:span> he sighted the enemy planes across the Western coast of Jersey moving in triangle form, and knew that it was the combined forces with probably more than 50,000 planes ready for the final attack.</text:p>
          </table:table-cell>
          <table:table-cell office:value-type="string">
            <text:p>Attack on NYC, wave 4 (West).</text:p>
          </table:table-cell>
          <table:table-cell table:number-columns-repeated="1018"/>
        </table:table-row>
        <table:table-row table:style-name="ro87">
          <table:table-cell office:value-type="string">
            <text:p>31</text:p>
          </table:table-cell>
          <table:table-cell office:value-type="string">
            <text:p>366</text:p>
          </table:table-cell>
          <table:table-cell office:value-type="string">
            <text:p>At 12:30 [am, June 9, 1932]</text:p>
          </table:table-cell>
          <table:table-cell/>
          <table:table-cell table:style-name="ce105" office:value-type="string">
            <text:p><text:span text:style-name="T1"><text:s/></text:span><text:span text:style-name="T1">At 12:30 the sky in the West was clear and there was not an enemy plane in sight </text:span><text:span text:style-name="T1">in any direction. During </text:span><text:span text:style-name="T2"><text:s/>the minutes of the final battle Supreme Commander </text:span><text:span text:style-name="T1">Gordon had remained as motionless as a statue, standing with his hand upon the </text:span><text:span text:style-name="T1">levers of the Tunnel machine, with the powerful searchlights playing upon the </text:span><text:span text:style-name="T1">enemy planes, and watching thru his field glasses the planes as they dived swiftly </text:span><text:span text:style-name="T1">into the Tunnel thru the Air after the aviators inhaled the sleeping gas. When the </text:span><text:span text:style-name="T1">last plane had landed safely in the Tunnel, his features relaxed and his face </text:span><text:span text:style-name="T1">showed a smile of victory. His first thought was of Marie, his next thought was of </text:span><text:span text:style-name="T1">his old friend Walter Kennelworth. He sent the first message of the victory over his </text:span><text:span text:style-name="T1">secret radio to him. "The enemy has attacked New York from four sides, more than </text:span><text:span text:style-name="T1">100,000 strong. The 'Demon of Death' has done its work. The Tunnel machines </text:span><text:span text:style-name="T1">have performed a miracle. More than 50,000 aviators are sleeping in our nets. </text:span><text:span text:style-name="T1">Your great discovery has made this a painless victory.</text:span></text:p>
          </table:table-cell>
          <table:table-cell office:value-type="string">
            <text:p>NYC skies are now clear; no enemy planes in sight in any direction.</text:p>
          </table:table-cell>
          <table:table-cell table:number-columns-repeated="1018"/>
        </table:table-row>
        <table:table-row table:style-name="ro66">
          <table:table-cell office:value-type="string">
            <text:p>31</text:p>
          </table:table-cell>
          <table:table-cell table:style-name="Default" office:value-type="string">
            <text:p>368-374</text:p>
          </table:table-cell>
          <table:table-cell table:style-name="Default" office:value-type="string">
            <text:p>None given.</text:p>
          </table:table-cell>
          <table:table-cell table:style-name="Default"/>
          <table:table-cell table:style-name="ce98" office:value-type="string">
            <text:p>References to Ezekiel and Daniel in relation to the war, and war events.</text:p>
          </table:table-cell>
          <table:table-cell office:value-type="string">
            <text:p>TODO: Re-read this section carefully later and take notes.</text:p>
          </table:table-cell>
          <table:table-cell table:number-columns-repeated="1018"/>
        </table:table-row>
        <table:table-row table:style-name="ro79">
          <table:table-cell office:value-type="string">
            <text:p>32</text:p>
          </table:table-cell>
          <table:table-cell office:value-type="string">
            <text:p>375</text:p>
          </table:table-cell>
          <table:table-cell office:value-type="string">
            <text:p>About 4:00 am [June 9, 1932]</text:p>
          </table:table-cell>
          <table:table-cell/>
          <table:table-cell table:style-name="ce105" office:value-type="string">
            <text:p><text:span text:style-name="T1">About 4 a.m. the President of the United States landed on the Mammouth Building </text:span><text:span text:style-name="T1">in New</text:span></text:p>
            <text:p><text:span text:style-name="T1">York and was taken down in the elevator to the 110th floor to Supreme </text:span><text:span text:style-name="T1">Commander Gordon's office. He found Colonel Edna Kennelworth sentinel at the </text:span><text:span text:style-name="T1">door. She had met the President before and after saluting him asked if he wished </text:span><text:span text:style-name="T1">to see Supreme Commander Gordon. He replied that he did and she immediately </text:span><text:span text:style-name="T1">conducted him to his private office.</text:span></text:p>
          </table:table-cell>
          <table:table-cell table:number-columns-repeated="1019"/>
        </table:table-row>
        <table:table-row table:style-name="ro88">
          <table:table-cell/>
          <table:table-cell office:value-type="string">
            <text:p>379</text:p>
          </table:table-cell>
          <table:table-cell office:value-type="string">
            <text:p>Afternoon of June 9, [1932]</text:p>
          </table:table-cell>
          <table:table-cell/>
          <table:table-cell office:value-type="string">
            <text:p><text:span text:style-name="T1"><text:s/></text:span><text:span text:style-name="T1">On the afternoon of June 9th, when not a word had been heard from any of the </text:span><text:span text:style-name="T1">ships or planes sent out the night before to destroy New York City, the Allied </text:span><text:span text:style-name="T1">Enemy headquarters were in gloom. Hope was giving way to despair. They feared </text:span><text:span text:style-name="T1">that the disaster at Detroit and Boston had been repeated. General Nagato was </text:span><text:span text:style-name="T1">communicated with and his reply was: "This is a great disappointment. We had all </text:span><text:span text:style-name="T1">hoped that New York could be destroyed or captured and this would mean the end </text:span><text:span text:style-name="T1">of the war. It now seems our hopes are blasted. Some devilish invention by the </text:span><text:span text:style-name="T1">Americans is being used to destroy or capture our ships. Their success seems to </text:span><text:span text:style-name="T1">be so complete that it is almost unbelievable. Not </text:span><text:span text:style-name="T2"><text:s/>one report from any man or ship </text:span><text:span text:style-name="T2">has been heard since </text:span><text:span text:style-name="T1">we attacked Boston. Now, if the </text:span><text:span text:style-name="T3">flower</text:span><text:span text:style-name="T1"> of our army has been </text:span><text:span text:style-name="T1">lost in this attack against New York, our cause seems hopeless. The facts are </text:span><text:span text:style-name="T1">desperate but we must face them. Let no further move be made until we know </text:span><text:span text:style-name="T1">more about what the Yankees have." Supreme Commander Gordon had made up </text:span><text:span text:style-name="T1">his mind that he would keep everything secret and not let the enemy know </text:span><text:span text:style-name="T1">anything, but he dispatched a message by radio to enemy headquarters reading: </text:span><text:span text:style-name="T1">“Very much disappointed. Lost a good night's sleep last night waiting for your army </text:span><text:span text:style-name="T1">to take New York Citv. When may</text:span></text:p>
            <text:p><text:span text:style-name="T1">we expect the pleasure of a visit from your planes?” This mysterious message was </text:span><text:span text:style-name="T1">as much a mystery to the enemy as the letter that Robert found on the street in </text:span><text:span text:style-name="T1">Paris was to him. The fleet sent out to attack Boston had never returned and no </text:span><text:span text:style-name="T1">word had ever been heard of them. France had been instructed by Supreme </text:span><text:span text:style-name="T1">Commander Gordon to cease attacking and await further instructions. Everything </text:span><text:span text:style-name="T1">was quiet on the other side and Germany and England were awaiting reports of the </text:span><text:span text:style-name="T1">success of the campaign of the United States before making further attacks on </text:span><text:span text:style-name="T1">France.</text:span></text:p>
          </table:table-cell>
          <table:table-cell table:number-columns-repeated="1019"/>
        </table:table-row>
        <table:table-row table:style-name="ro84">
          <table:table-cell/>
          <table:table-cell office:value-type="string">
            <text:p>380</text:p>
          </table:table-cell>
          <table:table-cell office:value-type="string">
            <text:p>Morning of June 13, [1932]</text:p>
          </table:table-cell>
          <table:table-cell/>
          <table:table-cell table:style-name="ce105" office:value-type="string">
            <text:p><text:span text:style-name="T1"><text:s/></text:span><text:span text:style-name="T1">On the morning of June 13th the aviators who had been put to sleep by the </text:span><text:span text:style-name="T1">sleeping gas around Boston, awoke. They were feeling good. They knew that </text:span><text:span text:style-name="T1">something had put them to sleep suddenly but did not know that </text:span><text:span text:style-name="T3">they had slept </text:span><text:span text:style-name="T3">seven days and nights</text:span><text:span text:style-name="T1"> instead of one night. Instructions by Supreme </text:span><text:span text:style-name="T1">Commander Gordon had been given that no harm should be done any of the </text:span><text:span text:style-name="T1">aviators when they awoke. Scouting planes were sent out by the United States </text:span><text:span text:style-name="T1">Army to capture the aviators </text:span><text:span text:style-name="T2"><text:s/>when they awoke or started to drive their planes </text:span><text:span text:style-name="T2">away, </text:span><text:span text:style-name="T1">but a few of the planes were permitted to escape and return to the </text:span><text:span text:style-name="T1">headquarters of the enemy. When they reported that while they were attacking </text:span><text:span text:style-name="T1">Boston the night before, they suddenly went to sleep and the planes dropped to the </text:span><text:span text:style-name="T1">earth and water, they were informed by the Commanders that they had been away </text:span><text:span text:style-name="T1">one week.</text:span></text:p>
          </table:table-cell>
          <table:table-cell table:number-columns-repeated="1019"/>
        </table:table-row>
        <table:table-row table:style-name="ro70">
          <table:table-cell/>
          <table:table-cell office:value-type="string">
            <text:p>381</text:p>
          </table:table-cell>
          <table:table-cell office:value-type="string">
            <text:p>June 16, [1932] to June 21, [1932]</text:p>
          </table:table-cell>
          <table:table-cell/>
          <table:table-cell table:style-name="ce105" office:value-type="string">
            <text:p><text:span text:style-name="T1"><text:s/></text:span><text:span text:style-name="T1">They waited until the </text:span><text:span text:style-name="T3">16th day of June</text:span><text:span text:style-name="T1">, thinking that if their aviators had been put </text:span><text:span text:style-name="T1">to sleep</text:span></text:p>
            <text:p><text:span text:style-name="T1">there some of them would return. When none of them returned by the</text:span><text:span text:style-name="T3"> 21st of the </text:span><text:span text:style-name="T3">month </text:span><text:span text:style-name="T1">and no word was received, they knew that the fleet had been destroyed or </text:span><text:span text:style-name="T1">captured and that their army had been greatly weakened, but still they held the </text:span><text:span text:style-name="T1">Pacific Coast and controlled New Orleans, St. Louis, and Chicago and their </text:span><text:span text:style-name="T1">Western lines were unbroken. After holding a conference, they decided to adopt a </text:span><text:span text:style-name="T1">waiting attitude for a time and see what the next move of the United States would </text:span><text:span text:style-name="T1">be.</text:span></text:p>
          </table:table-cell>
          <table:table-cell table:number-columns-repeated="1019"/>
        </table:table-row>
        <table:table-row table:style-name="ro80">
          <table:table-cell/>
          <table:table-cell office:value-type="string">
            <text:p>382</text:p>
          </table:table-cell>
          <table:table-cell office:value-type="string">
            <text:p>Early part of July [1932]</text:p>
          </table:table-cell>
          <table:table-cell/>
          <table:table-cell table:style-name="ce105" office:value-type="string">
            <text:p><text:span text:style-name="T1">Time drifted along until the early part of July without any further attack by the </text:span><text:span text:style-name="T1">enemy, but Supreme Commander Gordon believed that they would make another </text:span><text:span text:style-name="T1">attack soon before giving up. He was simply watching and waiting, biding his time. </text:span><text:span text:style-name="T1">The United States Army scouting planes reported that the enemy scouts were </text:span><text:span text:style-name="T1">going out more frequently each night and some of them had been seen 50,000 or </text:span><text:span text:style-name="T1">60,000 feet in the air. They thought that they were getting ready to make another </text:span><text:span text:style-name="T1">attack and were trying to get a line on what the United States forces were planning </text:span><text:span text:style-name="T1">to do. The Supreme Commander went to Washington to test out the "Demon of </text:span><text:span text:style-name="T1">Death" which had been installed in the Capitol Building and found it in good </text:span><text:span text:style-name="T1">working order. A sleeping gas distributing machine and the Tunnel machine had </text:span><text:span text:style-name="T1">been set up there and he also tested them out. In view of the splendid work done </text:span><text:span text:style-name="T1">by Colonel Edna Kennelworth at the time of the attack on New York City, Supreme </text:span><text:span text:style-name="T1">Commander Gordon decided to send her to Washington and put her in charge of </text:span><text:span text:style-name="T1">the sleeping gas distributing machine, the "Demon of Death," and the Tunnel </text:span><text:span text:style-name="T1">machine. He instructed her that if an attack came upon Washington, she was not to </text:span><text:span text:style-name="T1">use the "Demon of Death" unless the sleeping gas failed or they</text:span><text:span text:style-name="T2"> failed to get the </text:span><text:span text:style-name="T2">enemy aviators into the Tunnel thru </text:span><text:span text:style-name="T1">the Air.</text:span></text:p>
          </table:table-cell>
          <table:table-cell table:number-columns-repeated="1019"/>
        </table:table-row>
        <table:table-row table:style-name="ro74">
          <table:table-cell/>
          <table:table-cell office:value-type="string">
            <text:p>383</text:p>
          </table:table-cell>
          <table:table-cell office:value-type="string">
            <text:p>July 2, 1932</text:p>
          </table:table-cell>
          <table:table-cell/>
          <table:table-cell table:style-name="ce107" office:value-type="string">
            <text:p><text:s/>Colonel Edna Kennelworth went to Washington. She arrived there on July 2nd.</text:p>
          </table:table-cell>
          <table:table-cell table:number-columns-repeated="1019"/>
        </table:table-row>
        <table:table-row table:style-name="ro84">
          <table:table-cell/>
          <table:table-cell office:value-type="string">
            <text:p>384</text:p>
          </table:table-cell>
          <table:table-cell office:value-type="string">
            <text:p>July 4, 1932</text:p>
          </table:table-cell>
          <table:table-cell/>
          <table:table-cell table:style-name="ce105" office:value-type="string">
            <text:p><text:span text:style-name="T1"><text:s/></text:span><text:span text:style-name="T1">The enemy was losing confidence and decided to risk 50,000 planes, the best that </text:span><text:span text:style-name="T1">they had, on a concerted attack upon Washington. They figured that if they could </text:span><text:span text:style-name="T1">take the Capitol, it would be a telling blow and help them on to further victory. This </text:span><text:span text:style-name="T1">was to be a supreme test and they decided to make the attack in </text:span><text:span text:style-name="T2"><text:s/>broad daylight </text:span><text:span text:style-name="T2">because they thought it would be a surprise</text:span></text:p>
            <text:p><text:span text:style-name="T1">and there would be more people on the street, and the attack would have a greater </text:span><text:span text:style-name="T1">demoralizing effect on the people thruout the country. July 4th, Independence Day, </text:span><text:span text:style-name="T1">was the time selected for the attack. The plan was to send one fleet up the </text:span><text:span text:style-name="T1">Potomac, have another fleet come down the Potomac from the North and </text:span><text:span text:style-name="T1">Northwest and the third wing come across by Baltimore.</text:span></text:p>
          </table:table-cell>
          <table:table-cell office:value-type="string">
            <text:p>Attack on Washington. <text:s/>Enemy plans to send 3 fleets.</text:p>
          </table:table-cell>
          <table:table-cell table:number-columns-repeated="1018"/>
        </table:table-row>
        <table:table-row table:style-name="ro89">
          <table:table-cell/>
          <table:table-cell office:value-type="string">
            <text:p>384</text:p>
          </table:table-cell>
          <table:table-cell office:value-type="string">
            <text:p>July 4, 1932</text:p>
          </table:table-cell>
          <table:table-cell/>
          <table:table-cell table:style-name="ce105" office:value-type="string">
            <text:p><text:span text:style-name="T1"><text:s/></text:span><text:span text:style-name="T1">Colonel Edna Kennelworth was on duty when the Tel-Talk buzzed and a scouting </text:span><text:span text:style-name="T1">plane reported to her that the enemy were approaching in large numbers up the </text:span><text:span text:style-name="T1">Potomac. She had never operated the sleeping gas machine in daylight before, but </text:span><text:span text:style-name="T1">knew that it would work just as effectively. Having seen the attack upon New York </text:span><text:span text:style-name="T1">and knowing how swiftly one attack followed the other, she realized that she must </text:span><text:span text:style-name="T1">work fast. She adjusted the gas machine toward the enemy approaching down the </text:span><text:span text:style-name="T1">Potomac and set it for a certain range, about 75 miles. She looked thru her </text:span><text:span text:style-name="T1">telescope and saw the enemy when they were about 50 miles away and decided to </text:span><text:span text:style-name="T1">let go the sleeping gas. She swept it quickly right and left and in the glistening </text:span><text:span text:style-name="T1">sunshine saw hundreds of planes going down. In fifteen minutes the entire fleet </text:span><text:span text:style-name="T1">was safely asleep in the Tunnel thru the Air. By this time report came that another </text:span><text:span text:style-name="T1">fleet was making from Baltimore in a direct line for Washington. She set the </text:span><text:span text:style-name="T1">machine again, looked thru her powerful glass and saw the enemy approachingg. </text:span><text:span text:style-name="T1">She started discharging the gas, and in twelve minutes the entire fleet had been </text:span><text:span text:style-name="T1">plunged into the Tunnel. </text:span><text:span text:style-name="T2"><text:s/>She had a few minutes to wait and immediately picked up </text:span><text:span text:style-name="T2">the radiophone and told Supreme Commander Gordon in New York that the </text:span><text:span text:style-name="T2">sleeping gas machine had worked wonderfully and that the Tunnel thru the Air held </text:span><text:span text:style-name="T2">in captivity thousands of the enemy's airships and planes. Almost before she had </text:span><text:span text:style-name="T2">finished making her report, the Tel-Talk buzzed. She ran to it and was informed by </text:span><text:span text:style-name="T2">the scouting planes that the largest fleet of planes ever seen was approaching from </text:span><text:span text:style-name="T2">the West and Northwest. Knowing that this was a combined fleet from the enemy's </text:span><text:span text:style-name="T2">Western lines, from the same direction as the final one that attacked New York </text:span><text:span text:style-name="T2">City. This was to be the supreme test. The first formation approached with about </text:span><text:span text:style-name="T2">1000 planes. Swiftly and silently, the gas machine did its work and they went down </text:span><text:span text:style-name="T2">into the Tunnel. Then came the second, third, and fourth formation and so on. </text:span><text:span text:style-name="T2">More than 50,000 planes had gone down and not more than one hour's time had </text:span><text:span text:style-name="T2">elapsed. When it was over with, Edna realized that she had not been a human </text:span><text:span text:style-name="T2">being during this ordeal, that she had worked just like the machine.</text:span></text:p>
          </table:table-cell>
          <table:table-cell office:value-type="string">
            <text:p>Edna destroys the enemy fleets attacking Washington. <text:s/>Rluu: Are the same 3 fleets destroyed by Edna here? <text:s/></text:p>
          </table:table-cell>
          <table:table-cell table:number-columns-repeated="1018"/>
        </table:table-row>
        <table:table-row table:style-name="ro65">
          <table:table-cell/>
          <table:table-cell office:value-type="string">
            <text:p>388</text:p>
          </table:table-cell>
          <table:table-cell office:value-type="string">
            <text:p>Afternoon of July 4, 1932</text:p>
          </table:table-cell>
          <table:table-cell/>
          <table:table-cell table:style-name="ce105" office:value-type="string">
            <text:p><text:s/>On the afternoon of July 4th the President of the United States issued a proclamation to the people, telling them of the wonderful victory in Washington and assuring them that the country was safe, and set aside the following <text:span text:style-name="T5">three days </text:span>as holidays to celebrate and commemorate the victory of Independence Day.</text:p>
          </table:table-cell>
          <table:table-cell table:number-columns-repeated="1019"/>
        </table:table-row>
        <table:table-row table:style-name="ro74">
          <table:table-cell/>
          <table:table-cell office:value-type="string">
            <text:p>389-391</text:p>
          </table:table-cell>
          <table:table-cell table:number-columns-repeated="3"/>
          <table:table-cell office:value-type="string">
            <text:p>More Ezekiel</text:p>
          </table:table-cell>
          <table:table-cell table:number-columns-repeated="1018"/>
        </table:table-row>
        <table:table-row table:style-name="ro1" table:number-rows-repeated="1048489">
          <table:table-cell table:number-columns-repeated="1024"/>
        </table:table-row>
        <table:table-row table:style-name="ro1">
          <table:table-cell table:number-columns-repeated="1024"/>
        </table:table-row>
      </table:table>
      <table:table table:name="StocksBeforeTheWar" table:style-name="ta1" table:print="false">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4"/>
        <table:table-column table:style-name="co10" table:default-cell-style-name="ce4"/>
        <table:table-column table:style-name="co7" table:number-columns-repeated="1018" table:default-cell-style-name="Default"/>
        <table:table-row table:style-name="ro4">
          <table:table-cell table:style-name="ce27" office:value-type="string">
            <text:p>Chapter</text:p>
          </table:table-cell>
          <table:table-cell table:style-name="ce27"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26" table:number-columns-repeated="1018"/>
        </table:table-row>
        <table:table-row table:style-name="ro6">
          <table:table-cell table:style-name="ce4" office:value-type="string">
            <text:p>16</text:p>
          </table:table-cell>
          <table:table-cell table:style-name="ce4" office:value-type="float" office:value="199">
            <text:p>199</text:p>
          </table:table-cell>
          <table:table-cell table:style-name="ce4" office:value-type="string">
            <text:p>Fall and Winter 1927</text:p>
          </table:table-cell>
          <table:table-cell table:style-name="ce4"/>
          <table:table-cell table:style-name="ce7" office:value-type="string">
            <text:p><text:span text:style-name="T1"><text:s/></text:span><text:span text:style-name="T1">The great decline in stocks which he forecast for the</text:span></text:p>
            <text:p><text:span text:style-name="T1">Fall and Winter of 1927 took place and he made money</text:span></text:p>
            <text:p><text:span text:style-name="T1">rapidly on the short side of stocks. He was selling short</text:span></text:p>
            <text:p><text:span text:style-name="T1">Central Steel and Major Motors and other stocks.</text:span></text:p>
          </table:table-cell>
          <table:table-cell/>
          <table:table-cell table:style-name="ce26" table:number-columns-repeated="1018"/>
        </table:table-row>
        <table:table-row table:style-name="ro3">
          <table:table-cell table:style-name="ce4" office:value-type="string">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24" office:value-type="string">
            <text:p><text:span text:style-name="T1">Stocks had been declining for</text:span></text:p>
            <text:p><text:span text:style-name="T1">several weeks. This month stocks declined rapidly</text:span></text:p>
            <text:p><text:span text:style-name="T1">and Robert was heavily short.</text:span><text:span text:style-name="T2"> Just before Christmas he figured that he would</text:span></text:p>
            <text:p><text:span text:style-name="T1">cover his short stocks and wait for a rally which he</text:span></text:p>
            <text:p><text:span text:style-name="T1">expected would come in January or February.</text:span></text:p>
          </table:table-cell>
          <table:table-cell/>
          <table:table-cell table:style-name="ce26" table:number-columns-repeated="1018"/>
        </table:table-row>
        <table:table-row table:style-name="ro11">
          <table:table-cell table:style-name="ce4" office:value-type="string">
            <text:p>19</text:p>
          </table:table-cell>
          <table:table-cell table:style-name="ce4" office:value-type="string">
            <text:p>223</text:p>
          </table:table-cell>
          <table:table-cell table:style-name="ce4" office:value-type="string">
            <text:p>A few days before Christmas, 1927</text:p>
          </table:table-cell>
          <table:table-cell table:style-name="ce4"/>
          <table:table-cell table:style-name="ce24" office:value-type="string">
            <text:p><text:span text:style-name="T1"><text:s/></text:span><text:span text:style-name="T1">A few days before Christmas there was a big decline</text:span></text:p>
            <text:p><text:span text:style-name="T1">in the stock market. All kinds of unfavorable rumors</text:span></text:p>
            <text:p><text:span text:style-name="T1">were afloat. Business conditions were bad. War clouds</text:span></text:p>
            <text:p><text:span text:style-name="T1">were gathering thick in Europe. Newspapers talked of</text:span></text:p>
            <text:p><text:span text:style-name="T1">the uncertainties in the new year due to the coming</text:span></text:p>
            <text:p><text:span text:style-name="T1">presidential election. The public had lost confidence</text:span></text:p>
            <text:p><text:span text:style-name="T1">and were selling stocks. Robert decided that this was</text:span></text:p>
            <text:p><text:span text:style-name="T1">the time to cash in so he covered a big line of Shorts in</text:span></text:p>
            <text:p><text:span text:style-name="T1">Major Motors, Central Steel and others.</text:span></text:p>
          </table:table-cell>
          <table:table-cell/>
          <table:table-cell table:style-name="ce26" table:number-columns-repeated="1018"/>
        </table:table-row>
        <table:table-row table:style-name="ro11">
          <table:table-cell table:style-name="Default" table:number-columns-repeated="5"/>
          <table:table-cell table:number-columns-repeated="1019"/>
        </table:table-row>
        <table:table-row table:style-name="ro11" table:number-rows-repeated="1048570">
          <table:table-cell table:number-columns-repeated="1024"/>
        </table:table-row>
        <table:table-row table:style-name="ro11">
          <table:table-cell table:number-columns-repeated="1024"/>
        </table:table-row>
      </table:table>
      <table:table table:name="RG health, personalities, events" table:style-name="ta1" table:print="false">
        <table:table-column table:style-name="co14" table:default-cell-style-name="ce17"/>
        <table:table-column table:style-name="co15" table:default-cell-style-name="ce17"/>
        <table:table-column table:style-name="co16" table:default-cell-style-name="ce3"/>
        <table:table-column table:style-name="co17" table:default-cell-style-name="ce3"/>
        <table:table-column table:style-name="co18" table:default-cell-style-name="ce12"/>
        <table:table-column table:style-name="co19" table:default-cell-style-name="ce4"/>
        <table:table-column table:style-name="co7" table:number-columns-repeated="1018" table:default-cell-style-name="Default"/>
        <table:table-row table:style-name="ro4">
          <table:table-cell table:style-name="ce15" office:value-type="string">
            <text:p>Chapter</text:p>
          </table:table-cell>
          <table:table-cell table:style-name="ce15" office:value-type="string">
            <text:p>Page</text:p>
          </table:table-cell>
          <table:table-cell table:style-name="ce27" office:value-type="string">
            <text:p>Timestamp given</text:p>
          </table:table-cell>
          <table:table-cell table:style-name="ce1" office:value-type="string">
            <text:p>Actual timestamp</text:p>
          </table:table-cell>
          <table:table-cell table:style-name="ce35" office:value-type="string">
            <text:p>Event</text:p>
          </table:table-cell>
          <table:table-cell table:style-name="ce1" office:value-type="string">
            <text:p>Notes/Comments</text:p>
          </table:table-cell>
          <table:table-cell table:style-name="ce26" table:number-columns-repeated="1018"/>
        </table:table-row>
        <table:table-row table:style-name="ro15">
          <table:table-cell table:style-name="ce28" office:value-type="string">
            <text:p>2</text:p>
          </table:table-cell>
          <table:table-cell table:style-name="ce28" office:value-type="string">
            <text:p>6</text:p>
          </table:table-cell>
          <table:table-cell table:style-name="ce29" office:value-type="string">
            <text:p>Spring 1913</text:p>
          </table:table-cell>
          <table:table-cell table:style-name="ce34"/>
          <table:table-cell table:style-name="ce36" office:value-type="string">
            <text:p><text:span text:style-name="T1">Robert suffers from </text:span><text:span text:style-name="T3">severe illness</text:span><text:span text:style-name="T1">.</text:span><text:span text:style-name="T2"> For a few months his life was despaired </text:span><text:span text:style-name="T1">of, but </text:span><text:span text:style-name="T1">he quickly recovered.</text:span></text:p>
          </table:table-cell>
          <table:table-cell table:style-name="ce34" office:value-type="string">
            <text:p>Spring 1913 is right before RG's 7<text:span text:style-name="T10">th</text:span> birthday. <text:s/>March 1913 would be 81 months since RG's birthday.</text:p>
          </table:table-cell>
          <table:table-cell table:style-name="ce52" table:number-columns-repeated="1018"/>
        </table:table-row>
        <table:table-row table:style-name="ro5">
          <table:table-cell table:style-name="ce28" office:value-type="string">
            <text:p>2</text:p>
          </table:table-cell>
          <table:table-cell table:style-name="ce28" office:value-type="string">
            <text:p>6-7</text:p>
          </table:table-cell>
          <table:table-cell table:style-name="ce29" office:value-type="string">
            <text:p>A few months after Spring 1913</text:p>
          </table:table-cell>
          <table:table-cell table:style-name="ce34"/>
          <table:table-cell table:style-name="ce37" office:value-type="string">
            <text:p><text:span text:style-name="T1">Fishing trip to Spirit Lake. <text:s/>Story of Spirit Lake which </text:span><text:span text:style-name="T2">old Moses told him </text:span><text:span text:style-name="T1">about the </text:span><text:span text:style-name="T1">spirit walking on the water.</text:span></text:p>
          </table:table-cell>
          <table:table-cell table:style-name="ce34" office:value-type="string">
            <text:p>Full moon Pisces/Virgo on Sept 15. 1913.</text:p>
          </table:table-cell>
          <table:table-cell table:style-name="ce52" table:number-columns-repeated="1018"/>
        </table:table-row>
        <table:table-row table:style-name="ro4">
          <table:table-cell table:style-name="ce28" office:value-type="string">
            <text:p>2</text:p>
          </table:table-cell>
          <table:table-cell table:style-name="ce28" office:value-type="string">
            <text:p>7</text:p>
          </table:table-cell>
          <table:table-cell table:style-name="ce29" office:value-type="string">
            <text:p>1914</text:p>
          </table:table-cell>
          <table:table-cell table:style-name="ce34"/>
          <table:table-cell table:style-name="ce37" office:value-type="string">
            <text:p>RG takes great interest in the war.</text:p>
          </table:table-cell>
          <table:table-cell table:style-name="ce34" office:value-type="string">
            <text:p>Referring to WWI?</text:p>
          </table:table-cell>
          <table:table-cell table:style-name="ce52" table:number-columns-repeated="1018"/>
        </table:table-row>
        <table:table-row table:style-name="ro6">
          <table:table-cell table:style-name="ce28" office:value-type="string">
            <text:p>2</text:p>
          </table:table-cell>
          <table:table-cell table:style-name="ce28" office:value-type="string">
            <text:p>9</text:p>
          </table:table-cell>
          <table:table-cell table:style-name="ce29" office:value-type="string">
            <text:p>No date given, but between 1914 and 1917</text:p>
          </table:table-cell>
          <table:table-cell table:style-name="ce34"/>
          <table:table-cell table:style-name="ce37" office:value-type="string">
            <text:p><text:span text:style-name="T1"><text:s/></text:span><text:span text:style-name="T1">His brother called him</text:span></text:p>
            <text:p><text:span text:style-name="T1">“</text:span><text:span text:style-name="T1">Cottonhead” because his hair was so white, and accused</text:span></text:p>
            <text:p><text:span text:style-name="T1">him of being a white-livered coward, but </text:span><text:span text:style-name="T3">Bobbie was</text:span></text:p>
            <text:p><text:span text:style-name="T3">patient and did not lose his temper</text:span><text:span text:style-name="T1">.</text:span></text:p>
          </table:table-cell>
          <table:table-cell table:style-name="ce34"/>
          <table:table-cell table:style-name="ce52" table:number-columns-repeated="1018"/>
        </table:table-row>
        <table:table-row table:style-name="ro9">
          <table:table-cell table:style-name="ce28" office:value-type="string">
            <text:p>2</text:p>
          </table:table-cell>
          <table:table-cell table:style-name="ce28" office:value-type="string">
            <text:p>9</text:p>
          </table:table-cell>
          <table:table-cell table:style-name="ce29" office:value-type="string">
            <text:p>No date given, but between 1914 and 1917</text:p>
          </table:table-cell>
          <table:table-cell table:style-name="ce34"/>
          <table:table-cell table:style-name="ce37" office:value-type="string">
            <text:p><text:span text:style-name="T1"><text:s/></text:span><text:span text:style-name="T1">Unfavorable conditions</text:span></text:p>
            <text:p><text:span text:style-name="T1">thruout the country and the low price of cotton left</text:span></text:p>
            <text:p><text:span text:style-name="T1">Capt. Gordon practically penniless, causing him and</text:span></text:p>
            <text:p><text:span text:style-name="T1">all of his children to labor hard in order to support</text:span></text:p>
            <text:p><text:span text:style-name="T1">themselves. He tried to force young Robert to work in</text:span></text:p>
            <text:p><text:span text:style-name="T1">the fields and help cultivate the cotton, but he</text:span><text:span text:style-name="T3"> stubbornly</text:span><text:span text:style-name="T12"> rebelled.</text:span></text:p>
          </table:table-cell>
          <table:table-cell table:style-name="ce34"/>
          <table:table-cell table:style-name="ce52" table:number-columns-repeated="1018"/>
        </table:table-row>
        <table:table-row table:style-name="ro3">
          <table:table-cell table:style-name="ce2" office:value-type="float" office:value="2">
            <text:p>2</text:p>
          </table:table-cell>
          <table:table-cell table:style-name="ce2" office:value-type="string">
            <text:p>10,13</text:p>
          </table:table-cell>
          <table:table-cell table:style-name="ce2" office:value-type="float" office:value="1917">
            <text:p>1917</text:p>
          </table:table-cell>
          <table:table-cell table:style-name="ce4" office:value-type="string">
            <text:p>April 6, 1917</text:p>
          </table:table-cell>
          <table:table-cell table:style-name="ce2" office:value-type="string">
            <text:p>US enters the World War. <text:s/>RG was 11 years old and had<text:span text:style-name="T5"> great ambitions to join </text:span><text:span text:style-name="T5">the Army and go to war</text:span><text:span text:style-name="T13">.</text:span> <text:s/>His older brother Ralph joined the Army. <text:s/>He spent nearly all of his time reading the newspapers and <text:span text:style-name="T5">followed the progress of the wa</text:span>r. <text:s/>He was <text:span text:style-name="T5">extremely interested</text:span> in the victories of the boys overseas, and when they began to turn the tide against the Germans, he was <text:span text:style-name="T5">greatly elated</text:span>.</text:p>
          </table:table-cell>
          <table:table-cell office:value-type="string">
            <text:p>Cotton prices connected to war?</text:p>
          </table:table-cell>
          <table:table-cell/>
          <table:table-cell table:style-name="ce52" table:number-columns-repeated="1017"/>
        </table:table-row>
        <table:table-row table:style-name="ro16">
          <table:table-cell office:value-type="string">
            <text:p>2</text:p>
          </table:table-cell>
          <table:table-cell office:value-type="string">
            <text:p>14</text:p>
          </table:table-cell>
          <table:table-cell office:value-type="string">
            <text:p>July 1919</text:p>
          </table:table-cell>
          <table:table-cell table:style-name="ce4"/>
          <table:table-cell office:value-type="string">
            <text:p><text:span text:style-name="T13">Serious automobile acciden</text:span>t. <text:s/>Robert's arm was broken and he suffered internal injuries. <text:s/>He was taken to the hospital where he lay for several weeks before recovery.</text:p>
          </table:table-cell>
          <table:table-cell office:value-type="string">
            <text:p>Based on information about the automobile accident on page 26, this accident (page 14) RG had his left arm broken. <text:s/>13 years and 1 month (or 157 months), elapsed since RG birth.</text:p>
          </table:table-cell>
          <table:table-cell table:number-columns-repeated="1018"/>
        </table:table-row>
        <table:table-row table:style-name="ro5">
          <table:table-cell office:value-type="string">
            <text:p>2</text:p>
          </table:table-cell>
          <table:table-cell office:value-type="string">
            <text:p>15</text:p>
          </table:table-cell>
          <table:table-cell office:value-type="string">
            <text:p>Fall of 1919 through Spring 1920</text:p>
          </table:table-cell>
          <table:table-cell table:style-name="ce4"/>
          <table:table-cell office:value-type="string">
            <text:p>Health not good / inability to concentrate. <text:s/></text:p>
          </table:table-cell>
          <table:table-cell office:value-type="string">
            <text:p><text:s/></text:p>
          </table:table-cell>
          <table:table-cell table:number-columns-repeated="1018"/>
        </table:table-row>
        <table:table-row table:style-name="ro5">
          <table:table-cell office:value-type="string">
            <text:p>2</text:p>
          </table:table-cell>
          <table:table-cell office:value-type="string">
            <text:p>16</text:p>
          </table:table-cell>
          <table:table-cell office:value-type="string">
            <text:p>Spring and Summer of 1920</text:p>
          </table:table-cell>
          <table:table-cell table:style-name="ce4"/>
          <table:table-cell office:value-type="string">
            <text:p>RG became very ill again from malaria, so that he was unable to work even if he wanted to.</text:p>
          </table:table-cell>
          <table:table-cell table:number-columns-repeated="1019"/>
        </table:table-row>
        <table:table-row table:style-name="ro5">
          <table:table-cell office:value-type="string">
            <text:p>2</text:p>
          </table:table-cell>
          <table:table-cell office:value-type="string">
            <text:p>18</text:p>
          </table:table-cell>
          <table:table-cell office:value-type="string">
            <text:p>Spring of 1921</text:p>
          </table:table-cell>
          <table:table-cell/>
          <table:table-cell office:value-type="string">
            <text:p>RG makes greater progress in studies, which greatly encouraged his chum, Walter Kennelworth.</text:p>
          </table:table-cell>
          <table:table-cell table:number-columns-repeated="1019"/>
        </table:table-row>
        <table:table-row table:style-name="ro2">
          <table:table-cell office:value-type="string">
            <text:p>3</text:p>
          </table:table-cell>
          <table:table-cell office:value-type="string">
            <text:p>18, 19</text:p>
          </table:table-cell>
          <table:table-cell office:value-type="string">
            <text:p>Sunday in the early part of June</text:p>
          </table:table-cell>
          <table:table-cell/>
          <table:table-cell office:value-type="string">
            <text:p>Robert and Walter went to <text:span text:style-name="T5">church</text:span>; sermon about charity, <text:s/>faith and love. <text:s/>This sermon stirred Robert's ambition as nothing else had ever done before.</text:p>
          </table:table-cell>
          <table:table-cell office:value-type="string">
            <text:p>Love is the law of harmony, the power that created the universe.</text:p>
          </table:table-cell>
          <table:table-cell table:number-columns-repeated="1018"/>
        </table:table-row>
        <table:table-row table:style-name="ro6">
          <table:table-cell office:value-type="string">
            <text:p>3</text:p>
          </table:table-cell>
          <table:table-cell office:value-type="string">
            <text:p>20</text:p>
          </table:table-cell>
          <table:table-cell office:value-type="string">
            <text:p>After Sunday school, a few weeks after the sermon on charity, faith and love.</text:p>
          </table:table-cell>
          <table:table-cell/>
          <table:table-cell office:value-type="string">
            <text:p><text:span text:style-name="T14">Robert was in church one</text:span></text:p>
            <text:p><text:span text:style-name="T4">morning, and after Sunday School, was talking with</text:span></text:p>
            <text:p><text:span text:style-name="T4">Caroline Oglethorpe, and with her was her chum, Marie</text:span></text:p>
            <text:p><text:span text:style-name="T4">Stanton. </text:span><text:span text:style-name="T3">Walter introduced Robert to Marie.</text:span></text:p>
          </table:table-cell>
          <table:table-cell table:number-columns-repeated="1019"/>
        </table:table-row>
        <table:table-row table:style-name="ro5">
          <table:table-cell office:value-type="string">
            <text:p>3</text:p>
          </table:table-cell>
          <table:table-cell office:value-type="string">
            <text:p>21</text:p>
          </table:table-cell>
          <table:table-cell office:value-type="string">
            <text:p>Wednesday Eve.</text:p>
          </table:table-cell>
          <table:table-cell/>
          <table:table-cell office:value-type="string">
            <text:p><text:span text:style-name="T5">First letter from Robert to Marie</text:span>, professing his interest in her.</text:p>
          </table:table-cell>
          <table:table-cell office:value-type="string">
            <text:p>“Wednesday Eve.” means Wednesday evening?</text:p>
          </table:table-cell>
          <table:table-cell table:number-columns-repeated="1018"/>
        </table:table-row>
        <table:table-row table:style-name="ro2">
          <table:table-cell office:value-type="string">
            <text:p>2</text:p>
          </table:table-cell>
          <table:table-cell office:value-type="string">
            <text:p>23</text:p>
          </table:table-cell>
          <table:table-cell table:number-columns-repeated="2"/>
          <table:table-cell table:style-name="ce10" office:value-type="string">
            <text:p><text:span text:style-name="T1"><text:s/></text:span><text:span text:style-name="T1">She [RG's mother] saw that this [puppy] love was a great stimulator for</text:span></text:p>
            <text:p><text:span text:style-name="T1">Robert and that his ambitions were greater than ever.</text:span></text:p>
          </table:table-cell>
          <table:table-cell office:value-type="string">
            <text:p>Puppy love happened at age 15, so 15-degrees stimulates Robert?</text:p>
          </table:table-cell>
          <table:table-cell table:number-columns-repeated="1018"/>
        </table:table-row>
        <table:table-row table:style-name="ro11">
          <table:table-cell office:value-type="string">
            <text:p>3</text:p>
          </table:table-cell>
          <table:table-cell office:value-type="string">
            <text:p>23</text:p>
          </table:table-cell>
          <table:table-cell office:value-type="string">
            <text:p>June 1921</text:p>
          </table:table-cell>
          <table:table-cell/>
          <table:table-cell table:style-name="ce10" office:value-type="string">
            <text:p><text:span text:style-name="T1"><text:s/></text:span><text:span text:style-name="T1">In June, 1921, </text:span><text:span text:style-name="T3">Robert Gordon and Walter Kennelworth</text:span></text:p>
            <text:p><text:span text:style-name="T3">were in the graduating class</text:span><text:span text:style-name="T1">. Altho Walter</text:span></text:p>
            <text:p><text:span text:style-name="T1">was one year younger than Robert, his early advantages</text:span></text:p>
            <text:p><text:span text:style-name="T1">enabled him to graduate at fourteen, while Robert was</text:span></text:p>
            <text:p><text:span text:style-name="T1">graduating at the age of fifteen, and would not have</text:span></text:p>
            <text:p><text:span text:style-name="T1">been able to pass all of his examinations except for the</text:span></text:p>
            <text:p><text:span text:style-name="T1">help and assistance rendered him by Walter. Marie</text:span></text:p>
            <text:p><text:span text:style-name="T1">Stanton, who was then thirteen years of age, graduated</text:span></text:p>
            <text:p><text:span text:style-name="T1">the following year.</text:span></text:p>
          </table:table-cell>
          <table:table-cell table:number-columns-repeated="1019"/>
        </table:table-row>
        <table:table-row table:style-name="ro4">
          <table:table-cell office:value-type="string">
            <text:p>3</text:p>
          </table:table-cell>
          <table:table-cell office:value-type="string">
            <text:p>23</text:p>
          </table:table-cell>
          <table:table-cell office:value-type="string">
            <text:p>Fall 1921</text:p>
          </table:table-cell>
          <table:table-cell/>
          <table:table-cell table:style-name="ce10" office:value-type="string">
            <text:p>RG and Walter begin High School.</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4</text:p>
          </table:table-cell>
          <table:table-cell/>
          <table:table-cell table:style-name="ce10" office:value-type="string">
            <text:p>RG and Walter Kennelworth graduate from High School in Texarkana with high honors.</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Fall 1924</text:p>
          </table:table-cell>
          <table:table-cell/>
          <table:table-cell table:style-name="ce10" office:value-type="string">
            <text:p>Walter goes to Columbia College in New York. <text:s/>Robert goes to work for Mr. Kennelworth.</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5</text:p>
          </table:table-cell>
          <table:table-cell/>
          <table:table-cell table:style-name="ce10" office:value-type="string">
            <text:p>Marie's father and mother decide she should go to Kidd-Key College at Sherman, Texas.</text:p>
          </table:table-cell>
          <table:table-cell table:number-columns-repeated="1019"/>
        </table:table-row>
        <table:table-row table:style-name="ro2">
          <table:table-cell office:value-type="string">
            <text:p>3</text:p>
          </table:table-cell>
          <table:table-cell office:value-type="string">
            <text:p>25</text:p>
          </table:table-cell>
          <table:table-cell office:value-type="string">
            <text:p>1925</text:p>
          </table:table-cell>
          <table:table-cell/>
          <table:table-cell table:style-name="ce10" office:value-type="string">
            <text:p>Robert becomes more anxious as time neared for Marie to go away to college. <text:s/>RG tells Marie about the story that the old darky had related on the fishing trip [Spirit Lake].</text:p>
          </table:table-cell>
          <table:table-cell office:value-type="string">
            <text:p>Connection to page 6, 7.</text:p>
          </table:table-cell>
          <table:table-cell table:number-columns-repeated="1018"/>
        </table:table-row>
        <table:table-row table:style-name="ro2">
          <table:table-cell office:value-type="string">
            <text:p>3</text:p>
          </table:table-cell>
          <table:table-cell office:value-type="string">
            <text:p>25</text:p>
          </table:table-cell>
          <table:table-cell office:value-type="string">
            <text:p>First school-year Marie was at college (Fall 1925 to Spring 1926).</text:p>
          </table:table-cell>
          <table:table-cell/>
          <table:table-cell table:style-name="ce10" office:value-type="string">
            <text:p>Love letters passed between RG and Marie, and all went well.</text:p>
          </table:table-cell>
          <table:table-cell table:number-columns-repeated="1019"/>
        </table:table-row>
        <table:table-row table:style-name="ro3">
          <table:table-cell office:value-type="string">
            <text:p>3</text:p>
          </table:table-cell>
          <table:table-cell office:value-type="string">
            <text:p>25</text:p>
          </table:table-cell>
          <table:table-cell office:value-type="string">
            <text:p>Spring 1926</text:p>
          </table:table-cell>
          <table:table-cell/>
          <table:table-cell table:style-name="ce11" office:value-type="string">
            <text:p><text:span text:style-name="T1">RG's father dies suddenly. <text:s/>RG leaves his position [with Mr. Kennelworth], </text:span><text:span text:style-name="T2">and </text:span><text:span text:style-name="T2">returns to the farm. <text:s text:c="2"/>He encountered the usual obstacles and </text:span><text:span text:style-name="T12">opposition from his </text:span><text:span text:style-name="T12">brother</text:span><text:span text:style-name="T2">, because he knew nothing about farming and of course did not like it. The </text:span><text:span text:style-name="T2">result was that he put all of his savings into helping to make the crop. While it turned </text:span><text:span text:style-name="T2">out to be a good crop, the low prices of cotton in the Fall of 1926 left them in debt.</text:span></text:p>
          </table:table-cell>
          <table:table-cell office:value-type="string">
            <text:p>G. Mars and G. Jupiter both opposition to G. Neptune. <text:s/></text:p>
          </table:table-cell>
          <table:table-cell table:number-columns-repeated="1018"/>
        </table:table-row>
        <table:table-row table:style-name="ro7">
          <table:table-cell office:value-type="string">
            <text:p>3</text:p>
          </table:table-cell>
          <table:table-cell office:value-type="string">
            <text:p>26</text:p>
          </table:table-cell>
          <table:table-cell office:value-type="string">
            <text:p>Spring 1926 to Fall 1926</text:p>
          </table:table-cell>
          <table:table-cell/>
          <table:table-cell office:value-type="string">
            <text:p><text:span text:style-name="T1"><text:s/></text:span><text:span text:style-name="T1">While on the farm, he contracted </text:span><text:span text:style-name="T3">malaria fever </text:span><text:span text:style-name="T1">and</text:span></text:p>
            <text:p><text:span text:style-name="T1">a </text:span><text:span text:style-name="T3">severe spell of illness followed</text:span><text:span text:style-name="T1">, during which time he</text:span></text:p>
            <text:p><text:span text:style-name="T1">received many consoling letters from Marie. <text:s/></text:span><text:span text:style-name="T2"><text:s/>Soon</text:span></text:p>
            <text:p><text:span text:style-name="T1">after he was able to return to his position with Mr.</text:span></text:p>
            <text:p><text:span text:style-name="T1">Kennelworth, he met with </text:span><text:span text:style-name="T3">another severe automobile</text:span></text:p>
            <text:p><text:span text:style-name="T3">accident, this time breaking his right arm. </text:span><text:span text:style-name="T1">This necessitated</text:span></text:p>
            <text:p><text:span text:style-name="T3">six weeks in the hospital</text:span><text:span text:style-name="T1"> before he was able to</text:span></text:p>
            <text:p><text:span text:style-name="T1">return to work again.</text:span></text:p>
          </table:table-cell>
          <table:table-cell table:number-columns-repeated="1019"/>
        </table:table-row>
        <table:table-row table:style-name="ro3">
          <table:table-cell office:value-type="string">
            <text:p>3</text:p>
          </table:table-cell>
          <table:table-cell office:value-type="string">
            <text:p>26, 27</text:p>
          </table:table-cell>
          <table:table-cell office:value-type="string">
            <text:p>When Marie is 18 years old [Spring to Summer 1926].</text:p>
          </table:table-cell>
          <table:table-cell/>
          <table:table-cell table:style-name="ce10" office:value-type="string">
            <text:p><text:span text:style-name="T1"><text:s/></text:span><text:span text:style-name="T1">Robert became very jealous and after the party had a quarrel with Marie. Then </text:span><text:span text:style-name="T1">followed long</text:span><text:span text:style-name="T2"> </text:span><text:span text:style-name="T12">weeks of agony</text:span><text:span text:style-name="T2">. Many letters passed between Robert </text:span><text:span text:style-name="T1">and Marie. </text:span><text:span text:style-name="T1">When the end of August [1926] drew near and Robert knew that Marie was to return </text:span><text:span text:style-name="T1">to school soon, he was anxious to make up before she went away, and wrote a letter </text:span><text:span text:style-name="T1">to her saying he was </text:span><text:span text:style-name="T3">sad</text:span><text:span text:style-name="T1">.</text:span></text:p>
          </table:table-cell>
          <table:table-cell table:number-columns-repeated="1019"/>
        </table:table-row>
        <table:table-row table:style-name="ro3">
          <table:table-cell office:value-type="string">
            <text:p>3</text:p>
          </table:table-cell>
          <table:table-cell office:value-type="string">
            <text:p>28</text:p>
          </table:table-cell>
          <table:table-cell office:value-type="string">
            <text:p>September 1926</text:p>
          </table:table-cell>
          <table:table-cell/>
          <table:table-cell office:value-type="string">
            <text:p>Marie returns to school at Sherman, Texas, leaving <text:span text:style-name="T5">RG broken-hearted. <text:s/></text:span><text:span text:style-name="T12"><text:s/></text:span><text:span text:style-name="T14">Following </text:span><text:span text:style-name="T14">her return to school, Robert spent </text:span><text:span text:style-name="T12">many long weeks of anxiety, becoming very </text:span><text:span text:style-name="T12">blue and dejected. <text:s/></text:span><text:span text:style-name="T14">Many letters passed between them. <text:s/>Finally RG sends Marie a </text:span><text:span text:style-name="T14">farewell letter. <text:s/>Robert becomes very despondent and no longer takes an interest in </text:span><text:span text:style-name="T14">his work.</text:span></text:p>
          </table:table-cell>
          <table:table-cell table:number-columns-repeated="1019"/>
        </table:table-row>
        <table:table-row table:style-name="ro16">
          <table:table-cell office:value-type="string">
            <text:p>4</text:p>
          </table:table-cell>
          <table:table-cell office:value-type="string">
            <text:p>40</text:p>
          </table:table-cell>
          <table:table-cell office:value-type="string">
            <text:p>Saturday afternoon, October 23, 1926, and Sunday.</text:p>
          </table:table-cell>
          <table:table-cell/>
          <table:table-cell table:style-name="ce10" office:value-type="string">
            <text:p><text:span text:style-name="T1"><text:s/></text:span><text:span text:style-name="T1">Meeting with Marie to make up with her: On a beautiful </text:span><text:span text:style-name="T3">sunshiny</text:span><text:span text:style-name="T1"> Saturday </text:span><text:span text:style-name="T1">afternoon on the</text:span></text:p>
            <text:p><text:span text:style-name="T1">23rd of October, 1926, as the </text:span><text:span text:style-name="T3">train</text:span><text:span text:style-name="T1"> wended its way across the prairies for Sherman, </text:span><text:span text:style-name="T1">Texas, Robert kept watching out of the car window, his face beaming with smiles as </text:span><text:span text:style-name="T1">he thought of his meeting with Marie. </text:span><text:span text:style-name="T3">He counted every turn of the wheels </text:span><text:span text:style-name="T3">because he knew they were bringing him closer to her. </text:span><text:span text:style-name="T4"><text:s/>After he returns he is </text:span><text:span text:style-name="T3">supremely </text:span><text:span text:style-name="T4">happy</text:span><text:span text:style-name="T3">.</text:span></text:p>
          </table:table-cell>
          <table:table-cell office:value-type="string">
            <text:p>Was this a major turning point in cotton?</text:p>
          </table:table-cell>
          <table:table-cell table:number-columns-repeated="1018"/>
        </table:table-row>
        <table:table-row table:style-name="ro2">
          <table:table-cell office:value-type="string">
            <text:p>4</text:p>
          </table:table-cell>
          <table:table-cell office:value-type="string">
            <text:p>42</text:p>
          </table:table-cell>
          <table:table-cell office:value-type="string">
            <text:p>Latter part of 1926</text:p>
          </table:table-cell>
          <table:table-cell/>
          <table:table-cell office:value-type="string">
            <text:p>Many letters passed between RG and Marie. <text:s/><text:span text:style-name="T2"><text:s/>Her letters of love and </text:span><text:span text:style-name="T2">encouragement</text:span></text:p>
            <text:p><text:span text:style-name="T1">helped Robert to make progress in his work.</text:span></text:p>
          </table:table-cell>
          <table:table-cell table:number-columns-repeated="1019"/>
        </table:table-row>
        <table:table-row table:style-name="ro7">
          <table:table-cell office:value-type="string">
            <text:p>4</text:p>
          </table:table-cell>
          <table:table-cell office:value-type="string">
            <text:p>42</text:p>
          </table:table-cell>
          <table:table-cell table:style-name="ce30" office:value-type="string">
            <text:p><text:s/>Christmas, 1926</text:p>
          </table:table-cell>
          <table:table-cell/>
          <table:table-cell table:style-name="ce10" office:value-type="string">
            <text:p><text:span text:style-name="T1">RG was the</text:span><text:span text:style-name="T3"> happiest that he had ever known</text:span><text:span text:style-name="T1"> and wanting Marie to share it with </text:span><text:span text:style-name="T1">him he</text:span></text:p>
            <text:p><text:span text:style-name="T3">sent her a beautiful ring</text:span><text:span text:style-name="T1">, wrote her that he had saved his money and was now in </text:span><text:span text:style-name="T1">position to buy it. The </text:span><text:span text:style-name="T3">diamond</text:span><text:span text:style-name="T1">, he said, represented purity, firmness and faith and </text:span><text:span text:style-name="T1">symbolized all those things in her and his great trust in her. He told her that he was</text:span><text:span text:style-name="T3"> </text:span><text:span text:style-name="T3">anxious to get in shape to go to New York</text:span><text:span text:style-name="T1"> to continue his studies, and work and </text:span><text:span text:style-name="T1">make money and be near his old chum, Walter, who had always been a </text:span><text:span text:style-name="T4">great </text:span><text:span text:style-name="T4">comfort to him and encouraged him in so many ways</text:span><text:span text:style-name="T1">.</text:span></text:p>
          </table:table-cell>
          <table:table-cell table:number-columns-repeated="1019"/>
        </table:table-row>
        <table:table-row table:style-name="ro5">
          <table:table-cell office:value-type="string">
            <text:p>4</text:p>
          </table:table-cell>
          <table:table-cell office:value-type="string">
            <text:p>43</text:p>
          </table:table-cell>
          <table:table-cell office:value-type="string">
            <text:p>January 1, 1927</text:p>
          </table:table-cell>
          <table:table-cell/>
          <table:table-cell office:value-type="string">
            <text:p>Robert receives a beautiful letter of commendation from Mr. Kennelworth, a $500 bonus, and a $50/month salary raise.</text:p>
          </table:table-cell>
          <table:table-cell table:number-columns-repeated="1019"/>
        </table:table-row>
        <table:table-row table:style-name="ro5">
          <table:table-cell office:value-type="string">
            <text:p>9</text:p>
          </table:table-cell>
          <table:table-cell office:value-type="string">
            <text:p>101</text:p>
          </table:table-cell>
          <table:table-cell office:value-type="string">
            <text:p>The week ending May 7, 1927</text:p>
          </table:table-cell>
          <table:table-cell/>
          <table:table-cell office:value-type="string">
            <text:p>The week ending May 7<text:span text:style-name="T10">th</text:span> [1927] was the greatest week in RG's life up to that time. <text:s/></text:p>
          </table:table-cell>
          <table:table-cell office:value-type="string">
            <text:p>May 7, 1927 is a Saturday.</text:p>
          </table:table-cell>
          <table:table-cell table:number-columns-repeated="1018"/>
        </table:table-row>
        <table:table-row table:style-name="ro16">
          <table:table-cell office:value-type="string">
            <text:p>9</text:p>
          </table:table-cell>
          <table:table-cell office:value-type="string">
            <text:p>101</text:p>
          </table:table-cell>
          <table:table-cell office:value-type="string">
            <text:p>May 7, 1927</text:p>
          </table:table-cell>
          <table:table-cell/>
          <table:table-cell office:value-type="string">
            <text:p>RG is very anxious to go to NY just as soon as possible. <text:s/><text:span text:style-name="T2"><text:s/>He had been reading </text:span><text:span text:style-name="T2">about the contemplated </text:span><text:span text:style-name="T1">flights of the airplanes from New York across the Atlantic, </text:span><text:span text:style-name="T1">and he wanted to be in New York by his birthday in June, 1927, because he figured </text:span><text:span text:style-name="T1">by that time the airplanes would have crossed the Atlantic and there </text:span><text:span text:style-name="T2"><text:s/>would be great </text:span><text:span text:style-name="T2">excitement in New York. He wished to </text:span><text:span text:style-name="T1">be there and get all the information he could </text:span><text:span text:style-name="T1">about airplanes, because he wanted to start building his own just as soon as he had </text:span><text:span text:style-name="T1">money enough and felt that he could do so.</text:span></text:p>
          </table:table-cell>
          <table:table-cell table:number-columns-repeated="1019"/>
        </table:table-row>
        <table:table-row table:style-name="ro2">
          <table:table-cell office:value-type="string">
            <text:p>9</text:p>
          </table:table-cell>
          <table:table-cell office:value-type="string">
            <text:p>103</text:p>
          </table:table-cell>
          <table:table-cell office:value-type="string">
            <text:p>May 8, 1927</text:p>
          </table:table-cell>
          <table:table-cell/>
          <table:table-cell office:value-type="string">
            <text:p>RG <text:span text:style-name="T2">left for Texarkana on Sunday </text:span><text:span text:style-name="T1">afternoon, May 8th, with Marie's promise that if he </text:span><text:span text:style-name="T1">decided to go to New York within a few weeks, they would make arrangements to </text:span><text:span text:style-name="T1">elope and be married in St. Louis on their arrival there.</text:span></text:p>
          </table:table-cell>
          <table:table-cell table:number-columns-repeated="1019"/>
        </table:table-row>
        <table:table-row table:style-name="ro17">
          <table:table-cell office:value-type="string">
            <text:p>10</text:p>
          </table:table-cell>
          <table:table-cell office:value-type="string">
            <text:p>105</text:p>
          </table:table-cell>
          <table:table-cell office:value-type="string">
            <text:p>May 21, 1927</text:p>
          </table:table-cell>
          <table:table-cell/>
          <table:table-cell table:style-name="ce38" office:value-type="string">
            <text:p><text:span text:style-name="T1">May 21</text:span><text:span text:style-name="T15">st</text:span><text:span text:style-name="T1"> was a red-letter day in the life of Robert Gordon. Wheat, corn and cotton all </text:span><text:span text:style-name="T1">advanced to the highest levels of the season. Robert had read reports in the paper </text:span><text:span text:style-name="T1">that Charles A. Lindbergh had started on his lone flight from New York to Paris. <text:s/></text:span><text:span text:style-name="T2"><text:s/>He </text:span><text:span text:style-name="T1">went down to the telegraph office in the afternoon to inquire if there was any news </text:span><text:span text:style-name="T1">about the success of Lindbergh's flight. The operator said that nothing had come </text:span><text:span text:style-name="T1">over the wire yet, but there had been a report that Lindbergh had passed over </text:span><text:span text:style-name="T1">Ireland early that morning. Robert waited in the telegraph office until about 5 P.M. </text:span><text:span text:style-name="T1">when a flash came over the wire that Lindbergh had landed in Paris. This fired </text:span><text:span text:style-name="T1">Robert's enthusiasm, and he was very much excited. Right then and there decided </text:span><text:span text:style-name="T1">that he was going to New York in the very near future and start to build an airplane </text:span><text:span text:style-name="T1">according to his own plans. He went immediately to the home of Mr. Kennelworth </text:span><text:span text:style-name="T1">and told him about his plans and desire to go to New York just as soon as possible. </text:span><text:span text:style-name="T1">Mr. Kennelworth was also very enthusiastic about Lindbergh's flight across the </text:span><text:span text:style-name="T1">Atlantic, and told Robert that he contemplated going to New York to be there for the </text:span><text:span text:style-name="T1">reception when Lindbergh returned, and that he wanted to visit Walter and see how </text:span><text:span text:style-name="T1">he was getting along anyway.</text:span></text:p>
          </table:table-cell>
          <table:table-cell table:number-columns-repeated="1019"/>
        </table:table-row>
        <table:table-row table:style-name="ro4">
          <table:table-cell office:value-type="string">
            <text:p>10</text:p>
          </table:table-cell>
          <table:table-cell office:value-type="string">
            <text:p>105</text:p>
          </table:table-cell>
          <table:table-cell office:value-type="string">
            <text:p>May 21, 1927</text:p>
          </table:table-cell>
          <table:table-cell/>
          <table:table-cell office:value-type="string">
            <text:p>RG gives his resignation to Mr. Kennelworth, <text:span text:style-name="T2">to take place on May 31, 1927.</text:span></text:p>
          </table:table-cell>
          <table:table-cell table:number-columns-repeated="1019"/>
        </table:table-row>
        <table:table-row table:style-name="ro3">
          <table:table-cell office:value-type="string">
            <text:p>10</text:p>
          </table:table-cell>
          <table:table-cell office:value-type="string">
            <text:p>106</text:p>
          </table:table-cell>
          <table:table-cell office:value-type="string">
            <text:p>May 22, 1927</text:p>
          </table:table-cell>
          <table:table-cell/>
          <table:table-cell office:value-type="string">
            <text:p>In letter to Marie: <text:span text:style-name="T2"><text:s/>The past week has been a great one for us, and yesterday,</text:span><text:span text:style-name="T1"> May </text:span><text:span text:style-name="T1">21, 1927, was the greatest day in history. Lindbergh, the lone aviator, crossed the </text:span><text:span text:style-name="T1">Atlantic and landed safely in Paris. Wheat, corn and cotton went up and we made </text:span><text:span text:style-name="T1">more money. Profits are piling up fast, and I will soon have plenty of money to build </text:span><text:span text:style-name="T1">my airplane.</text:span></text:p>
          </table:table-cell>
          <table:table-cell table:number-columns-repeated="1019"/>
        </table:table-row>
        <table:table-row table:style-name="ro5">
          <table:table-cell office:value-type="string">
            <text:p>10</text:p>
          </table:table-cell>
          <table:table-cell office:value-type="string">
            <text:p>108</text:p>
          </table:table-cell>
          <table:table-cell office:value-type="string">
            <text:p>Saturday, Afternoon of May 28, 1927</text:p>
          </table:table-cell>
          <table:table-cell/>
          <table:table-cell office:value-type="string">
            <text:p>RG boards a train for Sherman, Texas, with the lightest heart that he had ever experienced in his life.</text:p>
          </table:table-cell>
          <table:table-cell table:number-columns-repeated="1019"/>
        </table:table-row>
        <table:table-row table:style-name="ro9">
          <table:table-cell office:value-type="string">
            <text:p>10</text:p>
          </table:table-cell>
          <table:table-cell office:value-type="string">
            <text:p>109</text:p>
          </table:table-cell>
          <table:table-cell table:number-columns-repeated="2"/>
          <table:table-cell table:style-name="ce10" office:value-type="string">
            <text:p><text:span text:style-name="T1"><text:s/></text:span><text:span text:style-name="T1">Robert said that on June 9th, he would be 21 years of age, and on that day he </text:span><text:span text:style-name="T1">wanted to be married and start on his career as a real man. <text:s/></text:span><text:span text:style-name="T2"><text:s/>He wanted to go </text:span><text:span text:style-name="T1">back </text:span><text:span text:style-name="T1">to Texarkana after the holidays, wind up his affairs and get ready to go to New York. </text:span><text:span text:style-name="T1">Wanted her to go with him, starting Saturday, June 4th, so they would arrive on </text:span><text:span text:style-name="T1">Sunday, June 5th, in St. Louis, be married,</text:span></text:p>
            <text:p><text:span text:style-name="T1">and proceed immediately to New York</text:span></text:p>
          </table:table-cell>
          <table:table-cell table:number-columns-repeated="1019"/>
        </table:table-row>
        <table:table-row table:style-name="ro7">
          <table:table-cell office:value-type="string">
            <text:p>10</text:p>
          </table:table-cell>
          <table:table-cell office:value-type="string">
            <text:p>110, 111</text:p>
          </table:table-cell>
          <table:table-cell office:value-type="string">
            <text:p>Sunday, May 29, 1927</text:p>
          </table:table-cell>
          <table:table-cell/>
          <table:table-cell office:value-type="string">
            <text:p>RG and Marie went to Dallas, Texas. <text:s/><text:span text:style-name="T2"><text:s/>They had planned when they were ready </text:span><text:span text:style-name="T1">to </text:span><text:span text:style-name="T1">elope, that Marie would leave from Dallas on the "Sunshine Special" in the afternoon </text:span><text:span text:style-name="T1">of June 4th. She was to keep her plans absolutely secret and Robert was to board </text:span><text:span text:style-name="T1">the same train that night at Texarkana, and after the train was out of Texarkana, he </text:span><text:span text:style-name="T1">was to find her, go on to St. Louis together, be married there on Sunday morning, </text:span><text:span text:style-name="T1">and leave Sunday noon for New York. <text:s/></text:span><text:span text:style-name="T2"><text:s/>It was the most interesting and pleasant </text:span><text:span text:style-name="T2">Sunday that </text:span><text:span text:style-name="T1">they had ever spent together. They drove around Dallas and talked over </text:span><text:span text:style-name="T1">their future plans.</text:span></text:p>
          </table:table-cell>
          <table:table-cell table:number-columns-repeated="1019"/>
        </table:table-row>
        <table:table-row table:style-name="ro5">
          <table:table-cell office:value-type="string">
            <text:p>10</text:p>
          </table:table-cell>
          <table:table-cell office:value-type="string">
            <text:p>111</text:p>
          </table:table-cell>
          <table:table-cell office:value-type="string">
            <text:p>Sunday afternoon, May 29, 1927</text:p>
          </table:table-cell>
          <table:table-cell/>
          <table:table-cell office:value-type="string">
            <text:p>RG and Marie return to Sherman, Texas.</text:p>
          </table:table-cell>
          <table:table-cell table:number-columns-repeated="1019"/>
        </table:table-row>
        <table:table-row table:style-name="ro10">
          <table:table-cell office:value-type="string">
            <text:p>10</text:p>
          </table:table-cell>
          <table:table-cell office:value-type="string">
            <text:p>111</text:p>
          </table:table-cell>
          <table:table-cell table:style-name="ce31" office:value-type="string">
            <text:p>Monday “forenoon”, May 30, 1927</text:p>
          </table:table-cell>
          <table:table-cell/>
          <table:table-cell table:style-name="ce10" office:value-type="string">
            <text:p><text:span text:style-name="T1"><text:s/></text:span><text:span text:style-name="T1">Monday forenoon Robert spent with Marie. <text:s text:c="2"/>Robert talked of the great feat of </text:span><text:span text:style-name="T1">Lindbergh and of</text:span></text:p>
            <text:p><text:span text:style-name="T1">the honors that he would receive from the foreign countries, and told Marie what a </text:span><text:span text:style-name="T1">great time they would have, as Mr. Kennelworth was going to New York and they </text:span><text:span text:style-name="T1">would all be there at the great reception when Lindbergh returned. He said good-bye </text:span><text:span text:style-name="T1">to her on Monday afternoon and started back for Texarkana, knowing that the next </text:span><text:span text:style-name="T1">time he would meet her, would be on board the train for St. Louis, where she would </text:span><text:span text:style-name="T1">become his wife. </text:span><text:span text:style-name="T2"><text:s/>From that time on, Robert counted the minutes, in </text:span><text:span text:style-name="T1">anticipation of </text:span><text:span text:style-name="T1">the great happiness of the following Sunday when they would be married in St. </text:span><text:span text:style-name="T1">Louis. He was strongly attracted to St. Louis because Lindbergh had left from there </text:span><text:span text:style-name="T1">in the "Spirit of St. Louis," on his successful flight. </text:span></text:p>
          </table:table-cell>
          <table:table-cell table:number-columns-repeated="1019"/>
        </table:table-row>
        <table:table-row table:style-name="ro2">
          <table:table-cell office:value-type="string">
            <text:p>10</text:p>
          </table:table-cell>
          <table:table-cell office:value-type="string">
            <text:p>112</text:p>
          </table:table-cell>
          <table:table-cell office:value-type="string">
            <text:p>Tuesday, May 31, 1927</text:p>
          </table:table-cell>
          <table:table-cell/>
          <table:table-cell office:value-type="string">
            <text:p>Last day working in Mr. Kennelworth's office. <text:s/><text:span text:style-name="T2"><text:s/>Mr. Kennelworth told him that he </text:span><text:span text:style-name="T2">would arrange </text:span><text:span text:style-name="T1">to go to New York about the 11th of June and was sorry that he </text:span><text:span text:style-name="T1">couldn't make the trip with Marie and Robert and see them married in St. Louis.</text:span></text:p>
          </table:table-cell>
          <table:table-cell table:number-columns-repeated="1019"/>
        </table:table-row>
        <table:table-row table:style-name="ro9">
          <table:table-cell office:value-type="string">
            <text:p>10</text:p>
          </table:table-cell>
          <table:table-cell office:value-type="string">
            <text:p>112</text:p>
          </table:table-cell>
          <table:table-cell office:value-type="string">
            <text:p>June 1, 1927</text:p>
          </table:table-cell>
          <table:table-cell/>
          <table:table-cell office:value-type="string">
            <text:p><text:span text:style-name="T1"><text:s/></text:span><text:span text:style-name="T1">He went down to</text:span></text:p>
            <text:p><text:span text:style-name="T1">the broker's office to watch the market for that week,</text:span></text:p>
            <text:p><text:span text:style-name="T1">because he knew the next few days would be very important</text:span></text:p>
            <text:p><text:span text:style-name="T1">and anxious days for him. He was thinking</text:span></text:p>
            <text:p><text:span text:style-name="T1">every minute of the day when he would start to New</text:span></text:p>
            <text:p><text:span text:style-name="T1">York and would make Marie his wife.</text:span></text:p>
          </table:table-cell>
          <table:table-cell table:number-columns-repeated="1019"/>
        </table:table-row>
        <table:table-row table:style-name="ro2">
          <table:table-cell office:value-type="string">
            <text:p>10</text:p>
          </table:table-cell>
          <table:table-cell office:value-type="string">
            <text:p>113</text:p>
          </table:table-cell>
          <table:table-cell office:value-type="string">
            <text:p>Saturday June 4<text:span text:style-name="T10">th</text:span>, 1927</text:p>
          </table:table-cell>
          <table:table-cell/>
          <table:table-cell office:value-type="string">
            <text:p>RG would have everything in cash and ready to make a new start after the honey moon. <text:s/>“<text:span text:style-name="T2"> He handed Robert New York exchange</text:span></text:p>
            <text:p><text:span text:style-name="T1">for $10,000.00 as a wedding present.”</text:span></text:p>
          </table:table-cell>
          <table:table-cell office:value-type="string">
            <text:p>“New start” means a new cycle?</text:p>
          </table:table-cell>
          <table:table-cell table:number-columns-repeated="1018"/>
        </table:table-row>
        <table:table-row table:style-name="ro5">
          <table:table-cell office:value-type="string">
            <text:p>10</text:p>
          </table:table-cell>
          <table:table-cell office:value-type="string">
            <text:p>114</text:p>
          </table:table-cell>
          <table:table-cell office:value-type="string">
            <text:p>Saturday June 4<text:span text:style-name="T10">th</text:span>, 1927</text:p>
          </table:table-cell>
          <table:table-cell/>
          <table:table-cell office:value-type="string">
            <text:p>Mr. Kennelworth believed it was love of the right kind – that success was sure to follow.</text:p>
          </table:table-cell>
          <table:table-cell table:number-columns-repeated="1019"/>
        </table:table-row>
        <table:table-row table:style-name="ro7">
          <table:table-cell office:value-type="string">
            <text:p>10</text:p>
          </table:table-cell>
          <table:table-cell office:value-type="string">
            <text:p>114</text:p>
          </table:table-cell>
          <table:table-cell office:value-type="string">
            <text:p>Saturday June 4<text:span text:style-name="T10">th</text:span>, 1927</text:p>
          </table:table-cell>
          <table:table-cell/>
          <table:table-cell table:style-name="ce10" office:value-type="string">
            <text:p><text:span text:style-name="T3">Marie goes to Dallas that afternoon on the "Sunshine Special,"</text:span><text:span text:style-name="T1"> and after the </text:span><text:span text:style-name="T1">train pulled out of Texarkana, he would find her on board. <text:s/></text:span><text:span text:style-name="T2"><text:s/>RG was to keep </text:span><text:span text:style-name="T2">everything quiet and not let anybody </text:span><text:span text:style-name="T1">know anything about the elopement, as her </text:span><text:span text:style-name="T1">father might try to stop her. No one in Texarkana but Robert's mother and Mr. </text:span><text:span text:style-name="T1">Kennelworth knew about the secret elopement. Robert kept everything quiet about </text:span><text:span text:style-name="T1">his resigning from Mr. Kennelworth's and going to New York, because he thought </text:span><text:span text:style-name="T1">that</text:span><text:span text:style-name="T3"> there might be some leak somewhere </text:span><text:span text:style-name="T1">and that Mr. Stanton might find out </text:span><text:span text:style-name="T1">about Marie's elopement and stop it.</text:span></text:p>
          </table:table-cell>
          <table:table-cell office:value-type="string">
            <text:p>Is there something to this “leak”?</text:p>
          </table:table-cell>
          <table:table-cell table:number-columns-repeated="1018"/>
        </table:table-row>
        <table:table-row table:style-name="ro7">
          <table:table-cell office:value-type="string">
            <text:p>11</text:p>
          </table:table-cell>
          <table:table-cell office:value-type="string">
            <text:p>115, 116</text:p>
          </table:table-cell>
          <table:table-cell office:value-type="string">
            <text:p>June 4, 1927, 7:00pm</text:p>
          </table:table-cell>
          <table:table-cell/>
          <table:table-cell table:style-name="ce10" office:value-type="string">
            <text:p><text:span text:style-name="T1"><text:s/></text:span><text:span text:style-name="T1">Robert walked into the Railroad Station at Texarkana and bought a ticket for St. </text:span><text:span text:style-name="T1">Louis, with a reservation on the "Sunshine Special." This was the greatest and </text:span><text:span text:style-name="T1">happiest moment of his life.</text:span><text:span text:style-name="T2"> <text:s/>He knew that Marie was already on her way </text:span><text:span text:style-name="T1">and that in </text:span><text:span text:style-name="T1">a couple of hours the train would arrive and</text:span></text:p>
            <text:p><text:span text:style-name="T1">he would go aboard for St. Louis, where he was to make her his wife. <text:s/>Mr. </text:span><text:span text:style-name="T1">Kennelworth </text:span><text:span text:style-name="T2">wanted Robert to </text:span><text:span text:style-name="T1">encourage Walter to continue his studies along </text:span><text:span text:style-name="T1">chemical lines, because he believed that Walter would be able to make some great </text:span><text:span text:style-name="T1">discoveries and they could work together to good advantage.</text:span></text:p>
          </table:table-cell>
          <table:table-cell table:number-columns-repeated="1019"/>
        </table:table-row>
        <table:table-row table:style-name="ro18">
          <table:table-cell office:value-type="string">
            <text:p>11</text:p>
          </table:table-cell>
          <table:table-cell office:value-type="string">
            <text:p>116</text:p>
          </table:table-cell>
          <table:table-cell office:value-type="string">
            <text:p>June 4, 1927</text:p>
          </table:table-cell>
          <table:table-cell/>
          <table:table-cell table:style-name="ce10" office:value-type="string">
            <text:p><text:span text:style-name="T1"><text:s/></text:span><text:span text:style-name="T1">The "Sunshine Special" was a little late on Saturday night, June 4th, and Robert's </text:span><text:span text:style-name="T1">heart was in his throat. He was anxious for that train to roll in. Finally, when the </text:span><text:span text:style-name="T1">whistle blew and the signal light in the yard of the Texas Pacific showed the </text:span><text:span text:style-name="T1">"Sunshine Special" was rolling in, the glare of the headlights on the train was the </text:span><text:span text:style-name="T1">most welcome sight that Robert had ever witnessed thru all the days of his life. He </text:span><text:span text:style-name="T1">boarded the train as quickly as possible and sat down nervous and anxious awaiting </text:span><text:span text:style-name="T1">the moment when the train would get about 20 miles out of Texarkana, so that he </text:span><text:span text:style-name="T1">might go back and look for Marie. The minutes passed slowly away and it seemed </text:span><text:span text:style-name="T1">like years before the train crossed the Red River and Robert decided that it was safe </text:span><text:span text:style-name="T1">to go back to the car where Marie was and see her. He found Marie all anxious and </text:span><text:span text:style-name="T1">nervously awaiting his arrival. She flew into his</text:span></text:p>
            <text:p><text:span text:style-name="T1">arms and seemed the happiest woman in the world and Robert was too happy for </text:span><text:span text:style-name="T1">words. They sat there and talked of their future plans until after midnight.</text:span></text:p>
          </table:table-cell>
          <table:table-cell table:number-columns-repeated="1019"/>
        </table:table-row>
        <table:table-row table:style-name="ro10">
          <table:table-cell office:value-type="string">
            <text:p>11</text:p>
          </table:table-cell>
          <table:table-cell office:value-type="string">
            <text:p>117</text:p>
          </table:table-cell>
          <table:table-cell office:value-type="string">
            <text:p>June 4, 1927</text:p>
          </table:table-cell>
          <table:table-cell/>
          <table:table-cell table:style-name="ce10" office:value-type="string">
            <text:p><text:span text:style-name="T1"><text:s/></text:span><text:span text:style-name="T1">Robert knew that he couldn't sleep either, but he would</text:span><text:span text:style-name="T3"> go up to his car,</text:span><text:span text:style-name="T1"> lie down </text:span><text:span text:style-name="T1">and try</text:span></text:p>
            <text:p><text:span text:style-name="T1">to get some rest before they arrived in St. Louis the next morning. They agreed to </text:span><text:span text:style-name="T1">meet early in the morning </text:span><text:span text:style-name="T2"><text:s/>and go back into the dining car for breakfast before </text:span><text:span text:style-name="T1">they </text:span><text:span text:style-name="T1">arrived in St. Louis. <text:s/></text:span><text:span text:style-name="T2"><text:s/>Robert returned to his </text:span><text:span text:style-name="T12">berth</text:span><text:span text:style-name="T2"> and tried to rest, but </text:span><text:span text:style-name="T1">found that he </text:span><text:span text:style-name="T1">couldn't sleep. <text:s/></text:span><text:span text:style-name="T2"><text:s/>He felt lonesome being </text:span><text:span text:style-name="T12">separated from Marie</text:span><text:span text:style-name="T2">. </text:span><text:span text:style-name="T3">She was two cars </text:span><text:span text:style-name="T3">back</text:span><text:span text:style-name="T1">, but he felt that the good God who had endowed him with faith would protect </text:span><text:span text:style-name="T1">Marie, and that no harm would come to her; that there was no danger of a wreck on </text:span><text:span text:style-name="T1">the "Sunshine Special" and that there was sunshine waiting for Marie and himself. In </text:span><text:span text:style-name="T1">the wee small hours of the morning, Robert dozed off and had a few hours of sound </text:span><text:span text:style-name="T1">sleep.</text:span></text:p>
          </table:table-cell>
          <table:table-cell office:value-type="string">
            <text:p>The word “berth” sounds like birth. <text:s/>Some kind of planetary return?</text:p>
          </table:table-cell>
          <table:table-cell table:number-columns-repeated="1018"/>
        </table:table-row>
        <table:table-row table:style-name="ro3">
          <table:table-cell office:value-type="string">
            <text:p>11</text:p>
          </table:table-cell>
          <table:table-cell office:value-type="string">
            <text:p>118, 119</text:p>
          </table:table-cell>
          <table:table-cell office:value-type="string">
            <text:p>8:00 am, June 5, 1927</text:p>
          </table:table-cell>
          <table:table-cell/>
          <table:table-cell office:value-type="string">
            <text:p>RG went to Marie's car, to take her to breakfast. <text:s/>When he arrived at her berth, he found it empty. <text:s/><text:span text:style-name="T2"><text:s/>The Pullman porter told him </text:span><text:span text:style-name="T1">that he hadn't seen her that morning </text:span><text:span text:style-name="T1">and the last he saw of her was when Robert was talking to her in the berth late that </text:span><text:span text:style-name="T1">night. <text:s/></text:span><text:span text:style-name="T3">Marie's baggage is gone. <text:s/>All of RG's future happiness was blasted in a </text:span><text:span text:style-name="T3">moment.</text:span></text:p>
          </table:table-cell>
          <table:table-cell office:value-type="string">
            <text:p>“berth” used again. <text:s/>Sounds like an 'imprint' of planets at a certain moment, kind of like what happens at a low in the markets, or at a solar return.</text:p>
          </table:table-cell>
          <table:table-cell table:number-columns-repeated="1018"/>
        </table:table-row>
        <table:table-row table:style-name="ro19">
          <table:table-cell office:value-type="string">
            <text:p>11</text:p>
          </table:table-cell>
          <table:table-cell office:value-type="string">
            <text:p>120</text:p>
          </table:table-cell>
          <table:table-cell office:value-type="string">
            <text:p>3:00 am, June 5, 1927</text:p>
          </table:table-cell>
          <table:table-cell/>
          <table:table-cell office:value-type="string">
            <text:p>Timestamp of letter from Marie. <text:s/>Letter reads: <text:span text:style-name="T2"><text:s/>DEAREST ROBERT:</text:span></text:p>
            <text:p><text:span text:style-name="T1">According to your faith, be I unto you. Love will always</text:span></text:p>
            <text:p><text:span text:style-name="T1">have faith, understand and wait. Time proves all things.</text:span></text:p>
            <text:p><text:span text:style-name="T1">You will get everything you want. I will come to you when I</text:span></text:p>
            <text:p><text:span text:style-name="T1">mean the most and your need for love is the greatest.</text:span></text:p>
            <text:p><text:span text:style-name="T1">Lovingly always,</text:span></text:p>
            <text:p><text:span text:style-name="T1">MARIE.</text:span></text:p>
          </table:table-cell>
          <table:table-cell office:value-type="string">
            <text:p>Note Gann says “find a pencil and draw out a wallet”, so we should put the text into a table. <text:s/>Notice 'Love' is the 11<text:span text:style-name="T10">th</text:span> word, “Time” is the 19<text:span text:style-name="T10">th</text:span> word, “things” is the 22<text:span text:style-name="T10">nd</text:span> word. <text:s/>There are 49 words in total. <text:s/>Next few paragraphs I believe is either highlighting a solar return or information about a secondary progression. <text:s/>I will need to re-read this section about Marie's disappearance over very carefully.</text:p>
          </table:table-cell>
          <table:table-cell table:number-columns-repeated="1018"/>
        </table:table-row>
        <table:table-row table:style-name="ro20">
          <table:table-cell office:value-type="string">
            <text:p>11</text:p>
          </table:table-cell>
          <table:table-cell office:value-type="string">
            <text:p>122, 123</text:p>
          </table:table-cell>
          <table:table-cell office:value-type="string">
            <text:p>It is still June 5, 1927. <text:s/>No timestamp given.</text:p>
          </table:table-cell>
          <table:table-cell/>
          <table:table-cell table:style-name="ce11" office:value-type="string">
            <text:p><text:span text:style-name="T1">Train rolls into Union Station at St. Louis. RG realized he must have faith in Marie, </text:span><text:span text:style-name="T1">must understand and wait. <text:s/>He decided to stay in the station and wait. </text:span><text:span text:style-name="T2">He waited a </text:span><text:span text:style-name="T2">short time in the station, hoping Marie </text:span><text:span text:style-name="T1">would join him. The </text:span><text:span text:style-name="T3">seconds drifted away </text:span><text:span text:style-name="T3">like weeks, the minutes seemed like months, and when an hour had gone by, </text:span><text:span text:style-name="T3">to Robert it seemed like years.</text:span></text:p>
          </table:table-cell>
          <table:table-cell office:value-type="string">
            <text:p>Gann says to RG was going to <text:span text:style-name="T33">lay the circumstances of </text:span><text:span text:style-name="T34">Marie's disappearance before Mr. </text:span><text:span text:style-name="T34">Kennelworth... so organize information surounding Marie's disappearance around Mr. Kennelworth [what </text:span><text:span text:style-name="T34">planet?]. <text:s/>Faith = 8, understand = 3, wait = 8.</text:span></text:p>
          </table:table-cell>
          <table:table-cell table:number-columns-repeated="1018"/>
        </table:table-row>
        <table:table-row table:style-name="ro18">
          <table:table-cell office:value-type="string">
            <text:p>11</text:p>
          </table:table-cell>
          <table:table-cell office:value-type="string">
            <text:p>123, 124</text:p>
          </table:table-cell>
          <table:table-cell office:value-type="string">
            <text:p>June 5, 1927. <text:s/>Nearly 12 o'clock noon.</text:p>
          </table:table-cell>
          <table:table-cell/>
          <table:table-cell table:style-name="ce10" office:value-type="string">
            <text:p><text:span text:style-name="T1"><text:s/></text:span><text:span text:style-name="T1">Slowly the hands on the </text:span><text:span text:style-name="T3">great clock in the Union Station showed it was nearly </text:span><text:span text:style-name="T3">12 o'clock noon</text:span><text:span text:style-name="T1">. Robert listened attentively as the old clock tolled</text:span><text:span text:style-name="T3"> twelve times</text:span><text:span text:style-name="T1"> for </text:span><text:span text:style-name="T1">12 o'clock and each time it seemed that the blood from his heart was slowly trickling </text:span><text:span text:style-name="T1">away. Hope was fast giving away to despair. Robert found his patience waning, but </text:span><text:span text:style-name="T1">that was not to be. He must trust to the word of God which said: "O, ye of little faith, </text:span><text:span text:style-name="T1">saith the Lord," and must try to find Marie who meant everything to him. As the last </text:span><text:span text:style-name="T1">stroke of the clock died slowly away, Robert started to think again. He finally decided </text:span><text:span text:style-name="T1">that </text:span><text:span text:style-name="T3">he would stay in the Union Station </text:span><text:span text:style-name="T1">and have patience to </text:span><text:span text:style-name="T3">wait one more hour </text:span><text:span text:style-name="T3">for Marie</text:span><text:span text:style-name="T1">. He thought that she was really playing a joke on him and would surely </text:span><text:span text:style-name="T1">come by </text:span><text:span text:style-name="T3">1 o'clock</text:span><text:span text:style-name="T1">. <text:s/></text:span><text:span text:style-name="T2"><text:s/>Robert thought how happy he would have been, as he </text:span><text:span text:style-name="T1">expected by this time to be married to Marie and happily on their way to New York to </text:span><text:span text:style-name="T1">celebrate their honeymoon. </text:span><text:span text:style-name="T3">The hour had drifted slowly away and it was now a </text:span><text:span text:style-name="T3">quarter to one.</text:span></text:p>
          </table:table-cell>
          <table:table-cell office:value-type="string">
            <text:p>Is Gann giving words for the different hours of the day?</text:p>
          </table:table-cell>
          <table:table-cell table:number-columns-repeated="1018"/>
        </table:table-row>
        <table:table-row table:style-name="ro18">
          <table:table-cell office:value-type="string">
            <text:p>11</text:p>
          </table:table-cell>
          <table:table-cell office:value-type="string">
            <text:p>125</text:p>
          </table:table-cell>
          <table:table-cell office:value-type="string">
            <text:p>June 5, 1927. <text:s/>1 o'clock.</text:p>
          </table:table-cell>
          <table:table-cell/>
          <table:table-cell table:style-name="ce10" office:value-type="string">
            <text:p><text:span text:style-name="T1"><text:s/></text:span><text:span text:style-name="T1">Robert </text:span><text:span text:style-name="T3">watched the movement of every woman who passed thru the gates of </text:span><text:span text:style-name="T3">the Union Station for Marie</text:span><text:span text:style-name="T1">, but each minute brought bitter disappointment. His </text:span><text:span text:style-name="T1">heart, which but a few hours ago was filled with love and happiness, was sad. </text:span><text:span text:style-name="T1">Robert looked up as</text:span><text:span text:style-name="T3"> the hands</text:span></text:p>
            <text:p><text:span text:style-name="T3">on the clock in the Union Station pointed to 1 o'clock, -- the time that he had </text:span><text:span text:style-name="T3">appointed unto himself to wait without taking some action to try to find Marie. </text:span><text:span text:style-name="T1">No Marie was in sight. He walked over to the news stand and bought a paper and </text:span><text:span text:style-name="T1">decided to sit down for a few</text:span></text:p>
            <text:p><text:span text:style-name="T1">minutes and try to read. As he slowly turned the pages of the paper looking for </text:span><text:span text:style-name="T1">something he knew not what, suddenly his eyes fell upon the heading; "The Best </text:span><text:span text:style-name="T1">Thing on Earth" by R. L. Cole. The first thought that entered Robert's mind was that </text:span><text:span text:style-name="T3">the best thing on earth was Marie and that the greatest thing in the world was </text:span><text:span text:style-name="T3">love.</text:span><text:span text:style-name="T1"> He read the entire article.</text:span></text:p>
          </table:table-cell>
          <table:table-cell office:value-type="string">
            <text:p>“woman” == planet?</text:p>
          </table:table-cell>
          <table:table-cell table:number-columns-repeated="1018"/>
        </table:table-row>
        <table:table-row table:style-name="ro16">
          <table:table-cell office:value-type="string">
            <text:p>12</text:p>
          </table:table-cell>
          <table:table-cell office:value-type="string">
            <text:p>130, 131</text:p>
          </table:table-cell>
          <table:table-cell office:value-type="string">
            <text:p>June 5, 1927. <text:s/>After 1:30pm</text:p>
          </table:table-cell>
          <table:table-cell/>
          <table:table-cell table:style-name="ce10" office:value-type="string">
            <text:p><text:span text:style-name="T1"><text:s/></text:span><text:span text:style-name="T1">These statements [by R. L. Cole] agreed exactly with Robert’s views. He had found </text:span><text:span text:style-name="T1">his greatest help in the Bible and knew John Wanamaker was right when he said </text:span><text:span text:style-name="T1">that the greatest purchase he ever made in his life was when he was </text:span><text:span text:style-name="T3">11 years old</text:span><text:span text:style-name="T1"> </text:span><text:span text:style-name="T1">and bought the Bible for</text:span><text:span text:style-name="T3"> $2.75. <text:s/></text:span><text:span text:style-name="T12"><text:s/>By the time Robert had finished reading this </text:span><text:span text:style-name="T12">article, </text:span><text:span text:style-name="T3">it was after 1:30 P.M</text:span><text:span text:style-name="T4">. and he decided that it was hopeless to wait longer for </text:span><text:span text:style-name="T4">Marie, that something radically wrong had happened and she had either gone away</text:span><text:span text:style-name="T14"> </text:span><text:span text:style-name="T14">or an accident had befallen her. He must </text:span><text:span text:style-name="T12">make some </text:span><text:span text:style-name="T3">plans for locating her.</text:span></text:p>
          </table:table-cell>
          <table:table-cell office:value-type="string">
            <text:p>Note page 131 is like 1:31 pm, which is after 1:30 pm.</text:p>
          </table:table-cell>
          <table:table-cell table:number-columns-repeated="1018"/>
        </table:table-row>
        <table:table-row table:style-name="ro21">
          <table:table-cell office:value-type="string">
            <text:p>12</text:p>
          </table:table-cell>
          <table:table-cell office:value-type="string">
            <text:p>132, 133</text:p>
          </table:table-cell>
          <table:table-cell office:value-type="string">
            <text:p>It is still June 5, 1927. <text:s/>About 6 pm or a bit afterwards.</text:p>
          </table:table-cell>
          <table:table-cell/>
          <table:table-cell office:value-type="string">
            <text:p><text:span text:style-name="T1"><text:s/></text:span><text:span text:style-name="T1">He advised Robert to notify the railroad authorities, and have them </text:span><text:span text:style-name="T3">make a search </text:span><text:span text:style-name="T3">and inquire</text:span></text:p>
            <text:p><text:span text:style-name="T3">at all of the stations where the train stopped that night on the way from </text:span><text:span text:style-name="T3">Texarkana to St. Louis, in order to get a clue to Marie’s disappearance.</text:span><text:span text:style-name="T1"> <text:s/></text:span><text:span text:style-name="T2"><text:s/>After </text:span><text:span text:style-name="T2">talking with Mr. Kennelworth, Robert got </text:span><text:span text:style-name="T1">in touch over the 'phone with the railroad </text:span><text:span text:style-name="T1">officials in St. Louis and notified them of Marie’s disappearance from the train. They </text:span><text:span text:style-name="T1">promised to send telegrams to all the station agents, to </text:span><text:span text:style-name="T3">have all the trains watched </text:span><text:span text:style-name="T3">and try to secure some information</text:span><text:span text:style-name="T1"> for him. They were to com</text:span><text:span text:style-name="T2">municate with him </text:span><text:span text:style-name="T2">just as soon as they had anything </text:span><text:span text:style-name="T1">definite one way or the other.</text:span><text:span text:style-name="T2"> </text:span><text:span text:style-name="T12">Robert now </text:span><text:span text:style-name="T12">realized that he must go thru the greatest </text:span><text:span text:style-name="T3">ordeal yet -- that of waiting hourly </text:span><text:span text:style-name="T3">for some news of Marie. He knew the hours would pass slowly </text:span><text:span text:style-name="T1">and decided to </text:span><text:span text:style-name="T1">formulate a plan in case Marie did not return to school or to her home, and if no </text:span><text:span text:style-name="T1">news came from her the next day what would be his next move and what he should </text:span><text:span text:style-name="T1">do to try to locate her. </text:span><text:span text:style-name="T3">The next time Robert noticed the time of day, it was after </text:span><text:span text:style-name="T3">6 P.M.</text:span><text:span text:style-name="T1"> and he realized that he had had no breakfast, lunch or dinner, but his heart </text:span><text:span text:style-name="T1">was heavy and he felt that he could not eat anything.</text:span></text:p>
          </table:table-cell>
          <table:table-cell office:value-type="string">
            <text:p>Gann is saying to watch the trains. <text:s/>The hours are passing slowly. <text:s/>Earlier, on page 123, it says hours passed like years, so calculate hours as years (or degrees?)</text:p>
          </table:table-cell>
          <table:table-cell table:number-columns-repeated="1018"/>
        </table:table-row>
        <table:table-row table:style-name="ro7">
          <table:table-cell office:value-type="string">
            <text:p>12</text:p>
          </table:table-cell>
          <table:table-cell office:value-type="string">
            <text:p>133</text:p>
          </table:table-cell>
          <table:table-cell office:value-type="string">
            <text:p>It is still June 5, 1927. <text:s/>After 6 pm</text:p>
          </table:table-cell>
          <table:table-cell/>
          <table:table-cell table:style-name="ce10" office:value-type="string">
            <text:p><text:span text:style-name="T1">RG came across the present, the surprise that he had for Marie, that he had told her </text:span><text:span text:style-name="T1">about before and refused to give to her or tell her more about it until </text:span><text:span text:style-name="T2"><text:s/>they arrived in </text:span><text:span text:style-name="T2">St. Louis. The present was a </text:span><text:span text:style-name="T12">wedding </text:span><text:span text:style-name="T3">ring set with diamonds and a beautiful </text:span><text:span text:style-name="T3">brooch made of two hearts woven together and tied with a cluster of diamonds </text:span><text:span text:style-name="T3">and pearls. </text:span><text:span text:style-name="T1">This was to be the great surprise for Marie and he was going to present </text:span><text:span text:style-name="T1">it to Marie after they were married, as a token of the</text:span><text:span text:style-name="T3"> two hearts</text:span><text:span text:style-name="T1"> that now beat as </text:span><text:span text:style-name="T1">one. Robert looked at this and thought of how the </text:span><text:span text:style-name="T3">diamonds</text:span><text:span text:style-name="T1"> represented Marie in </text:span><text:span text:style-name="T1">all of her beauty and that </text:span><text:span text:style-name="T3">she was a pearl of great price.</text:span></text:p>
          </table:table-cell>
          <table:table-cell table:number-columns-repeated="1019"/>
        </table:table-row>
        <table:table-row table:style-name="ro11">
          <table:table-cell office:value-type="string">
            <text:p>12</text:p>
          </table:table-cell>
          <table:table-cell office:value-type="string">
            <text:p>134, 135, 136, 137</text:p>
          </table:table-cell>
          <table:table-cell office:value-type="string">
            <text:p>It is still June 5, 1927. <text:s/>After 6 pm</text:p>
          </table:table-cell>
          <table:table-cell/>
          <table:table-cell table:style-name="ce39" office:value-type="string">
            <text:p><text:span text:style-name="T1"><text:s/></text:span><text:span text:style-name="T1">Robert had always been a great admirer of the poet, S. E. Kiser; always read his </text:span><text:span text:style-name="T1">poems in the daily newspapers and </text:span><text:span text:style-name="T3">a few months previous to this time</text:span><text:span text:style-name="T1">, had </text:span><text:span text:style-name="T1">bought a little book entitled, “Poems That Have Helped Me,” collected by S. E. Kiser. </text:span><text:span text:style-name="T1"><text:s/>Poems mentioned in that collection of poems: "Faith" by Tennyson [pg. 134]. <text:s/>Poem </text:span><text:span text:style-name="T1">by Aubrey de Vere (no title of poem given) [pg. 135]. <text:s text:c="2"/>"Courage" by Thos. F. Porter </text:span><text:span text:style-name="T1">[pg. 135, 136]. <text:s/>"Not in Vain" by Emily Dickinson [pg. 136, 137]. <text:s/></text:span><text:span text:style-name="T16">Regarding <text:s/></text:span><text:span text:style-name="T16">"Courage" by Thos. F. Porter, <text:s/>It surely had been written for him </text:span><text:span text:style-name="T17">in this very hour of </text:span><text:span text:style-name="T17">trouble</text:span><text:span text:style-name="T16"> and realized with Job he must find his strength within himself and have </text:span><text:span text:style-name="T16">courage, hope and faith.</text:span></text:p>
          </table:table-cell>
          <table:table-cell office:value-type="string">
            <text:p>Find these poems in the book, and look at page numbers. <text:s/>Count the words and number of lines in these poems, and look for any keywords that show up.</text:p>
          </table:table-cell>
          <table:table-cell table:number-columns-repeated="1018"/>
        </table:table-row>
        <table:table-row table:style-name="ro7">
          <table:table-cell office:value-type="string">
            <text:p>12</text:p>
          </table:table-cell>
          <table:table-cell office:value-type="string">
            <text:p>137</text:p>
          </table:table-cell>
          <table:table-cell office:value-type="string">
            <text:p>Monday morning, June 6, 1927.</text:p>
          </table:table-cell>
          <table:table-cell/>
          <table:table-cell table:style-name="ce10" office:value-type="string">
            <text:p><text:span text:style-name="T1"><text:s/></text:span><text:span text:style-name="T1">The next time that he remembered anything, he awoke on Monday morning with the </text:span><text:span text:style-name="T3">sun streaming in thru the window </text:span><text:span text:style-name="T1">of his hotel and realized that he had fallen </text:span><text:span text:style-name="T1">asleep.</text:span><text:span text:style-name="T2"> The little book, “Poems That Have Helped </text:span><text:span text:style-name="T1">Me,” lay on the bed beside him. </text:span><text:span text:style-name="T1">Because the </text:span><text:span text:style-name="T3">sun was coming in the east window</text:span><text:span text:style-name="T1"> he knew that he must have slept </text:span><text:span text:style-name="T1">thru some part of the night, and it was now morning.</text:span><text:span text:style-name="T2"> <text:s/>His first thought was of Marie, </text:span><text:span text:style-name="T2">and of any news </text:span><text:span text:style-name="T1">that might have come. Picking up the little book, the first thing that </text:span><text:span text:style-name="T1">struck his eye was the poem, </text:span><text:span text:style-name="T3">“Press On” by Park Benjamin. <text:s/></text:span><text:span text:style-name="T4">RG </text:span><text:span text:style-name="T3">hastily read </text:span><text:span text:style-name="T3">this poem</text:span><text:span text:style-name="T4"> and found some consolation in </text:span><text:span text:style-name="T3">it</text:span><text:span text:style-name="T4">.</text:span></text:p>
          </table:table-cell>
          <table:table-cell office:value-type="string">
            <text:p>Is Gann giving a time of day by saying “Sun streaming in thru the window”? <text:s/>Then he says “sun was coming in the east window”, which may be a reference to transits or seasons.</text:p>
          </table:table-cell>
          <table:table-cell table:number-columns-repeated="1018"/>
        </table:table-row>
        <table:table-row table:style-name="ro6">
          <table:table-cell office:value-type="string">
            <text:p>12</text:p>
          </table:table-cell>
          <table:table-cell office:value-type="string">
            <text:p>140</text:p>
          </table:table-cell>
          <table:table-cell office:value-type="string">
            <text:p>Monday, June 6, 1927</text:p>
          </table:table-cell>
          <table:table-cell/>
          <table:table-cell table:style-name="ce40" office:value-type="string">
            <text:p><text:span text:style-name="T1"><text:s/></text:span><text:span text:style-name="T1">Mr. Kennelworth told Robert that he would </text:span><text:span text:style-name="T3">call him on the 'phone about 8 o’clock </text:span><text:span text:style-name="T3">that night</text:span><text:span text:style-name="T1"> and let him know if any </text:span><text:span text:style-name="T3">word</text:span><text:span text:style-name="T1"> had been received from Marie</text:span></text:p>
          </table:table-cell>
          <table:table-cell office:value-type="string">
            <text:p>Note the spelling differences of 'phone versus telephone throughout the text. <text:s/>Is “word” related to mercury?</text:p>
          </table:table-cell>
          <table:table-cell table:number-columns-repeated="1018"/>
        </table:table-row>
        <table:table-row table:style-name="ro11">
          <table:table-cell office:value-type="string">
            <text:p>12</text:p>
          </table:table-cell>
          <table:table-cell office:value-type="string">
            <text:p>141</text:p>
          </table:table-cell>
          <table:table-cell office:value-type="string">
            <text:p>No timestamp given, but it is still Monday, June 6, 1927</text:p>
          </table:table-cell>
          <table:table-cell/>
          <table:table-cell office:value-type="string">
            <text:p><text:span text:style-name="T1"><text:s/></text:span><text:span text:style-name="T1">He </text:span><text:span text:style-name="T3">secured a morning newspaper and</text:span></text:p>
            <text:p><text:span text:style-name="T3">found the headlines filled with Lindbergh. Read about</text:span></text:p>
            <text:p><text:span text:style-name="T3">the preparations for Captain Lindbergh’s return to</text:span></text:p>
            <text:p><text:span text:style-name="T3">Washington and New York and the plans for his reception.</text:span></text:p>
            <text:p><text:span text:style-name="T1">Of course, Robert had looked forward to being</text:span></text:p>
            <text:p><text:span text:style-name="T1">there at that time and have Marie with him as his wife.</text:span></text:p>
            <text:p><text:span text:style-name="T1">He had been looking forward to the day when his own</text:span></text:p>
            <text:p><text:span text:style-name="T1">dream would be realized and he would build one of</text:span></text:p>
            <text:p><text:span text:style-name="T1">the greatest airships of the age.</text:span></text:p>
          </table:table-cell>
          <table:table-cell office:value-type="string">
            <text:p>Is there something in the actual newspaper headline or article referenced here [need to look at microfilms]? <text:s/>Certainly Gann is pointing us to something important about Lindbergh.</text:p>
          </table:table-cell>
          <table:table-cell table:number-columns-repeated="1018"/>
        </table:table-row>
        <table:table-row table:style-name="ro3">
          <table:table-cell office:value-type="string">
            <text:p>12</text:p>
          </table:table-cell>
          <table:table-cell office:value-type="string">
            <text:p>142</text:p>
          </table:table-cell>
          <table:table-cell office:value-type="string">
            <text:p>No timestamp given, but it is still Monday, June 6, 1927</text:p>
          </table:table-cell>
          <table:table-cell/>
          <table:table-cell office:value-type="string">
            <text:p><text:span text:style-name="T1"><text:s/></text:span><text:span text:style-name="T1">He realized the significance of money and how little it meant; thought how quickly </text:span><text:span text:style-name="T1">he had made money on </text:span><text:span text:style-name="T3">a thousand dollars</text:span><text:span text:style-name="T1"> in the market and now how he would </text:span><text:span text:style-name="T3">give every</text:span></text:p>
            <text:p><text:span text:style-name="T3">cent of it for just a message from Marie</text:span><text:span text:style-name="T1">; just to know</text:span></text:p>
            <text:p><text:span text:style-name="T1">that she was alive.</text:span></text:p>
          </table:table-cell>
          <table:table-cell office:value-type="string">
            <text:p>So $1,000 = a message from Marie? <text:s/>Or every cent over $1,000 that he made as profit equals a message from Marie?</text:p>
          </table:table-cell>
          <table:table-cell table:number-columns-repeated="1018"/>
        </table:table-row>
        <table:table-row table:style-name="ro10">
          <table:table-cell office:value-type="string">
            <text:p>12</text:p>
          </table:table-cell>
          <table:table-cell office:value-type="string">
            <text:p>144</text:p>
          </table:table-cell>
          <table:table-cell table:style-name="ce32" office:value-type="string">
            <text:p>No timestamp given, but it is still Monday, June 6, 1927</text:p>
          </table:table-cell>
          <table:table-cell/>
          <table:table-cell table:style-name="ce10" office:value-type="string">
            <text:p><text:span text:style-name="T2"><text:s/></text:span><text:span text:style-name="T2">He had a scrap book where he had collected poems and he took this book out and </text:span><text:span text:style-name="T2">began to look</text:span></text:p>
            <text:p><text:span text:style-name="T2">thru it. He noticed a clipping that he had pasted in </text:span><text:span text:style-name="T12">only a short time before </text:span><text:span text:style-name="T2">headed: “Tomorrow’s Chance,” by his favorite modern poet, S. E. Kiser. <text:s text:c="2"/></text:span><text:span text:style-name="T12">This poem </text:span><text:span text:style-name="T12">seemed to fit his case</text:span><text:span text:style-name="T2"> and he read it over carefully. He resolved that regardless of </text:span><text:span text:style-name="T2">discouragement or disappointment, blasted hopes, lost ideals or shattered dreams, </text:span><text:span text:style-name="T2">he would still have the courage to</text:span></text:p>
            <text:p><text:span text:style-name="T2">exert himself for “Tomorrow’s Chance.” After reading this poem he began to think </text:span><text:span text:style-name="T2">about the future and his plans. He knew that he had intended to go into the market </text:span><text:span text:style-name="T2">again on Monday or Tuesday, but the thought came to him -- What good would </text:span><text:span text:style-name="T2">money do now, without Marie? <text:s/></text:span></text:p>
          </table:table-cell>
          <table:table-cell office:value-type="string">
            <text:p>pg. 139 said to watch out for the word “case”. <text:s/>Here the poem has 195 words total, 4 paragraphs total, and 36 lines total. <text:s/>Page number is 144. <text:s/>Note that 36 (lines) * 4 (paragraphs) = 144. <text:s/>So the conclusion is a case = 144?</text:p>
          </table:table-cell>
          <table:table-cell table:number-columns-repeated="1018"/>
        </table:table-row>
        <table:table-row table:style-name="ro22">
          <table:table-cell office:value-type="string">
            <text:p>12</text:p>
          </table:table-cell>
          <table:table-cell office:value-type="string">
            <text:p>147</text:p>
          </table:table-cell>
          <table:table-cell table:style-name="ce32" office:value-type="string">
            <text:p>8:15pm</text:p>
          </table:table-cell>
          <table:table-cell office:value-type="string">
            <text:p>It should still be June 6, 1927.</text:p>
          </table:table-cell>
          <table:table-cell table:style-name="ce11" office:value-type="string">
            <text:p><text:span text:style-name="T1">Expected phone call received from Mr. Kennelworth: At about 8:15 the telephone </text:span><text:span text:style-name="T1">rang and Mr. Kennelworth was on the wire. Robert knew from Mr. Kennelworth’s </text:span><text:span text:style-name="T1">voice that he had no good news. Mr. Kennelworth informed him that no word had </text:span><text:span text:style-name="T1">been received from Marie by her parents, and that they had called up the school in </text:span><text:span text:style-name="T1">Sherman, Texas, and not a word had been heard from her there. The school </text:span><text:span text:style-name="T1">informed them that she had left school on Saturday afternoon and had not been </text:span><text:span text:style-name="T1">seen since. Of course, Robert knew she had left Sherman to meet him and was now </text:span><text:span text:style-name="T1">more anxious and worried than ever and freely expressed his great anxiety to Mr. </text:span><text:span text:style-name="T1">Kennelworth. Mr. Kennelworth was still hopeful and tried to cheer and encourage </text:span><text:span text:style-name="T1">Robert. Advised him to go on to New York and wait him there. </text:span><text:span text:style-name="T2"><text:s/>Mr. Kennelworth said </text:span><text:span text:style-name="T2">that he planned to leave for New </text:span><text:span text:style-name="T1">York at the end of the week. Robert then decided to </text:span><text:span text:style-name="T1">stay in St. Louis until he got some definite word, or</text:span></text:p>
            <text:p><text:span text:style-name="T1">anyway remain there until Mr. Kennelworth arrived and then go on to New York with </text:span><text:span text:style-name="T1">him.</text:span></text:p>
          </table:table-cell>
          <table:table-cell table:number-columns-repeated="1019"/>
        </table:table-row>
        <table:table-row table:style-name="ro23">
          <table:table-cell office:value-type="string">
            <text:p>12</text:p>
          </table:table-cell>
          <table:table-cell office:value-type="string">
            <text:p>151</text:p>
          </table:table-cell>
          <table:table-cell office:value-type="string">
            <text:p>Tuesday, June 7, 1927</text:p>
          </table:table-cell>
          <table:table-cell/>
          <table:table-cell table:style-name="ce41" office:value-type="string">
            <text:p>RG was looking forward to Tuesday, the 7<text:span text:style-name="T10">th</text:span> day of the month. <text:s/><text:span text:style-name="T18"><text:s/>He had </text:span><text:span text:style-name="T1">learned that </text:span><text:span text:style-name="T1">the "7th" was a sacred day, and had often talked to Marie about the number 7, and </text:span><text:span text:style-name="T1">the number of times it is spoken of in the Bible. How God had blessed the 7th day </text:span><text:span text:style-name="T1">and made it the Sabbath; how many things had come to pass on the 7th day of the </text:span><text:span text:style-name="T1">7</text:span><text:span text:style-name="T15">th</text:span><text:span text:style-name="T1"> month, or the 7th year referred to in the Bible. In some way he felt that on this day </text:span><text:span text:style-name="T1">news would come from Marie and he hoped that it would be good. Robert awoke on </text:span><text:span text:style-name="T1">Tuesday morning feeling much better, had his breakfast early, bought the newspaper </text:span><text:span text:style-name="T1">and read all about the receptions being planned for Colonel Lindbergh and again the </text:span><text:span text:style-name="T1">wish stole into his heart and the hope was revived that in some way Marie might be </text:span><text:span text:style-name="T1">with him when Lindbergh arrived in New York.</text:span></text:p>
          </table:table-cell>
          <table:table-cell table:number-columns-repeated="1019"/>
        </table:table-row>
        <table:table-row table:style-name="ro18">
          <table:table-cell table:style-name="ce4" office:value-type="string">
            <text:p>13</text:p>
          </table:table-cell>
          <table:table-cell table:style-name="ce4" office:value-type="string">
            <text:p>157</text:p>
          </table:table-cell>
          <table:table-cell table:style-name="ce4" office:value-type="string">
            <text:p>Wednesday morning, June 8, 1927</text:p>
          </table:table-cell>
          <table:table-cell table:style-name="ce4"/>
          <table:table-cell table:style-name="ce24" office:value-type="string">
            <text:p><text:span text:style-name="T1"><text:s/></text:span><text:span text:style-name="T1">When he returned to his hotel, for the first time since Sunday he thought of his </text:span><text:span text:style-name="T1">birthday, June 9th, when he would be </text:span><text:span text:style-name="T3">21 years of age</text:span><text:span text:style-name="T1">. When he thought of this a </text:span><text:span text:style-name="T1">great hope came into his mind. He decided that Marie, for some unknown reason, </text:span><text:span text:style-name="T1">was hiding until his birthday and intended that they should be married on that day </text:span><text:span text:style-name="T1">and she was going to be his birthday present. Robert's imagination went wild. He </text:span><text:span text:style-name="T1">was elated over the hope. It seemed like a sudden inspiration to him. <text:s/></text:span><text:span text:style-name="T2"><text:s/>Robert was </text:span><text:span text:style-name="T2">sure that his advertisements in the papers </text:span><text:span text:style-name="T1">the following day were going to bring </text:span><text:span text:style-name="T1">results and that probably Marie, just as soon as she saw it, would come to him. So </text:span><text:span text:style-name="T1">he really began to plan and hope and get ready for a marriage to take place on his </text:span><text:span text:style-name="T1">birthday. </text:span><text:span text:style-name="T2"><text:s/>He was so happy over this sudden thought, so elated </text:span><text:span text:style-name="T1">that he 'phoned Mr. </text:span><text:span text:style-name="T1">Kennelworth again that night and told him all about it. Mr. Kennelworth, </text:span><text:span text:style-name="T3">half-hearted</text:span><text:span text:style-name="T1"> </text:span><text:span text:style-name="T1">but hopeful, agreed with Robert that </text:span><text:span text:style-name="T3">there might be </text:span><text:span text:style-name="T12">something in it</text:span><text:span text:style-name="T2">, that Marie </text:span><text:span text:style-name="T2">might have had some plan of this kind in mind.</text:span></text:p>
          </table:table-cell>
          <table:table-cell table:number-columns-repeated="1019"/>
        </table:table-row>
        <table:table-row table:style-name="ro3">
          <table:table-cell table:style-name="ce4" office:value-type="string">
            <text:p>13</text:p>
          </table:table-cell>
          <table:table-cell table:style-name="ce4" office:value-type="string">
            <text:p>158</text:p>
          </table:table-cell>
          <table:table-cell table:style-name="ce4" office:value-type="string">
            <text:p>Wednesday, June 8, 1927</text:p>
          </table:table-cell>
          <table:table-cell table:style-name="ce4"/>
          <table:table-cell table:style-name="ce42"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number-columns-repeated="1019"/>
        </table:table-row>
        <table:table-row table:style-name="ro24">
          <table:table-cell table:style-name="ce4" office:value-type="string">
            <text:p>13</text:p>
          </table:table-cell>
          <table:table-cell table:style-name="ce4" office:value-type="string">
            <text:p>160</text:p>
          </table:table-cell>
          <table:table-cell table:style-name="ce4" office:value-type="string">
            <text:p>Wednesday, June 8, 1927</text:p>
          </table:table-cell>
          <table:table-cell table:style-name="ce4"/>
          <table:table-cell table:style-name="ce43" office:value-type="string">
            <text:p><text:span text:style-name="T19">After Robert had talked with Walter, the bellboy came and brought a </text:span><text:span text:style-name="T20">special-</text:span><text:span text:style-name="T20">delivery letter and a telegram</text:span><text:span text:style-name="T19">. Robert opened the telegram hurriedly, hoping that it </text:span><text:span text:style-name="T19">was something from Marie, but found it was a</text:span></text:p>
            <text:p><text:span text:style-name="T19">telegram from his mother in which she congratulated him on his birthday the </text:span><text:span text:style-name="T19">following day, and encouraged him to hope for the best and not give way to despair </text:span><text:span text:style-name="T19">in case Marie did not show up. The special-delivery letter was also from Robert's </text:span><text:span text:style-name="T19">mother. <text:s/>RG is looking forward to his birthday with great hopes and expectations. </text:span><text:span text:style-name="T20">His 21st birthday meant a great deal to him, meant more than any other </text:span><text:span text:style-name="T20">birthday because he hoped that it would bring Marie.</text:span><text:span text:style-name="T19"> <text:s/>Robert prayed his usual </text:span><text:span text:style-name="T19">night prayer for the protection of Marie and went to sleep, to dream of his birthday.</text:span></text:p>
          </table:table-cell>
          <table:table-cell table:number-columns-repeated="1019"/>
        </table:table-row>
        <table:table-row table:style-name="ro16">
          <table:table-cell table:style-name="ce4" office:value-type="string">
            <text:p>13</text:p>
          </table:table-cell>
          <table:table-cell table:style-name="ce4" office:value-type="string">
            <text:p>162</text:p>
          </table:table-cell>
          <table:table-cell table:style-name="ce4" office:value-type="string">
            <text:p>Thursday, June 9, 1927</text:p>
          </table:table-cell>
          <table:table-cell table:style-name="ce4"/>
          <table:table-cell table:style-name="ce24" office:value-type="string">
            <text:p><text:span text:style-name="T1"><text:s/></text:span><text:span text:style-name="T1">Cotton and wheat had advanced the day before and cotton opened higher and was </text:span><text:span text:style-name="T1">strong this morning, and wheat was also holding up well. </text:span><text:span text:style-name="T4"><text:s/></text:span><text:span text:style-name="T14">"This is going to be a real </text:span><text:span text:style-name="T14">happy </text:span><text:span text:style-name="T4">birthday. I am making money fast now in wheat and cotton and will soon be </text:span><text:span text:style-name="T4">making money in stocks." <text:s/></text:span><text:span text:style-name="T14"><text:s/>He figured up his profits on Cotton, Wheat </text:span><text:span text:style-name="T1">and Stocks </text:span><text:span text:style-name="T1">and</text:span><text:span text:style-name="T3"> on this birthday he was worth $30,000.</text:span><text:span text:style-name="T1"> <text:s/></text:span><text:span text:style-name="T2"><text:s/>He decided to forget about the </text:span><text:span text:style-name="T2">market as </text:span><text:span text:style-name="T12">everything </text:span><text:span text:style-name="T3">was moving along his way</text:span><text:span text:style-name="T1"> and returned to the hotel to wait </text:span><text:span text:style-name="T1">for news of Marie. <text:s/></text:span></text:p>
          </table:table-cell>
          <table:table-cell table:number-columns-repeated="1019"/>
        </table:table-row>
        <table:table-row table:style-name="ro6">
          <table:table-cell table:style-name="ce4" office:value-type="string">
            <text:p>13</text:p>
          </table:table-cell>
          <table:table-cell table:style-name="ce4" office:value-type="string">
            <text:p>162</text:p>
          </table:table-cell>
          <table:table-cell table:style-name="ce4" office:value-type="string">
            <text:p>11 o'clock, Thursday, June 9, 1927</text:p>
          </table:table-cell>
          <table:table-cell table:style-name="ce4"/>
          <table:table-cell table:style-name="ce44" office:value-type="string">
            <text:p><text:span text:style-name="T21">When 11 o'clock came Robert's mind reverted back to Sunday when he was </text:span><text:span text:style-name="T21">watching the clock in the Union Station, hoping and waiting for Marie to </text:span><text:span text:style-name="T21">appear. </text:span><text:span text:style-name="T11">Robert became a little restless and more than anxious as the minutes went </text:span><text:span text:style-name="T11">by. </text:span></text:p>
          </table:table-cell>
          <table:table-cell table:number-columns-repeated="1019"/>
        </table:table-row>
        <table:table-row table:style-name="ro9">
          <table:table-cell table:style-name="ce4" office:value-type="string">
            <text:p>13</text:p>
          </table:table-cell>
          <table:table-cell table:style-name="ce4" office:value-type="string">
            <text:p>162</text:p>
          </table:table-cell>
          <table:table-cell table:style-name="ce4" office:value-type="string">
            <text:p>12 o'clock, Thursday, June 9, 1927</text:p>
          </table:table-cell>
          <table:table-cell table:style-name="ce4"/>
          <table:table-cell table:style-name="ce45" office:value-type="string">
            <text:p><text:span text:style-name="T22">The clock struck twelve on his birthday and no Marie and no news from her.</text:span><text:span text:style-name="T23"> A </text:span><text:span text:style-name="T23">few minutes after 12 his bell rang and a messenger boy appeared with a telegram. </text:span><text:span text:style-name="T23">"Ah," Robert thought, "this is from Marie or some news from her." But it was a </text:span><text:span text:style-name="T23">telegram of congratulations from his old pal, Walter, who asked that he convey the </text:span><text:span text:style-name="T23">first news which he received in regard to Marie and stated that he hoped be <text:s/></text:span><text:span text:style-name="T6">fore the </text:span><text:span text:style-name="T6">day was over he could congratulate Robert on </text:span><text:span text:style-name="T23">his marriage to Marie. </text:span></text:p>
          </table:table-cell>
          <table:table-cell table:number-columns-repeated="1019"/>
        </table:table-row>
        <table:table-row table:style-name="ro16">
          <table:table-cell table:style-name="ce4" office:value-type="string">
            <text:p>13</text:p>
          </table:table-cell>
          <table:table-cell table:style-name="ce4" office:value-type="string">
            <text:p>163</text:p>
          </table:table-cell>
          <table:table-cell table:style-name="ce4" office:value-type="string">
            <text:p>'Later in the day' (between 12:00pm and 2:00pm), Thursday, June 9, 1927</text:p>
          </table:table-cell>
          <table:table-cell table:style-name="ce4"/>
          <table:table-cell table:style-name="ce46" office:value-type="string">
            <text:p><text:span text:style-name="T6"><text:s/></text:span><text:span text:style-name="T24">A little later in the day Robert received a long telegram from Mr. Kennelworth, </text:span><text:span text:style-name="T24">congratulating him on his birthday and offering words of encouragement, also telling </text:span><text:span text:style-name="T24">Robert that he expected to leave Texarkana on Friday night, June 10th, and </text:span><text:span text:style-name="T11">arrive in </text:span><text:span text:style-name="T11">St. Louis some time in the morning and that Robert should be ready to start with him </text:span><text:span text:style-name="T11">to New York, as he wanted to be there when Lindbergh arrived. Robert received </text:span><text:span text:style-name="T11">another telegram from his mother congratulating him on his birthday and wishing </text:span><text:span text:style-name="T11">him every success and happiness. <text:s text:c="2"/></text:span></text:p>
          </table:table-cell>
          <table:table-cell table:number-columns-repeated="1019"/>
        </table:table-row>
        <table:table-row table:style-name="ro10">
          <table:table-cell table:style-name="ce4" office:value-type="string">
            <text:p>13</text:p>
          </table:table-cell>
          <table:table-cell table:style-name="ce4" office:value-type="string">
            <text:p>163</text:p>
          </table:table-cell>
          <table:table-cell table:style-name="ce4" office:value-type="string">
            <text:p>2 o'clock, Thursday, June 9, 1927</text:p>
          </table:table-cell>
          <table:table-cell table:style-name="ce4"/>
          <table:table-cell table:style-name="ce42" office:value-type="string">
            <text:p><text:span text:style-name="T11">These messages were very encouraging but it was now 2 o'clock and Robert began </text:span><text:span text:style-name="T11">to be keenly disappointed – he had raised his hopes so high that Marie would </text:span><text:span text:style-name="T11">appear or some news would come. He paced the floor in anxiety, his heart beating </text:span><text:span text:style-name="T11">rapidly and was forced to admit to himself that he had been over hopeful. He started </text:span><text:span text:style-name="T11">to send a telegram to Mr. Kennelworth asking him to wire or 'phone just as soon as </text:span><text:span text:style-name="T11">possible if any news had been received of Marie and asked him to call up Marie's </text:span><text:span text:style-name="T11">parents and find out if they had heard anything. </text:span><text:span text:style-name="T25">Minutes now began to drag </text:span><text:span text:style-name="T25">slowly, as they had on Sunday when Robert had watched the clock and saw </text:span><text:span text:style-name="T25">his hopes slowly waning. They were now waning again and Robert grew </text:span><text:span text:style-name="T25">heartsick</text:span><text:span text:style-name="T11">, but cheered himself with the thought that the day was not over yet. There </text:span><text:span text:style-name="T11">was plenty of time for Marie to show up.</text:span></text:p>
          </table:table-cell>
          <table:table-cell table:number-columns-repeated="1019"/>
        </table:table-row>
        <table:table-row table:style-name="ro7">
          <table:table-cell office:value-type="string">
            <text:p>13</text:p>
          </table:table-cell>
          <table:table-cell office:value-type="string">
            <text:p>165</text:p>
          </table:table-cell>
          <table:table-cell office:value-type="string">
            <text:p>June 9, 1927</text:p>
          </table:table-cell>
          <table:table-cell/>
          <table:table-cell table:style-name="ce11" office:value-type="string">
            <text:p><text:span text:style-name="T1"><text:s/></text:span><text:span text:style-name="T1">It [the poem] made him realize that on the "</text:span><text:span text:style-name="T3">river of time</text:span><text:span text:style-name="T1">" there are many trials, </text:span><text:span text:style-name="T1">tribulations and disappointments. While he was young in years he had experienced </text:span><text:span text:style-name="T1">many of them, and it seemed to him that</text:span><text:span text:style-name="T3"> the last five days had been five years. <text:s/></text:span><text:span text:style-name="T4">L</text:span><text:span text:style-name="T14">ike </text:span><text:span text:style-name="T4">a voice coming across the stillness of the night, he seemed to hear Marie </text:span><text:span text:style-name="T4">calling as she used to call: "Robert, dear," "Robert dear." He jumped from his chair, </text:span><text:span text:style-name="T4">startled, because for a moment he thought it was her voice, for he had been hoping </text:span><text:span text:style-name="T4">and expecting each moment to hear her voice, but alas it was only a ghost of </text:span><text:span text:style-name="T4">imagination and no Marie was there and no news of her.</text:span></text:p>
          </table:table-cell>
          <table:table-cell table:number-columns-repeated="1019"/>
        </table:table-row>
        <table:table-row table:style-name="ro5">
          <table:table-cell office:value-type="string">
            <text:p>14</text:p>
          </table:table-cell>
          <table:table-cell office:value-type="string">
            <text:p>171</text:p>
          </table:table-cell>
          <table:table-cell office:value-type="string">
            <text:p>Early morning, June 10, 1927</text:p>
          </table:table-cell>
          <table:table-cell/>
          <table:table-cell office:value-type="string">
            <text:p>RG called to see Madam Cleo (Clairvoyant).</text:p>
          </table:table-cell>
          <table:table-cell table:number-columns-repeated="1019"/>
        </table:table-row>
        <table:table-row table:style-name="ro25">
          <table:table-cell office:value-type="string">
            <text:p>14</text:p>
          </table:table-cell>
          <table:table-cell office:value-type="string">
            <text:p>176, 177</text:p>
          </table:table-cell>
          <table:table-cell office:value-type="string">
            <text:p>June 10, 1927</text:p>
          </table:table-cell>
          <table:table-cell/>
          <table:table-cell office:value-type="string">
            <text:p><text:span text:style-name="T26">Robert eagerly read the advertisement because </text:span><text:span text:style-name="T27">t</text:span><text:span text:style-name="T28">he name attracted him</text:span><text:span text:style-name="T26">. <text:s/></text:span><text:span text:style-name="T29">RG </text:span><text:span text:style-name="T29">goes to Professor O. B. Joyful's office for an astrology reading. <text:s/></text:span><text:span text:style-name="T2"><text:s/>RG </text:span><text:span text:style-name="T2">reads some poems [about love] that </text:span><text:span text:style-name="T12">attracted</text:span><text:span text:style-name="T2"> his attention. <text:s text:c="3"/>Robert knew that </text:span><text:span text:style-name="T12">he </text:span><text:span text:style-name="T12">was using love every day</text:span><text:span text:style-name="T2"> and it seemed that</text:span><text:span text:style-name="T12"> the Professor had prepared his </text:span><text:span text:style-name="T12">office to receive</text:span></text:p>
            <text:p><text:span text:style-name="T12">those in love</text:span><text:span text:style-name="T2">.</text:span></text:p>
          </table:table-cell>
          <table:table-cell table:number-columns-repeated="1019"/>
        </table:table-row>
        <table:table-row table:style-name="ro6">
          <table:table-cell office:value-type="string">
            <text:p>14</text:p>
          </table:table-cell>
          <table:table-cell office:value-type="string">
            <text:p>184</text:p>
          </table:table-cell>
          <table:table-cell office:value-type="string">
            <text:p>Afternoon of June 12, 1927</text:p>
          </table:table-cell>
          <table:table-cell/>
          <table:table-cell table:style-name="ce11" office:value-type="string">
            <text:p><text:s/>On the afternoon of June 12th, Mr. Kennelworth and Robert arrived in New York City and were met at the train by Walter. <text:s text:c="2"/>After their arrival, they went to the Hotel Vanderbilt. <text:s text:c="2"/>Mr. Kennelworth went out to see a friend and left Robert and Walter to chat alone.</text:p>
          </table:table-cell>
          <table:table-cell table:number-columns-repeated="1019"/>
        </table:table-row>
        <table:table-row table:style-name="ro26">
          <table:table-cell office:value-type="string">
            <text:p>15</text:p>
          </table:table-cell>
          <table:table-cell office:value-type="string">
            <text:p>187</text:p>
          </table:table-cell>
          <table:table-cell office:value-type="string">
            <text:p>Monday June 13, 1927</text:p>
          </table:table-cell>
          <table:table-cell/>
          <table:table-cell table:style-name="ce10" office:value-type="string">
            <text:p><text:span text:style-name="T1"><text:s/></text:span><text:span text:style-name="T1">Mr. Kennelworth, Robert and Walter arose early to be ready for </text:span><text:span text:style-name="T3">Colonel </text:span><text:span text:style-name="T3">Lindbergh’s triumphant march up Broadway. </text:span><text:span text:style-name="T1">Robert was very enthusiastic about </text:span><text:span text:style-name="T1">it and talked about what a great achievement it was and </text:span><text:span text:style-name="T3">what it meant to the </text:span><text:span text:style-name="T3">world, especially to the United States</text:span><text:span text:style-name="T1">. Walter told him that they must get busy and </text:span><text:span text:style-name="T3">start to lay out the plans to build Robert’s great airplane. </text:span><text:span text:style-name="T12"><text:s/></text:span><text:span text:style-name="T2">When they started out </text:span><text:span text:style-name="T2">on the street, Robert began to </text:span><text:span text:style-name="T1">talk of Marie and said that he hoped that he would </text:span><text:span text:style-name="T1">find her that day. Thru all the surging crowds, he stared in the face of every woman, </text:span><text:span text:style-name="T1">hoping that Marie, if she was alive, might have decided to come to New York for the </text:span><text:span text:style-name="T3">Lindbergh reception</text:span><text:span text:style-name="T1">. It was a great day for Colonel Lindbergh, and a great day for </text:span><text:span text:style-name="T1">Robert, because it encouraged his hope for the day, and believed it would come to </text:span><text:span text:style-name="T1">pass when airplanes would conquer the world and bring universal peace.</text:span></text:p>
          </table:table-cell>
          <table:table-cell table:number-columns-repeated="1019"/>
        </table:table-row>
        <table:table-row table:style-name="ro24">
          <table:table-cell office:value-type="string">
            <text:p>16</text:p>
          </table:table-cell>
          <table:table-cell office:value-type="string">
            <text:p>197</text:p>
          </table:table-cell>
          <table:table-cell office:value-type="string">
            <text:p>Sunday, June 19, 1927</text:p>
          </table:table-cell>
          <table:table-cell/>
          <table:table-cell table:style-name="ce11" office:value-type="string">
            <text:p><text:span text:style-name="T1"><text:s/></text:span><text:span text:style-name="T1">On Sunday, June 19, 1927, Robert Gordon spent the day studying his charts and </text:span><text:span text:style-name="T1">working out his cycles for stocks, cotton and grain. He was short of Major Motors </text:span><text:span text:style-name="T1">and was watching it very closely. </text:span><text:span text:style-name="T3">On this day he made a new and great discovery </text:span><text:span text:style-name="T3">of a time factor</text:span><text:span text:style-name="T1"> from which he figured that Major Motors would decline until about </text:span><text:span text:style-name="T1">June 30th and then start an advance which would last until about September 16th, </text:span><text:span text:style-name="T1">1927, when the Company would be 19 years old and at that time the stock would </text:span><text:span text:style-name="T1">reach final high and would then go down to February to April, 1929. <text:s/></text:span><text:span text:style-name="T2"><text:s/>[pg. 197] <text:s/>His </text:span><text:span text:style-name="T1">great discovery of what stocks would do at a certain age enabled him to make </text:span><text:span text:style-name="T1">enormous profits when stocks reached the age where they would have fast moves </text:span><text:span text:style-name="T1">up or down in a very short time. [pg. 199]</text:span></text:p>
          </table:table-cell>
          <table:table-cell table:number-columns-repeated="1019"/>
        </table:table-row>
        <table:table-row table:style-name="ro16">
          <table:table-cell office:value-type="string">
            <text:p>16</text:p>
          </table:table-cell>
          <table:table-cell office:value-type="string">
            <text:p>199</text:p>
          </table:table-cell>
          <table:table-cell office:value-type="string">
            <text:p>October, 1927</text:p>
          </table:table-cell>
          <table:table-cell/>
          <table:table-cell table:style-name="ce10" office:value-type="string">
            <text:p><text:s/>October, 1927, was a beautiful month in New York. 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text:p>
          </table:table-cell>
          <table:table-cell office:value-type="string">
            <text:p>Reference to pg. 40 (October 23, 1926)</text:p>
          </table:table-cell>
          <table:table-cell table:number-columns-repeated="1018"/>
        </table:table-row>
        <table:table-row table:style-name="ro3">
          <table:table-cell office:value-type="string">
            <text:p>16</text:p>
          </table:table-cell>
          <table:table-cell office:value-type="string">
            <text:p>200</text:p>
          </table:table-cell>
          <table:table-cell office:value-type="string">
            <text:p>No timestamp given. <text:s/>Previous timestamp given before this is “latter part of October 1927”.</text:p>
          </table:table-cell>
          <table:table-cell/>
          <table:table-cell table:style-name="ce38" office:value-type="string">
            <text:p><text:span text:style-name="T1"><text:s/></text:span><text:span text:style-name="T1">He worked upon his invention, and Walter was his sole companion. Walter had met </text:span><text:span text:style-name="T1">an old man by the name of </text:span><text:span text:style-name="T3">Henry Watson</text:span><text:span text:style-name="T1"> who was a veteran of Wall Street, now </text:span><text:span text:style-name="T1">over 70 years of age, had made and lost many fortunes and had seen the biggest </text:span><text:span text:style-name="T1">and best plungers go on the rocks in Wall Street. </text:span><text:span text:style-name="T3">Walter introduced Mr. Watson to </text:span><text:span text:style-name="T3">Robert </text:span><text:span text:style-name="T1">and he became very much interested in the old man’s reminiscences.</text:span></text:p>
          </table:table-cell>
          <table:table-cell office:value-type="string">
            <text:p>Reference to Sherlock Holmes.</text:p>
          </table:table-cell>
          <table:table-cell table:number-columns-repeated="1018"/>
        </table:table-row>
        <table:table-row table:style-name="ro5">
          <table:table-cell office:value-type="string">
            <text:p>17</text:p>
          </table:table-cell>
          <table:table-cell office:value-type="string">
            <text:p>216</text:p>
          </table:table-cell>
          <table:table-cell office:value-type="string">
            <text:p>Latter part of June, 1927</text:p>
          </table:table-cell>
          <table:table-cell/>
          <table:table-cell table:style-name="ce10" office:value-type="string">
            <text:p><text:s/>Mr. Kennelworth left New York and returned to Texarkana in the latter part of June, 1927.</text:p>
          </table:table-cell>
          <table:table-cell table:number-columns-repeated="1019"/>
        </table:table-row>
        <table:table-row table:style-name="ro10">
          <table:table-cell office:value-type="string">
            <text:p>19</text:p>
          </table:table-cell>
          <table:table-cell office:value-type="string">
            <text:p>223</text:p>
          </table:table-cell>
          <table:table-cell office:value-type="string">
            <text:p>Christmas 1927</text:p>
          </table:table-cell>
          <table:table-cell/>
          <table:table-cell table:style-name="ce40" office:value-type="string">
            <text:p><text:span text:style-name="T1"><text:s/></text:span><text:span text:style-name="T3">His mind turned back to Christmas, 1926 [pg. 42]</text:span><text:span text:style-name="T1">, when he had bought Marie a </text:span><text:span text:style-name="T1">beautiful ring with the money he had saved. At that time he little realized that so </text:span><text:span text:style-name="T1">much</text:span></text:p>
            <text:p><text:span text:style-name="T1">could happen in one short year. He thought of all he could do for Marie this year if he </text:span><text:span text:style-name="T1">only knew where she was. Decided that he would buy some beautiful presents for </text:span><text:span text:style-name="T1">her anyway and keep them until she returned to show her that he was thinking of her </text:span><text:span text:style-name="T1">on Christmas. </text:span><text:span text:style-name="T3">He bought a beautiful diamond ring</text:span><text:span text:style-name="T1"> and a bracelet set with </text:span><text:span text:style-name="T1">sapphires and diamonds. When the jeweler delivered them Robert looked them over </text:span><text:span text:style-name="T1">and thought of all Marie's beauty and purity. His faith in her was still supreme. He </text:span><text:span text:style-name="T1">was very sad and wept bitterly because he felt more keenly than ever the need for </text:span><text:span text:style-name="T1">her.</text:span></text:p>
          </table:table-cell>
          <table:table-cell office:value-type="string">
            <text:p>Connection between the Chirstmas of 1926 and 1927. <text:s/>(Winter solstice?) <text:s/>On both dates, he buys a ring with diamonds.</text:p>
          </table:table-cell>
          <table:table-cell table:number-columns-repeated="1018"/>
        </table:table-row>
        <table:table-row table:style-name="ro9">
          <table:table-cell office:value-type="string">
            <text:p>19</text:p>
          </table:table-cell>
          <table:table-cell office:value-type="string">
            <text:p>224</text:p>
          </table:table-cell>
          <table:table-cell office:value-type="string">
            <text:p>Christmas, 1927</text:p>
          </table:table-cell>
          <table:table-cell/>
          <table:table-cell table:style-name="ce38" office:value-type="string">
            <text:p><text:span text:style-name="T1"><text:s/></text:span><text:span text:style-name="T3">His heart turned to his next dearest friend – his mother.</text:span><text:span text:style-name="T1"> He decided to try to </text:span><text:span text:style-name="T1">make it the happiest Christmas of her life and bought her every kind of a present </text:span><text:span text:style-name="T1">that he thought would make her happy and comfortable and sent her a check for </text:span><text:span text:style-name="T1">$5,000.00 to do with just as she pleased and buy anything she wanted. Begged her </text:span><text:span text:style-name="T1">to come to New York to see him soon after the new year, as he wanted her to see </text:span><text:span text:style-name="T1">the sights of the city, and thought the trip would be good for her health.</text:span></text:p>
          </table:table-cell>
          <table:table-cell table:number-columns-repeated="1019"/>
        </table:table-row>
        <table:table-row table:style-name="ro2">
          <table:table-cell office:value-type="string">
            <text:p>19</text:p>
          </table:table-cell>
          <table:table-cell office:value-type="string">
            <text:p>224</text:p>
          </table:table-cell>
          <table:table-cell table:style-name="ce30" office:value-type="string">
            <text:p><text:s/>In the early part of 1928</text:p>
          </table:table-cell>
          <table:table-cell/>
          <table:table-cell table:style-name="ce10" office:value-type="string">
            <text:p><text:span text:style-name="T1"><text:s/></text:span><text:span text:style-name="T1">His first airplane was now completed, -- a small one according to the plan laid down </text:span><text:span text:style-name="T1">by Ezekiel in the Bible.</text:span><text:span text:style-name="T2"> Robert </text:span><text:span text:style-name="T1">then sailed away in his new plane which he had </text:span><text:span text:style-name="T1">named "The St. Marie."</text:span></text:p>
          </table:table-cell>
          <table:table-cell table:number-columns-repeated="1019"/>
        </table:table-row>
        <table:table-row table:style-name="ro5">
          <table:table-cell office:value-type="string">
            <text:p>19</text:p>
          </table:table-cell>
          <table:table-cell office:value-type="string">
            <text:p>224</text:p>
          </table:table-cell>
          <table:table-cell table:style-name="ce30" office:value-type="string">
            <text:p><text:s/>In the early part of 1928</text:p>
          </table:table-cell>
          <table:table-cell/>
          <table:table-cell table:style-name="ce47" office:value-type="string">
            <text:p><text:span text:style-name="T6">Robert's next invention was to build a silent motor, </text:span><text:span text:style-name="T24">or a muffler, which would prevent </text:span><text:span text:style-name="T24">any sound. He knew that this would be very useful in war. <text:s/></text:span><text:span text:style-name="T6"><text:s/></text:span></text:p>
          </table:table-cell>
          <table:table-cell table:number-columns-repeated="1019"/>
        </table:table-row>
        <table:table-row table:style-name="ro3">
          <table:table-cell office:value-type="string">
            <text:p>19</text:p>
          </table:table-cell>
          <table:table-cell office:value-type="string">
            <text:p>225</text:p>
          </table:table-cell>
          <table:table-cell table:style-name="ce30" office:value-type="string">
            <text:p>Spring of 1928</text:p>
          </table:table-cell>
          <table:table-cell/>
          <table:table-cell office:value-type="string">
            <text:p>RG visited <text:span text:style-name="T2"><text:s/>England, France, </text:span><text:span text:style-name="T1">Germany and </text:span><text:span text:style-name="T3">in the Spring of 1928 made the </text:span><text:span text:style-name="T3">longest successful flight to Japan, where he was received with great honor.</text:span><text:span text:style-name="T1"> </text:span><text:span text:style-name="T1">Japan was very much interested in his new plane [St. Marie] and in his muffler. The </text:span><text:span text:style-name="T1">Japanese Government quickly closed a deal and bought his invention for a large </text:span><text:span text:style-name="T1">sum of money.</text:span></text:p>
          </table:table-cell>
          <table:table-cell table:number-columns-repeated="1019"/>
        </table:table-row>
        <table:table-row table:style-name="ro16">
          <table:table-cell office:value-type="string">
            <text:p>19</text:p>
          </table:table-cell>
          <table:table-cell office:value-type="string">
            <text:p>225</text:p>
          </table:table-cell>
          <table:table-cell office:value-type="string">
            <text:p>Summer of 1928</text:p>
          </table:table-cell>
          <table:table-cell/>
          <table:table-cell office:value-type="string">
            <text:p>RG returns to New York [from Japan].</text:p>
          </table:table-cell>
          <table:table-cell table:style-name="ce5" office:value-type="string">
            <text:p>Note that Summer of 1928 is highlighted, and then a specific part of the month is highlighted for the same event (on page 226). <text:s/>Thus, Gann wants us to pay attention to the season here. <text:s/></text:p>
          </table:table-cell>
          <table:table-cell table:number-columns-repeated="1018"/>
        </table:table-row>
        <table:table-row table:style-name="ro24">
          <table:table-cell table:style-name="ce12" office:value-type="string">
            <text:p>19</text:p>
          </table:table-cell>
          <table:table-cell table:style-name="ce12" office:value-type="string">
            <text:p>226</text:p>
          </table:table-cell>
          <table:table-cell table:style-name="ce12" office:value-type="string">
            <text:p>May 1928</text:p>
          </table:table-cell>
          <table:table-cell table:style-name="ce12"/>
          <table:table-cell table:style-name="ce10" office:value-type="string">
            <text:p><text:s/>In May, 1928, Walter received a radiogram from Robert saying that <text:span text:style-name="T5">he was leaving </text:span><text:span text:style-name="T5">Japan the latter part of the month and was going to sail "The St. Marie" back </text:span><text:span text:style-name="T5">to New York. </text:span>Walter and Miss Edna Quinton, the secretary, had followed the newspaper reports of the <text:span text:style-name="T5">great reception</text:span> <text:span text:style-name="T5">tendered Robert by the officials of the </text:span><text:span text:style-name="T5">Japanese Government </text:span>and the report of the large amount of money they had paid for his <text:span text:style-name="T5">noiseless patent for air planes.</text:span> Walter was going to graduate in June so he wrote his father and informed him that Robert was returning to New York soon with <text:span text:style-name="T5">great honors </text:span>and he thought it appropriate to have a big celebration for him when he arrived. As his father was coming to New York anyway for the graduation exercises, he suggested that he be there to greet Robert on his triumphant <text:span text:style-name="T5">return.</text:span></text:p>
          </table:table-cell>
          <table:table-cell table:style-name="ce41" office:value-type="string">
            <text:p>What is a <text:span text:style-name="T5">radio</text:span>gram? <text:s/><text:span text:style-name="T8">Note also, that they greet Robert on his </text:span><text:span text:style-name="T9">return</text:span><text:span text:style-name="T8">.</text:span></text:p>
          </table:table-cell>
          <table:table-cell table:number-columns-repeated="1018"/>
        </table:table-row>
        <table:table-row table:style-name="ro6">
          <table:table-cell table:style-name="ce4" office:value-type="string">
            <text:p>19</text:p>
          </table:table-cell>
          <table:table-cell table:style-name="ce4" office:value-type="string">
            <text:p>227</text:p>
          </table:table-cell>
          <table:table-cell table:style-name="ce4" office:value-type="string">
            <text:p>June 9, 1928</text:p>
          </table:table-cell>
          <table:table-cell table:style-name="ce4"/>
          <table:table-cell table:style-name="ce24" office:value-type="string">
            <text:p><text:span text:style-name="T1"><text:s/></text:span><text:span text:style-name="T1">On June 9th Robert Gordon's 22nd birthday, </text:span><text:span text:style-name="T3">the great reception took place. </text:span><text:span text:style-name="T1"><text:s/>The </text:span><text:span text:style-name="T1">special train bearing the leading citizens of Texarkana arrived, Robert had landed at </text:span><text:span text:style-name="T1">the new airport on </text:span><text:span text:style-name="T3">Governor's Island [New York] </text:span><text:span text:style-name="T1">without any mishap to his plane </text:span><text:span text:style-name="T1">("The St. Marie").</text:span></text:p>
          </table:table-cell>
          <table:table-cell table:style-name="Default"/>
          <table:table-cell table:number-columns-repeated="1018"/>
        </table:table-row>
        <table:table-row table:style-name="ro27">
          <table:table-cell table:style-name="ce12" office:value-type="string">
            <text:p>19</text:p>
          </table:table-cell>
          <table:table-cell table:style-name="ce12" office:value-type="string">
            <text:p>229</text:p>
          </table:table-cell>
          <table:table-cell table:style-name="ce12" office:value-type="string">
            <text:p>Current timestamp is June 1928</text:p>
          </table:table-cell>
          <table:table-cell/>
          <table:table-cell table:style-name="ce48" office:value-type="string">
            <text:p><text:span text:style-name="T11">Walter Kennelworth was graduated from Columbia College in June and </text:span><text:span text:style-name="T11">prepared to work with Robert in the </text:span><text:span text:style-name="T25">office</text:span><text:span text:style-name="T11">. Edna Quinton had proved to be a </text:span><text:span text:style-name="T11">faithful employee and a valuable aid to Robert. </text:span><text:span text:style-name="T6">Edna Quinton had been in </text:span><text:span text:style-name="T6">[RG's] </text:span><text:span text:style-name="T21">office</text:span><text:span text:style-name="T6"> ever since </text:span><text:span text:style-name="T11">he was in New York.</text:span></text:p>
          </table:table-cell>
          <table:table-cell table:number-columns-repeated="1019"/>
        </table:table-row>
        <table:table-row table:style-name="ro28">
          <table:table-cell office:value-type="string">
            <text:p>19</text:p>
          </table:table-cell>
          <table:table-cell office:value-type="string">
            <text:p>234, 235</text:p>
          </table:table-cell>
          <table:table-cell office:value-type="string">
            <text:p>One beautiful morning in early September 1928</text:p>
          </table:table-cell>
          <table:table-cell/>
          <table:table-cell table:style-name="ce10" office:value-type="string">
            <text:p><text:span text:style-name="T1"><text:s/></text:span><text:span text:style-name="T1">There is an old saying that intimacy breeds contempt, but it did not prove so with </text:span><text:span text:style-name="T1">Walter Kennelworth and Edna Quinton. One beautiful morning in early September, </text:span><text:span text:style-name="T1">1928, </text:span><text:span text:style-name="T3">Robert Gordon stepped into the laboratory and found Edna in the arms </text:span><text:span text:style-name="T3">of Walter.</text:span><text:span text:style-name="T1"> He made a hasty exit, but Walter and Edna knew that they had been </text:span><text:span text:style-name="T1">caught. Robert was very happy at this discovery because he knew that it was just </text:span><text:span text:style-name="T1">the thing Walter needed to stimulate his ambitions and give him something to work </text:span><text:span text:style-name="T1">for. He realized what a wonderful woman Miss Quinton was, and that she, too, </text:span><text:span text:style-name="T1">needed inspiration that love alone could give. That evening he invited Walter to </text:span><text:span text:style-name="T1">dinner with him and when they were alone said, "Well, Walter, the love bug has got </text:span><text:span text:style-name="T1">you at last." Walter was bashful at first and didn't want to talk much about it; then he </text:span><text:span text:style-name="T1">admitted that it had come on very suddenly when he and Edna had realized that </text:span><text:span text:style-name="T1">they were both in love with each other. Robert told him that</text:span><text:span text:style-name="T3"> it was inevitable</text:span><text:span text:style-name="T1"> and </text:span><text:span text:style-name="T2"><text:s/></text:span><text:span text:style-name="T2">that </text:span><text:span text:style-name="T12">now was the time it should start</text:span><text:span text:style-name="T2"> and that it would </text:span><text:span text:style-name="T1">be better for both of them. </text:span><text:span text:style-name="T1">They were business partners and it would make them more happy and successful in </text:span><text:span text:style-name="T1">their work. Walter asked him if he still had hopes of finding Marie. Robert told him </text:span><text:span text:style-name="T1">that he did – that he would never give up the search. </text:span><text:span text:style-name="T3">Everything moved along </text:span><text:span text:style-name="T3">smoothly after this.</text:span><text:span text:style-name="T1"> Walter and Edna were happy in their work and the Fall of 1928 </text:span><text:span text:style-name="T1">rewarded them with a new and wonderful discovery.</text:span></text:p>
          </table:table-cell>
          <table:table-cell table:number-columns-repeated="1019"/>
        </table:table-row>
        <table:table-row table:style-name="ro9">
          <table:table-cell office:value-type="string">
            <text:p>19</text:p>
          </table:table-cell>
          <table:table-cell office:value-type="string">
            <text:p>235, 236</text:p>
          </table:table-cell>
          <table:table-cell office:value-type="string">
            <text:p>Fall of 1928 the DOD was completed.</text:p>
          </table:table-cell>
          <table:table-cell/>
          <table:table-cell table:style-name="ce10" office:value-type="string">
            <text:p><text:span text:style-name="T1"><text:s/></text:span><text:span text:style-name="T1">The completion of the great machine, "The Demon of Death," which Robert had </text:span><text:span text:style-name="T1">worked on untiringly day and night, was a great triumph for him, but his wonderful </text:span><text:span text:style-name="T1">energy had been exhausted. Walter had noticed </text:span><text:span text:style-name="T2"><text:s/>before the machine was completed </text:span><text:span text:style-name="T2">that Robert looked </text:span><text:span text:style-name="T1">tired and worn. His mind lacked its old-time quickness and he </text:span><text:span text:style-name="T1">feared for his health. Robert began to reach the office late and ceased to take an </text:span><text:span text:style-name="T1">interest in his work. He was moody and despondent. </text:span></text:p>
          </table:table-cell>
          <table:table-cell table:number-columns-repeated="1019"/>
        </table:table-row>
        <table:table-row table:style-name="ro22">
          <table:table-cell office:value-type="string">
            <text:p>19</text:p>
          </table:table-cell>
          <table:table-cell office:value-type="string">
            <text:p>236</text:p>
          </table:table-cell>
          <table:table-cell office:value-type="string">
            <text:p>About an hour after Thanksgiving dinner, 1928</text:p>
          </table:table-cell>
          <table:table-cell/>
          <table:table-cell table:style-name="ce49" office:value-type="string">
            <text:p><text:span text:style-name="T24">Thanksgiving Day, Walter and Edna arranged a big dinner and invited </text:span><text:span text:style-name="T11">Robert. </text:span><text:span text:style-name="T11">He appeared very much worn and ate very little dinner. Both Walter and Edna </text:span><text:span text:style-name="T11">noticed that he was less talkative than ever before. About an hour after dinner </text:span><text:span text:style-name="T11">was over </text:span><text:span text:style-name="T25">Robert fell in a faint</text:span><text:span text:style-name="T11">. A doctor was called immediately and after </text:span><text:span text:style-name="T11">making a careful examination pronounced it </text:span><text:span text:style-name="T25">a case of nervous breakdown.</text:span><text:span text:style-name="T11"> </text:span><text:span text:style-name="T11">Said there must be </text:span><text:span text:style-name="T25">something preying on his mind</text:span><text:span text:style-name="T11"> or that he had been under </text:span><text:span text:style-name="T11">a long strain. Walter explained the disappearance of Marie and how Robert had </text:span><text:span text:style-name="T11">worried over the love affair; his long, strenuous campaigns in the stock and </text:span><text:span text:style-name="T11">commodity markets and his work upon his inventions; that up to a few months </text:span><text:span text:style-name="T11">previous Robert had been able to work almost day and night without showing </text:span><text:span text:style-name="T11">any fatigue, but that in recent weeks he had noticed a great change in him. After </text:span><text:span text:style-name="T11">the doctor had heard the story of the love affair and Marie's disappearance, he </text:span><text:span text:style-name="T11">was sure that a long and needed rest was necessary to restore Robert to his </text:span><text:span text:style-name="T11">normal health. He ordered him to remain absolutely quiet and not attempt to look </text:span><text:span text:style-name="T11">after any of the details of his business.</text:span></text:p>
          </table:table-cell>
          <table:table-cell table:number-columns-repeated="1019"/>
        </table:table-row>
        <table:table-row table:style-name="ro6">
          <table:table-cell office:value-type="string">
            <text:p>19</text:p>
          </table:table-cell>
          <table:table-cell office:value-type="string">
            <text:p>236</text:p>
          </table:table-cell>
          <table:table-cell office:value-type="string">
            <text:p>A few days after Thanksgiving, 1928</text:p>
          </table:table-cell>
          <table:table-cell/>
          <table:table-cell table:style-name="ce47" office:value-type="string">
            <text:p><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table:number-columns-repeated="1019"/>
        </table:table-row>
        <table:table-row table:style-name="ro3">
          <table:table-cell office:value-type="string">
            <text:p>20</text:p>
          </table:table-cell>
          <table:table-cell office:value-type="string">
            <text:p>237</text:p>
          </table:table-cell>
          <table:table-cell office:value-type="string">
            <text:p>Approaching the end of 1928</text:p>
          </table:table-cell>
          <table:table-cell/>
          <table:table-cell table:style-name="ce50" office:value-type="string">
            <text:p><text:span text:style-name="T30">"Marie the Angel of Mercy," Robert's great ship, was rapidly nearing completion.</text:span></text:p>
            <text:p><text:span text:style-name="T30">The new 12-cylinder motor had been tested and the engineers had estimated that </text:span><text:span text:style-name="T30">they would attain a speed of 1000 miles per hour. </text:span><text:span text:style-name="T3">Robert was elated over the </text:span><text:span text:style-name="T3">success </text:span><text:span text:style-name="T30">and knew that he would now be prepared to help his country in time of its </text:span><text:span text:style-name="T30">greatest need.</text:span></text:p>
          </table:table-cell>
          <table:table-cell table:number-columns-repeated="1019"/>
        </table:table-row>
        <table:table-row table:style-name="ro12">
          <table:table-cell office:value-type="string">
            <text:p>20</text:p>
          </table:table-cell>
          <table:table-cell office:value-type="string">
            <text:p>239</text:p>
          </table:table-cell>
          <table:table-cell table:style-name="ce33" office:value-type="string">
            <text:p><text:span text:style-name="T11">middle of</text:span></text:p>
            <text:p><text:span text:style-name="T11">January, 1929</text:span></text:p>
          </table:table-cell>
          <table:table-cell/>
          <table:table-cell table:style-name="ce10" office:value-type="string">
            <text:p><text:span text:style-name="T1"><text:s/></text:span><text:span text:style-name="T1">After preparing his campaign for the market and buying stocks and cotton for the </text:span><text:span text:style-name="T1">big advance, Walter noticed a great change in Robert. His </text:span><text:span text:style-name="T3">health began to fail </text:span><text:span text:style-name="T3">again</text:span><text:span text:style-name="T1">, and now that he had achieved great success and completed such wonderful </text:span><text:span text:style-name="T1">inventions, </text:span><text:span text:style-name="T3">without Marie to comfort him he would probably break down in </text:span><text:span text:style-name="T3">health and give up</text:span><text:span text:style-name="T1">. Robert had ceased to talk much about Marie. His interest in the </text:span><text:span text:style-name="T1">future was waning. Walter and Edna, who were still as much in love as ever, often </text:span><text:span text:style-name="T1">discussed Robert's physical condition. They decided to encourage him to go away </text:span><text:span text:style-name="T1">for a long-needed rest. Walter had a talk with Robert in the middle of January, 1929, </text:span><text:span text:style-name="T1">but Robert didn't show much interest or any desire to travel. A short time after this, </text:span><text:span text:style-name="T1">Robert appeared at the office one morning looking more haggard </text:span><text:span text:style-name="T2"><text:s/>and worn than </text:span><text:span text:style-name="T2">ever. He called Walter and Edna into </text:span><text:span text:style-name="T1">the office, told them that he had had a very </text:span><text:span text:style-name="T1">peculiar dream the night before, that he had dreamed that he had gone to Paris and </text:span><text:span text:style-name="T1">suddenly met Marie. He was so strongly impressed with the dream that he decided </text:span><text:span text:style-name="T1">to leave at once. Told Walter to give the mechanics instructions to put his old ship </text:span><text:span text:style-name="T1">"The St. Marie" in shape to sail at once.</text:span></text:p>
          </table:table-cell>
          <table:table-cell table:number-columns-repeated="1019"/>
        </table:table-row>
        <table:table-row table:style-name="ro16">
          <table:table-cell table:style-name="ce12" office:value-type="string">
            <text:p>20</text:p>
          </table:table-cell>
          <table:table-cell table:style-name="ce12" office:value-type="string">
            <text:p>240</text:p>
          </table:table-cell>
          <table:table-cell table:style-name="ce12" office:value-type="string">
            <text:p>A short time after the middle of January, 1929</text:p>
          </table:table-cell>
          <table:table-cell table:style-name="ce12"/>
          <table:table-cell table:style-name="ce10"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5">he was not the same Robert of old. He acted </text:span><text:span text:style-name="T5">as tho his spirit was broken.</text:span> </text:p>
          </table:table-cell>
          <table:table-cell table:number-columns-repeated="1019"/>
        </table:table-row>
        <table:table-row table:style-name="ro7">
          <table:table-cell office:value-type="string">
            <text:p>20</text:p>
          </table:table-cell>
          <table:table-cell office:value-type="string">
            <text:p>240</text:p>
          </table:table-cell>
          <table:table-cell office:value-type="string">
            <text:p>Morning of February 2, 1929.</text:p>
          </table:table-cell>
          <table:table-cell/>
          <table:table-cell table:style-name="ce51" office:value-type="string">
            <text:p><text:span text:style-name="T24">On the</text:span><text:span text:style-name="T31"> </text:span><text:span text:style-name="T32">morning of February 2nd, 1929, </text:span><text:span text:style-name="T31">Robert started his flight to Paris and </text:span><text:span text:style-name="T31">arrived there promptly in the evening</text:span><text:span text:style-name="T24"> and went to visit some friends and </text:span><text:span text:style-name="T24">acquaintances. After talking over the war situation and his forecasts of the great </text:span><text:span text:style-name="T24">war yet to come, </text:span><text:span text:style-name="T31">he decided to visit friends in London.</text:span><text:span text:style-name="T24"> England and Russia </text:span><text:span text:style-name="T24">were waging their battles in the air and doing very little land fighting. Despite the </text:span><text:span text:style-name="T24">good start that England had made, Russia and her allies were getting the best of </text:span><text:span text:style-name="T24">the victory. </text:span><text:span text:style-name="T31">Robert found London very uninteresting.</text:span><text:span text:style-name="T24"> Up to this time he had </text:span><text:span text:style-name="T24">heard nothing of Marie and </text:span><text:span text:style-name="T31">decided to return to Paris.</text:span></text:p>
          </table:table-cell>
          <table:table-cell table:number-columns-repeated="1019"/>
        </table:table-row>
        <table:table-row table:style-name="ro10">
          <table:table-cell office:value-type="string">
            <text:p>20</text:p>
          </table:table-cell>
          <table:table-cell office:value-type="string">
            <text:p>241</text:p>
          </table:table-cell>
          <table:table-cell office:value-type="string">
            <text:p>Latter part of Feburary 1929</text:p>
          </table:table-cell>
          <table:table-cell/>
          <table:table-cell table:style-name="ce10" office:value-type="string">
            <text:p><text:span text:style-name="T1"><text:s/></text:span><text:span text:style-name="T1">On a beautiful sunhiny morning in the latter part of Feburary, 1929, Robert was </text:span><text:span text:style-name="T1">walking down a prominent business street in Paris with no special objective in mind. </text:span><text:span text:style-name="T3">He was feeling sick and gloomy and was walking with his head down, looking </text:span><text:span text:style-name="T3">at the street. </text:span><text:span text:style-name="T1">Suddenly he saw a form approaching very closely, and like a flash, a </text:span><text:span text:style-name="T1">woman quickly passed him. He was sure it was Marie. His heart was in his throat. </text:span><text:span text:style-name="T1">He turned around quickly to follow her but she had disappeared. </text:span><text:span text:style-name="T3">Just as she </text:span><text:span text:style-name="T3">passed him she dropped a letter on the street and he picked it up, put it in his </text:span><text:span text:style-name="T3">pocket</text:span><text:span text:style-name="T1"> and rushed on down the street, hoping to find her, but after exhausting </text:span><text:span text:style-name="T1">himself running around, fighting his way thru the crowds, without a glimpse of her, he </text:span><text:span text:style-name="T1">decided to open the letter. When he opened it it was written in a foreign language </text:span><text:span text:style-name="T1">which he did not understand.</text:span></text:p>
          </table:table-cell>
          <table:table-cell office:value-type="string">
            <text:p>Is there a reason for 'Feburary' being misspelled?</text:p>
          </table:table-cell>
          <table:table-cell table:number-columns-repeated="1018"/>
        </table:table-row>
        <table:table-row table:style-name="ro29">
          <table:table-cell office:value-type="string">
            <text:p>20</text:p>
          </table:table-cell>
          <table:table-cell office:value-type="string">
            <text:p>243, 244</text:p>
          </table:table-cell>
          <table:table-cell office:value-type="string">
            <text:p>Latter part of Feburary 1929</text:p>
          </table:table-cell>
          <table:table-cell/>
          <table:table-cell table:style-name="ce40" office:value-type="string">
            <text:p><text:span text:style-name="T1"><text:s/></text:span><text:span text:style-name="T3">RG attends the Aviators' Costume Ball to take place in the Hotel Lafayette.</text:span><text:span text:style-name="T1"> </text:span><text:span text:style-name="T2"><text:s/></text:span><text:span text:style-name="T2">They asked Robert if he did not have a plane to </text:span><text:span text:style-name="T1">enter or if he could not demonstrate </text:span><text:span text:style-name="T1">something with "The St. Marie." He told them that his health was not good and that </text:span><text:span text:style-name="T1">he was not interested in entering a plane at this time. <text:s/>RG </text:span><text:span text:style-name="T2">looked across the hall and </text:span><text:span text:style-name="T2">again he saw </text:span><text:span text:style-name="T12">Marie dressed</text:span></text:p>
            <text:p><text:span text:style-name="T3">like an eagle, queen of the air.</text:span><text:span text:style-name="T1"> He made a mad rush thru the crowd to the other </text:span><text:span text:style-name="T1">side of the hall and when he got there, he could see no Marie. The ordeal was too </text:span><text:span text:style-name="T1">much for him. He fell unconscious on the floor. <text:s/></text:span><text:span text:style-name="T2"><text:s/>Robert </text:span><text:span text:style-name="T1">was not only sick at heart </text:span><text:span text:style-name="T1">but sick physically, and his</text:span></text:p>
            <text:p><text:span text:style-name="T1">friends realized it and called a nerve specialist, </text:span><text:span text:style-name="T3">Dr. Descartes</text:span><text:span text:style-name="T1">. Robert explained </text:span><text:span text:style-name="T1">what had happened, about meeting Marie on the street and about seeing her at the </text:span><text:span text:style-name="T1">ball, altho he said nothing about the mysterious letter to the Doctor. The Doctor, after </text:span><text:span text:style-name="T1">examining him, told</text:span></text:p>
            <text:p><text:span text:style-name="T1">his friends he thought that he was suffering from </text:span><text:span text:style-name="T3">mental delusions</text:span><text:span text:style-name="T1"> -- that he had </text:span><text:span text:style-name="T1">probably had this woman on his mind so long and after </text:span><text:span text:style-name="T3">dreaming</text:span><text:span text:style-name="T1"> he had met her on </text:span><text:span text:style-name="T1">a street in Paris, had hoped so strongly that he would meet her, he had brought </text:span><text:span text:style-name="T1">himself to believe that she was there and </text:span><text:span text:style-name="T3">had really thought that he had seen her, </text:span><text:span text:style-name="T3">both on the street and in the ballroom, but it was probably an optical delusion </text:span><text:span text:style-name="T1">and after he got better he would realize that he hadn't seen Marie. </text:span><text:span text:style-name="T3">Several days </text:span><text:span text:style-name="T3">passed before Robert fully recovered. </text:span></text:p>
          </table:table-cell>
          <table:table-cell table:number-columns-repeated="1019"/>
        </table:table-row>
        <table:table-row table:style-name="ro3">
          <table:table-cell office:value-type="string">
            <text:p>20</text:p>
          </table:table-cell>
          <table:table-cell office:value-type="string">
            <text:p>246</text:p>
          </table:table-cell>
          <table:table-cell office:value-type="string">
            <text:p>Several days passed + 1 day</text:p>
          </table:table-cell>
          <table:table-cell office:value-type="string">
            <text:p>Several days after the last timestamp, which was the latter part of February 1929</text:p>
          </table:table-cell>
          <table:table-cell table:style-name="ce11" office:value-type="string">
            <text:p><text:span text:style-name="T1"><text:s/></text:span><text:span text:style-name="T1">Robert was very much </text:span><text:span text:style-name="T3">worried</text:span><text:span text:style-name="T1">. His</text:span><text:span text:style-name="T3"> hope was fast giving way to despair. </text:span><text:span text:style-name="T1">He </text:span><text:span text:style-name="T1">again realized that hope deferred maketh the heart grow sick. </text:span><text:span text:style-name="T3">He thought of Henry </text:span><text:span text:style-name="T3">Watson's story</text:span><text:span text:style-name="T1"> and wondered if he would have to go thru life and die without ever </text:span><text:span text:style-name="T1">again seeing Marie.</text:span></text:p>
          </table:table-cell>
          <table:table-cell office:value-type="string">
            <text:p>Connection to Henry Watson's story on page 206-211.</text:p>
          </table:table-cell>
          <table:table-cell table:number-columns-repeated="1018"/>
        </table:table-row>
        <table:table-row table:style-name="ro10">
          <table:table-cell office:value-type="string">
            <text:p>20</text:p>
          </table:table-cell>
          <table:table-cell office:value-type="string">
            <text:p>246</text:p>
          </table:table-cell>
          <table:table-cell office:value-type="string">
            <text:p>Early part of March, 1929. <text:s/>Arrived in New York on March 5, 1929.</text:p>
          </table:table-cell>
          <table:table-cell/>
          <table:table-cell table:style-name="ce10" office:value-type="string">
            <text:p><text:span text:style-name="T1"><text:s/></text:span><text:span text:style-name="T1">In the early part of March a lot of the aviators were </text:span><text:span text:style-name="T3">returning from Paris to New </text:span><text:span text:style-name="T3">York </text:span><text:span text:style-name="T1">after the convention and Robert decided to go home with them. </text:span><text:span text:style-name="T3">They insisted </text:span><text:span text:style-name="T3">that he was not physically able to sail "The St. Marie" alone and sent a pilot </text:span><text:span text:style-name="T3">along with him. </text:span><text:span text:style-name="T1">The trip was uneventful and on</text:span><text:span text:style-name="T3"> March 5th Robert arrived in New </text:span><text:span text:style-name="T3">York. On his arrival he went immediately to his office and laboratories where </text:span><text:span text:style-name="T3">he found Walter and Edna </text:span><text:span text:style-name="T12"><text:s/>glad to see him. </text:span><text:span text:style-name="T2">They told him that </text:span><text:span text:style-name="T12">he looked much </text:span><text:span text:style-name="T3">improved in health</text:span><text:span text:style-name="T1">. He related all his experiences in Paris and the mysterious </text:span><text:span text:style-name="T1">letter. Walter was very much amazed and at a loss to understand it all. He could not </text:span><text:span text:style-name="T1">understand, if </text:span><text:span text:style-name="T3">Marie had dropped the letter</text:span><text:span text:style-name="T1"> and had really seen Robert on the </text:span><text:span text:style-name="T1">street and at the ball, why she would not answer his personal notices in the papers </text:span><text:span text:style-name="T1">and at least clear up the mystery of her disappearance.</text:span></text:p>
          </table:table-cell>
          <table:table-cell table:number-columns-repeated="1019"/>
        </table:table-row>
        <table:table-row table:style-name="ro9">
          <table:table-cell office:value-type="string">
            <text:p>22</text:p>
          </table:table-cell>
          <table:table-cell office:value-type="string">
            <text:p>257</text:p>
          </table:table-cell>
          <table:table-cell office:value-type="string">
            <text:p>Sunday morning about 10 o'clock.</text:p>
          </table:table-cell>
          <table:table-cell office:value-type="string">
            <text:p>If the Sunday referenced is the first Sunday after March 5, 1929, then the date would be March 10, 1929.</text:p>
          </table:table-cell>
          <table:table-cell table:style-name="ce11" office:value-type="string">
            <text:p><text:s/>After consulting with his friends, he decided to go immediately to Silver Springs to see her. On Sunday morning about 10 o'clock he <text:span text:style-name="T5">boarded a local airplane for </text:span><text:span text:style-name="T5">Silver Springs and arrived in the afternoon</text:span>. It was a fitting setting for the scene. The day was beautiful, the sunshine at its best. Robert had watched the plane as <text:span text:style-name="T5">it </text:span><text:span text:style-name="T5">flew swiftly</text:span> across the country.</text:p>
          </table:table-cell>
          <table:table-cell office:value-type="string">
            <text:p>Does “plane” == “planet”? <text:s/>Per pg. 258, RG's experience at Silver Springs connects to Marie's disappearance on Sunday morning, June 5, 1927, on page 120.</text:p>
          </table:table-cell>
          <table:table-cell table:number-columns-repeated="1018"/>
        </table:table-row>
        <table:table-row table:style-name="ro9">
          <table:table-cell office:value-type="string">
            <text:p>22</text:p>
          </table:table-cell>
          <table:table-cell office:value-type="string">
            <text:p>260</text:p>
          </table:table-cell>
          <table:table-cell office:value-type="string">
            <text:p>Sunday afternoon.</text:p>
          </table:table-cell>
          <table:table-cell office:value-type="string">
            <text:p>If the Sunday referenced is the first Sunday after March 5, 1929, then the date would be March 10, 1929.</text:p>
          </table:table-cell>
          <table:table-cell office:value-type="string">
            <text:p>RG realizes he has lost the mysterious letter. <text:s/>RG says he was sure he had it when he was in Palm Beach.</text:p>
          </table:table-cell>
          <table:table-cell office:value-type="string">
            <text:p>RG arrives in Palm Beach on pg. 250, and leaves on pg. 257 at Sunday Morning, about 10 o'clock. <text:s/></text:p>
          </table:table-cell>
          <table:table-cell table:number-columns-repeated="1018"/>
        </table:table-row>
        <table:table-row table:style-name="ro30">
          <table:table-cell office:value-type="string">
            <text:p>22</text:p>
          </table:table-cell>
          <table:table-cell office:value-type="string">
            <text:p>260, 261</text:p>
          </table:table-cell>
          <table:table-cell office:value-type="string">
            <text:p>Monday morning, at Sunrise</text:p>
          </table:table-cell>
          <table:table-cell office:value-type="string">
            <text:p>If the previous timestamp Sunday is March 10, 1929, then this Monday would be March 11, 1929, at 6:48 am.</text:p>
          </table:table-cell>
          <table:table-cell table:style-name="ce10" office:value-type="string">
            <text:p><text:span text:style-name="T1"><text:s/></text:span><text:span text:style-name="T1">Robert arose early the next morning and decided that he would go to Silver Springs </text:span><text:span text:style-name="T1">and see this beautiful spot just as the sun was rising. It was a beautiful morning and </text:span><text:span text:style-name="T1">he rode out upon the waters, listened to the</text:span><text:span text:style-name="T2"> songs of the birds, </text:span><text:span text:style-name="T12">watched the </text:span><text:span text:style-name="T12">beautiful fish running </text:span><text:span text:style-name="T3">to and fro in the clear waters</text:span><text:span text:style-name="T1">. He again </text:span><text:span text:style-name="T3">thought of the </text:span><text:span text:style-name="T3">story of the spirit bride whom the legend said appeared upon the waters on </text:span><text:span text:style-name="T3">moonlight nights. His mind went back to the fishing trip at Spirit Lake, </text:span><text:span text:style-name="T3">Arkansas. </text:span><text:span text:style-name="T1">He thought of the story of Spirit Lake and how he was impressed as a </text:span><text:span text:style-name="T1">child with that story. Now it seemed more vivid and real. </text:span><text:span text:style-name="T3">His mind reverted back to </text:span><text:span text:style-name="T3">the death of Henry Watson</text:span><text:span text:style-name="T1"> and he thought "Is it my fate to visit places and to hear </text:span><text:span text:style-name="T1">stories of tragedy and disappointment of lovers, and in the end, will my fate be like </text:span><text:span text:style-name="T1">theirs? Must I sink into the waters of forgetfulness without ever again seeing the best </text:span><text:span text:style-name="T1">beloved face in all the world, Marie's? After all, </text:span><text:span text:style-name="T3">is it line Henry Watson said: 'Hope </text:span><text:span text:style-name="T3">is but an anchor to the soul, but facts are stubborn things and we must face </text:span><text:span text:style-name="T3">them?' </text:span><text:span text:style-name="T1">" For a moment, Robert felt that he had been clinging to hope all these years </text:span><text:span text:style-name="T1">and he was almost ready to bid hope depart and leave him alone to facts, but even </text:span><text:span text:style-name="T1">then he knew that if hope should depart and not hold aloft a light of Marie's love, he </text:span><text:span text:style-name="T1">at that moment would follow the course of the lover of the spirit bride and go </text:span><text:span text:style-name="T1">overboard, to be swallowed up in the beautiful waters, to release his spirit, that it </text:span><text:span text:style-name="T1">might soar away to find Marie.</text:span></text:p>
          </table:table-cell>
          <table:table-cell office:value-type="string">
            <text:p>In the Sunrise astro chartfor March 11, 1929 at Ocala, Florida, it is just after a new moon and the moon is in Pisces. Sun is at 20 Pisces 25', and Moon is at 22 Pisces 04'. <text:s/>Connection to Spirit Lake story on page 6 and 7. <text:s/>Connection to Henry Watson's death on page 211.</text:p>
          </table:table-cell>
          <table:table-cell table:number-columns-repeated="1018"/>
        </table:table-row>
        <table:table-row table:style-name="ro3">
          <table:table-cell office:value-type="string">
            <text:p>23</text:p>
          </table:table-cell>
          <table:table-cell office:value-type="string">
            <text:p>262</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0" office:value-type="string">
            <text:p><text:span text:style-name="T1">RG drove back to the hotel, found Lady Bersford awaiting him. He ate his breakfast </text:span><text:span text:style-name="T1">hurriedly</text:span></text:p>
            <text:p><text:span text:style-name="T1">and retired to a </text:span><text:span text:style-name="T3">secret corner in the hotel </text:span><text:span text:style-name="T1">where they would be alone and he could </text:span><text:span text:style-name="T1">hear what Lady Bersford had gathered from the spirit world the night before. </text:span></text:p>
          </table:table-cell>
          <table:table-cell table:number-columns-repeated="1019"/>
        </table:table-row>
        <table:table-row table:style-name="ro11">
          <table:table-cell office:value-type="string">
            <text:p>23</text:p>
          </table:table-cell>
          <table:table-cell office:value-type="string">
            <text:p>265</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1" office:value-type="string">
            <text:p><text:span text:style-name="T1">After Laughing Waters had told RG about Marie and after she removed the </text:span><text:span text:style-name="T1">impression of Marie from RG's mind, </text:span><text:span text:style-name="T3">RG was much more cheerful and hopeful.</text:span><text:span text:style-name="T1"> <text:s/></text:span><text:span text:style-name="T1">RG's own mind told him that </text:span><text:span text:style-name="T3">he was at last on the right track.</text:span><text:span text:style-name="T1"> <text:s/></text:span><text:span text:style-name="T2"><text:s/>He thought of the </text:span><text:span text:style-name="T2">laws laid down in the </text:span><text:span text:style-name="T1">Bible; remembered what Jesus said when they asked him for a </text:span><text:span text:style-name="T1">sign that the Son of man would remain three days and three nights in the heart of </text:span><text:span text:style-name="T1">the earth, then rise and ascend to heaven. Robert knew the meaning of this. He </text:span><text:span text:style-name="T1">knew that sorrows, sufferings and disappointment had to come before joy and </text:span><text:span text:style-name="T1">happiness; for every day of sunshine comes a night of darkness, for every aching in </text:span><text:span text:style-name="T1">the heart there is a returning flow.</text:span></text:p>
          </table:table-cell>
          <table:table-cell table:number-columns-repeated="1019"/>
        </table:table-row>
        <table:table-row table:style-name="ro7">
          <table:table-cell office:value-type="string">
            <text:p>23</text:p>
          </table:table-cell>
          <table:table-cell office:value-type="string">
            <text:p>266</text:p>
          </table:table-cell>
          <table:table-cell table:style-name="ce32" office:value-type="string">
            <text:p>“A few days later”, after the previous timestamp of Monday.</text:p>
          </table:table-cell>
          <table:table-cell table:style-name="ce32" office:value-type="string">
            <text:p>If the previous timestamp Sunday is March 10, 1929, then Monday would be March 11, 1929, and the timestamp is a few days after that date.</text:p>
          </table:table-cell>
          <table:table-cell table:style-name="ce10" office:value-type="string">
            <text:p><text:span text:style-name="T1">RG says "I am going </text:span><text:span text:style-name="T3">direct to New York </text:span><text:span text:style-name="T1">as I have important business matters to </text:span><text:span text:style-name="T1">look after</text:span></text:p>
            <text:p><text:span text:style-name="T1">there," he replied. Lady Bersford says: </text:span><text:span text:style-name="T3">"Mr. Gordon, you don't look strong," she </text:span><text:span text:style-name="T3">said. "It seems to me you need to take more care of your health and have more </text:span><text:span text:style-name="T3">rest. <text:s/></text:span><text:span text:style-name="T4">Then Lady Bersford tells RG about Sebring, Florida, where there is a sunshine </text:span><text:span text:style-name="T4">sanitarium. <text:s/>It was the place Ponce de Leon was looking for when we was searching </text:span><text:span text:style-name="T4">for the fountain of youth. <text:s/>Sebring has more sunshine than any other place in </text:span><text:span text:style-name="T4">Florida. <text:s/>RG changes his plans to go to Sebring, Florida instead.</text:span></text:p>
          </table:table-cell>
          <table:table-cell office:value-type="string">
            <text:p>Is 'Direct to New York' referring to planetary motion?</text:p>
          </table:table-cell>
          <table:table-cell table:number-columns-repeated="1018"/>
        </table:table-row>
        <table:table-row table:style-name="ro2">
          <table:table-cell table:style-name="ce12" office:value-type="string">
            <text:p>23</text:p>
          </table:table-cell>
          <table:table-cell table:style-name="ce12" office:value-type="string">
            <text:p>267</text:p>
          </table:table-cell>
          <table:table-cell table:style-name="ce12" office:value-type="string">
            <text:p>March 27, 1929</text:p>
          </table:table-cell>
          <table:table-cell table:style-name="ce12"/>
          <table:table-cell office:value-type="string">
            <text:p><text:span text:style-name="T5">Lady Bersford and RG arrived in Sebring, Florida. <text:s/></text:span>RG's health began to improve a few days after he arrived. <text:span text:style-name="T5"><text:s/>Time went by rapidly and a month was gone before </text:span><text:span text:style-name="T5">RG knew it. <text:s/></text:span></text:p>
          </table:table-cell>
          <table:table-cell table:style-name="ce12" office:value-type="string">
            <text:p>Time distortion.</text:p>
          </table:table-cell>
          <table:table-cell table:number-columns-repeated="1018"/>
        </table:table-row>
        <table:table-row table:style-name="ro9">
          <table:table-cell table:style-name="ce12" office:value-type="string">
            <text:p>24</text:p>
          </table:table-cell>
          <table:table-cell table:style-name="ce12" office:value-type="string">
            <text:p>269</text:p>
          </table:table-cell>
          <table:table-cell table:style-name="ce12" office:value-type="string">
            <text:p>Latter part of April, 1929</text:p>
          </table:table-cell>
          <table:table-cell table:style-name="ce12"/>
          <table:table-cell table:style-name="ce10" office:value-type="string">
            <text:p>In the latter part of April, Robert decided that he must return to New York and take up his duties. <text:span text:style-name="T1">As Robert started toward New York, his heart was light, his hopes </text:span><text:span text:style-name="T1">were revived and he had greater faith than ever that Marie was alive and would in </text:span><text:span text:style-name="T1">the not distant future return to him. When he arrived in New York he went direct to </text:span><text:span text:style-name="T1">his office and laboratory. Walter and Edna greeted him with enthusiasm. Were happy </text:span><text:span text:style-name="T1">to see him looking so well.</text:span></text:p>
          </table:table-cell>
          <table:table-cell table:style-name="ce12"/>
          <table:table-cell table:number-columns-repeated="1018"/>
        </table:table-row>
        <table:table-row table:style-name="ro3">
          <table:table-cell table:style-name="ce12" office:value-type="string">
            <text:p>24</text:p>
          </table:table-cell>
          <table:table-cell table:style-name="ce12" office:value-type="string">
            <text:p>270</text:p>
          </table:table-cell>
          <table:table-cell table:style-name="ce12" office:value-type="string">
            <text:p>Latter part of April, 1929</text:p>
          </table:table-cell>
          <table:table-cell table:style-name="ce12"/>
          <table:table-cell office:value-type="string">
            <text:p>RG talks about the 'fountain of youth in Sebring, Florida. <text:s/>He says it is the only place in Florida where you can get good water to drink without having it shipped in. <text:s/>The sunshine and climate are ideal. <text:s/>I began to get better the second day after I was there and gained strength every day. <text:s/></text:p>
            <text:p/>
          </table:table-cell>
          <table:table-cell table:style-name="ce12" office:value-type="string">
            <text:p>Second day after RG was in Sebring, Florida is the second day after March 27, 1929.</text:p>
          </table:table-cell>
          <table:table-cell table:number-columns-repeated="1018"/>
        </table:table-row>
        <table:table-row table:style-name="ro6">
          <table:table-cell table:style-name="ce12" office:value-type="string">
            <text:p>24</text:p>
          </table:table-cell>
          <table:table-cell table:style-name="ce12" office:value-type="string">
            <text:p>270</text:p>
          </table:table-cell>
          <table:table-cell table:style-name="ce12" office:value-type="string">
            <text:p>Latter part of April, 1929</text:p>
          </table:table-cell>
          <table:table-cell table:style-name="ce12"/>
          <table:table-cell office:value-type="string">
            <text:p>RG says to Edna and Walter: If you ever get married, be sure to go to Silver Springs on your honeymoon for you will enjoy this beautiful spot and scenery. <text:s/>Take a trip down Silver River to Ocklawaha, then down the beautiful St. Johns River. <text:s/>If you can make the trip next March or early April, you will find Nature at her best. <text:s/></text:p>
          </table:table-cell>
          <table:table-cell table:style-name="ce12" office:value-type="string">
            <text:p>The next March or early April referred to is in 1930. </text:p>
          </table:table-cell>
          <table:table-cell table:number-columns-repeated="1018"/>
        </table:table-row>
        <table:table-row table:style-name="ro6">
          <table:table-cell table:style-name="ce12" office:value-type="string">
            <text:p>25</text:p>
          </table:table-cell>
          <table:table-cell table:style-name="ce12" office:value-type="string">
            <text:p>276</text:p>
          </table:table-cell>
          <table:table-cell table:style-name="ce12" office:value-type="string">
            <text:p>Fall of 1929</text:p>
          </table:table-cell>
          <table:table-cell table:style-name="ce12"/>
          <table:table-cell table:style-name="ce10" office:value-type="string">
            <text:p>In Fall of 1929, Robert and Walter made a large amount of money in cotton and wheat. <text:span text:style-name="T5">Robert was unusually happy</text:span>. Altho over three years had passed without any direct news of Marie he was sure she was alive; felt that the time was not long to wait before she would reappear.</text:p>
          </table:table-cell>
          <table:table-cell table:style-name="ce12"/>
          <table:table-cell table:number-columns-repeated="1018"/>
        </table:table-row>
        <table:table-row table:style-name="ro6" table:number-rows-repeated="51">
          <table:table-cell table:style-name="ce12" table:number-columns-repeated="4"/>
          <table:table-cell/>
          <table:table-cell table:style-name="ce12"/>
          <table:table-cell table:number-columns-repeated="1018"/>
        </table:table-row>
        <table:table-row table:style-name="ro6" table:number-rows-repeated="1048410">
          <table:table-cell table:number-columns-repeated="1024"/>
        </table:table-row>
        <table:table-row table:style-name="ro6">
          <table:table-cell table:number-columns-repeated="1024"/>
        </table:table-row>
      </table:table>
      <table:table table:name="Ranks and Promotions" table:style-name="ta1" table:print="false">
        <table:table-column table:style-name="co80" table:default-cell-style-name="ce17"/>
        <table:table-column table:style-name="co81" table:default-cell-style-name="ce17"/>
        <table:table-column table:style-name="co16" table:default-cell-style-name="ce3"/>
        <table:table-column table:style-name="co82" table:default-cell-style-name="ce3"/>
        <table:table-column table:style-name="co16" table:default-cell-style-name="ce3"/>
        <table:table-column table:style-name="co83" table:default-cell-style-name="ce12"/>
        <table:table-column table:style-name="co84" table:default-cell-style-name="ce26"/>
        <table:table-column table:style-name="co85" table:default-cell-style-name="ce12"/>
        <table:table-column table:style-name="co86" table:default-cell-style-name="ce4"/>
        <table:table-column table:style-name="co7" table:number-columns-repeated="1014" table:default-cell-style-name="Default"/>
        <table:table-row table:style-name="ro5">
          <table:table-cell table:style-name="ce91" office:value-type="string">
            <text:p>Chapter</text:p>
          </table:table-cell>
          <table:table-cell table:style-name="ce9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Person</text:p>
          </table:table-cell>
          <table:table-cell table:style-name="ce35" office:value-type="string">
            <text:p>Title</text:p>
          </table:table-cell>
          <table:table-cell table:style-name="ce1" office:value-type="string">
            <text:p># times mentioned</text:p>
          </table:table-cell>
          <table:table-cell table:style-name="ce1" office:value-type="string">
            <text:p>Event</text:p>
          </table:table-cell>
          <table:table-cell table:style-name="ce1" office:value-type="string">
            <text:p>Notes/Comments</text:p>
          </table:table-cell>
          <table:table-cell table:style-name="ce26" table:number-columns-repeated="1014"/>
        </table:table-row>
        <table:table-row table:style-name="ro7">
          <table:table-cell table:number-columns-repeated="2" table:style-name="ce28" office:value-type="string">
            <text:p>1</text:p>
          </table:table-cell>
          <table:table-cell table:style-name="Default"/>
          <table:table-cell table:style-name="ce4"/>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ce37" office:value-type="string">
            <text:p><text:span text:style-name="T1"><text:s/></text:span><text:span text:style-name="T1">Calvin Gordon, the baby’s father, had been a </text:span><text:span text:style-name="T3">Captain</text:span></text:p>
            <text:p><text:span text:style-name="T1">in the U.S. Army in Spain. He had won distinction</text:span></text:p>
            <text:p><text:span text:style-name="T1">for his cool courage and daring nerve, and after the close</text:span></text:p>
            <text:p><text:span text:style-name="T1">of the Spanish-American war, moved from Tennessee</text:span></text:p>
            <text:p><text:span text:style-name="T1">to Texas. </text:span><text:span text:style-name="T3">Capt. Gordon.</text:span></text:p>
          </table:table-cell>
          <table:table-cell table:style-name="ce34"/>
          <table:table-cell table:style-name="ce52" table:number-columns-repeated="1014"/>
        </table:table-row>
        <table:table-row table:style-name="ro4">
          <table:table-cell office:value-type="string">
            <text:p>1</text:p>
          </table:table-cell>
          <table:table-cell office:value-type="string">
            <text:p>2</text:p>
          </table:table-cell>
          <table:table-cell/>
          <table:table-cell table:style-name="ce4"/>
          <table:table-cell table:style-name="ce34" office:value-type="string">
            <text:p>Calvin Gordon</text:p>
          </table:table-cell>
          <table:table-cell table:style-name="ce54" office:value-type="string">
            <text:p>Capt. Gordon</text:p>
          </table:table-cell>
          <table:table-cell office:value-type="float" office:value="4">
            <text:p>4</text:p>
          </table:table-cell>
          <table:table-cell/>
          <table:table-cell table:style-name="ce5"/>
          <table:table-cell table:number-columns-repeated="1014"/>
        </table:table-row>
        <table:table-row table:style-name="ro9">
          <table:table-cell office:value-type="string">
            <text:p>1</text:p>
          </table:table-cell>
          <table:table-cell office:value-type="string">
            <text:p>7</text:p>
          </table:table-cell>
          <table:table-cell office:value-type="string">
            <text:p>1914</text:p>
          </table:table-cell>
          <table:table-cell table:style-name="ce4"/>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office:value-type="string">
            <text:p><text:span text:style-name="T1"><text:s/></text:span><text:span text:style-name="T1">In 1914, when war broke out, </text:span><text:span text:style-name="T3">Capt. Gordon</text:span><text:span text:style-name="T1">, who</text:span></text:p>
            <text:p><text:span text:style-name="T1">had once served in the Spanish-American War, became</text:span></text:p>
            <text:p><text:span text:style-name="T1">very much interested in the conflict and followed it very</text:span></text:p>
            <text:p><text:span text:style-name="T1">closely, reading the papers daily and talking about it.</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During the Civil War</text:p>
          </table:table-cell>
          <table:table-cell table:style-name="ce4"/>
          <table:table-cell table:style-name="ce4" office:value-type="string">
            <text:p>Robert Gordon [grandfather]</text:p>
          </table:table-cell>
          <table:table-cell table:style-name="ce55" office:value-type="string">
            <text:p>Colonel Robert Gordon</text:p>
          </table:table-cell>
          <table:table-cell office:value-type="float" office:value="1">
            <text:p>1</text:p>
          </table:table-cell>
          <table:table-cell table:style-name="ce38" office:value-type="string">
            <text:p><text:span text:style-name="T1"><text:s/></text:span><text:span text:style-name="T1">She talked of his grandfather, </text:span><text:span text:style-name="T3">Colonel Robert</text:span></text:p>
            <text:p><text:span text:style-name="T3">Gordon</text:span><text:span text:style-name="T1">, for whom he was named, and how he became famous during the Civil War</text:span></text:p>
          </table:table-cell>
          <table:table-cell table:number-columns-repeated="1015"/>
        </table:table-row>
        <table:table-row table:style-name="ro9">
          <table:table-cell office:value-type="string">
            <text:p>1</text:p>
          </table:table-cell>
          <table:table-cell office:value-type="string">
            <text:p>8</text:p>
          </table:table-cell>
          <table:table-cell office:value-type="string">
            <text:p>1898</text:p>
          </table:table-cell>
          <table:table-cell table:style-name="ce4" table:number-columns-repeated="2"/>
          <table:table-cell table:style-name="ce55" office:value-type="string">
            <text:p>Colonel Roosevelt</text:p>
          </table:table-cell>
          <table:table-cell office:value-type="float" office:value="1">
            <text:p>1</text:p>
          </table:table-cell>
          <table:table-cell table:style-name="ce38" office:value-type="string">
            <text:p><text:span text:style-name="T1"><text:s/></text:span><text:span text:style-name="T1">She talked of his grandfather, </text:span><text:span text:style-name="T4">Colonel Robert Gordon</text:span><text:span text:style-name="T1">, for whom he was named, and how </text:span><text:span text:style-name="T1">he became famous during the Civil War, and how later Robert’s own father went with </text:span><text:span text:style-name="T3">Colonel Roosevelt</text:span><text:span text:style-name="T1"> and became a </text:span><text:span text:style-name="T3">Captain</text:span><text:span text:style-name="T1"> in the Spanish-American War in 1898.</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1898</text:p>
          </table:table-cell>
          <table:table-cell/>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ce9" office:value-type="string">
            <text:p><text:span text:style-name="T1"><text:s/></text:span><text:span text:style-name="T1">His mother spent many anxious months and worried with the children while </text:span><text:span text:style-name="T3">Capt. </text:span><text:span text:style-name="T3">Gordon </text:span><text:span text:style-name="T1">was away at war.</text:span></text:p>
          </table:table-cell>
          <table:table-cell table:number-columns-repeated="1015"/>
        </table:table-row>
        <table:table-row table:style-name="ro6">
          <table:table-cell office:value-type="string">
            <text:p>1</text:p>
          </table:table-cell>
          <table:table-cell office:value-type="string">
            <text:p>9</text:p>
          </table:table-cell>
          <table:table-cell office:value-type="string">
            <text:p>Timestamp not given, but between 1914 and 1917</text:p>
          </table:table-cell>
          <table:table-cell/>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ce10" office:value-type="string">
            <text:p>Unfavorable conditions thruout the country and the low price of cotton left <text:span text:style-name="T5">Capt. Gordon</text:span> practically penniless, causing him and all of his children to labor hard in order to support themselves.</text:p>
          </table:table-cell>
          <table:table-cell table:number-columns-repeated="1015"/>
        </table:table-row>
        <table:table-row table:style-name="ro4">
          <table:table-cell office:value-type="string">
            <text:p>1</text:p>
          </table:table-cell>
          <table:table-cell table:style-name="Default" office:value-type="float" office:value="12">
            <text:p>12</text:p>
          </table:table-cell>
          <table:table-cell table:style-name="Default"/>
          <table:table-cell/>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Default"/>
          <table:table-cell table:number-columns-repeated="1015"/>
        </table:table-row>
        <table:table-row table:style-name="ro9">
          <table:table-cell office:value-type="string">
            <text:p>2</text:p>
          </table:table-cell>
          <table:table-cell office:value-type="string">
            <text:p>16</text:p>
          </table:table-cell>
          <table:table-cell table:number-columns-repeated="2"/>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ce10" office:value-type="string">
            <text:p><text:span text:style-name="T1"><text:s/></text:span><text:span text:style-name="T3">Capt. Gordon </text:span><text:span text:style-name="T1">had been very successful during the</text:span></text:p>
            <text:p><text:span text:style-name="T1">war growing cotton. Prices had gone very high and</text:span></text:p>
            <text:p><text:span text:style-name="T1">he had accumulated quite a little money. But in 1920</text:span></text:p>
            <text:p><text:span text:style-name="T1">cotton prices declined rapidly and his cotton brought</text:span></text:p>
            <text:p><text:span text:style-name="T1">very little, which again reduced them to poor circumstances.</text:span></text:p>
          </table:table-cell>
          <table:table-cell table:number-columns-repeated="1015"/>
        </table:table-row>
        <table:table-row table:style-name="ro11">
          <table:table-cell office:value-type="string">
            <text:p>12</text:p>
          </table:table-cell>
          <table:table-cell office:value-type="string">
            <text:p>141</text:p>
          </table:table-cell>
          <table:table-cell office:value-type="string">
            <text:p>Monday, June 6,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1" office:value-type="string">
            <text:p><text:span text:style-name="T1"><text:s/></text:span><text:span text:style-name="T1">He secured a morning newspaper and found the headlines filled with Lindbergh. </text:span><text:span text:style-name="T3">Read </text:span><text:span text:style-name="T3">about the preparations for Captain Lindbergh’s return to Washington and New York </text:span><text:span text:style-name="T3">and the plans for his reception. </text:span><text:span text:style-name="T1">Of course, Robert had looked forward to being there at </text:span><text:span text:style-name="T1">that time and have Marie with him as his wife. He had been looking forward to the day </text:span><text:span text:style-name="T1">when his own dream would be realized and he would build one of the greatest airships of </text:span><text:span text:style-name="T1">the age.</text:span></text:p>
          </table:table-cell>
          <table:table-cell table:number-columns-repeated="1015"/>
        </table:table-row>
        <table:table-row table:style-name="ro22">
          <table:table-cell office:value-type="string">
            <text:p>12</text:p>
          </table:table-cell>
          <table:table-cell office:value-type="string">
            <text:p>146</text:p>
          </table:table-cell>
          <table:table-cell office:value-type="string">
            <text:p>Date in the text is June May 2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Robert was still holding his Right Aeroplane stock,</text:span></text:p>
            <text:p><text:span text:style-name="T1">which </text:span><text:span text:style-name="T3">he had bought at 31 on May 21st, the day that</text:span></text:p>
            <text:p><text:span text:style-name="T3">Captain Lindbergh completed his successful flight to</text:span></text:p>
            <text:p><text:span text:style-name="T3">Paris. </text:span><text:span text:style-name="T1">He figured that he could make a great fortune</text:span></text:p>
            <text:p><text:span text:style-name="T1">by buying Right Aeroplane stock and holding it for</text:span></text:p>
            <text:p><text:span text:style-name="T1">years and at the same time selling Major Motors short.</text:span></text:p>
            <text:p><text:span text:style-name="T1">The markets in Wheat, Cotton, Major Motors and</text:span></text:p>
            <text:p><text:span text:style-name="T1">Right Aeroplane were all doing just exactly as he had</text:span></text:p>
            <text:p><text:span text:style-name="T1">calculated they would. The fact that he was making</text:span></text:p>
            <text:p><text:span text:style-name="T1">money on Right Aeroplane stock encouraged him to continue his work on his own plane.</text:span></text:p>
          </table:table-cell>
          <table:table-cell table:number-columns-repeated="1015"/>
        </table:table-row>
        <table:table-row table:style-name="ro24">
          <table:table-cell office:value-type="string">
            <text:p>12</text:p>
          </table:table-cell>
          <table:table-cell office:value-type="string">
            <text:p>152</text:p>
          </table:table-cell>
          <table:table-cell office:value-type="string">
            <text:p>Tuesday morning, June 7,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1"><text:s/></text:span><text:span text:style-name="T1">Robert awoke on Tuesday morning feeling much better,</text:span></text:p>
            <text:p><text:span text:style-name="T1">had his breakfast early, bought the newspaper and</text:span></text:p>
            <text:p><text:span text:style-name="T1">read all about the receptions being planned for </text:span><text:span text:style-name="T3">Colonel</text:span></text:p>
            <text:p><text:span text:style-name="T3">Lindbergh</text:span><text:span text:style-name="T1"> and again the wish stole into his heart and</text:span></text:p>
            <text:p><text:span text:style-name="T1">the hope was revived that in some way Marie might be</text:span></text:p>
            <text:p><text:span text:style-name="T1">with him </text:span><text:span text:style-name="T3">when Lindbergh arrived in New York</text:span><text:span text:style-name="T1">.</text:span></text:p>
          </table:table-cell>
          <table:table-cell table:number-columns-repeated="1015"/>
        </table:table-row>
        <table:table-row table:style-name="ro47">
          <table:table-cell office:value-type="string">
            <text:p>14</text:p>
          </table:table-cell>
          <table:table-cell office:value-type="string">
            <text:p>180</text:p>
          </table:table-cell>
          <table:table-cell office:value-type="string">
            <text:p>Current date is June 10, 1927, big reception planned on <text:span text:style-name="T5">Monday June 13, 1927</text:span> in New York</text:p>
          </table:table-cell>
          <table:table-cell/>
          <table:table-cell office:value-type="string">
            <text:p>Charles Lindbergh</text:p>
          </table:table-cell>
          <table:table-cell office:value-type="string">
            <text:p>Colonel Charles A. Lindbergh</text:p>
          </table:table-cell>
          <table:table-cell office:value-type="float" office:value="1">
            <text:p>1</text:p>
          </table:table-cell>
          <table:table-cell table:style-name="ce10" office:value-type="string">
            <text:p><text:span text:style-name="T1"><text:s/></text:span><text:span text:style-name="T1">RG was also anxious to meet his old pal, Walter Kennelworth, so he decided to get </text:span><text:span text:style-name="T1">ready to go on to New York. </text:span><text:span text:style-name="T3">The big reception for Colonel Charles A. Lindbergh was </text:span><text:span text:style-name="T3">planned</text:span><text:span text:style-name="T1"> and would take place in </text:span><text:span text:style-name="T3">New York on Monday, June 13th</text:span><text:span text:style-name="T1">, and he wanted to be </text:span><text:span text:style-name="T1">there, but every time he thought of anything that would give him happiness or pleasure, </text:span><text:span text:style-name="T1">he thought of Marie and knew that without her it would not mean as much to him.</text:span><text:span text:style-name="T2"> <text:s/>Still he </text:span><text:span text:style-name="T2">hoped</text:span></text:p>
            <text:p><text:span text:style-name="T1">Marie might appear or that some news of her might be</text:span></text:p>
            <text:p><text:span text:style-name="T1">received before he left.</text:span></text:p>
          </table:table-cell>
          <table:table-cell table:number-columns-repeated="1015"/>
        </table:table-row>
        <table:table-row table:style-name="ro6">
          <table:table-cell office:value-type="string">
            <text:p>14</text:p>
          </table:table-cell>
          <table:table-cell office:value-type="string">
            <text:p>180</text:p>
          </table:table-cell>
          <table:table-cell office:value-type="string">
            <text:p>Current date is June 10, 1927, big reception planned on <text:span text:style-name="T5">Monday June 13, 1927</text:span> in New York</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1" office:value-type="string">
            <text:p><text:s/>RG wanted to see<text:span text:style-name="T5"> Captain Lindbergh</text:span> and his plane, <text:span text:style-name="T5">“The Spirit of St. Louis,” </text:span>for Robert was dreaming of the day when he would complete his own great plane according to Ezekiel’s plan.</text:p>
          </table:table-cell>
          <table:table-cell table:number-columns-repeated="1015"/>
        </table:table-row>
        <table:table-row table:style-name="ro9">
          <table:table-cell office:value-type="string">
            <text:p>14</text:p>
          </table:table-cell>
          <table:table-cell office:value-type="string">
            <text:p>184</text:p>
          </table:table-cell>
          <table:table-cell office:value-type="string">
            <text:p>Current date is June 1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The United States began as a land of liberty and</text:span></text:p>
            <text:p><text:span text:style-name="T1">has always set an example for the </text:span><text:span text:style-name="T3">balance of the world </text:span><text:span text:style-name="T1">and I hope to see the day when </text:span><text:span text:style-name="T1">our country will take the lead in establishing universal peace and the brotherhood of man. </text:span><text:span text:style-name="T3">Captain Lindberg’s flight confirms my studies and forecasts of the future.</text:span></text:p>
          </table:table-cell>
          <table:table-cell table:number-columns-repeated="1015"/>
        </table:table-row>
        <table:table-row table:style-name="ro48">
          <table:table-cell office:value-type="string">
            <text:p>15</text:p>
          </table:table-cell>
          <table:table-cell office:value-type="string">
            <text:p>187</text:p>
          </table:table-cell>
          <table:table-cell office:value-type="string">
            <text:p>Monday, June 13, 1927</text:p>
          </table:table-cell>
          <table:table-cell/>
          <table:table-cell office:value-type="string">
            <text:p>Charles Lindbergh</text:p>
          </table:table-cell>
          <table:table-cell office:value-type="string">
            <text:p>Colonel Lindbergh</text:p>
          </table:table-cell>
          <table:table-cell office:value-type="float" office:value="2">
            <text:p>2</text:p>
          </table:table-cell>
          <table:table-cell table:style-name="ce10" office:value-type="string">
            <text:p><text:span text:style-name="T1"><text:s/></text:span><text:span text:style-name="T1">Mr. Kennelworth, Robert and Walter arose early to be ready for </text:span><text:span text:style-name="T3">Colonel Lindbergh</text:span><text:span text:style-name="T1">’s </text:span><text:span text:style-name="T1">triumphant march up Broadway. Robert was very enthusiastic about it and talked about </text:span><text:span text:style-name="T1">what a great achievement it was and what it meant to the world, especially to the United </text:span><text:span text:style-name="T1">States. Walter told him that </text:span><text:span text:style-name="T3">they must get busy and start to lay out the plans to build </text:span><text:span text:style-name="T3">Robert’s great airplane</text:span><text:span text:style-name="T1">. When they started out on the street, Robert began to talk of </text:span><text:span text:style-name="T1">Marie and said that he hoped that he would find her that day. Thru all the surging crowds, </text:span><text:span text:style-name="T1">he stared in the face of every woman, hoping that Marie, if she was alive, might have </text:span><text:span text:style-name="T1">decided to come to New York for the Lindbergh reception. It was a great day for </text:span><text:span text:style-name="T3">Colonel </text:span><text:span text:style-name="T3">Lindbergh</text:span><text:span text:style-name="T1">, and a great day for Robert, because it encouraged his hope for the day, and </text:span><text:span text:style-name="T1">believed it would come to pass when airplanes would conquer the world and bring </text:span><text:span text:style-name="T1">universal peace. He felt that a state of perfection could never be reached until the </text:span><text:span text:style-name="T1">brotherhood of man, founded on love, was established.</text:span></text:p>
          </table:table-cell>
          <table:table-cell table:number-columns-repeated="1015"/>
        </table:table-row>
        <table:table-row table:style-name="ro10">
          <table:table-cell office:value-type="string">
            <text:p>15</text:p>
          </table:table-cell>
          <table:table-cell office:value-type="string">
            <text:p>194</text:p>
          </table:table-cell>
          <table:table-cell office:value-type="string">
            <text:p>A few days after New York's reception <text:span text:style-name="T5">to</text:span> Colonel Lindberg (a few days after Monday June 13,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1"><text:s/></text:span><text:span text:style-name="T1">A few days after New York’s reception to</text:span><text:span text:style-name="T3"> Colonel</text:span></text:p>
            <text:p><text:span text:style-name="T3">Lindbergh</text:span><text:span text:style-name="T1">, Robert decided to get down to business.</text:span></text:p>
            <text:p><text:span text:style-name="T1">He visited his brokers in Wall Street, talked over the</text:span></text:p>
            <text:p><text:span text:style-name="T1">market situation and found that they did not agree with his ideas and views. Decided to </text:span><text:span text:style-name="T1">open an office at 69 Wall Street, and Walter was to work with him when he had time from </text:span><text:span text:style-name="T1">his studies. They consulted about a stenographer or office assistant. Walter had met Miss </text:span><text:span text:style-name="T1">Edna Quinton, a very talented girl, whom he thought was the most competent he had </text:span><text:span text:style-name="T1">ever known, so Robert gave her a position in his office.</text:span></text:p>
          </table:table-cell>
          <table:table-cell table:number-columns-repeated="1015"/>
        </table:table-row>
        <table:table-row table:style-name="ro75">
          <table:table-cell office:value-type="string">
            <text:p>19</text:p>
          </table:table-cell>
          <table:table-cell office:value-type="string">
            <text:p>227</text:p>
          </table:table-cell>
          <table:table-cell office:value-type="string">
            <text:p>May 1928, at a meeting of the Chamber of Commerce of Texarkana</text:p>
          </table:table-cell>
          <table:table-cell/>
          <table:table-cell office:value-type="string">
            <text:p>Mr. Stanton</text:p>
          </table:table-cell>
          <table:table-cell office:value-type="string">
            <text:p>Colonel Stanton</text:p>
          </table:table-cell>
          <table:table-cell office:value-type="float" office:value="1">
            <text:p>1</text:p>
          </table:table-cell>
          <table:table-cell table:style-name="ce92" office:value-type="string">
            <text:p><text:span text:style-name="T1"><text:s/></text:span><text:span text:style-name="T1">Mr. Kennelworth proposed that the leading citizens of Texarkana go to New York </text:span><text:span text:style-name="T1">to honor their favorite</text:span><text:span text:style-name="T3"> son</text:span><text:span text:style-name="T1"> on his return. When he had finished talking there was </text:span><text:span text:style-name="T1">lasting applause and hurrahs for Robert Gordon. </text:span><text:span text:style-name="T3">Colonel Stanton</text:span><text:span text:style-name="T1"> was in the </text:span><text:span text:style-name="T1">audience. He arose and said that he heartily endorsed the proposal and would </text:span><text:span text:style-name="T1">donate $10,000.00 to the expense fund, that they should go to New York in a </text:span><text:span text:style-name="T1">special train to greet the greatest young </text:span><text:span text:style-name="T3">man of the age </text:span><text:span text:style-name="T1">who was born on a farm </text:span><text:span text:style-name="T1">near Texarkana.</text:span></text:p>
          </table:table-cell>
          <table:table-cell office:value-type="string">
            <text:p>'son' == Sun?</text:p>
          </table:table-cell>
          <table:table-cell table:number-columns-repeated="1014"/>
        </table:table-row>
        <table:table-row table:style-name="ro7">
          <table:table-cell office:value-type="string">
            <text:p>21</text:p>
          </table:table-cell>
          <table:table-cell office:value-type="string">
            <text:p>251</text:p>
          </table:table-cell>
          <table:table-cell office:value-type="string">
            <text:p>No timestamp given in the legend.</text:p>
          </table:table-cell>
          <table:table-cell table:number-columns-repeated="2"/>
          <table:table-cell office:value-type="string">
            <text:p>Capt. Harding Douglass</text:p>
          </table:table-cell>
          <table:table-cell office:value-type="float" office:value="1">
            <text:p>1</text:p>
          </table:table-cell>
          <table:table-cell table:style-name="ce10" office:value-type="string">
            <text:p><text:span text:style-name="T1">From the Legend of Silver Springs: In the near vicinity of Ocala, when first it was settled, </text:span><text:span text:style-name="T1">stood a splendid old mansion owned by </text:span><text:span text:style-name="T3">Capt. Harding Douglass</text:span><text:span text:style-name="T1">, a South Carolinian of </text:span><text:span text:style-name="T1">considerable wealth. His only child was a son, who, with his mother's beauty of </text:span><text:span text:style-name="T1">countenance, had inherited her tender, shrinking nature, and, like herself, was a slave to </text:span><text:span text:style-name="T1">the old man's iron will.</text:span></text:p>
          </table:table-cell>
          <table:table-cell office:value-type="string">
            <text:p>Capt. Harding Douglass is the father of Claire Douglass [his son].</text:p>
          </table:table-cell>
          <table:table-cell table:number-columns-repeated="1014"/>
        </table:table-row>
        <table:table-row table:style-name="ro76">
          <table:table-cell office:value-type="string">
            <text:p>25</text:p>
          </table:table-cell>
          <table:table-cell office:value-type="string">
            <text:p>277</text:p>
          </table:table-cell>
          <table:table-cell office:value-type="string">
            <text:p>April, 1930</text:p>
          </table:table-cell>
          <table:table-cell/>
          <table:table-cell office:value-type="string">
            <text:p>Robert Gordon</text:p>
          </table:table-cell>
          <table:table-cell office:value-type="string">
            <text:p>Lieutenant</text:p>
          </table:table-cell>
          <table:table-cell/>
          <table:table-cell office:value-type="string">
            <text:p><text:span text:style-name="T1"><text:s/></text:span><text:span text:style-name="T1">Robert Gordon and Walter Kennelworth hastened</text:span></text:p>
            <text:p><text:span text:style-name="T1">to Washington, tendered their services to the</text:span></text:p>
            <text:p><text:span text:style-name="T1">Government and joined the Aviation Corps. </text:span><text:span text:style-name="T3">They were</text:span></text:p>
            <text:p><text:span text:style-name="T3">made Lieutenants</text:span><text:span text:style-name="T1"> and ordered immediately to San</text:span></text:p>
            <text:p><text:span text:style-name="T1">Antonio, Texas, where the Southern Aviation Division</text:span></text:p>
            <text:p><text:span text:style-name="T2">had its headquarters.</text:span></text:p>
          </table:table-cell>
          <table:table-cell office:value-type="string">
            <text:p>Title was not used.</text:p>
          </table:table-cell>
          <table:table-cell table:number-columns-repeated="1014"/>
        </table:table-row>
        <table:table-row table:style-name="ro76">
          <table:table-cell office:value-type="string">
            <text:p>25</text:p>
          </table:table-cell>
          <table:table-cell office:value-type="string">
            <text:p>277</text:p>
          </table:table-cell>
          <table:table-cell office:value-type="string">
            <text:p>April, 1930</text:p>
          </table:table-cell>
          <table:table-cell/>
          <table:table-cell office:value-type="string">
            <text:p>Walter Kennelworth</text:p>
          </table:table-cell>
          <table:table-cell office:value-type="string">
            <text:p>Lieutenant</text:p>
          </table:table-cell>
          <table:table-cell/>
          <table:table-cell office:value-type="string">
            <text:p><text:span text:style-name="T1"><text:s/></text:span><text:span text:style-name="T1">Robert Gordon and Walter Kennelworth hastened</text:span></text:p>
            <text:p><text:span text:style-name="T1">to Washington, tendered their services to the</text:span></text:p>
            <text:p><text:span text:style-name="T1">Government and joined the Aviation Corps. </text:span><text:span text:style-name="T3">They were</text:span></text:p>
            <text:p><text:span text:style-name="T3">made Lieutenants</text:span><text:span text:style-name="T1"> and ordered immediately to San</text:span></text:p>
            <text:p><text:span text:style-name="T1">Antonio, Texas, where the Southern Aviation Division</text:span></text:p>
            <text:p><text:span text:style-name="T2">had its headquarters.</text:span></text:p>
          </table:table-cell>
          <table:table-cell office:value-type="string">
            <text:p>Title was not used.</text:p>
          </table:table-cell>
          <table:table-cell table:number-columns-repeated="1014"/>
        </table:table-row>
        <table:table-row table:style-name="ro76">
          <table:table-cell table:number-columns-repeated="3"/>
          <table:table-cell table:style-name="ce21"/>
          <table:table-cell table:style-name="Default"/>
          <table:table-cell table:number-columns-repeated="2"/>
          <table:table-cell table:style-name="ce4"/>
          <table:table-cell table:number-columns-repeated="1015"/>
        </table:table-row>
        <table:table-row table:style-name="ro76" table:number-rows-repeated="1048552">
          <table:table-cell table:number-columns-repeated="1023"/>
        </table:table-row>
        <table:table-row table:style-name="ro76">
          <table:table-cell table:number-columns-repeated="1023"/>
        </table:table-row>
      </table:table>
      <table:table table:name="RG events at age given" table:style-name="ta1" table:print="false">
        <table:table-column table:style-name="co27" table:number-columns-repeated="2" table:default-cell-style-name="ce4"/>
        <table:table-column table:style-name="co28" table:default-cell-style-name="ce4"/>
        <table:table-column table:style-name="co29" table:default-cell-style-name="ce4"/>
        <table:table-column table:style-name="co30" table:default-cell-style-name="ce4"/>
        <table:table-column table:style-name="co31" table:default-cell-style-name="ce4"/>
        <table:table-column table:style-name="co7" table:default-cell-style-name="ce62"/>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60" office:value-type="string">
            <text:p>Age</text:p>
          </table:table-cell>
        </table:table-row>
        <table:table-row table:style-name="ro2">
          <table:table-cell table:number-columns-repeated="2" table:style-name="ce34" office:value-type="string">
            <text:p>1</text:p>
          </table:table-cell>
          <table:table-cell table:style-name="ce34" office:value-type="string">
            <text:p>Late Saturday night, June 9, 1906, Texarkana, Texas</text:p>
          </table:table-cell>
          <table:table-cell table:style-name="ce34"/>
          <table:table-cell table:style-name="ce2" office:value-type="string">
            <text:p>Robert Gordon is born.</text:p>
          </table:table-cell>
          <table:table-cell table:style-name="ce34"/>
          <table:table-cell table:style-name="ce61" office:value-type="float" office:value="0">
            <text:p>0</text:p>
          </table:table-cell>
        </table:table-row>
        <table:table-row table:style-name="ro4">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4">
          <table:table-cell office:value-type="string">
            <text:p>1</text:p>
          </table:table-cell>
          <table:table-cell office:value-type="string">
            <text:p>2</text:p>
          </table:table-cell>
          <table:table-cell table:number-columns-repeated="2"/>
          <table:table-cell table:style-name="ce9" office:value-type="string">
            <text:p><text:s/>When Robert was a little over two years old, his mother gave birth to a girl, the first born to her</text:p>
          </table:table-cell>
          <table:table-cell/>
          <table:table-cell office:value-type="float" office:value="2">
            <text:p>2</text:p>
          </table:table-cell>
        </table:table-row>
        <table:table-row table:style-name="ro5">
          <table:table-cell office:value-type="string">
            <text:p>1</text:p>
          </table:table-cell>
          <table:table-cell office:value-type="string">
            <text:p>2</text:p>
          </table:table-cell>
          <table:table-cell table:number-columns-repeated="2"/>
          <table:table-cell table:style-name="ce9" office:value-type="string">
            <text:p><text:s/>At about the age of five, his mother began to teach him the alphabet. He learned very quickly how to read and write, before he started to school.</text:p>
          </table:table-cell>
          <table:table-cell/>
          <table:table-cell office:value-type="float" office:value="5">
            <text:p>5</text:p>
          </table:table-cell>
        </table:table-row>
        <table:table-row table:style-name="ro5">
          <table:table-cell table:style-name="ce2" office:value-type="float" office:value="2">
            <text:p>2</text:p>
          </table:table-cell>
          <table:table-cell table:style-name="ce2" office:value-type="float" office:value="10">
            <text:p>10</text:p>
          </table:table-cell>
          <table:table-cell table:style-name="ce2" office:value-type="float" office:value="1917">
            <text:p>1917</text:p>
          </table:table-cell>
          <table:table-cell office:value-type="string">
            <text:p>April 6, 1917</text:p>
          </table:table-cell>
          <table:table-cell table:style-name="ce2"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6">
          <table:table-cell office:value-type="string">
            <text:p>2</text:p>
          </table:table-cell>
          <table:table-cell office:value-type="string">
            <text:p>13</text:p>
          </table:table-cell>
          <table:table-cell table:number-columns-repeated="2"/>
          <table:table-cell table:style-name="ce23" office:value-type="string">
            <text:p><text:span text:style-name="T1"><text:s/></text:span><text:span text:style-name="T1">when Robert was about thirteen years of age, that there was no use trying to keep </text:span><text:span text:style-name="T1">him on the farm, but that he should be sent away to Texarkana to school, to learn </text:span><text:span text:style-name="T1">something and to become interested in the things along which his mind seemed to </text:span><text:span text:style-name="T1">lead. <text:s/></text:span><text:span text:style-name="T2"><text:s/>While in this school he met his first real boy chum, </text:span><text:span text:style-name="T1">Walter Kennelworth.</text:span></text:p>
          </table:table-cell>
          <table:table-cell/>
          <table:table-cell office:value-type="float" office:value="13">
            <text:p>13</text:p>
          </table:table-cell>
        </table:table-row>
        <table:table-row table:style-name="ro3">
          <table:table-cell office:value-type="string">
            <text:p>3</text:p>
          </table:table-cell>
          <table:table-cell office:value-type="string">
            <text:p>22</text:p>
          </table:table-cell>
          <table:table-cell office:value-type="string">
            <text:p>Sunday</text:p>
          </table:table-cell>
          <table:table-cell/>
          <table:table-cell table:style-name="ce57" office:value-type="string">
            <text:p><text:span text:style-name="T30">“</text:span><text:span text:style-name="T30">Bobbie,” said his mother, “you are little over</text:span></text:p>
            <text:p><text:span text:style-name="T30">fifteen years old, and this is only puppy love, or what</text:span></text:p>
            <text:p><text:span text:style-name="T30">they call school-boy and school-girl love.</text:span></text:p>
          </table:table-cell>
          <table:table-cell office:value-type="string">
            <text:p>Do I need to figure out which Sunday this happened? <text:s/>It sounds like Gann is highlighting the 15-degree axis.</text:p>
          </table:table-cell>
          <table:table-cell office:value-type="float" office:value="15">
            <text:p>15</text:p>
          </table:table-cell>
        </table:table-row>
        <table:table-row table:style-name="ro3">
          <table:table-cell office:value-type="string">
            <text:p>3</text:p>
          </table:table-cell>
          <table:table-cell office:value-type="string">
            <text:p>23</text:p>
          </table:table-cell>
          <table:table-cell office:value-type="string">
            <text:p>June, 1921</text:p>
          </table:table-cell>
          <table:table-cell/>
          <table:table-cell table:style-name="ce23" office:value-type="string">
            <text:p><text:span text:style-name="T1"><text:s/></text:span><text:span text:style-name="T1">In June, 1921, Robert Gordon and Walter Kennelworth were in the graduating class. </text:span><text:span text:style-name="T1">Altho Walter</text:span></text:p>
            <text:p><text:span text:style-name="T1">was one year younger than Robert, his early advantages enabled him to graduate at </text:span><text:span text:style-name="T1">fourteen, while Robert was graduating at the age of fifteen, and would not have been </text:span><text:span text:style-name="T1">able to pass all of his examinations except for the help and assistance rendered him </text:span><text:span text:style-name="T1">by Walter. Marie Stanton, who was then thirteen years of age, graduated the </text:span><text:span text:style-name="T1">following year.</text:span></text:p>
          </table:table-cell>
          <table:table-cell/>
          <table:table-cell office:value-type="float" office:value="15">
            <text:p>15</text:p>
          </table:table-cell>
        </table:table-row>
        <table:table-row table:style-name="ro2">
          <table:table-cell office:value-type="string">
            <text:p>3</text:p>
          </table:table-cell>
          <table:table-cell office:value-type="string">
            <text:p>24</text:p>
          </table:table-cell>
          <table:table-cell office:value-type="string">
            <text:p>1924</text:p>
          </table:table-cell>
          <table:table-cell/>
          <table:table-cell table:style-name="ce2" office:value-type="string">
            <text:p><text:span text:style-name="T1"><text:s/></text:span><text:span text:style-name="T1">The time passed by quickly and in 1924 Robert</text:span></text:p>
            <text:p><text:span text:style-name="T1">Gordon and Walter Kennelworth graduated from High</text:span></text:p>
            <text:p><text:span text:style-name="T1">School in Texarkana with high honors.</text:span></text:p>
          </table:table-cell>
          <table:table-cell/>
          <table:table-cell office:value-type="float" office:value="18">
            <text:p>18</text:p>
          </table:table-cell>
        </table:table-row>
        <table:table-row table:style-name="ro10">
          <table:table-cell office:value-type="string">
            <text:p>13</text:p>
          </table:table-cell>
          <table:table-cell office:value-type="string">
            <text:p>157</text:p>
          </table:table-cell>
          <table:table-cell office:value-type="string">
            <text:p>Wednesday morning, June 8, 1927</text:p>
          </table:table-cell>
          <table:table-cell/>
          <table:table-cell table:style-name="ce24" office:value-type="string">
            <text:p><text:span text:style-name="T1"><text:s/></text:span><text:span text:style-name="T1">When he returned to his hotel, for the first time since Sunday he thought of his </text:span><text:span text:style-name="T1">birthday, June 9th, when he would be </text:span><text:span text:style-name="T3">21 years of age</text:span><text:span text:style-name="T1">. When he thought of this a </text:span><text:span text:style-name="T1">great hope came into his mind. He decided that Marie, for some unknown reason, </text:span><text:span text:style-name="T1">was hiding until his birthday and intended that they should be married on that day </text:span><text:span text:style-name="T1">and she was going to be his birthday present. Robert's imagination went wild. He </text:span><text:span text:style-name="T1">was elated over the hope. It seemed like a sudden inspiration to him. <text:s/></text:span><text:span text:style-name="T2"><text:s/>Robert was </text:span><text:span text:style-name="T2">sure that his advertisements in the papers </text:span><text:span text:style-name="T1">the following day were going to bring </text:span><text:span text:style-name="T1">results and that probably Marie, just as soon as she saw it, would come to him. So </text:span><text:span text:style-name="T1">he really began to plan and hope and get ready for a marriage to take place on his </text:span><text:span text:style-name="T1">birthday. </text:span><text:span text:style-name="T2"><text:s/>He was so happy over this sudden thought, so elated </text:span><text:span text:style-name="T1">that he 'phoned Mr. </text:span><text:span text:style-name="T1">Kennelworth again that night and told him all about it. Mr. Kennelworth, </text:span><text:span text:style-name="T3">half-hearted</text:span><text:span text:style-name="T1"> </text:span><text:span text:style-name="T1">but hopeful, agreed with Robert that </text:span><text:span text:style-name="T3">there might be </text:span><text:span text:style-name="T12">something in it</text:span><text:span text:style-name="T2">, that Marie </text:span><text:span text:style-name="T2">might have had some plan of this kind in mind.</text:span></text:p>
          </table:table-cell>
          <table:table-cell/>
          <table:table-cell office:value-type="string">
            <text:p>About 21</text:p>
          </table:table-cell>
        </table:table-row>
        <table:table-row table:style-name="ro6">
          <table:table-cell office:value-type="string">
            <text:p>13</text:p>
          </table:table-cell>
          <table:table-cell office:value-type="string">
            <text:p>158</text:p>
          </table:table-cell>
          <table:table-cell office:value-type="string">
            <text:p>Wednesday, June 8, 1927</text:p>
          </table:table-cell>
          <table:table-cell/>
          <table:table-cell table:style-name="ce42"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table-cell office:value-type="string">
            <text:p>About 21</text:p>
          </table:table-cell>
        </table:table-row>
        <table:table-row table:style-name="ro11">
          <table:table-cell office:value-type="string">
            <text:p>13</text:p>
          </table:table-cell>
          <table:table-cell office:value-type="string">
            <text:p>160</text:p>
          </table:table-cell>
          <table:table-cell office:value-type="string">
            <text:p>Wednesday, June 8, 1927</text:p>
          </table:table-cell>
          <table:table-cell/>
          <table:table-cell table:style-name="ce43" office:value-type="string">
            <text:p><text:span text:style-name="T19">After Robert had talked with Walter, the bellboy came and brought a </text:span><text:span text:style-name="T20">special-</text:span><text:span text:style-name="T20">delivery letter and a telegram</text:span><text:span text:style-name="T19">. Robert opened the telegram hurriedly, hoping that it </text:span><text:span text:style-name="T19">was something from Marie, but found it was a</text:span></text:p>
            <text:p><text:span text:style-name="T19">telegram from his mother in which she congratulated him on his birthday the </text:span><text:span text:style-name="T19">following day, and encouraged him to hope for the best and not give way to despair </text:span><text:span text:style-name="T19">in case Marie did not show up. The special-delivery letter was also from Robert's </text:span><text:span text:style-name="T19">mother. <text:s/>RG is looking forward to his birthday with great hopes and expectations. </text:span><text:span text:style-name="T20">His 21st birthday meant a great deal to him, meant more than any other </text:span><text:span text:style-name="T20">birthday because he hoped that it would bring Marie.</text:span><text:span text:style-name="T19"> <text:s/>Robert prayed his usual </text:span><text:span text:style-name="T19">night prayer for the protection of Marie and went to sleep, to dream of his birthday.</text:span></text:p>
          </table:table-cell>
          <table:table-cell/>
          <table:table-cell office:value-type="string">
            <text:p>About 21</text:p>
          </table:table-cell>
        </table:table-row>
        <table:table-row table:style-name="ro9">
          <table:table-cell office:value-type="string">
            <text:p>13</text:p>
          </table:table-cell>
          <table:table-cell office:value-type="string">
            <text:p>162</text:p>
          </table:table-cell>
          <table:table-cell office:value-type="string">
            <text:p>Thursday, June 9, 1927</text:p>
          </table:table-cell>
          <table:table-cell/>
          <table:table-cell table:style-name="ce24" office:value-type="string">
            <text:p><text:span text:style-name="T1"><text:s/></text:span><text:span text:style-name="T1">Cotton and wheat had advanced the day before and cotton opened higher and was </text:span><text:span text:style-name="T1">strong this morning, and wheat was also holding up well. </text:span><text:span text:style-name="T4"><text:s/></text:span><text:span text:style-name="T14">"This is going to be a real </text:span><text:span text:style-name="T14">happy </text:span><text:span text:style-name="T4">birthday. I am making money fast now in wheat and cotton and will soon be </text:span><text:span text:style-name="T4">making money in stocks." <text:s/></text:span><text:span text:style-name="T14"><text:s/>He figured up his profits on Cotton, Wheat </text:span><text:span text:style-name="T1">and Stocks </text:span><text:span text:style-name="T1">and</text:span><text:span text:style-name="T3"> on this birthday he was worth $30,000.</text:span><text:span text:style-name="T1"> <text:s/></text:span><text:span text:style-name="T2"><text:s/>He decided to forget about the </text:span><text:span text:style-name="T2">market as </text:span><text:span text:style-name="T12">everything </text:span><text:span text:style-name="T3">was moving along his way</text:span><text:span text:style-name="T1"> and returned to the hotel to wait </text:span><text:span text:style-name="T1">for news of Marie. <text:s/></text:span></text:p>
          </table:table-cell>
          <table:table-cell/>
          <table:table-cell office:value-type="float" office:value="21">
            <text:p>21</text:p>
          </table:table-cell>
        </table:table-row>
        <table:table-row table:style-name="ro2">
          <table:table-cell office:value-type="string">
            <text:p>13</text:p>
          </table:table-cell>
          <table:table-cell office:value-type="string">
            <text:p>162</text:p>
          </table:table-cell>
          <table:table-cell office:value-type="string">
            <text:p>11 o'clock, Thursday, June 9, 1927</text:p>
          </table:table-cell>
          <table:table-cell/>
          <table:table-cell table:style-name="ce44" office:value-type="string">
            <text:p><text:span text:style-name="T21">When 11 o'clock came Robert's mind reverted back to Sunday when he was </text:span><text:span text:style-name="T21">watching the clock in the Union Station, hoping and waiting for Marie to </text:span><text:span text:style-name="T21">appear. </text:span><text:span text:style-name="T11">Robert became a little restless and more than anxious as the minutes went </text:span><text:span text:style-name="T11">by. </text:span></text:p>
          </table:table-cell>
          <table:table-cell/>
          <table:table-cell office:value-type="float" office:value="21">
            <text:p>21</text:p>
          </table:table-cell>
        </table:table-row>
        <table:table-row table:style-name="ro3">
          <table:table-cell office:value-type="string">
            <text:p>13</text:p>
          </table:table-cell>
          <table:table-cell office:value-type="string">
            <text:p>162</text:p>
          </table:table-cell>
          <table:table-cell office:value-type="string">
            <text:p>12 o'clock, Thursday, June 9, 1927</text:p>
          </table:table-cell>
          <table:table-cell/>
          <table:table-cell table:style-name="ce45" office:value-type="string">
            <text:p><text:span text:style-name="T22">The clock struck twelve on his birthday and no Marie and no news from her.</text:span><text:span text:style-name="T23"> A </text:span><text:span text:style-name="T23">few minutes after 12 his bell rang and a messenger boy appeared with a telegram. </text:span><text:span text:style-name="T23">"Ah," Robert thought, "this is from Marie or some news from her." But it was a </text:span><text:span text:style-name="T23">telegram of congratulations from his old pal, Walter, who asked that he convey the </text:span><text:span text:style-name="T23">first news which he received in regard to Marie and stated that he hoped be <text:s/></text:span><text:span text:style-name="T6">fore the </text:span><text:span text:style-name="T6">day was over he could congratulate Robert on </text:span><text:span text:style-name="T23">his marriage to Marie. </text:span></text:p>
          </table:table-cell>
          <table:table-cell/>
          <table:table-cell office:value-type="float" office:value="21">
            <text:p>21</text:p>
          </table:table-cell>
        </table:table-row>
        <table:table-row table:style-name="ro9">
          <table:table-cell office:value-type="string">
            <text:p>13</text:p>
          </table:table-cell>
          <table:table-cell office:value-type="string">
            <text:p>163</text:p>
          </table:table-cell>
          <table:table-cell office:value-type="string">
            <text:p>'Later in the day' (between 12:00pm and 2:00pm), Thursday, June 9, 1927</text:p>
          </table:table-cell>
          <table:table-cell/>
          <table:table-cell table:style-name="ce46" office:value-type="string">
            <text:p><text:span text:style-name="T6"><text:s/></text:span><text:span text:style-name="T24">A little later in the day Robert received a long telegram from Mr. Kennelworth, </text:span><text:span text:style-name="T24">congratulating him on his birthday and offering words of encouragement, also telling </text:span><text:span text:style-name="T24">Robert that he expected to leave Texarkana on Friday night, June 10th, and </text:span><text:span text:style-name="T11">arrive in </text:span><text:span text:style-name="T11">St. Louis some time in the morning and that Robert should be ready to start with him </text:span><text:span text:style-name="T11">to New York, as he wanted to be there when Lindbergh arrived. Robert received </text:span><text:span text:style-name="T11">another telegram from his mother congratulating him on his birthday and wishing </text:span><text:span text:style-name="T11">him every success and happiness. <text:s text:c="2"/></text:span></text:p>
          </table:table-cell>
          <table:table-cell/>
          <table:table-cell office:value-type="float" office:value="21">
            <text:p>21</text:p>
          </table:table-cell>
        </table:table-row>
        <table:table-row table:style-name="ro11">
          <table:table-cell office:value-type="string">
            <text:p>13</text:p>
          </table:table-cell>
          <table:table-cell office:value-type="string">
            <text:p>163</text:p>
          </table:table-cell>
          <table:table-cell office:value-type="string">
            <text:p>2 o'clock, Thursday, June 9, 1927</text:p>
          </table:table-cell>
          <table:table-cell/>
          <table:table-cell table:style-name="ce58" office:value-type="string">
            <text:p><text:span text:style-name="T11">These messages were very encouraging but it was now 2 o'clock and Robert began </text:span><text:span text:style-name="T11">to be keenly disappointed – he had raised his hopes so high that Marie would </text:span><text:span text:style-name="T11">appear or some news would come. He paced the floor in anxiety, his heart beating </text:span><text:span text:style-name="T11">rapidly and was forced to admit to himself that he had been over hopeful. He started </text:span><text:span text:style-name="T11">to send a telegram to Mr. Kennelworth asking him to wire or 'phone just as soon as </text:span><text:span text:style-name="T11">possible if any news had been received of Marie and asked him to call up Marie's </text:span><text:span text:style-name="T11">parents and find out if they had heard anything. </text:span><text:span text:style-name="T25">Minutes now began to drag </text:span><text:span text:style-name="T25">slowly, as they had on Sunday when Robert had watched the clock and saw </text:span><text:span text:style-name="T25">his hopes slowly waning. They were now waning again and Robert grew </text:span><text:span text:style-name="T25">heartsick</text:span><text:span text:style-name="T11">, but cheered himself with the thought that the day was not over yet. There </text:span><text:span text:style-name="T11">was plenty of time for Marie to show up.</text:span></text:p>
          </table:table-cell>
          <table:table-cell/>
          <table:table-cell office:value-type="float" office:value="21">
            <text:p>21</text:p>
          </table:table-cell>
        </table:table-row>
        <table:table-row table:style-name="ro2">
          <table:table-cell table:style-name="ce17" office:value-type="string">
            <text:p>13</text:p>
          </table:table-cell>
          <table:table-cell table:style-name="ce17" office:value-type="string">
            <text:p>165</text:p>
          </table:table-cell>
          <table:table-cell table:style-name="ce3" office:value-type="string">
            <text:p>June 9, 1927</text:p>
          </table:table-cell>
          <table:table-cell table:style-name="ce3"/>
          <table:table-cell table:style-name="ce10" office:value-type="string">
            <text:p><text:s/>It [the poem] made him realize that on the "<text:span text:style-name="T5">river of time</text:span>" there are many trials, tribulations and disappointments. While he was young in years he had experienced many of them, and it seemed to him that<text:span text:style-name="T5"> the last five days had been five years.</text:span></text:p>
          </table:table-cell>
          <table:table-cell/>
          <table:table-cell office:value-type="float" office:value="21">
            <text:p>21</text:p>
          </table:table-cell>
        </table:table-row>
        <table:table-row table:style-name="ro3">
          <table:table-cell office:value-type="string">
            <text:p>13</text:p>
          </table:table-cell>
          <table:table-cell office:value-type="string">
            <text:p>166</text:p>
          </table:table-cell>
          <table:table-cell office:value-type="string">
            <text:p>June 9, 1927</text:p>
          </table:table-cell>
          <table:table-cell/>
          <table:table-cell table:style-name="ce24" office:value-type="string">
            <text:p><text:s/>He had looked forward to this day, <text:span text:style-name="T5">his birthday, when she would return to him </text:span>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text:p>
          </table:table-cell>
          <table:table-cell office:value-type="string">
            <text:p>Some kind of return?</text:p>
          </table:table-cell>
          <table:table-cell office:value-type="float" office:value="21">
            <text:p>21</text:p>
          </table:table-cell>
        </table:table-row>
        <table:table-row table:style-name="ro5">
          <table:table-cell office:value-type="string">
            <text:p>13</text:p>
          </table:table-cell>
          <table:table-cell office:value-type="string">
            <text:p>169</text:p>
          </table:table-cell>
          <table:table-cell office:value-type="string">
            <text:p>June 9, 1927</text:p>
          </table:table-cell>
          <table:table-cell/>
          <table:table-cell table:style-name="ce23" office:value-type="string">
            <text:p><text:s/>It was now getting late and no news had come of Marie. Robert realized his birthday was passing and his hopes for the present were blasted.</text:p>
          </table:table-cell>
          <table:table-cell/>
          <table:table-cell office:value-type="float" office:value="21">
            <text:p>21</text:p>
          </table:table-cell>
        </table:table-row>
        <table:table-row table:style-name="ro2">
          <table:table-cell office:value-type="string">
            <text:p>14</text:p>
          </table:table-cell>
          <table:table-cell office:value-type="string">
            <text:p>171</text:p>
          </table:table-cell>
          <table:table-cell office:value-type="string">
            <text:p>June 9, 1927</text:p>
          </table:table-cell>
          <table:table-cell/>
          <table:table-cell table:style-name="ce23" office:value-type="string">
            <text:p><text:span text:style-name="T1"><text:s/></text:span><text:span text:style-name="T1">His birthday had indeed been a success, financially, and his 21st birthday found him </text:span><text:span text:style-name="T1">on top of the world, but this was not what counted with Robert. </text:span><text:span text:style-name="T2"><text:s/>The great </text:span><text:span text:style-name="T2">disappointment </text:span><text:span text:style-name="T1">was that his hopes for Marie on that day were blasted, but he had </text:span><text:span text:style-name="T1">not given up.</text:span></text:p>
          </table:table-cell>
          <table:table-cell/>
          <table:table-cell office:value-type="float" office:value="21">
            <text:p>21</text:p>
          </table:table-cell>
        </table:table-row>
        <table:table-row table:style-name="ro8">
          <table:table-cell office:value-type="string">
            <text:p>19</text:p>
          </table:table-cell>
          <table:table-cell office:value-type="string">
            <text:p>227</text:p>
          </table:table-cell>
          <table:table-cell office:value-type="string">
            <text:p>June 9, 1928</text:p>
          </table:table-cell>
          <table:table-cell/>
          <table:table-cell table:style-name="ce24" office:value-type="string">
            <text:p><text:span text:style-name="T1"><text:s/></text:span><text:span text:style-name="T1">On June 9th Robert Gordon's 22nd birthday, </text:span><text:span text:style-name="T3">the great reception took place. </text:span><text:span text:style-name="T1"><text:s/>The </text:span><text:span text:style-name="T1">special train bearing the leading citizens of Texarkana arrived, Robert had landed at </text:span><text:span text:style-name="T1">the new airport on </text:span><text:span text:style-name="T3">Governor's Island [New York] </text:span><text:span text:style-name="T1">without any mishap to his plane. </text:span><text:span text:style-name="T1">"The St. Marie" had per</text:span><text:span text:style-name="T2">formed perfectly, making the trip from Japan at an </text:span><text:span text:style-name="T1">average </text:span><text:span text:style-name="T1">speed of over 300 miles per hour. Robert received the surprise of his life when he </text:span><text:span text:style-name="T1">saw his mother and rushed to her, and after greeting her affectionately turned to </text:span><text:span text:style-name="T1">shake hands with Mr. Kennelworth and Walter and seeing Mr. and Mrs. Stanton </text:span><text:span text:style-name="T1">there was overjoyed and thought sure that Marie had been found. He rushed to </text:span><text:span text:style-name="T1">greet her parents and his first words were, "Where is Marie?" With tears in their </text:span><text:span text:style-name="T1">eyes, they informed him that not a word had been received in regard to her. They </text:span><text:span text:style-name="T1">proceeded immediately to the Commodore Hotel where the reception committee and </text:span><text:span text:style-name="T1">the entire delegation from Texarkana and arranged for a dinner and celebration. </text:span><text:span text:style-name="T1">Robert was happy to see all the prominent business men from Texarkana there to </text:span><text:span text:style-name="T1">greet him. Mr. Kennelworth made the address. Told Robert how proud Texarkana </text:span><text:span text:style-name="T1">was of him; said that this was the age of the young man and that Robert had </text:span><text:span text:style-name="T1">demonstrated that he was the greatest young man of his day. Robert was </text:span><text:span text:style-name="T1">overwhelmed at this great reception. He thanked his friends; thanked Mr. </text:span><text:span text:style-name="T1">Kennelworth, personally, and above all for bringing his dear old mother to see him; </text:span><text:span text:style-name="T1">said it was the happiest moment of his life and that his one regret was that Marie </text:span><text:span text:style-name="T1">was not there, but that he still had hope of finding her. When the reception was over </text:span><text:span text:style-name="T1">and Robert had a few moments alone with his dear old mother, she said, "My son, </text:span><text:span text:style-name="T1">do you remember the dream you had when you were a little boy, which you told me </text:span><text:span text:style-name="T1">about? That you were riding a large bird with white wings across the ocean and how </text:span><text:span text:style-name="T1">the foreign countries received you with great honor. My</text:span><text:span text:style-name="T2"> boy, when you landed today </text:span><text:span text:style-name="T2">I thought about that dream </text:span><text:span text:style-name="T1">and how it had been fulfilled. I hope that all of your other </text:span><text:span text:style-name="T1">dreams and ambitions will be realized and that you will be rewarded with Marie's </text:span><text:span text:style-name="T1">love, because you have been faithful and loyal to her." Robert said, "Mother, I do </text:span><text:span text:style-name="T1">remember the dream quite well, and when I was in Japan and they gave me such </text:span><text:span text:style-name="T1">great receptions and honored me, I thought of the dream and I thought of you and </text:span><text:span text:style-name="T1">how you had taught me how to read the Bible and I thought of Marie and how I loved </text:span><text:span text:style-name="T1">her and felt that I would gladly give all of the honors just to be with you and Marie </text:span><text:span text:style-name="T1">alone because your love and Marie's love mean more to me than everything else </text:span><text:span text:style-name="T1">that the world can give."</text:span></text:p>
          </table:table-cell>
          <table:table-cell/>
          <table:table-cell office:value-type="float" office:value="22">
            <text:p>22</text:p>
          </table:table-cell>
        </table:table-row>
        <table:table-row table:style-name="ro33">
          <table:table-cell office:value-type="string">
            <text:p>24</text:p>
          </table:table-cell>
          <table:table-cell office:value-type="string">
            <text:p>271-275</text:p>
          </table:table-cell>
          <table:table-cell office:value-type="string">
            <text:p>June 9, 1929</text:p>
          </table:table-cell>
          <table:table-cell/>
          <table:table-cell table:style-name="ce59" office:value-type="string">
            <text:p><text:span text:style-name="T1"><text:s/></text:span><text:span text:style-name="T1">Robert told Walter and Edna that on June 9th, his birthday, he was going to give them a big dinner and </text:span><text:span text:style-name="T1">celebration before their marriage. It was now time to declare a holiday and have a real jubilee celebration </text:span><text:span text:style-name="T1">after their great discoveries were completed, that it was but fitting to crown </text:span><text:span text:style-name="T18"><text:s/>the event with the marriage of </text:span><text:span text:style-name="T18">Edna and Walter. They </text:span><text:span text:style-name="T1">were now in position to sit calmly by and wait for the great war in the air knowing </text:span><text:span text:style-name="T1">that, with their secret discoveries, they were prepared to save the United States in time of war and at the </text:span><text:span text:style-name="T1">same time without sacrificing too many human lives. The birthday party was a great success. Robert </text:span><text:span text:style-name="T1">spared no expense in order to have everything of the best. Before the dinner, which was served in a </text:span><text:span text:style-name="T1">private dining room, Robert sprung a great surprise. He arose and made the following speech: "Comrades </text:span><text:span text:style-name="T1">and friends, we have traveled the path of life together. Some of us have run the gauntlet of human </text:span><text:span text:style-name="T1">emotions. We have gone down to the depths of despair; have reached the heights of financial glory; have </text:span><text:span text:style-name="T1">seen our greatest dreams realized. God has been good to us. Our great discoveries are now completed. </text:span><text:span text:style-name="T1">Fame and fortune have </text:span><text:span text:style-name="T3">corwned</text:span><text:span text:style-name="T1"> our efforts. You, Edna and Walter, are now to reach the heights of </text:span><text:span text:style-name="T1">greatest bliss. You are to have the satisfaction of being united in marriage, to continue your work together </text:span><text:span text:style-name="T1">and do the greatest good for the greatest number. You have been unselfish in your devotion to me and in </text:span><text:span text:style-name="T1">your loyalty to your country. The Bible says that where two or three are gathered together, there God will </text:span><text:span text:style-name="T1">be to own and to bless. Since God created the world, the Holy Trinity has been the greatest power and it </text:span><text:span text:style-name="T1">is referred to many times in the Bible as Father, Son and Holy Ghost, and on this mundane sphere we </text:span><text:span text:style-name="T1">know that happiness comes to husband, wife and child. The Bible says that one cannot do much alone, </text:span><text:span text:style-name="T1">that there is need of two together, and that a threefold </text:span><text:span text:style-name="T18"><text:s/>cord is not easily broken. Edna, your devotion to </text:span><text:span text:style-name="T18">Walter </text:span><text:span text:style-name="T1">has been his inspiration and has led him to the great discovery, which will relieve suffering in the </text:span><text:span text:style-name="T1">world. Your confidence in him in placing your life in his hands to test this great discovery, deserves great </text:span><text:span text:style-name="T1">credit and no honor or reward is too great for you, but the honor that men can give or the world or your </text:span><text:span text:style-name="T1">Government, are but empty and mean nothing to the heart of a loyal woman. You are to have the greatest </text:span><text:span text:style-name="T1">reward in Walter's love and this means more to you than any honors the world can give. It will satisfy </text:span><text:span text:style-name="T1">when the shouts of the hero-worshippers have died away. When money, with all it can buy, has vanished </text:span><text:span text:style-name="T1">and nothing remains but the lovelight in Walter's eyes, you will find happiness." Robert then presented a </text:span><text:span text:style-name="T1">beautiful brooch made with the seal of Solomon, constructed with a double triangle, and set with three </text:span><text:span text:style-name="T1">beautiful diamonds. In the center of the seal was a heart and in the center of the heart was a diamond. He </text:span><text:span text:style-name="T1">said, "Edna, I present this to you as your wedding gift. It will be a symbol to you of how the three of us </text:span><text:span text:style-name="T1">have worked together in love, loyalty and faith, to accomplish something for others thru unselfish </text:span><text:span text:style-name="T1">devotion. With the love of the</text:span></text:p>
            <text:p><text:span text:style-name="T1">one must come the love of the many. One touch of Nature makes the whole world kin, and when once a </text:span><text:span text:style-name="T1">woman's eyes have looked into a man's with understanding love, he need seek no farther for the </text:span><text:span text:style-name="T1">philosopher's stone, because after that everything he touches will turn to gold. This brooch and the </text:span><text:span text:style-name="T1">diamonds are emblematic of your purity. The diamonds are the most durable and beautiful of all precious </text:span><text:span text:style-name="T1">stones. They reflect all </text:span><text:span text:style-name="T18"><text:s/>the beautiful colors of the rainbow, which reveals God's </text:span><text:span text:style-name="T1">covenant with man. That </text:span><text:span text:style-name="T1">is why the diamonds are used as an engagement ring, but few there are who know and understand the </text:span><text:span text:style-name="T1">real meaning and live in accordance with it. You will ever reflect the beauty of the diamonds. Your love for </text:span><text:span text:style-name="T1">Walter, which is the love I am sure never changes, will remain fixed as the mountain ranges. Remember </text:span><text:span text:style-name="T1">that the diamond has gone thru the greatest fire and heat and has emerged with all its strength and </text:span><text:span text:style-name="T1">beauty. You must learn to go thru trials and tribulations, to help Walter in time of trouble and to emerge </text:span><text:span text:style-name="T1">unscathed, reflecting love and beauty. Walter, I commend to your care and keeping, a jewel more </text:span><text:span text:style-name="T1">precious than diamonds or rubies -- a good woman. May your loyalty and devotion ever keep her as </text:span><text:span text:style-name="T1">such." The dinner was then served and Edna proved that, as an after-dinner speaker, she had some </text:span><text:span text:style-name="T1">ability. She arose, drank a glass of pure water, pouring part of it on the floor and said, "Mr. Gordon, my </text:span><text:span text:style-name="T1">vocabulary is now destitute of the poetic rhyme that would be necessary</text:span></text:p>
            <text:p><text:span text:style-name="T1">to bring into existence words to express to you my heartfelt thanks for the favor already in hand. I have </text:span><text:span text:style-name="T1">been so over-generous in loving Walter that I feel that I've neglected to extend to you the friendship due to </text:span><text:span text:style-name="T1">a man of such noble ideals. As I pour this pure water</text:span></text:p>
            <text:p><text:span text:style-name="T1">back to earth I am following an ancient custom. Before they entered upon any solemn obligation, they </text:span><text:span text:style-name="T1">washed their hands in pure water, touched their lips with pure water, to purify them and to seal the records </text:span><text:span text:style-name="T1">of the past. They poured the pure water back to earth,</text:span></text:p>
            <text:p><text:span text:style-name="T1">in memory of the absent and dead. I pour this pure water back to earth that in the presence of the living </text:span><text:span text:style-name="T1">we</text:span><text:span text:style-name="T18"> are not forgetting the absent one, and the greatest wish </text:span><text:span text:style-name="T1">that I can have for you, Mr. Gordon, is that at </text:span><text:span text:style-name="T1">a not distant date, Walter and I may have the great pleasure</text:span></text:p>
            <text:p><text:span text:style-name="T1">of joining Marie and yourself in an occasion like this. Words are idle now, they mean but little when the </text:span><text:span text:style-name="T1">heart is touched. I accept your beautiful gift with all gratitude. It is my prayer that the day may come when </text:span><text:span text:style-name="T1">you may have another brooch made with two hearts</text:span></text:p>
            <text:p><text:span text:style-name="T1">entwined, set with a single solitaire, emblematic of your faith and pure love for Marie. I pray for you the </text:span><text:span text:style-name="T1">gifts of all the Gods, and may your prayers be answered as the prayers of Pygmalion were whose faith </text:span><text:span text:style-name="T1">and love were so strong that the Grecian Gods turned a piece of</text:span></text:p>
            <text:p><text:span text:style-name="T1">cold marble into the living form of a beautiful woman. But, Robert, when Marie returns to you in all her </text:span><text:span text:style-name="T1">beauty, I am sure that you will not act in the way that Pygmalion did, when he caused Galatea to pray to </text:span><text:span text:style-name="T1">the Grecian Gods to turn her back to cold marble again.</text:span></text:p>
            <text:p><text:span text:style-name="T1">I am sure, yes, I know, that such devotion as yours will keep Marie always when she returns to you." </text:span><text:span text:style-name="T1">When Edna had finished, Walter arose and said, "Robert, there is nothing left for me to say, I thank You."</text:span></text:p>
          </table:table-cell>
          <table:table-cell/>
          <table:table-cell office:value-type="float" office:value="23">
            <text:p>23</text:p>
          </table:table-cell>
        </table:table-row>
        <table:table-row table:style-name="ro33" table:number-rows-repeated="1048551">
          <table:table-cell table:number-columns-repeated="7"/>
        </table:table-row>
        <table:table-row table:style-name="ro33">
          <table:table-cell table:number-columns-repeated="7"/>
        </table:table-row>
      </table:table>
      <table:table table:name="Major Motors and Right Aeroplane" table:style-name="ta1" table:print="false">
        <table:table-column table:style-name="co32" table:default-cell-style-name="ce17"/>
        <table:table-column table:style-name="co33" table:default-cell-style-name="ce17"/>
        <table:table-column table:style-name="co10" table:default-cell-style-name="ce3"/>
        <table:table-column table:style-name="co29" table:default-cell-style-name="ce21"/>
        <table:table-column table:style-name="co34" table:default-cell-style-name="ce4"/>
        <table:table-column table:style-name="co10" table:default-cell-style-name="ce2"/>
        <table:table-column table:style-name="co7" table:number-columns-repeated="1018" table:default-cell-style-name="Default"/>
        <table:table-row table:style-name="ro4">
          <table:table-cell table:style-name="ce15" office:value-type="string">
            <text:p>Chapter</text:p>
          </table:table-cell>
          <table:table-cell table:style-name="ce15" office:value-type="string">
            <text:p>Page</text:p>
          </table:table-cell>
          <table:table-cell table:style-name="ce1" office:value-type="string">
            <text:p>Timestamp given</text:p>
          </table:table-cell>
          <table:table-cell table:style-name="ce20" office:value-type="string">
            <text:p>Actual timestamp</text:p>
          </table:table-cell>
          <table:table-cell table:style-name="ce1" office:value-type="string">
            <text:p>Event</text:p>
          </table:table-cell>
          <table:table-cell table:style-name="ce20" office:value-type="string">
            <text:p>Notes/Comments</text:p>
          </table:table-cell>
          <table:table-cell table:style-name="ce26" table:number-columns-repeated="1018"/>
        </table:table-row>
        <table:table-row table:style-name="ro24">
          <table:table-cell table:style-name="Default" office:value-type="float" office:value="9">
            <text:p>9</text:p>
          </table:table-cell>
          <table:table-cell table:style-name="Default" office:value-type="float" office:value="90">
            <text:p>90</text:p>
          </table:table-cell>
          <table:table-cell table:style-name="ce16" office:value-type="string">
            <text:p>January 28, 1927</text:p>
          </table:table-cell>
          <table:table-cell table:style-name="Default"/>
          <table:table-cell table:style-name="ce2" office:value-type="string">
            <text:p><text:span text:style-name="T1">Supplement letter to the letter sent from RG to Mr. Kennelworth:</text:span></text:p>
            <text:p><text:span text:style-name="T1">I am anxious to make some money in my cotton deals and get into wheat for the big </text:span><text:span text:style-name="T1">advance that I figure is coming this Spring and Summer. Then</text:span><text:span text:style-name="T3"> I want to be in </text:span><text:span text:style-name="T3">position to buy some Right Aeroplane and Sell Major Motors and other stocks </text:span><text:span text:style-name="T3">short, because I believe that in the next few years I can make a fortune buying </text:span><text:span text:style-name="T3">Right Aeroplane stock and selling short Major Motors. </text:span><text:span text:style-name="T1">Just as the railroad </text:span><text:span text:style-name="T1">locomotive attained great speed from 1834 to 1839, and the big steamers cut down </text:span><text:span text:style-name="T1">the time between New York and Europe, so will airplanes 100 years later cut the </text:span><text:span text:style-name="T1">time around the world and to all points of the world. Just as the automobile has </text:span><text:span text:style-name="T1">supplanted the railway passenger trains in carrying passengers across the country, </text:span><text:span text:style-name="T1">so will the airplane take the place of railroads and automobiles in transportation </text:span><text:span text:style-name="T1">through the air, because it will be much faster and safer. I believe that the airplane </text:span><text:span text:style-name="T1">described by Ezekiel is going to be the model of a great plane in the future and I </text:span><text:span text:style-name="T1">would like to make money enough to be the man to build the first plane according to </text:span><text:span text:style-name="T1">the plans laid down in the Bible.</text:span></text:p>
          </table:table-cell>
          <table:table-cell/>
          <table:table-cell table:style-name="ce26" table:number-columns-repeated="1018"/>
        </table:table-row>
        <table:table-row table:style-name="ro11">
          <table:table-cell office:value-type="string">
            <text:p>12</text:p>
          </table:table-cell>
          <table:table-cell office:value-type="string">
            <text:p>146</text:p>
          </table:table-cell>
          <table:table-cell table:style-name="ce32" office:value-type="string">
            <text:p>No timestamp given, but it is still Monday, June 6, 1927</text:p>
          </table:table-cell>
          <table:table-cell table:style-name="Default"/>
          <table:table-cell table:style-name="ce63" office:value-type="string">
            <text:p><text:span text:style-name="T18">Robert looked</text:span><text:span text:style-name="T1"> over the stock page and noticed the heading; “</text:span><text:span text:style-name="T3">Major Motors</text:span><text:span text:style-name="T1"> </text:span><text:span text:style-name="T1">advances above 200, a new high level.” Robert had figured out that </text:span><text:span text:style-name="T3">Major Motors</text:span><text:span text:style-name="T1"> </text:span><text:span text:style-name="T1">would not advance much above 200 before it would be a short sale for big profits. </text:span><text:span text:style-name="T1">He figured out from the cycle of </text:span><text:span text:style-name="T3">Major Motors </text:span><text:span text:style-name="T1">that it would hold until along in June </text:span><text:span text:style-name="T1">and July and that it would decline to a very low level in 1928, so he decided he was </text:span><text:span text:style-name="T1">going to go short to hold for a long campaign and make a fortune. Robert was still </text:span><text:span text:style-name="T1">holding his </text:span><text:span text:style-name="T3">Right Aeroplane</text:span><text:span text:style-name="T1"> stock, which he had bought at 31 on May 21st, the day </text:span><text:span text:style-name="T1">that Captain Lindbergh completed his successful flight to Paris. He figured that he </text:span><text:span text:style-name="T1">could make a great fortune by buying </text:span><text:span text:style-name="T3">Right Aeroplane </text:span><text:span text:style-name="T1">stock and holding it for years </text:span><text:span text:style-name="T1">and at the same time selling </text:span><text:span text:style-name="T3">Major Motors</text:span><text:span text:style-name="T1"> short.</text:span><text:span text:style-name="T18"> <text:s/>The markets in Wheat, Cotton, </text:span><text:span text:style-name="T35">Major Motors</text:span><text:span text:style-name="T18"> and </text:span><text:span text:style-name="T35">Right Aeroplane </text:span><text:span text:style-name="T18">were all doing just exactly as he had calculated </text:span><text:span text:style-name="T18">they would. The fact that he was making </text:span><text:span text:style-name="T1">money on </text:span><text:span text:style-name="T3">Right Aeroplane</text:span><text:span text:style-name="T1"> stock </text:span><text:span text:style-name="T1">encouraged him to continue his work on his own plane.</text:span></text:p>
          </table:table-cell>
          <table:table-cell/>
          <table:table-cell table:style-name="ce26" table:number-columns-repeated="1018"/>
        </table:table-row>
        <table:table-row table:style-name="ro6">
          <table:table-cell table:style-name="ce3" office:value-type="string">
            <text:p>12</text:p>
          </table:table-cell>
          <table:table-cell table:style-name="ce3" office:value-type="string">
            <text:p>147</text:p>
          </table:table-cell>
          <table:table-cell table:style-name="ce32" office:value-type="string">
            <text:p>June 7, 1927</text:p>
          </table:table-cell>
          <table:table-cell table:style-name="ce2"/>
          <table:table-cell table:style-name="ce63" office:value-type="string">
            <text:p><text:span text:style-name="T1"><text:s/></text:span><text:span text:style-name="T1">RG also ordered [the broker] to buy 100,000 bushels of July Wheat and gave an </text:span><text:span text:style-name="T1">order to sell 500 shares of Major Motors when it reached 203. After sending these </text:span><text:span text:style-name="T1">telegrams he returned to the hotel feeling some better and hoping that when he </text:span><text:span text:style-name="T1">heard from Mr. Kennelworth on</text:span></text:p>
            <text:p><text:span text:style-name="T1">the long-distance 'phone he would have some good news.</text:span></text:p>
          </table:table-cell>
          <table:table-cell/>
          <table:table-cell table:style-name="ce26" table:number-columns-repeated="1018"/>
        </table:table-row>
        <table:table-row table:style-name="ro6">
          <table:table-cell office:value-type="string">
            <text:p>13</text:p>
          </table:table-cell>
          <table:table-cell office:value-type="string">
            <text:p>161</text:p>
          </table:table-cell>
          <table:table-cell office:value-type="string">
            <text:p>June 9, 1927</text:p>
          </table:table-cell>
          <table:table-cell/>
          <table:table-cell table:style-name="ce24" office:value-type="string">
            <text:p><text:s/>Robert found that Major Motors was selling around 203 and he knew that his broker must have sold 500 shares short for him at this price. He figured that Major Motors would not advance above 205 1/2 before it started on a big decline. So he said to himself, "This is going to be a real happy birthday. I am making money fast now in wheat and cotton and will soon be making money in stocks." Right Aeroplane was also strong and his profits were piling up on thi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table:style-name="ce24" office:value-type="string">
            <text:p><text:span text:style-name="T1"><text:s/></text:span><text:span text:style-name="T1">Robert told Mr. Kennelworth that he had been making money in wheat and cotton </text:span><text:span text:style-name="T1">and that Right</text:span></text:p>
            <text:p><text:span text:style-name="T1">Aeroplane was moving his way; that he was Short of Major Motors and expected to </text:span><text:span text:style-name="T1">make a fortune selling it all the way down.</text:span></text:p>
          </table:table-cell>
          <table:table-cell table:number-columns-repeated="1019"/>
        </table:table-row>
        <table:table-row table:style-name="ro34">
          <table:table-cell office:value-type="string">
            <text:p>16</text:p>
          </table:table-cell>
          <table:table-cell table:style-name="ce3" office:value-type="string">
            <text:p>197, 198, 199</text:p>
          </table:table-cell>
          <table:table-cell office:value-type="string">
            <text:p>Sunday, June 19, 1927</text:p>
          </table:table-cell>
          <table:table-cell/>
          <table:table-cell table:style-name="ce64" office:value-type="string">
            <text:p><text:span text:style-name="T1">Campaign in Major Motors starts. <text:s/></text:span><text:span text:style-name="T2"><text:s/>On Sunday, June 19, 1927, Robert Gordon spent </text:span><text:span text:style-name="T2">the </text:span><text:span text:style-name="T1">day studying his charts and working out his cycles for stocks, cotton and grain. </text:span><text:span text:style-name="T1">He was short of Major Motors and was watching it very closely. On this day he made </text:span><text:span text:style-name="T1">a new and great discovery of a time factor from which he figured that Major Motors </text:span><text:span text:style-name="T1">would decline until about June 30th and then start an advance which would last until </text:span><text:span text:style-name="T1">about September 16th, 1927, when the Company would be 19 years old and at that </text:span><text:span text:style-name="T1">time the stock would reach final high and would then go down to February to April, </text:span><text:span text:style-name="T1">1929. He figured that the stock should advance to around 270 by September 16th </text:span><text:span text:style-name="T1">and made up his mind to watch it closely and cover his shorts if it went down around </text:span><text:span text:style-name="T1">June 30th, and then start buying the stock. On June 30th it declined and he bought </text:span><text:span text:style-name="T1">in his short contracts and bought for long account 500 shares of Major Motors at </text:span><text:span text:style-name="T1">192ó. He decided to pyramid it all the way up. On July 15th he bought 500 shares at </text:span><text:span text:style-name="T1">204; on July 21st he bought 300 at 214 and on July 26th bought 300 more at 224. </text:span><text:span text:style-name="T1">On August 5th the stock advanced to 230 and he raised his stop on 1600 shares to </text:span><text:span text:style-name="T1">225. On August 8th his stock was sold out at 225. He still believed that the stock </text:span><text:span text:style-name="T1">would go up to around 270 by September 16th but he expected a reaction of about </text:span><text:span text:style-name="T1">12 to 15 points so he decided to wait </text:span><text:span text:style-name="T2"><text:s/>for a few days and watch his charts to see </text:span><text:span text:style-name="T2">how the stock </text:span><text:span text:style-name="T1">acted. On August 12th Major Motors declined to 218, being down a </text:span><text:span text:style-name="T1">little over 12 points as he figured, and he bought 1000 shares at 218. He placed a </text:span><text:span text:style-name="T1">stop at 212, a point which he figured it would not decline to. The advance started, </text:span><text:span text:style-name="T1">and on August 20th he bought 300 shares at 228; on August 24th bought 300 shares </text:span><text:span text:style-name="T1">more at 238 and on August 26th bought 300 shares more at 248. When he started </text:span><text:span text:style-name="T1">pyramiding, his plan was to buy or sell the largest amount first and then gradually </text:span><text:span text:style-name="T1">decrease buying and selling smaller amounts on the way up or down, and always </text:span><text:span text:style-name="T1">using a stop loss order. On September 7th the stock advanced to 253 and he raised </text:span><text:span text:style-name="T1">his stop on his entire amount to 243. This stop was never reached but on September </text:span><text:span text:style-name="T1">14th a rapid advance was on and he bought 300 shares more at 258, giving him a </text:span><text:span text:style-name="T1">line of 2200 shares of stock. He figured that it should advance on September 16th to </text:span><text:span text:style-name="T1">around 270. When the market advanced to 272 at this time he sold out his 2200 </text:span><text:span text:style-name="T1">shares at 272.</text:span><text:span text:style-name="T2"> He cleaned up a profit on this deal of over $80,000.00, </text:span><text:span text:style-name="T1">and as he </text:span><text:span text:style-name="T1">figured that the stock would make final top around this time he decided to put out a </text:span><text:span text:style-name="T1">line of short stock and pyramid all the way down, remaining short for the long pull. </text:span><text:span text:style-name="T1">On September 17th he sold 500 shares of the new Major Motors stock at 138 and </text:span><text:span text:style-name="T1">500 shares at 137 and placed a stop on it at 147. <text:s/></text:span><text:span text:style-name="T2"><text:s/>He had made it a rule that after </text:span><text:span text:style-name="T2">he had made a large </text:span><text:span text:style-name="T1">amount of profits that he would never risk more than 10 per </text:span><text:span text:style-name="T1">cent of his profits on the first new deal, and that if that deal went wrong and he lost </text:span><text:span text:style-name="T1">10 per cent of the </text:span><text:span text:style-name="T2"><text:s/>capital, he would decrease his trading so that the next </text:span><text:span text:style-name="T1">loss would </text:span><text:span text:style-name="T1">only be 10 per cent of his remaining profits. In this way he figured that the market </text:span><text:span text:style-name="T1">would have to beat him ten consecutive times for him to lose all the profits he had </text:span><text:span text:style-name="T1">made, and his studies of past records showed that this could never happen. He </text:span><text:span text:style-name="T1">placed orders to sell more Major Motors at 128, 118, 108 and 98 because he </text:span><text:span text:style-name="T1">expected the first decline to run until the latter part of December, 1927, and after that </text:span><text:span text:style-name="T1">time he would put out shorts again on a rally to hold and pyramid on the way down </text:span><text:span text:style-name="T1">into the Spring of 1929. His great discovery of what stocks would do at a certain age </text:span><text:span text:style-name="T1">enabled him to make enormous profits when stocks reached the age where they </text:span><text:span text:style-name="T1">would have fast moves up or down in a very short time.</text:span><text:span text:style-name="T2"> October, 1927, was a </text:span><text:span text:style-name="T2">beautiful month in New York. </text:span><text:span text:style-name="T1">The weather was warm and the sun shone brightly </text:span><text:span text:style-name="T1">every day. It reminded Robert of the Fall of 1926 when he had gone to Sherman, </text:span><text:span text:style-name="T1">Texas to visit Marie. He thought of what a great change had taken place in one year, </text:span><text:span text:style-name="T1">of the fortune that he had made in the market, but money would not buy relief for his </text:span><text:span text:style-name="T1">aching heart. Days, weeks and months had drifted slowly by, but no word from Marie </text:span><text:span text:style-name="T1">Stanton. She seemed to be lost as though the earth had swallowed her up. The </text:span><text:span text:style-name="T1">great decline in stocks which he forecast for the Fall and Winter of 1927 took place </text:span><text:span text:style-name="T1">and he made money rapidly on the short side of stocks. He was selling short Central </text:span><text:span text:style-name="T1">Steel and Major Motors and other stocks. </text:span><text:span text:style-name="T2"><text:s/>He </text:span><text:span text:style-name="T1">had bought Corn and Wheat in </text:span><text:span text:style-name="T1">October and made big profits later in the year. Money was piling up fast</text:span><text:span text:style-name="T2"> and in the </text:span><text:span text:style-name="T2">latter part of October, 1927, he had made </text:span><text:span text:style-name="T1">over $300,000.</text:span></text:p>
          </table:table-cell>
          <table:table-cell table:number-columns-repeated="1019"/>
        </table:table-row>
        <table:table-row table:style-name="ro18">
          <table:table-cell table:style-name="ce4" office:value-type="string">
            <text:p>16</text:p>
          </table:table-cell>
          <table:table-cell table:style-name="ce4" office:value-type="string">
            <text:p>201</text:p>
          </table:table-cell>
          <table:table-cell table:style-name="ce4" table:number-columns-repeated="2"/>
          <table:table-cell table:style-name="ce24" office:value-type="string">
            <text:p><text:span text:style-name="T1"><text:s/></text:span><text:span text:style-name="T1">Mr. Watson also told Robert how Durant had become the giant motor magnate and </text:span><text:span text:style-name="T1">formed the General Motors Corporation in 1908 and had made a great success, </text:span><text:span text:style-name="T1">accumulating millions before the war days and afterwards. He was in full control of </text:span><text:span text:style-name="T1">General Motors and was reputed to be worth over a hundred million dollars when </text:span><text:span text:style-name="T1">the stock was selling at $410.00 in the Spring of 1920. Durant was very bullish and </text:span><text:span text:style-name="T1">talked of General Motors going very much higher. Deflation started in the Summer of </text:span><text:span text:style-name="T1">1920, and all stocks declined rapidly. He remained bullish, continuing to buy General </text:span><text:span text:style-name="T1">Motors all the way down. The stock had been split up on a ten for one basis and the </text:span><text:span text:style-name="T1">new stock which sold at $42.00</text:span></text:p>
            <text:p><text:span text:style-name="T1">in March, 1920, an equivalent of $420.00 per share, declined to $14.00 per share in </text:span><text:span text:style-name="T1">December, 1920, and finally in the Spring of 1922 sold at $8.25. He had refused to </text:span><text:span text:style-name="T1">sell; in fact had bought all his brokers would let him have all the way down. When </text:span><text:span text:style-name="T1">the stock declined to $15.00 per share, Durant was ruined. His fortune of over one </text:span><text:span text:style-name="T1">hundred millions dollars was wiped out. The Morgans and Duponts took over his </text:span><text:span text:style-name="T1">holdings </text:span><text:span text:style-name="T2"><text:s/>at a figure reported to be around $5.00 per share, and he </text:span><text:span text:style-name="T1">lost control of the </text:span><text:span text:style-name="T1">gigantic corporation which had made him famous. Later Durant organized a new </text:span><text:span text:style-name="T1">company and came back fast. He went back into the stock market and in the great </text:span><text:span text:style-name="T1">Coolidge Bull campaign from 1924 to</text:span></text:p>
            <text:p><text:span text:style-name="T1">1927 was again a dominant factor in General Motors and other stocks and was </text:span><text:span text:style-name="T1">reputed to have made fifty millions, or more.</text:span></text:p>
          </table:table-cell>
          <table:table-cell table:style-name="ce4"/>
          <table:table-cell table:number-columns-repeated="1018"/>
        </table:table-row>
        <table:table-row table:style-name="ro2">
          <table:table-cell table:style-name="ce4" office:value-type="float" office:value="19">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65" office:value-type="string">
            <text:p><text:span text:style-name="T1">December, 1927, </text:span><text:span text:style-name="T2"><text:s/>stocks had been declining for </text:span><text:span text:style-name="T1">several weeks. This month stocks </text:span><text:span text:style-name="T1">declined rapidly and Robert was heavily short. Wheat and corn advanced. Robert </text:span><text:span text:style-name="T1">had been on the right side for several months. Just before Christmas he figured that </text:span><text:span text:style-name="T1">he would cover his short stocks and wait for a rally which he expected would come </text:span><text:span text:style-name="T1">in January or February.</text:span></text:p>
          </table:table-cell>
          <table:table-cell table:style-name="ce4"/>
          <table:table-cell table:number-columns-repeated="1018"/>
        </table:table-row>
        <table:table-row table:style-name="ro3">
          <table:table-cell table:style-name="ce3" office:value-type="string">
            <text:p>19</text:p>
          </table:table-cell>
          <table:table-cell table:style-name="ce3" office:value-type="string">
            <text:p>223</text:p>
          </table:table-cell>
          <table:table-cell office:value-type="string">
            <text:p>A few days before Christmas, 1927</text:p>
          </table:table-cell>
          <table:table-cell table:style-name="ce3"/>
          <table:table-cell office:value-type="string">
            <text:p><text:span text:style-name="T1"><text:s/></text:span><text:span text:style-name="T1">A few days before Christmas there was a big decline in the stock market. All kinds </text:span><text:span text:style-name="T1">of unfavorable rumors were afloat. Business conditions were bad. War clouds were </text:span><text:span text:style-name="T1">gathering thick in Europe. Newspapers talked of the uncertainties in the new year </text:span><text:span text:style-name="T1">due to the coming</text:span></text:p>
            <text:p><text:span text:style-name="T1">presidential election. The public had lost confidence and were selling stocks. Robert </text:span><text:span text:style-name="T1">decided that this was the time to cash in so he covered a big line of Shorts in Major </text:span><text:span text:style-name="T1">Motors, Central Steel and others.</text:span></text:p>
          </table:table-cell>
          <table:table-cell table:style-name="ce4"/>
          <table:table-cell table:number-columns-repeated="1018"/>
        </table:table-row>
        <table:table-row table:style-name="ro3">
          <table:table-cell office:value-type="string">
            <text:p>20</text:p>
          </table:table-cell>
          <table:table-cell office:value-type="string">
            <text:p>239</text:p>
          </table:table-cell>
          <table:table-cell office:value-type="string">
            <text:p>1928</text:p>
          </table:table-cell>
          <table:table-cell/>
          <table:table-cell table:style-name="ce64" office:value-type="string">
            <text:p><text:span text:style-name="T1"><text:s/></text:span><text:span text:style-name="T1">He had also forecast the rapid advance of certain classes of stocks. During 1928 he </text:span><text:span text:style-name="T1">had closed a successful bear campaign in Major Motors and was still holding his </text:span><text:span text:style-name="T1">Right Aeroplane stock, which had continued to advance, and he figured that it would </text:span><text:span text:style-name="T1">have a big rise during 1929. <text:s/></text:span><text:span text:style-name="T2"><text:s/>After preparing his campaign for the market and </text:span><text:span text:style-name="T1">buying stocks and cotton for the big advance, Walter noticed a great change in </text:span><text:span text:style-name="T1">Robert. </text:span><text:span text:style-name="T2"><text:s/>His health began to </text:span><text:span text:style-name="T1">fail again, and now that he had achieved great success </text:span><text:span text:style-name="T1">and completed such wonderful inventions, without Marie to comfort him he would </text:span><text:span text:style-name="T1">probably break down in health and give up.</text:span></text:p>
          </table:table-cell>
          <table:table-cell table:number-columns-repeated="1019"/>
        </table:table-row>
        <table:table-row table:style-name="ro5">
          <table:table-cell office:value-type="string">
            <text:p>25</text:p>
          </table:table-cell>
          <table:table-cell office:value-type="string">
            <text:p>279</text:p>
          </table:table-cell>
          <table:table-cell office:value-type="string">
            <text:p>April 1930 [War period in the back of the book]</text:p>
          </table:table-cell>
          <table:table-cell/>
          <table:table-cell table:style-name="ce24" office:value-type="string">
            <text:p>[The US war council] decided to confiscate the large manufacturing plants and start them on making new inventions and the manufacture of airplanes. Central Steel was confiscated; also Major Motors and Major Electric Co.</text:p>
          </table:table-cell>
          <table:table-cell table:number-columns-repeated="1019"/>
        </table:table-row>
        <table:table-row table:style-name="ro5" table:number-rows-repeated="1048563">
          <table:table-cell table:number-columns-repeated="1024"/>
        </table:table-row>
        <table:table-row table:style-name="ro5">
          <table:table-cell table:number-columns-repeated="1024"/>
        </table:table-row>
      </table:table>
      <table:table table:name="Spirit and Spirit Lake" table:style-name="ta1" table:print="false">
        <table:table-column table:style-name="co35" table:default-cell-style-name="ce12"/>
        <table:table-column table:style-name="co36" table:default-cell-style-name="ce12"/>
        <table:table-column table:style-name="co37" table:default-cell-style-name="ce12"/>
        <table:table-column table:style-name="co7" table:default-cell-style-name="ce12"/>
        <table:table-column table:style-name="co38" table:default-cell-style-name="ce12"/>
        <table:table-column table:style-name="co39" table:default-cell-style-name="ce12"/>
        <table:table-column table:style-name="co7" table:number-columns-repeated="1018" table:default-cell-style-name="ce12"/>
        <table:table-row table:style-name="ro5">
          <table:table-cell table:style-name="ce35" office:value-type="string">
            <text:p>Chapter</text:p>
          </table:table-cell>
          <table:table-cell table:style-name="ce35" office:value-type="string">
            <text:p>Page</text:p>
          </table:table-cell>
          <table:table-cell table:style-name="ce35" office:value-type="string">
            <text:p>Timestamp given</text:p>
          </table:table-cell>
          <table:table-cell table:style-name="ce35" office:value-type="string">
            <text:p>Actual timestamp</text:p>
          </table:table-cell>
          <table:table-cell table:style-name="ce35" office:value-type="string">
            <text:p>Event</text:p>
          </table:table-cell>
          <table:table-cell table:style-name="ce35" office:value-type="string">
            <text:p>Notes/Comments</text:p>
          </table:table-cell>
          <table:table-cell table:number-columns-repeated="1018"/>
        </table:table-row>
        <table:table-row table:style-name="ro35">
          <table:table-cell table:style-name="ce66" table:number-columns-repeated="6"/>
          <table:table-cell table:number-columns-repeated="1018"/>
        </table:table-row>
        <table:table-row table:style-name="ro11">
          <table:table-cell table:style-name="ce67" office:value-type="string">
            <text:p>1</text:p>
          </table:table-cell>
          <table:table-cell table:style-name="ce67" office:value-type="string">
            <text:p>5</text:p>
          </table:table-cell>
          <table:table-cell table:style-name="ce67" office:value-type="string">
            <text:p>No timestamp given, but previous timestamp says that RG is about the age of 5.</text:p>
          </table:table-cell>
          <table:table-cell table:style-name="ce66"/>
          <table:table-cell table:style-name="ce68" office:value-type="string">
            <text:p><text:span text:style-name="T1"><text:s/></text:span><text:span text:style-name="T1">Robert often visited the colored mammies on the plantation and listened to the </text:span><text:span text:style-name="T1">ghost stories they told, and the</text:span></text:p>
            <text:p><text:span text:style-name="T1">fear was created in his mind of the </text:span><text:span text:style-name="T3">spirits </text:span><text:span text:style-name="T1">that walked in the night. He was often </text:span><text:span text:style-name="T1">afraid that the goblins would get him if he didn't watch out. One Sunday at </text:span><text:span text:style-name="T2"><text:s/>church, </text:span><text:span text:style-name="T2">the preacher took for his text Gen. 1: 7, “For </text:span><text:span text:style-name="T1">God has not given us the spirit of fear, </text:span><text:span text:style-name="T1">but of power and of love and of a sound mind.” When Robert heard this, he wanted </text:span><text:span text:style-name="T1">to know how it was that we should fear things, if God had not given us the spirit of </text:span><text:span text:style-name="T1">fear nor created the spirit of fear in us, but gave us a spirit of power and of love and </text:span><text:span text:style-name="T1">of sound mind. His mother explained to him that the ghost and the fear of the dark </text:span><text:span text:style-name="T1">which the old darkies told him about, were nothing but superstition, and he should </text:span><text:span text:style-name="T1">banish it from his mind.</text:span></text:p>
          </table:table-cell>
          <table:table-cell table:style-name="ce66"/>
          <table:table-cell table:number-columns-repeated="1018"/>
        </table:table-row>
        <table:table-row table:style-name="ro36">
          <table:table-cell office:value-type="float" office:value="2">
            <text:p>2</text:p>
          </table:table-cell>
          <table:table-cell office:value-type="string">
            <text:p>6-7</text:p>
          </table:table-cell>
          <table:table-cell office:value-type="string">
            <text:p>A few months after Spring 1913</text:p>
          </table:table-cell>
          <table:table-cell/>
          <table:table-cell table:style-name="ce10" office:value-type="string">
            <text:p><text:span text:style-name="T1">Story of Spirit Lake: In 1913, Robert suffered a severe illness in the Spring, and for a </text:span><text:span text:style-name="T1">few months his life was despaired of, but he quickly recovered. Soon after his </text:span><text:span text:style-name="T1">recovery, his father took him on a fishing trip to Spirit Lake. The old darky of slavery </text:span><text:span text:style-name="T1">days went along, and while he was putting worms on Robert’s hook, told the story </text:span><text:span text:style-name="T1">about this lake and why it was named “Spirit Lake.” The old darky said that the spirit </text:span><text:span text:style-name="T1">of a beautiful lady walked on the waters of the lake at night and that was why they </text:span><text:span text:style-name="T1">called it Spirit Lake. Long, long years ago, the daughter of a wealthy planter fell in </text:span><text:span text:style-name="T1">love with a poor but honest boy and after many years of courtship, in which they </text:span><text:span text:style-name="T1">spent many moonlight nights rowing on the beautiful lake, the time came when they </text:span><text:span text:style-name="T1">felt that they could no longer be separated. The young man pleaded with her father </text:span><text:span text:style-name="T1">to consent to their marriage, but he stubbornly refused and threatened to kill the </text:span><text:span text:style-name="T1">young man if he ever called at his home again. They then planned to elope one </text:span><text:span text:style-name="T1">night, and as her sweetheart was placing a ladder under the window and helping her </text:span><text:span text:style-name="T1">to get down, her father shot her lover and killed him. When she found that he was </text:span><text:span text:style-name="T1">dead, she ran to the lake and drowned herself. They searched for days for her body </text:span><text:span text:style-name="T1">and one moonlight night they saw her walking on the water. They rowed out </text:span><text:span text:style-name="T2"><text:s/>on the </text:span><text:span text:style-name="T2">lake and found her body floating on the water. </text:span><text:span text:style-name="T1">He said that the fish would always </text:span><text:span text:style-name="T1">bite better at full moon, but the darkies were afraid to fish there because the spirit of </text:span><text:span text:style-name="T1">this beautiful young lady walked on the water. Bobbie came home very much </text:span><text:span text:style-name="T1">interested and excited and told his mother all about the fish they caught at Spirit </text:span><text:span text:style-name="T1">Lake and about the story old Moses told him about the spirit walking on the water. </text:span><text:span text:style-name="T1">He told his mother that the Sunday School teacher had read in the Bible where </text:span><text:span text:style-name="T1">Christ walked on the water, and he wanted her to explain how this could happen. </text:span><text:span text:style-name="T1">She told him that all of those things happened in the days of miracles which had </text:span><text:span text:style-name="T1">passed and no longer happened in these days. Bobbie had a great desire to walk or </text:span><text:span text:style-name="T1">ride upon the water, and was enthusiastic about bicycles. He told his mother that he </text:span><text:span text:style-name="T1">intended to build a bicycle some day that he could ride on the water.</text:span></text:p>
          </table:table-cell>
          <table:table-cell table:number-columns-repeated="1019"/>
        </table:table-row>
        <table:table-row table:style-name="ro5">
          <table:table-cell office:value-type="string">
            <text:p>3</text:p>
          </table:table-cell>
          <table:table-cell office:value-type="string">
            <text:p>34</text:p>
          </table:table-cell>
          <table:table-cell office:value-type="string">
            <text:p>No timestamp given.</text:p>
          </table:table-cell>
          <table:table-cell/>
          <table:table-cell table:style-name="ce10" office:value-type="string">
            <text:p><text:span text:style-name="T1">From the poem on love: Love symbolizes the everlasting, for it is the </text:span><text:span text:style-name="T3">spirit</text:span><text:span text:style-name="T1"> of the </text:span><text:span text:style-name="T1">beginning, and its wonderful radiance of color decks each sunrise and sunset.</text:span></text:p>
          </table:table-cell>
          <table:table-cell table:number-columns-repeated="1019"/>
        </table:table-row>
        <table:table-row table:style-name="ro37">
          <table:table-cell office:value-type="string">
            <text:p>5</text:p>
          </table:table-cell>
          <table:table-cell office:value-type="string">
            <text:p>51</text:p>
          </table:table-cell>
          <table:table-cell office:value-type="string">
            <text:p>No timestamp given.</text:p>
          </table:table-cell>
          <table:table-cell/>
          <table:table-cell table:style-name="ce10" office:value-type="string">
            <text:p><text:span text:style-name="T36">From</text:span><text:span text:style-name="T2"> the plan for a great airplane in Ezekiel 1: 4-16: And they went every one </text:span><text:span text:style-name="T2">straight forward; whither the</text:span></text:p>
            <text:p><text:span text:style-name="T1">spirit was to go; they went; and they turned not when they went.</text:span></text:p>
          </table:table-cell>
          <table:table-cell table:number-columns-repeated="1019"/>
        </table:table-row>
        <table:table-row table:style-name="ro6">
          <table:table-cell office:value-type="string">
            <text:p>10</text:p>
          </table:table-cell>
          <table:table-cell office:value-type="string">
            <text:p>111</text:p>
          </table:table-cell>
          <table:table-cell office:value-type="string">
            <text:p>Current time is Monday afternoon, May 30, 1927. <text:s/>Lindbergh's successful flight was May 21, 1927.</text:p>
          </table:table-cell>
          <table:table-cell/>
          <table:table-cell table:style-name="ce10" office:value-type="string">
            <text:p><text:span text:style-name="T1"><text:s/></text:span><text:span text:style-name="T1">From that time on, Robert counted the minutes, in anticipation of the great </text:span><text:span text:style-name="T1">happiness of the following</text:span></text:p>
            <text:p><text:span text:style-name="T1">Sunday when they would be married in St. Louis. He was strongly attracted to St. </text:span><text:span text:style-name="T1">Louis because Lindbergh had left from there in the</text:span><text:span text:style-name="T3"> "Spirit of St. Louis,"</text:span><text:span text:style-name="T1"> on his </text:span><text:span text:style-name="T1">successful flight.</text:span></text:p>
          </table:table-cell>
          <table:table-cell office:value-type="string">
            <text:p>Lindbergh's flight was from New York to Paris. <text:s/>Probably connecting this page to page 180?</text:p>
          </table:table-cell>
          <table:table-cell table:number-columns-repeated="1018"/>
        </table:table-row>
        <table:table-row table:style-name="ro3">
          <table:table-cell office:value-type="string">
            <text:p>12</text:p>
          </table:table-cell>
          <table:table-cell office:value-type="string">
            <text:p>130, 131</text:p>
          </table:table-cell>
          <table:table-cell office:value-type="string">
            <text:p>By the time RG finished reading the article it was after 1:30 pm [on June 5, 1927].</text:p>
          </table:table-cell>
          <table:table-cell/>
          <table:table-cell office:value-type="string">
            <text:p>From poem in article by R. L. Cole: <text:span text:style-name="T2"><text:s/></text:span></text:p>
            <text:p><text:span text:style-name="T2">Ah no, my dear Bible, revealer of light,</text:span></text:p>
            <text:p><text:span text:style-name="T1">Thou sword of the spirit, put error to flight;</text:span></text:p>
            <text:p><text:span text:style-name="T1">And still thru life’s journey, until the last sigh;</text:span></text:p>
            <text:p><text:span text:style-name="T1">We’ll travel together, my Bible and I.”</text:span></text:p>
          </table:table-cell>
          <table:table-cell table:number-columns-repeated="1019"/>
        </table:table-row>
        <table:table-row table:style-name="ro11">
          <table:table-cell table:style-name="ce18" office:value-type="string">
            <text:p>14</text:p>
          </table:table-cell>
          <table:table-cell table:style-name="ce18" office:value-type="float" office:value="180">
            <text:p>180</text:p>
          </table:table-cell>
          <table:table-cell table:style-name="ce18" office:value-type="string">
            <text:p>Monday, June 13, 1927, in New York.</text:p>
          </table:table-cell>
          <table:table-cell table:style-name="ce18"/>
          <table:table-cell table:style-name="ce18" office:value-type="string">
            <text:p><text:span text:style-name="T1"><text:s/></text:span><text:span text:style-name="T1">The big reception for Colonel Charles A. Lindbergh was planned and would take </text:span><text:span text:style-name="T1">place in New York on Monday, June 13th, and he wanted to be there, but every time </text:span><text:span text:style-name="T1">he thought of anything that would give him happiness or pleasure, he thought of </text:span><text:span text:style-name="T1">Marie and knew that without her it would not mean as much to him. Still he hoped </text:span><text:span text:style-name="T1">Marie might appear or that some news of her might be received before he left. He </text:span><text:span text:style-name="T1">wanted to see Captain Lindbergh and his plane, </text:span><text:span text:style-name="T3">“The Spirit of St. Louis,”</text:span><text:span text:style-name="T1"> for </text:span><text:span text:style-name="T1">Robert was dreaming of the day when he would complete his own great plane </text:span><text:span text:style-name="T1">according to Ezekiel’s plan. Robert went to his room and spent the balance of the </text:span><text:span text:style-name="T1">day reading the Bible and working out future cycles on wars.</text:span></text:p>
            <text:p><text:span text:style-name="T1">Figured that great opportunities would come for making money in the Stock and </text:span><text:span text:style-name="T1">Commodity markets, and that he was going to make a great financial success and </text:span><text:span text:style-name="T1">carry out his plans.</text:span></text:p>
          </table:table-cell>
          <table:table-cell table:style-name="ce18" office:value-type="string">
            <text:p>This plane mentioned on page 111.</text:p>
          </table:table-cell>
          <table:table-cell table:style-name="ce18" table:number-columns-repeated="1018"/>
        </table:table-row>
        <table:table-row table:style-name="ro9">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0"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5">he was not the same Robert of old. He acted </text:span><text:span text:style-name="T5">as tho his spirit was broken.</text:span> </text:p>
          </table:table-cell>
          <table:table-cell table:style-name="Default"/>
          <table:table-cell table:number-columns-repeated="1018"/>
        </table:table-row>
        <table:table-row table:style-name="ro3">
          <table:table-cell office:value-type="string">
            <text:p>20</text:p>
          </table:table-cell>
          <table:table-cell office:value-type="string">
            <text:p>248</text:p>
          </table:table-cell>
          <table:table-cell office:value-type="string">
            <text:p>No timestamp given, but current time is March 5, 1929.</text:p>
          </table:table-cell>
          <table:table-cell/>
          <table:table-cell table:style-name="ce10" office:value-type="string">
            <text:p>Message from the Canadian astrologer: Neptune has much to do with the sea and its mysteries and as it strongly influences the city of Paris, her appearance there would be shrouded in mystery and there would be much that could not be explained. It is very doubtful if you will get any explanation or interpretation of the mysterious letter. There is something visionary about it, or the <text:span text:style-name="T5">appearance of Marie may have </text:span><text:span text:style-name="T5">been a spiritual apparition.</text:span></text:p>
          </table:table-cell>
          <table:table-cell table:number-columns-repeated="1019"/>
        </table:table-row>
        <table:table-row table:style-name="ro38">
          <table:table-cell office:value-type="string">
            <text:p>21</text:p>
          </table:table-cell>
          <table:table-cell office:value-type="string">
            <text:p>253</text:p>
          </table:table-cell>
          <table:table-cell office:value-type="string">
            <text:p>No timestamp given.</text:p>
          </table:table-cell>
          <table:table-cell/>
          <table:table-cell table:style-name="ce69" office:value-type="string">
            <text:p><text:span text:style-name="T30">From the legend of Silver Springs: "Aunt Silly," she gasped, "I am a dying woman; I </text:span><text:span text:style-name="T30">am very near to God; I have talked with Him, and He has answered me. My will has </text:span><text:span text:style-name="T30">been crushed in life, I swear it shall not in death. Before twenty-four hours Claire </text:span><text:span text:style-name="T30">Douglass shall join me in the crystal cavern of Silver Springs. If you do not grant my </text:span><text:span text:style-name="T30">request every </text:span><text:span text:style-name="T37">spirit</text:span><text:span text:style-name="T3"> </text:span><text:span text:style-name="T30">of evil shall surround you. Palsied and blind you shall grow, and </text:span><text:span text:style-name="T30">deaf -- deaf to every sound but the ghosts of the dead, which shall pursue you by </text:span><text:span text:style-name="T30">day and haunt you by night. Do you swear to obey my dying request, or will you </text:span><text:span text:style-name="T30">refuse me, and reap the prophecy of a dying woman, which shall rest upon your </text:span><text:span text:style-name="T30">cowardly head for refusing to obey God's will?"</text:span></text:p>
          </table:table-cell>
          <table:table-cell table:number-columns-repeated="1019"/>
        </table:table-row>
        <table:table-row table:style-name="ro39">
          <table:table-cell office:value-type="string">
            <text:p>21</text:p>
          </table:table-cell>
          <table:table-cell office:value-type="string">
            <text:p>255</text:p>
          </table:table-cell>
          <table:table-cell office:value-type="string">
            <text:p>No timestamp given.</text:p>
          </table:table-cell>
          <table:table-cell/>
          <table:table-cell table:style-name="ce47" office:value-type="string">
            <text:p><text:span text:style-name="T1"><text:s/></text:span><text:span text:style-name="T38">From the legend of Silver Springs: <text:s/></text:span><text:span text:style-name="T1">Suddenly the boiling of the water ceased, and </text:span><text:span text:style-name="T1">out upon a rock in its transparent depths, like a broken, beautiful lily, lay Bernice </text:span><text:span text:style-name="T1">Mayo, her golden hair floating on the sand, her dead face smiling placidly, as if at </text:span><text:span text:style-name="T1">last a halo of peace had descended upon the tired </text:span><text:span text:style-name="T37">spirit</text:span><text:span text:style-name="T1">, and the broken heart had </text:span><text:span text:style-name="T1">found rest. With a wild cry that pierced even the heart of the mother, who for the last </text:span><text:span text:style-name="T1">time in life gazed upon the dead face of her child, Claire Douglass dashed </text:span><text:span text:style-name="T1">overboard, diving deeper, ever deeper, until he caught in his arms the little figure of </text:span><text:span text:style-name="T1">his dead love.</text:span></text:p>
          </table:table-cell>
          <table:table-cell table:number-columns-repeated="1019"/>
        </table:table-row>
        <table:table-row table:style-name="ro16">
          <table:table-cell office:value-type="string">
            <text:p>22</text:p>
          </table:table-cell>
          <table:table-cell office:value-type="string">
            <text:p>258, 259</text:p>
          </table:table-cell>
          <table:table-cell table:style-name="ce55" office:value-type="string">
            <text:p>If the Sunday referenced is the first Sunday after March 5, 1929, then the date would be March 10, 1929 (afternoon).</text:p>
          </table:table-cell>
          <table:table-cell/>
          <table:table-cell table:style-name="ce11" office:value-type="string">
            <text:p><text:s/>Robert asked the man who was rowing the boat to row<text:span text:style-name="T2"> back to the place where the </text:span><text:span text:style-name="T2">face of the </text:span><text:span text:style-name="T12">spirit bride</text:span></text:p>
            <text:p><text:span text:style-name="T1">showed in the water and as he looked down at the face again, he thought of Marie </text:span><text:span text:style-name="T1">and this is what he said: "Most beautiful face in all the world, best beloved eyes that </text:span><text:span text:style-name="T1">inspired the best in me, the days pass by on leaden wings, when only in memory </text:span><text:span text:style-name="T1">your dear eyes shine for me." Somehow the beautiful waters and the scenery </text:span><text:span text:style-name="T1">inspired a new hope in Robert, for love must ever inspire hope in man when his faith </text:span><text:span text:style-name="T1">in a woman keeps the lovelight burning on the altar of his heart.</text:span></text:p>
          </table:table-cell>
          <table:table-cell table:number-columns-repeated="1019"/>
        </table:table-row>
        <table:table-row table:style-name="ro9">
          <table:table-cell office:value-type="string">
            <text:p>22</text:p>
          </table:table-cell>
          <table:table-cell office:value-type="string">
            <text:p>260</text:p>
          </table:table-cell>
          <table:table-cell table:style-name="ce55" office:value-type="string">
            <text:p>If the Sunday referenced is the first Sunday after March 5, 1929, then the date would be March 10, 1929 (afternoon).</text:p>
          </table:table-cell>
          <table:table-cell/>
          <table:table-cell table:style-name="ce10" office:value-type="string">
            <text:p><text:span text:style-name="T1"><text:s/></text:span><text:span text:style-name="T1">He telegraphed the hotel in Palm Beach and after making a search, they reported </text:span><text:span text:style-name="T1">that they were unable to find the</text:span></text:p>
            <text:p><text:span text:style-name="T1">letter. Lady Bersford realized the keen disappointment that the loss of this </text:span><text:span text:style-name="T1">mysterious letter had brought Robert, so she told him that </text:span><text:span text:style-name="T3">she would use her </text:span><text:span text:style-name="T3">spiritual powers every way possible to solve the mystery of the letter and try </text:span><text:span text:style-name="T3">to help him find Marie</text:span><text:span text:style-name="T1">, and that if he would leave her alone in silence that night, </text:span><text:span text:style-name="T1">the following day she would report to him the information she received.</text:span></text:p>
          </table:table-cell>
          <table:table-cell table:number-columns-repeated="1019"/>
        </table:table-row>
        <table:table-row table:style-name="ro40" table:number-rows-repeated="3">
          <table:table-cell table:number-columns-repeated="1024"/>
        </table:table-row>
        <table:table-row table:style-name="ro28">
          <table:table-cell office:value-type="string">
            <text:p>22</text:p>
          </table:table-cell>
          <table:table-cell office:value-type="string">
            <text:p>260, 261</text:p>
          </table:table-cell>
          <table:table-cell table:style-name="ce55" office:value-type="string">
            <text:p>If the previous timestamp Sunday is March 10, 1929, then this Monday would be March 11, 1929, at 6:48 am.</text:p>
          </table:table-cell>
          <table:table-cell/>
          <table:table-cell table:style-name="ce10" office:value-type="string">
            <text:p><text:span text:style-name="T1"><text:s/></text:span><text:span text:style-name="T1">Robert arose early the next morning and decided that he would go to Silver Springs </text:span><text:span text:style-name="T1">and see this beautiful spot </text:span><text:span text:style-name="T3">just as the sun was rising</text:span><text:span text:style-name="T1">. It was a beautiful morning </text:span><text:span text:style-name="T1">and he rode out upon the waters, listened to the</text:span><text:span text:style-name="T2"> songs of the birds, watched the </text:span><text:span text:style-name="T2">beautiful fish running </text:span><text:span text:style-name="T1">to and fro in the clear waters. He again thought of the story of </text:span><text:span text:style-name="T1">the spirit bride whom the legend said appeared upon the waters on moonlight nights. </text:span><text:span text:style-name="T1">His mind went back to the fishing trip at </text:span><text:span text:style-name="T3">Spirit Lake,</text:span><text:span text:style-name="T1"> Arkansas. He thought of the </text:span><text:span text:style-name="T1">story of Spirit Lake and how he was impressed as a child with that story. Now it </text:span><text:span text:style-name="T1">seemed more vivid and real. His mind reverted back to the death of Henry Watson </text:span><text:span text:style-name="T1">and he thought "Is it my fate to visit places and to hear stories of tragedy and </text:span><text:span text:style-name="T1">disappointment of lovers, and in the end, will my fate be like theirs? Must I sink into </text:span><text:span text:style-name="T1">the waters of forgetfulness without ever again seeing the best beloved face in all the </text:span><text:span text:style-name="T1">world, Marie's? After all, is it line Henry Watson said: 'Hope is but an anchor to the </text:span><text:span text:style-name="T1">soul, but facts are stubborn things and we must face them?' " For a</text:span></text:p>
            <text:p><text:span text:style-name="T1">moment, Robert felt that he had been clinging to hope all these years and he was </text:span><text:span text:style-name="T1">almost ready to bid hope depart and leave him alone to facts, but even then he knew </text:span><text:span text:style-name="T1">that if hope should depart and not hold aloft a light of Marie's love, he at that </text:span><text:span text:style-name="T1">moment would follow the course of the lover of the spirit bride and go overboard, to </text:span><text:span text:style-name="T1">be swallowed up in the beautiful waters, to release his spirit, that it might soar away </text:span><text:span text:style-name="T1">to find Marie. The man who was rowing the boat, noticed that Robert had fallen into </text:span><text:span text:style-name="T1">a death-like silence. He asked him if he was ready to return. Robert awakened as if </text:span><text:span text:style-name="T1">by a</text:span></text:p>
            <text:p><text:span text:style-name="T1">shot and said "Yes."</text:span></text:p>
          </table:table-cell>
          <table:table-cell table:number-columns-repeated="1019"/>
        </table:table-row>
        <table:table-row table:style-name="ro36">
          <table:table-cell office:value-type="string">
            <text:p>23</text:p>
          </table:table-cell>
          <table:table-cell office:value-type="string">
            <text:p>263, 264</text:p>
          </table:table-cell>
          <table:table-cell office:value-type="string">
            <text:p>No timestamp given, but the previous timestamp is Monday March 11, 1929, if the previous timestamp Sunday before that is March 10, 1929.</text:p>
          </table:table-cell>
          <table:table-cell/>
          <table:table-cell table:style-name="ce10" office:value-type="string">
            <text:p><text:span text:style-name="T1"><text:s/></text:span><text:span text:style-name="T1">Lady Bersford said that </text:span><text:span text:style-name="T3">Laughing Waters' spirit</text:span><text:span text:style-name="T1"> told her that after she drowned </text:span><text:span text:style-name="T1">herself and </text:span><text:span text:style-name="T3">her spirit was released</text:span><text:span text:style-name="T1">, she had been very happy in finding others who </text:span><text:span text:style-name="T1">met disappointment in love and helping to relieve their sufferings and bring about an </text:span><text:span text:style-name="T1">understanding and reunite the separated. Laughing Waters said: "Marie is still alive </text:span><text:span text:style-name="T1">and for mysterious reasons is keeping in hiding from her parents and everyone else, </text:span><text:span text:style-name="T1">but her love is as strong as the Rock of Gibraltar, and she will keep her promise to </text:span><text:span text:style-name="T1">return to Robert when he needs her most.</text:span><text:span text:style-name="T3"> It was the spirit of Marie that Robert </text:span><text:span text:style-name="T3">saw on the </text:span><text:span text:style-name="T12"><text:s/>streets in Paris. </text:span><text:span text:style-name="T2">Marie was not there and never had </text:span><text:span text:style-name="T1">been, but Robert </text:span><text:span text:style-name="T1">loved her so much and longed for her until Marie's spirit, which had always been </text:span><text:span text:style-name="T1">closely in touch with Robert, was able to leave her body and appear to comfort him. </text:span><text:span text:style-name="T3">It was Marie’s spirit he saw at the ballroom. She was not there at all. </text:span><text:span text:style-name="T1">It occurred </text:span><text:span text:style-name="T1">because Robert needed some hope and encouragement to go on and wait until the </text:span><text:span text:style-name="T1">proper time when Marie would return to him. The mysterious letter never existed. It </text:span><text:span text:style-name="T1">was a delusion and a power of the subconscious mind. This power is known and </text:span><text:span text:style-name="T1">understood by the adepts of India. Some of my tribe knew how to project the </text:span><text:span text:style-name="T1">subconscious mind, or spirit, as some called it, anywhere they desired. Robert's </text:span><text:span text:style-name="T1">subconscious mind had received impressions so long and he had hoped and </text:span><text:span text:style-name="T1">desired so long for a letter from Marie, that </text:span><text:span text:style-name="T3">when her spirit appeared he expected </text:span><text:span text:style-name="T3">a message, a letter, or some communication, and he really thought she </text:span><text:span text:style-name="T3">dropped a letter. </text:span><text:span text:style-name="T1">This power so strongly impressed the subconscious mind that</text:span><text:span text:style-name="T4"> he </text:span><text:span text:style-name="T4">was able to make other people feel, believe and see the letter</text:span><text:span text:style-name="T1">, but of course they </text:span><text:span text:style-name="T1">could not read or interpret it, because there was no letter or written message and </text:span><text:span text:style-name="T1">that is why they all acted so strangely about it. When Robert at last met you, a </text:span><text:span text:style-name="T1">spiritualist and an unselfish woman, and the interpreter, an honest, unselfish man </text:span><text:span text:style-name="T1">refusing to accept any amount of money to read the mysterious letter, I knew that no </text:span><text:span text:style-name="T1">letter ever existed and</text:span><text:span text:style-name="T3"> removed the impression </text:span><text:span text:style-name="T1">from Robert's subconscious mind </text:span><text:span text:style-name="T1">and when he went to look for the letter, of course it was not there, and never was </text:span><text:span text:style-name="T1">because it only existed in his subconscious mind." </text:span></text:p>
          </table:table-cell>
          <table:table-cell table:number-columns-repeated="1019"/>
        </table:table-row>
        <table:table-row table:style-name="ro7">
          <table:table-cell office:value-type="string">
            <text:p>23</text:p>
          </table:table-cell>
          <table:table-cell office:value-type="string">
            <text:p>265, 266</text:p>
          </table:table-cell>
          <table:table-cell office:value-type="string">
            <text:p>No timestamp given, but the previous timestamp is Monday March 11, 1929, if the previous timestamp Sunday before that is March 10, 1929.</text:p>
          </table:table-cell>
          <table:table-cell/>
          <table:table-cell table:style-name="ce10" office:value-type="string">
            <text:p><text:span text:style-name="T1"><text:s/></text:span><text:span text:style-name="T1">Robert remained a few days longer at Silver Springs. Enjoyed being with Lady </text:span><text:span text:style-name="T1">Bersford and told her of his understanding of the Bible and natural laws. She said </text:span><text:span text:style-name="T1">that the pure, clean life he had led was what had brought him in contact with the </text:span><text:span text:style-name="T1">spirits that had revealed to him the truth. Many seances were held with "Laughing </text:span><text:span text:style-name="T1">Waters," who was very fond of Robert and anxious to help him all she could. She </text:span><text:span text:style-name="T1">said that Robert had a love the same as she had, that he had rather die than give up </text:span><text:span text:style-name="T1">Marie, but that he would attain the greatest honor of any man on earth except Jesus </text:span><text:span text:style-name="T1">Christ, because he was following the law of love and that law would bring to him his </text:span><text:span text:style-name="T1">own Marie and he would spend many happy years with her. She told him that the </text:span><text:span text:style-name="T12">great Chief whose spirit was with her</text:span><text:span text:style-name="T2">, had confirmed all </text:span><text:span text:style-name="T1">she had told them.</text:span></text:p>
          </table:table-cell>
          <table:table-cell table:number-columns-repeated="1019"/>
        </table:table-row>
        <table:table-row table:style-name="ro7">
          <table:table-cell office:value-type="string">
            <text:p>28</text:p>
          </table:table-cell>
          <table:table-cell office:value-type="string">
            <text:p>321</text:p>
          </table:table-cell>
          <table:table-cell office:value-type="string">
            <text:p>Morning of October 3, 1931.</text:p>
          </table:table-cell>
          <table:table-cell/>
          <table:table-cell table:style-name="ce10" office:value-type="string">
            <text:p><text:span text:style-name="T1"><text:s/></text:span><text:span text:style-name="T1">As Colonel Gordon made his way to headquarters to report to General Pearson, he </text:span><text:span text:style-name="T1">thought of what he had read in</text:span></text:p>
            <text:p><text:span text:style-name="T1">the Acts 2: 17: </text:span><text:span text:style-name="T3">“And it shall come to pass in the last days, saith God, I will pour </text:span><text:span text:style-name="T3">out of my Spirit upon all flesh: and your sons and your daughters shall </text:span><text:span text:style-name="T3">prophesy, and your young men shall see visions, and your old men shall </text:span><text:span text:style-name="T3">dream dreams: and I will shew wonders in heaven above, and signs in the </text:span><text:span text:style-name="T3">earth beneath; blood, and fire, and vapour of smoke.”</text:span><text:span text:style-name="T1"> He thought of how </text:span><text:span text:style-name="T3">he had </text:span><text:span text:style-name="T3">dreamed </text:span><text:span text:style-name="T1">and prophesied and how he had believed the Bible knowing that these </text:span><text:span text:style-name="T1">terrible things would come in the latter days.</text:span></text:p>
          </table:table-cell>
          <table:table-cell table:number-columns-repeated="1019"/>
        </table:table-row>
        <table:table-row table:style-name="ro16">
          <table:table-cell office:value-type="string">
            <text:p>36</text:p>
          </table:table-cell>
          <table:table-cell office:value-type="string">
            <text:p>409</text:p>
          </table:table-cell>
          <table:table-cell office:value-type="string">
            <text:p>Shortly after 11 o'clock on August 30, 1932, at the Peace Conference of the World in New York.</text:p>
          </table:table-cell>
          <table:table-cell/>
          <table:table-cell table:style-name="ce10" office:value-type="string">
            <text:p><text:span text:style-name="T1"><text:s/></text:span><text:span text:style-name="T1">We will take no territory nor demand any indemnity. We will retain the gold supply of </text:span><text:span text:style-name="T1">the world but will follow the admonition of Jesus Christ when he said 'Feed my </text:span><text:span text:style-name="T1">Lambs.' We will lend a helping hand to any nation that needs it. You are to return to </text:span><text:span text:style-name="T1">your homes and loved ones and tell them that the </text:span><text:span text:style-name="T3">spirit of God, which is all-</text:span><text:span text:style-name="T3">powerful and able</text:span></text:p>
            <text:p><text:span text:style-name="T3">to destroy</text:span><text:span text:style-name="T1">, is ever merciful and just and has spared your lives and liberty. We </text:span><text:span text:style-name="T1">refuse to take your money or territory and in return only ask and demand that you do </text:span><text:span text:style-name="T1">unto others as you would have them do unto you and as we have done unto you.</text:span></text:p>
          </table:table-cell>
          <table:table-cell table:number-columns-repeated="1019"/>
        </table:table-row>
        <table:table-row table:style-name="ro10">
          <table:table-cell office:value-type="string">
            <text:p>36</text:p>
          </table:table-cell>
          <table:table-cell office:value-type="string">
            <text:p>413</text:p>
          </table:table-cell>
          <table:table-cell office:value-type="string">
            <text:p>Shortly after 11 o'clock on August 30, 1932, at the Peace Conference of the World in New York.</text:p>
          </table:table-cell>
          <table:table-cell/>
          <table:table-cell table:style-name="ce69" office:value-type="string">
            <text:p><text:span text:style-name="T30">"In closing, I request that one of the terms of peace shall be that New York City shall </text:span><text:span text:style-name="T30">be the capital of the United Kingdom of the World; that the plan of the future shall be </text:span><text:span text:style-name="T30">according to Ezekiel. The Bible is replete with references thruout of a rebirth. </text:span><text:span text:style-name="T3">Jesus </text:span><text:span text:style-name="T3">said 'Ye must be born again of water and of the spirit.' A change of name is </text:span><text:span text:style-name="T3">referred to many times.</text:span><text:span text:style-name="T30"> Jesus said 'I will give him a new name.' The United </text:span><text:span text:style-name="T30">Kingdom of the World shall be the new name. Jesus said 'I will be their God and </text:span><text:span text:style-name="T30">there shall be no more War.' In Ezekiel 48: 35, his last prophecy was 'And the name </text:span><text:span text:style-name="T30">of</text:span></text:p>
            <text:p><text:span text:style-name="T30">that city from that day shall be THE LORD IS THERE.' New York City, which is to be </text:span><text:span text:style-name="T30">the capital of the United Kingdom of the World and which has been </text:span><text:span text:style-name="T39"><text:s/>known as the </text:span><text:span text:style-name="T39">most wicked city in the world, is now to </text:span><text:span text:style-name="T30">be the capital of the land of love and liberty, </text:span><text:span text:style-name="T30">because the victory which united the world was won from there. I christen it 'THE </text:span><text:span text:style-name="T30">CITY OF THE LORD.' May you so live that the world may know by the acts and </text:span><text:span text:style-name="T30">justice of this great city that THE LORD IS THERE. I thank you, one and all."</text:span></text:p>
          </table:table-cell>
          <table:table-cell table:number-columns-repeated="1019"/>
        </table:table-row>
        <table:table-row table:style-name="ro10" table:number-rows-repeated="1048551">
          <table:table-cell table:number-columns-repeated="1024"/>
        </table:table-row>
        <table:table-row table:style-name="ro10">
          <table:table-cell table:number-columns-repeated="1024"/>
        </table:table-row>
      </table:table>
      <table:table table:name="San Francisco" table:style-name="ta1" table:print="false">
        <table:table-column table:style-name="co9" table:default-cell-style-name="ce3"/>
        <table:table-column table:style-name="co40" table:default-cell-style-name="ce3"/>
        <table:table-column table:style-name="co41" table:default-cell-style-name="ce3"/>
        <table:table-column table:style-name="co11" table:default-cell-style-name="ce3"/>
        <table:table-column table:style-name="co42" table:default-cell-style-name="ce12"/>
        <table:table-column table:style-name="co43" table:default-cell-style-name="ce12"/>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4" table:number-columns-repeated="1018"/>
        </table:table-row>
        <table:table-row table:style-name="ro4">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5">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5">two days</text:span> by some war machine. <text:s/></text:p>
          </table:table-cell>
          <table:table-cell table:number-columns-repeated="1019"/>
        </table:table-row>
        <table:table-row table:style-name="ro5" table:number-rows-repeated="1048572">
          <table:table-cell table:number-columns-repeated="1024"/>
        </table:table-row>
        <table:table-row table:style-name="ro5">
          <table:table-cell table:number-columns-repeated="1024"/>
        </table:table-row>
      </table:table>
      <table:table table:name="Texarkana" table:style-name="ta1" table:print="false">
        <table:table-column table:style-name="co44" table:default-cell-style-name="ce4"/>
        <table:table-column table:style-name="co8" table:default-cell-style-name="ce4"/>
        <table:table-column table:style-name="co45" table:default-cell-style-name="ce4"/>
        <table:table-column table:style-name="co43" table:default-cell-style-name="ce4"/>
        <table:table-column table:style-name="co46" table:default-cell-style-name="ce4"/>
        <table:table-column table:style-name="co47"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7">
          <table:table-cell table:number-columns-repeated="2" office:value-type="float" office:value="1">
            <text:p>1</text:p>
          </table:table-cell>
          <table:table-cell office:value-type="string">
            <text:p>June 9, 1906</text:p>
          </table:table-cell>
          <table:table-cell/>
          <table:table-cell office:value-type="string">
            <text:p>RG is born. <text:s/>In<text:span text:style-name="T2"> the extreme northeastern corner of the Lone Star</text:span></text:p>
            <text:p><text:span text:style-name="T1">State of Texas, about eight miles west of Texarkana,</text:span></text:p>
            <text:p><text:span text:style-name="T1">in a lonely farm-house on Sunday morning, June</text:span></text:p>
            <text:p><text:span text:style-name="T1">10</text:span><text:span text:style-name="T40">th</text:span><text:span text:style-name="T1"> , Amelia Gordon turned over in her bed and</text:span></text:p>
            <text:p><text:span text:style-name="T1">watched the sunlight streaming thru the window on</text:span></text:p>
            <text:p><text:span text:style-name="T1">the head of her new-born son. She had always hoped</text:span></text:p>
            <text:p><text:span text:style-name="T1">that this, her third son, would be born on Sunday, but</text:span></text:p>
            <text:p><text:span text:style-name="T1">he was born late Saturday night, June 9</text:span><text:span text:style-name="T40">th</text:span><text:span text:style-name="T1"> , 1906.</text:span></text:p>
          </table:table-cell>
          <table:table-cell table:number-columns-repeated="1019"/>
        </table:table-row>
        <table:table-row table:style-name="ro7" table:number-rows-repeated="1048573">
          <table:table-cell table:number-columns-repeated="1024"/>
        </table:table-row>
        <table:table-row table:style-name="ro7">
          <table:table-cell table:number-columns-repeated="1024"/>
        </table:table-row>
      </table:table>
      <table:table table:name="Hotels" table:style-name="ta1" table:print="false">
        <table:table-column table:style-name="co7" table:default-cell-style-name="Default"/>
        <table:table-row table:style-name="ro40">
          <table:table-cell/>
        </table:table-row>
      </table:table>
      <table:table table:name="woman" table:style-name="ta1" table:print="false">
        <table:table-column table:style-name="co7" table:default-cell-style-name="Default"/>
        <table:table-row table:style-name="ro4">
          <table:table-cell office:value-type="string">
            <text:p>rluu: see page 190 and 191</text:p>
          </table:table-cell>
        </table:table-row>
      </table:table>
      <table:table table:name="New York" table:style-name="ta1" table:print="false">
        <table:table-column table:style-name="co9" table:number-columns-repeated="2" table:default-cell-style-name="ce4"/>
        <table:table-column table:style-name="co48" table:default-cell-style-name="ce4"/>
        <table:table-column table:style-name="co49" table:default-cell-style-name="ce4"/>
        <table:table-column table:style-name="co50" table:default-cell-style-name="ce4"/>
        <table:table-column table:style-name="co48"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number-rows-repeated="1048574">
          <table:table-cell table:number-columns-repeated="1024"/>
        </table:table-row>
        <table:table-row table:style-name="ro4">
          <table:table-cell table:number-columns-repeated="1024"/>
        </table:table-row>
      </table:table>
      <table:table table:name="Paris" table:style-name="ta1" table:print="false">
        <table:table-column table:style-name="co7" table:number-columns-repeated="2" table:default-cell-style-name="ce4"/>
        <table:table-column table:style-name="co41" table:default-cell-style-name="ce4"/>
        <table:table-column table:style-name="co51" table:default-cell-style-name="ce4"/>
        <table:table-column table:style-name="co52" table:default-cell-style-name="ce4"/>
        <table:table-column table:style-name="co53"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number-rows-repeated="1048574">
          <table:table-cell table:number-columns-repeated="1024"/>
        </table:table-row>
        <table:table-row table:style-name="ro4">
          <table:table-cell table:number-columns-repeated="1024"/>
        </table:table-row>
      </table:table>
      <table:table table:name="St. Louis" table:style-name="ta1" table:print="false">
        <table:table-column table:style-name="co7" table:default-cell-style-name="Default"/>
        <table:table-row table:style-name="ro40">
          <table:table-cell/>
        </table:table-row>
      </table:table>
      <table:table table:name="Dallas" table:style-name="ta1" table:print="false">
        <table:table-column table:style-name="co7" table:default-cell-style-name="Default"/>
        <table:table-row table:style-name="ro40">
          <table:table-cell/>
        </table:table-row>
      </table:table>
      <table:table table:name="Dream" table:style-name="ta1" table:print="false">
        <table:table-column table:style-name="co7" table:number-columns-repeated="2" table:default-cell-style-name="ce4"/>
        <table:table-column table:style-name="co41" table:default-cell-style-name="ce4"/>
        <table:table-column table:style-name="co54" table:default-cell-style-name="ce4"/>
        <table:table-column table:style-name="co55" table:default-cell-style-name="ce4"/>
        <table:table-column table:style-name="co56" table:default-cell-style-name="ce4"/>
        <table:table-column table:style-name="co7" table:number-columns-repeated="1018" table:default-cell-style-name="ce4"/>
        <table:table-row table:style-name="ro4">
          <table:table-cell table:style-name="Default" office:value-type="string">
            <text:p>rluu: I didn't include any instances of 'dream' from poems.</text:p>
          </table:table-cell>
          <table:table-cell table:style-name="Default" table:number-columns-repeated="5"/>
          <table:table-cell table:style-name="ce71" table:number-columns-repeated="1018"/>
        </table:table-row>
        <table:table-row table:style-name="ro40">
          <table:table-cell table:style-name="Default" table:number-columns-repeated="6"/>
          <table:table-cell table:style-name="ce71" table:number-columns-repeated="1018"/>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
          <table:table-cell table:style-name="ce66" office:value-type="string">
            <text:p>1</text:p>
          </table:table-cell>
          <table:table-cell table:style-name="ce54" office:value-type="float" office:value="1">
            <text:p>1</text:p>
          </table:table-cell>
          <table:table-cell table:style-name="ce67" office:value-type="string">
            <text:p><text:span text:style-name="T1"><text:s/></text:span><text:span text:style-name="T1">Sunday morning, June</text:span></text:p>
            <text:p><text:span text:style-name="T1">10</text:span><text:span text:style-name="T41">th</text:span></text:p>
          </table:table-cell>
          <table:table-cell table:style-name="ce67"/>
          <table:table-cell table:style-name="ce68" office:value-type="string">
            <text:p>She was happy this Sunday morning when she looked at her bouncing baby boy, dreamed of his future, and thought of what his name should be.</text:p>
          </table:table-cell>
          <table:table-cell table:style-name="ce66"/>
          <table:table-cell table:number-columns-repeated="1018"/>
        </table:table-row>
        <table:table-row table:style-name="ro7">
          <table:table-cell office:value-type="string">
            <text:p>2</text:p>
          </table:table-cell>
          <table:table-cell office:value-type="string">
            <text:p>9</text:p>
          </table:table-cell>
          <table:table-cell office:value-type="string">
            <text:p>A few nights before June 9, 1906.</text:p>
          </table:table-cell>
          <table:table-cell/>
          <table:table-cell table:style-name="ce24" office:value-type="string">
            <text:p><text:span text:style-name="T1"><text:s/></text:span><text:span text:style-name="T1">A few nights before you were born I had a </text:span><text:span text:style-name="T3">very</text:span><text:span text:style-name="T1"> </text:span><text:span text:style-name="T3">strange dream</text:span><text:span text:style-name="T1">. I thought I saw San </text:span><text:span text:style-name="T1">Francisco and Los Angeles destroyed in two days by some war machine, and that </text:span><text:span text:style-name="T1">one of my sons came near losing his life there, but was saved and afterwards he </text:span><text:span text:style-name="T1">saved his country and made peace with the world. I suppose I </text:span><text:span text:style-name="T3">dreamed about San </text:span><text:span text:style-name="T3">Francisco</text:span><text:span text:style-name="T1"> because Herbert lost his life there but, somehow,</text:span></text:p>
            <text:p><text:span text:style-name="T1">I feel that it was </text:span><text:span text:style-name="T3">more than a dream</text:span><text:span text:style-name="T1">, and that you are born to be a peacemaker.”</text:span></text:p>
            <text:p><text:span text:style-name="T1">Bobbie was </text:span><text:span text:style-name="T3">greatly impressed with his mother’s dream</text:span><text:span text:style-name="T1"> and her hopes and </text:span><text:span text:style-name="T1">ambitions for him</text:span></text:p>
          </table:table-cell>
          <table:table-cell table:number-columns-repeated="1019"/>
        </table:table-row>
        <table:table-row table:style-name="ro6">
          <table:table-cell office:value-type="string">
            <text:p>2</text:p>
          </table:table-cell>
          <table:table-cell office:value-type="string">
            <text:p>11</text:p>
          </table:table-cell>
          <table:table-cell office:value-type="string">
            <text:p>No date given.</text:p>
          </table:table-cell>
          <table:table-cell/>
          <table:table-cell table:style-name="ce24" office:value-type="string">
            <text:p><text:s/>His mother was very proud of him and said “Bobbie, one day your <text:span text:style-name="T5">dream</text:span> of becoming a great inventor will he realized. You have not been wasting your time tinkering around with your father’s tools trying to make things.” His brother, Ralph, continued to call him “<text:span text:style-name="T5">Fool Bobbie</text:span>” and “<text:span text:style-name="T5">Mother’s dream</text:span>”;</text:p>
          </table:table-cell>
          <table:table-cell table:number-columns-repeated="1019"/>
        </table:table-row>
        <table:table-row table:style-name="ro16">
          <table:table-cell office:value-type="string">
            <text:p>2</text:p>
          </table:table-cell>
          <table:table-cell office:value-type="string">
            <text:p>11-12</text:p>
          </table:table-cell>
          <table:table-cell office:value-type="string">
            <text:p>No date given.</text:p>
          </table:table-cell>
          <table:table-cell/>
          <table:table-cell table:style-name="ce24" office:value-type="string">
            <text:p><text:span text:style-name="T1"><text:s/></text:span><text:span text:style-name="T1">The success with the water bicycle had kindled his ambition and created a desire to </text:span><text:span text:style-name="T1">complete other inventions that he had in mind. He told his mother of a </text:span><text:span text:style-name="T3">dream</text:span><text:span text:style-name="T1"> he had </text:span><text:span text:style-name="T1">of a white-winged bird that flew across the ocean thru the air; that he was riding the </text:span><text:span text:style-name="T1">bird</text:span><text:span text:style-name="T2"> and that he received a great triumph and reception when </text:span><text:span text:style-name="T1">he visited the foreign </text:span><text:span text:style-name="T1">countries, and how his own people received him in great glory when he returned. His </text:span><text:span text:style-name="T1">father called these stories “</text:span><text:span text:style-name="T3">pipe dreams</text:span><text:span text:style-name="T1">,” but his mother took great interest in them </text:span><text:span text:style-name="T1">and always encouraged him.</text:span></text:p>
          </table:table-cell>
          <table:table-cell table:number-columns-repeated="1019"/>
        </table:table-row>
        <table:table-row table:style-name="ro7">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64" office:value-type="string">
            <text:p>RG began to <text:span text:style-name="T5">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2">
          <table:table-cell office:value-type="string">
            <text:p>3</text:p>
          </table:table-cell>
          <table:table-cell office:value-type="string">
            <text:p>23</text:p>
          </table:table-cell>
          <table:table-cell office:value-type="string">
            <text:p>Sunday in late June, 1921.</text:p>
          </table:table-cell>
          <table:table-cell/>
          <table:table-cell table:style-name="ce64" office:value-type="string">
            <text:p>His mother said, “Bobbie, I have always had great faith in you, and I know that one day my <text:span text:style-name="T5">dream</text:span> will come true, and you will do something that will make me very proud of you.”</text:p>
          </table:table-cell>
          <table:table-cell table:number-columns-repeated="1019"/>
        </table:table-row>
        <table:table-row table:style-name="ro2">
          <table:table-cell office:value-type="string">
            <text:p>6</text:p>
          </table:table-cell>
          <table:table-cell office:value-type="string">
            <text:p>71</text:p>
          </table:table-cell>
          <table:table-cell office:value-type="string">
            <text:p>Night of January 24, 1927.</text:p>
          </table:table-cell>
          <table:table-cell/>
          <table:table-cell table:style-name="ce24" office:value-type="string">
            <text:p>If I can make money, I can complete my invention and discoveries, go to New York where I will have all the advantages, and we can soon be married and <text:span text:style-name="T5">realize our </text:span><text:span text:style-name="T5">dream</text:span>.</text:p>
          </table:table-cell>
          <table:table-cell table:number-columns-repeated="1019"/>
        </table:table-row>
        <table:table-row table:style-name="ro9">
          <table:table-cell office:value-type="string">
            <text:p>7</text:p>
          </table:table-cell>
          <table:table-cell office:value-type="string">
            <text:p>83</text:p>
          </table:table-cell>
          <table:table-cell office:value-type="string">
            <text:p>No date given.</text:p>
          </table:table-cell>
          <table:table-cell/>
          <table:table-cell table:style-name="ce24" office:value-type="string">
            <text:p><text:span text:style-name="T1"><text:s/></text:span><text:span text:style-name="T1">The question arises: -- If we can know the future, is it of value to us? It has been </text:span><text:span text:style-name="T1">well said: "Forewarned is forearmed," but I prefer to look to the Bible for authority </text:span><text:span text:style-name="T1">and proof. When Pharaoh had his wonderful </text:span><text:span text:style-name="T3">dream</text:span><text:span text:style-name="T1">, he went to Joseph to have it </text:span><text:span text:style-name="T1">interpreted. Joseph said:</text:span></text:p>
            <text:p><text:span text:style-name="T1">"And the seven thin and ill favored kine that came up after them are seven years; </text:span><text:span text:style-name="T1">and the seven empty years, blasted with the east wind, shall be seven years of </text:span><text:span text:style-name="T1">famine."</text:span></text:p>
          </table:table-cell>
          <table:table-cell table:number-columns-repeated="1019"/>
        </table:table-row>
        <table:table-row table:style-name="ro6">
          <table:table-cell office:value-type="string">
            <text:p>9</text:p>
          </table:table-cell>
          <table:table-cell office:value-type="string">
            <text:p>96</text:p>
          </table:table-cell>
          <table:table-cell table:style-name="ce64" office:value-type="string">
            <text:p><text:s/>April 30th, 1927</text:p>
          </table:table-cell>
          <table:table-cell/>
          <table:table-cell table:style-name="ce64" office:value-type="string">
            <text:p>Robert now began to see possibilities of his <text:span text:style-name="T5">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9">
          <table:table-cell office:value-type="string">
            <text:p>9</text:p>
          </table:table-cell>
          <table:table-cell office:value-type="string">
            <text:p>97</text:p>
          </table:table-cell>
          <table:table-cell office:value-type="string">
            <text:p>May 1, 1927</text:p>
          </table:table-cell>
          <table:table-cell/>
          <table:table-cell table:style-name="ce64" office:value-type="string">
            <text:p><text:span text:style-name="T1">Marie: I am going to tell you a </text:span><text:span text:style-name="T3">dream </text:span><text:span text:style-name="T1">that I had a few nights ago. I saw you a great </text:span><text:span text:style-name="T1">success. Fortune was smiling on you. The world was at your feet, but I seemed to </text:span><text:span text:style-name="T1">see a great tragedy follow this. It seemed I left you in a mysterious way and </text:span><text:span text:style-name="T2"><text:s/>then </text:span><text:span text:style-name="T2">came back to you just as mysteriously. Now, don't think </text:span><text:span text:style-name="T1">that I do not want to go with </text:span><text:span text:style-name="T1">you, Robert, and don't think that I believe in </text:span><text:span text:style-name="T3">dreams</text:span><text:span text:style-name="T1">, but somehow it has </text:span><text:span text:style-name="T3">made a </text:span><text:span text:style-name="T3">great impression</text:span><text:span text:style-name="T1"> on me.</text:span></text:p>
          </table:table-cell>
          <table:table-cell table:number-columns-repeated="1019"/>
        </table:table-row>
        <table:table-row table:style-name="ro3">
          <table:table-cell office:value-type="string">
            <text:p>9</text:p>
          </table:table-cell>
          <table:table-cell office:value-type="string">
            <text:p>99</text:p>
          </table:table-cell>
          <table:table-cell table:style-name="ce64" office:value-type="string">
            <text:p><text:s/>Sunday, May 1, 1927</text:p>
          </table:table-cell>
          <table:table-cell/>
          <table:table-cell table:style-name="ce24"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5">she </text:span><text:span text:style-name="T5">again referred to the dream that she had had years before, about a great war </text:span><text:span text:style-name="T5">which would come and in which she thought that Robert lost his life in San </text:span><text:span text:style-name="T5">Francisco.</text:span></text:p>
          </table:table-cell>
          <table:table-cell table:number-columns-repeated="1019"/>
        </table:table-row>
        <table:table-row table:style-name="ro2">
          <table:table-cell office:value-type="string">
            <text:p>10</text:p>
          </table:table-cell>
          <table:table-cell office:value-type="string">
            <text:p>108</text:p>
          </table:table-cell>
          <table:table-cell office:value-type="string">
            <text:p>Afternoon of May 28, 1927</text:p>
          </table:table-cell>
          <table:table-cell/>
          <table:table-cell table:style-name="ce64" office:value-type="string">
            <text:p><text:s/>On the afternoon of May 28th, Robert boarded a train for Sherman, Texas, with the lightest heart that he had ever experienced in his life. Now that his <text:span text:style-name="T5">dream was </text:span><text:span text:style-name="T5">really going to be realized</text:span>, he was never so happy.</text:p>
          </table:table-cell>
          <table:table-cell table:number-columns-repeated="1019"/>
        </table:table-row>
        <table:table-row table:style-name="ro7">
          <table:table-cell office:value-type="string">
            <text:p>10</text:p>
          </table:table-cell>
          <table:table-cell office:value-type="string">
            <text:p>108</text:p>
          </table:table-cell>
          <table:table-cell office:value-type="string">
            <text:p>Saturday afternoon, <text:span text:style-name="T2"><text:s/>May 28</text:span><text:span text:style-name="T42">th</text:span><text:span text:style-name="T2">, 1927</text:span></text:p>
          </table:table-cell>
          <table:table-cell/>
          <table:table-cell table:style-name="ce64" office:value-type="string">
            <text:p><text:s/>As the train rolled across the plains of Texas and Robert watched the sun setting across the prairies on that Saturday afternoon, <text:span text:style-name="T5">he dreamed of the day when he, </text:span><text:span text:style-name="T5">like Lindbergh, would cross the country in his great airplane</text:span>. He could think of nothing else but Lindbergh's great flight and what it meant to the world. He realized that <text:span text:style-name="T5">Ezekiel's prophecy of that war which was to come and be fought in the air, </text:span><text:span text:style-name="T5">was coming true, and the great plane described by Ezekiel, the eagle with </text:span><text:span text:style-name="T5">wheel within a wheel, would one day become a reality. He could now see the </text:span><text:span text:style-name="T5">possibilities of his dream being fulfilled </text:span>and he was sure of success.</text:p>
          </table:table-cell>
          <table:table-cell table:number-columns-repeated="1019"/>
        </table:table-row>
        <table:table-row table:style-name="ro3">
          <table:table-cell office:value-type="string">
            <text:p>10</text:p>
          </table:table-cell>
          <table:table-cell office:value-type="string">
            <text:p>110</text:p>
          </table:table-cell>
          <table:table-cell office:value-type="string">
            <text:p>Afternoon of Saturday, May 28, 1927</text:p>
          </table:table-cell>
          <table:table-cell/>
          <table:table-cell table:style-name="ce24" office:value-type="string">
            <text:p><text:span text:style-name="T1"><text:s/></text:span><text:span text:style-name="T1">He had </text:span><text:span text:style-name="T3">dreamed</text:span><text:span text:style-name="T1"> of the time when he would come home at night from his work or </text:span><text:span text:style-name="T1">study, to find her there and see her beautiful eyes, the lights that would guide him on </text:span><text:span text:style-name="T1">to success. She could either make him the most miserable man in the world or the </text:span><text:span text:style-name="T1">happiest. His entire future and fate were in her</text:span></text:p>
            <text:p><text:span text:style-name="T1">hands and she could do with him as she willed.</text:span></text:p>
          </table:table-cell>
          <table:table-cell table:number-columns-repeated="1019"/>
        </table:table-row>
        <table:table-row table:style-name="ro6">
          <table:table-cell office:value-type="string">
            <text:p>11</text:p>
          </table:table-cell>
          <table:table-cell office:value-type="string">
            <text:p>122</text:p>
          </table:table-cell>
          <table:table-cell office:value-type="string">
            <text:p>June 5, 1927 [Sunday]</text:p>
          </table:table-cell>
          <table:table-cell/>
          <table:table-cell table:style-name="ce24" office:value-type="string">
            <text:p><text:s/>Robert realized that he must have time to collect his thoughts, if he ever could think again. <text:span text:style-name="T5">His thoughts turned back to the dream Marie had told him </text:span><text:span text:style-name="T13">she had,</text:span> where some terrible tragedy had overtaken him and she had gone out of his life in a mysterious way and came back into it in the same way.</text:p>
          </table:table-cell>
          <table:table-cell table:number-columns-repeated="1019"/>
        </table:table-row>
        <table:table-row table:style-name="ro3">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24"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5">hope until he realized his dream </text:span><text:span text:style-name="T5">and again found Marie.</text:span></text:p>
          </table:table-cell>
          <table:table-cell table:number-columns-repeated="1019"/>
        </table:table-row>
        <table:table-row table:style-name="ro16">
          <table:table-cell office:value-type="string">
            <text:p>12</text:p>
          </table:table-cell>
          <table:table-cell office:value-type="string">
            <text:p>133</text:p>
          </table:table-cell>
          <table:table-cell office:value-type="string">
            <text:p>After 6:00pm, June 5, 1927 [Sunday].</text:p>
          </table:table-cell>
          <table:table-cell/>
          <table:table-cell table:style-name="ce23" office:value-type="string">
            <text:p><text:span text:style-name="T1">The next time Robert noticed the time of day, it was after 6 P.M. and he realized that </text:span><text:span text:style-name="T1">he had had no breakfast, lunch or dinner, but his heart was heavy and he felt that he </text:span><text:span text:style-name="T1">could not eat anything. The shock had been so great and had come so suddenly </text:span><text:span text:style-name="T1">that Robert found it hard to adjust himself to it or to realize what it all meant or what </text:span><text:span text:style-name="T1">it might mean in case Marie should pass out of his life forever. It would mean every </text:span><text:span text:style-name="T1">hope blasted, every</text:span><text:span text:style-name="T3"> sweet dream</text:span><text:span text:style-name="T1"> gone and would leave him with an uncertainty of </text:span><text:span text:style-name="T1">life, like a ship without a rudder. He decided to pass the time by reading and seeking </text:span><text:span text:style-name="T1">consolation in the Bible.</text:span></text:p>
          </table:table-cell>
          <table:table-cell table:number-columns-repeated="1019"/>
        </table:table-row>
        <table:table-row table:style-name="ro3">
          <table:table-cell office:value-type="string">
            <text:p>12</text:p>
          </table:table-cell>
          <table:table-cell office:value-type="string">
            <text:p>141</text:p>
          </table:table-cell>
          <table:table-cell office:value-type="string">
            <text:p>Monday, June 6, 1927. <text:s/>Before 8:00 pm</text:p>
          </table:table-cell>
          <table:table-cell/>
          <table:table-cell table:style-name="ce24" office:value-type="string">
            <text:p><text:s/>Read about the preparations for Captain Lindbergh’s return to Washington and New York and the plans for his reception. Of course,<text:span text:style-name="T5"> Robert had looked forward to </text:span><text:span text:style-name="T5">being there at that time and have Marie with him as his wife. He had been </text:span><text:span text:style-name="T5">looking forward to the day when his own dream would be realized and he </text:span><text:span text:style-name="T5">would build one of the greatest airships of the age.</text:span></text:p>
          </table:table-cell>
          <table:table-cell table:number-columns-repeated="1019"/>
        </table:table-row>
        <table:table-row table:style-name="ro2">
          <table:table-cell office:value-type="string">
            <text:p>12</text:p>
          </table:table-cell>
          <table:table-cell office:value-type="string">
            <text:p>145</text:p>
          </table:table-cell>
          <table:table-cell office:value-type="string">
            <text:p>Monday, June 6, 1927.</text:p>
          </table:table-cell>
          <table:table-cell/>
          <table:table-cell table:style-name="ce24" office:value-type="string">
            <text:p>This poem seemed to fit his case and he read it over carefully. He resolved that regardless of discouragement or disappointment, blasted hopes, lost ideals or<text:span text:style-name="T5"> </text:span><text:span text:style-name="T5">shattered dreams</text:span>, he would still have the courage to exert himself for “Tomorrow’s Chance.”</text:p>
          </table:table-cell>
          <table:table-cell table:number-columns-repeated="1019"/>
        </table:table-row>
        <table:table-row table:style-name="ro3">
          <table:table-cell office:value-type="string">
            <text:p>12</text:p>
          </table:table-cell>
          <table:table-cell office:value-type="string">
            <text:p>149</text:p>
          </table:table-cell>
          <table:table-cell office:value-type="string">
            <text:p>Monday Evening, June 6, 1927</text:p>
          </table:table-cell>
          <table:table-cell/>
          <table:table-cell table:style-name="ce24" office:value-type="string">
            <text:p><text:s/>Robert wished that he might be able that night to lie down to<text:span text:style-name="T5">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41">
          <table:table-cell office:value-type="string">
            <text:p>13</text:p>
          </table:table-cell>
          <table:table-cell office:value-type="string">
            <text:p>160</text:p>
          </table:table-cell>
          <table:table-cell office:value-type="string">
            <text:p>Night of June 8, 1927</text:p>
          </table:table-cell>
          <table:table-cell/>
          <table:table-cell table:style-name="ce23" office:value-type="string">
            <text:p><text:span text:style-name="T1">Robert prayed his usual night prayer for the protection of Marie and went to sleep, to </text:span><text:span text:style-name="T3">dream of his [21</text:span><text:span text:style-name="T43">st</text:span><text:span text:style-name="T3">] birthday</text:span><text:span text:style-name="T1">.</text:span></text:p>
          </table:table-cell>
          <table:table-cell table:number-columns-repeated="1019"/>
        </table:table-row>
        <table:table-row table:style-name="ro6">
          <table:table-cell office:value-type="string">
            <text:p>14</text:p>
          </table:table-cell>
          <table:table-cell office:value-type="string">
            <text:p>180</text:p>
          </table:table-cell>
          <table:table-cell office:value-type="string">
            <text:p>June 10, 1927</text:p>
          </table:table-cell>
          <table:table-cell/>
          <table:table-cell table:style-name="ce24" office:value-type="string">
            <text:p>He wanted to see Captain Lindbergh and his plane, “The Spirit of St. Louis,” for Robert was <text:span text:style-name="T5">dreaming</text:span> of the day when he would complete his own great plane according to Ezekiel’s plan. Robert went to his room and spent the <text:span text:style-name="T5">balance of the </text:span><text:span text:style-name="T5">day</text:span> reading the Bible and working out future cycles on war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2"> Robert that he was a “doer” </text:span><text:span text:style-name="T1">and </text:span><text:span text:style-name="T3">not a dreamer</text:span><text:span text:style-name="T1">; that he had </text:span><text:span text:style-name="T1">demonstrated the greatest ability of any young man he had ever known.</text:span></text:p>
          </table:table-cell>
          <table:table-cell table:number-columns-repeated="1019"/>
        </table:table-row>
        <table:table-row table:style-name="ro3">
          <table:table-cell office:value-type="string">
            <text:p>14</text:p>
          </table:table-cell>
          <table:table-cell office:value-type="string">
            <text:p>182</text:p>
          </table:table-cell>
          <table:table-cell office:value-type="string">
            <text:p>June 11, 1927</text:p>
          </table:table-cell>
          <table:table-cell/>
          <table:table-cell table:style-name="ce70" office:value-type="string">
            <text:p>“I am sure you are to make your <text:span text:style-name="T5">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18">
          <table:table-cell office:value-type="string">
            <text:p>19</text:p>
          </table:table-cell>
          <table:table-cell office:value-type="string">
            <text:p>228</text:p>
          </table:table-cell>
          <table:table-cell office:value-type="string">
            <text:p>June 9, 1928 (RG 22<text:span text:style-name="T10">nd</text:span> birthday), at Governor's Island, in New York</text:p>
          </table:table-cell>
          <table:table-cell/>
          <table:table-cell table:style-name="ce24" office:value-type="string">
            <text:p><text:span text:style-name="T1">When the reception was over and Robert had a few moments alone with his dear old </text:span><text:span text:style-name="T1">mother, she said, "My son, do you remember the</text:span><text:span text:style-name="T3"> dream</text:span><text:span text:style-name="T1"> you had when you were a </text:span><text:span text:style-name="T1">little boy, which you told me about? That </text:span><text:span text:style-name="T3">you were riding a large bird with white </text:span><text:span text:style-name="T3">wings across the ocean and how the foreign countries received you with great </text:span><text:span text:style-name="T3">honor. My </text:span><text:span text:style-name="T12"><text:s/>boy, when you landed today I thought about that dream </text:span><text:span text:style-name="T3">and how it </text:span><text:span text:style-name="T3">had been fulfilled. </text:span><text:span text:style-name="T1">I hope that all of your other dreams and ambitions will be </text:span><text:span text:style-name="T1">realized and that you will be rewarded with Marie's love, because you have been </text:span><text:span text:style-name="T1">faithful and loyal to her." Robert said, "Mother, I do remember the dream quite well, </text:span><text:span text:style-name="T1">and </text:span><text:span text:style-name="T3">when I was in Japan and they gave me such great receptions and honored </text:span><text:span text:style-name="T3">me, I thought of the dream and I thought of you</text:span><text:span text:style-name="T1"> and how you had taught me how </text:span><text:span text:style-name="T1">to read the Bible and I thought of Marie and how I loved her and felt that I would </text:span><text:span text:style-name="T1">gladly give all of the honors just to be with you and Marie alone because your love</text:span></text:p>
            <text:p><text:span text:style-name="T1">and Marie's love mean more to me than everything else that the world can give."</text:span></text:p>
          </table:table-cell>
          <table:table-cell table:number-columns-repeated="1019"/>
        </table:table-row>
        <table:table-row table:style-name="ro18">
          <table:table-cell office:value-type="string">
            <text:p>20</text:p>
          </table:table-cell>
          <table:table-cell office:value-type="string">
            <text:p>240</text:p>
          </table:table-cell>
          <table:table-cell office:value-type="string">
            <text:p>Middle to late January 1929.</text:p>
          </table:table-cell>
          <table:table-cell/>
          <table:table-cell table:style-name="ce23" office:value-type="string">
            <text:p><text:span text:style-name="T1"><text:s/></text:span><text:span text:style-name="T1">He called Walter and Edna into the office, told them that he had had a very peculiar </text:span><text:span text:style-name="T3">dream</text:span><text:span text:style-name="T1"> the night before, that he had </text:span><text:span text:style-name="T3">dreamed</text:span><text:span text:style-name="T1"> that he had gone to Paris and </text:span><text:span text:style-name="T1">suddenly met Marie. He was so strongly impressed with the </text:span><text:span text:style-name="T3">dream</text:span><text:span text:style-name="T1"> that he decided </text:span><text:span text:style-name="T1">to leave at once. Told Walter to give the mechanics instructions to put his old ship </text:span><text:span text:style-name="T1">"The St. Marie" in shape to sail at once. <text:s/></text:span><text:span text:style-name="T2"><text:s/>It was a matter of only a couple of days </text:span><text:span text:style-name="T2">until they </text:span><text:span text:style-name="T1">reported that "The St. Marie" was in perfect shape and could stand a trip </text:span><text:span text:style-name="T1">around the world. There was to be a great convention of all the nations on aviation in </text:span><text:span text:style-name="T1">Paris</text:span></text:p>
            <text:p><text:span text:style-name="T1">and Robert decided that he wanted to be there for it, but the main incentive for the </text:span><text:span text:style-name="T1">trip was his </text:span><text:span text:style-name="T3">dream</text:span><text:span text:style-name="T1">. Robert had no trouble in securing letters of introduction to </text:span><text:span text:style-name="T1">prominent people in London and Paris. When he said good-bye to Walter and Edna, </text:span><text:span text:style-name="T1">they wished him Godspeed, told him that they hoped his dream would become a </text:span><text:span text:style-name="T1">reality and that he would find Marie, but they knew that he was not the same Robert </text:span><text:span text:style-name="T1">of old. He acted as tho his spirit was broken.</text:span></text:p>
          </table:table-cell>
          <table:table-cell table:number-columns-repeated="1019"/>
        </table:table-row>
        <table:table-row table:style-name="ro16">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23" office:value-type="string">
            <text:p><text:span text:style-name="T1"><text:s/></text:span><text:span text:style-name="T1">The Doctor, after examining him, told his friends he thought that he was suffering </text:span><text:span text:style-name="T1">from mental delusions -- that he had probably had this woman on his mind so long </text:span><text:span text:style-name="T1">and after </text:span><text:span text:style-name="T3">dreaming</text:span><text:span text:style-name="T1"> he had met her on a street in Paris, had hoped so strongly that </text:span><text:span text:style-name="T1">he would meet her, he had brought himself to believe that she was there and had </text:span><text:span text:style-name="T1">really thought that he had seen her, both on the street and in the ballroom, but it was </text:span><text:span text:style-name="T1">probably an </text:span><text:span text:style-name="T3">optical delusion</text:span><text:span text:style-name="T1"> and after he got better he would realize</text:span></text:p>
            <text:p><text:span text:style-name="T1">that he hadn't seen Marie.</text:span></text:p>
          </table:table-cell>
          <table:table-cell table:number-columns-repeated="1019"/>
        </table:table-row>
        <table:table-row table:style-name="ro5">
          <table:table-cell office:value-type="string">
            <text:p>22</text:p>
          </table:table-cell>
          <table:table-cell office:value-type="string">
            <text:p>257</text:p>
          </table:table-cell>
          <table:table-cell office:value-type="string">
            <text:p>Sunday [no date given].</text:p>
          </table:table-cell>
          <table:table-cell/>
          <table:table-cell table:style-name="ce24" office:value-type="string">
            <text:p>After thoughts of Marie's beauty had flitted thru Robert's brain and his <text:span text:style-name="T5">dream</text:span> and hope for Marie had revived, he was feeling hopeful and enthusiastic.</text:p>
          </table:table-cell>
          <table:table-cell table:number-columns-repeated="1019"/>
        </table:table-row>
        <table:table-row table:style-name="ro2">
          <table:table-cell office:value-type="string">
            <text:p>23</text:p>
          </table:table-cell>
          <table:table-cell office:value-type="string">
            <text:p>268</text:p>
          </table:table-cell>
          <table:table-cell office:value-type="string">
            <text:p>About a month after March 27, 1929</text:p>
          </table:table-cell>
          <table:table-cell/>
          <table:table-cell table:style-name="ce24" office:value-type="string">
            <text:p>He <text:span text:style-name="T5">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6">
          <table:table-cell office:value-type="string">
            <text:p>24</text:p>
          </table:table-cell>
          <table:table-cell office:value-type="string">
            <text:p>272</text:p>
          </table:table-cell>
          <table:table-cell office:value-type="string">
            <text:p>June 9, 1929 [RG 23<text:span text:style-name="T10">rd</text:span> birthday].</text:p>
          </table:table-cell>
          <table:table-cell/>
          <table:table-cell table:style-name="ce23"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5">greatest dreams </text:span><text:span text:style-name="T5">realized</text:span>. God has been good to us. <text:span text:style-name="T5">Our great discoveries are now completed.</text:span></text:p>
          </table:table-cell>
          <table:table-cell table:number-columns-repeated="1019"/>
        </table:table-row>
        <table:table-row table:style-name="ro10">
          <table:table-cell office:value-type="string">
            <text:p>26</text:p>
          </table:table-cell>
          <table:table-cell office:value-type="string">
            <text:p>292-293</text:p>
          </table:table-cell>
          <table:table-cell office:value-type="string">
            <text:p>September 1930</text:p>
          </table:table-cell>
          <table:table-cell/>
          <table:table-cell table:style-name="ce23" office:value-type="string">
            <text:p><text:span text:style-name="T1"><text:s/></text:span><text:span text:style-name="T1">As soon as they had landed with him, </text:span><text:span text:style-name="T4">his </text:span><text:span text:style-name="T3">mind went back to the days of his </text:span><text:span text:style-name="T3">youth</text:span><text:span text:style-name="T4">, when he had built his</text:span><text:span text:style-name="T12"> first bicycle to ride on the water</text:span><text:span text:style-name="T14">, and when he had </text:span><text:span text:style-name="T14">read </text:span><text:span text:style-name="T4">the Bible and talked about the wars to come and made his </text:span><text:span text:style-name="T3">plans for the great </text:span><text:span text:style-name="T3">airship</text:span><text:span text:style-name="T4">. He recalled the </text:span><text:span text:style-name="T3">dream his mother </text:span><text:span text:style-name="T4">had which greatly disturbed her. She </text:span><text:span text:style-name="T4">told him she dreamed that she saw </text:span><text:span text:style-name="T3">San Francisco destroyed by some terrible </text:span><text:span text:style-name="T3">machin</text:span><text:span text:style-name="T4">e and that </text:span><text:span text:style-name="T3">one of her sons had nearly lost his life there. </text:span><text:span text:style-name="T4">He thought of </text:span><text:span text:style-name="T4">how his mother had told him about his </text:span><text:span text:style-name="T3">oldest brother losing his life in the San </text:span><text:span text:style-name="T3">Francisco earthquake</text:span><text:span text:style-name="T4"> and he wondered if now he was to lose his life there, </text:span><text:span text:style-name="T1">because he felt that the Japs were very treacherous and would probably not keep </text:span><text:span text:style-name="T1">him a prisoner but would take his life. He prayed for his dear old mother and prayed </text:span><text:span text:style-name="T1">for Marie that she might be safe and her life be spared, no matter what his fate might </text:span><text:span text:style-name="T1">be.</text:span></text:p>
          </table:table-cell>
          <table:table-cell table:number-columns-repeated="1019"/>
        </table:table-row>
        <table:table-row table:style-name="ro24">
          <table:table-cell office:value-type="string">
            <text:p>28</text:p>
          </table:table-cell>
          <table:table-cell office:value-type="string">
            <text:p>321</text:p>
          </table:table-cell>
          <table:table-cell office:value-type="string">
            <text:p>October 3, 1931</text:p>
          </table:table-cell>
          <table:table-cell/>
          <table:table-cell table:style-name="ce23" office:value-type="string">
            <text:p><text:span text:style-name="T1">Colonel Gordon and Colonel Kennelworth had done wonderful work and fortunately </text:span><text:span text:style-name="T1">their lives had been preserved for future use to their country. As Colonel Gordon </text:span><text:span text:style-name="T1">made his way to headquarters to report to General Pearson, he thought of what he </text:span><text:span text:style-name="T1">had read in the Acts 2: 17: “And it shall come to pass in the last days, saith God, I </text:span><text:span text:style-name="T1">will pour out of my Spirit upon all flesh: and your sons and your daughters shall </text:span><text:span text:style-name="T1">prophesy, and your young men shall see visions, and </text:span><text:span text:style-name="T3">your old men shall dream </text:span><text:span text:style-name="T3">dreams</text:span><text:span text:style-name="T1">: and I will shew wonders in heaven above, and signs in the earth beneath; </text:span><text:span text:style-name="T1">blood, and fire,</text:span></text:p>
            <text:p><text:span text:style-name="T1">and vapour of smoke.” </text:span><text:span text:style-name="T3">He thought of how he had dreamed and prophesied</text:span><text:span text:style-name="T1"> and </text:span><text:span text:style-name="T1">how he had believed the Bible knowing that these terrible things would come in the </text:span><text:span text:style-name="T1">latter days.</text:span></text:p>
          </table:table-cell>
          <table:table-cell table:number-columns-repeated="1019"/>
        </table:table-row>
        <table:table-row table:style-name="ro6">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24" office:value-type="string">
            <text:p>The President was astounded. He had never <text:span text:style-name="T5">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2">
          <table:table-cell office:value-type="string">
            <text:p>33</text:p>
          </table:table-cell>
          <table:table-cell office:value-type="string">
            <text:p>391</text:p>
          </table:table-cell>
          <table:table-cell office:value-type="string">
            <text:p>July 4, 1932</text:p>
          </table:table-cell>
          <table:table-cell/>
          <table:table-cell table:style-name="ce24" office:value-type="string">
            <text:p><text:s/>He thought of Marie and as he <text:span text:style-name="T5">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41">
          <table:table-cell office:value-type="string">
            <text:p>39</text:p>
          </table:table-cell>
          <table:table-cell office:value-type="string">
            <text:p>401</text:p>
          </table:table-cell>
          <table:table-cell office:value-type="string">
            <text:p>The 6<text:span text:style-name="T10">th</text:span> day of Robert Gordon's 7 days.</text:p>
          </table:table-cell>
          <table:table-cell office:value-type="string">
            <text:p>July 26, 1932</text:p>
          </table:table-cell>
          <table:table-cell table:style-name="ce23" office:value-type="string">
            <text:p>His dear old mother was the happiest woman in the world. She greeted him affectionately; told him that <text:span text:style-name="T5">all her dreams about him had come true</text:span>.</text:p>
          </table:table-cell>
          <table:table-cell table:number-columns-repeated="1019"/>
        </table:table-row>
        <table:table-row table:style-name="ro7">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24" office:value-type="string">
            <text:p>This shows that time does prove all things. It has proven your love for Marie and your faith and confidence in a woman's promise. <text:span text:style-name="T5">Marie was a wise prophet.</text:span> She knew better than we knew when <text:span text:style-name="T5">she said: 'You will get eveything you want.' </text:span><text:span text:style-name="T5">Robert Gordon, that prophecy has been fulfilled. </text:span>You have accomplished your ambition and received everything that the world can give. <text:span text:style-name="T5">All of your dreams but </text:span><text:span text:style-name="T5">one have been realized.</text:span> You have all the honors, all the gratitude that a world can give, yet I know that your heart is aching and after your duty is well done and the peace of the world is established, <text:span text:style-name="T5">you will need Marie and her love more now </text:span><text:span text:style-name="T5">than ever.</text:span></text:p>
          </table:table-cell>
          <table:table-cell table:number-columns-repeated="1019"/>
        </table:table-row>
        <table:table-row table:style-name="ro18">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70" office:value-type="string">
            <text:p>"What Marie Stanton had in her mind the night she wrote that letter and left the train on the way to St. Louis, I do not know, but I do know that<text:span text:style-name="T5"> she has rendered the </text:span><text:span text:style-name="T5">greatest service of any woman to this country. Whether she dreamed or </text:span><text:span text:style-name="T5">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5"> 'I will come to you when I mean the most </text:span><text:span text:style-name="T5">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18" table:number-rows-repeated="1048535">
          <table:table-cell table:number-columns-repeated="1024"/>
        </table:table-row>
        <table:table-row table:style-name="ro18">
          <table:table-cell table:number-columns-repeated="1024"/>
        </table:table-row>
      </table:table>
      <table:table table:name="Mother" table:style-name="ta1" table:print="false">
        <table:table-column table:style-name="co7" table:number-columns-repeated="2" table:default-cell-style-name="ce4"/>
        <table:table-column table:style-name="co41" table:default-cell-style-name="ce4"/>
        <table:table-column table:style-name="co51" table:default-cell-style-name="ce4"/>
        <table:table-column table:style-name="co52" table:default-cell-style-name="ce4"/>
        <table:table-column table:style-name="co53" table:default-cell-style-name="ce4"/>
        <table:table-column table:style-name="co7" table:number-columns-repeated="1018" table:default-cell-style-name="ce4"/>
        <table:table-row table:style-name="ro4">
          <table:table-cell table:style-name="ce72"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73" table:number-columns-repeated="4"/>
          <table:table-cell table:number-columns-repeated="1018"/>
        </table:table-row>
        <table:table-row table:style-name="ro4">
          <table:table-cell table:style-name="ce72" office:value-type="string">
            <text:p>rluu: I need to go back through the events listed below and enter the timestamps given in TTTA, if there is one for the event</text:p>
          </table:table-cell>
          <table:table-cell table:style-name="ce73" table:number-columns-repeated="5"/>
          <table:table-cell table:number-columns-repeated="1018"/>
        </table:table-row>
        <table:table-row table:style-name="ro35">
          <table:table-cell table:style-name="ce72"/>
          <table:table-cell table:style-name="ce73" table:number-columns-repeated="5"/>
          <table:table-cell table:number-columns-repeated="1018"/>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3">
          <table:table-cell table:number-columns-repeated="2" office:value-type="string">
            <text:p>1</text:p>
          </table:table-cell>
          <table:table-cell office:value-type="string">
            <text:p>A few months before RG's birth, April 1906.</text:p>
          </table:table-cell>
          <table:table-cell/>
          <table:table-cell table:style-name="ce24" office:value-type="string">
            <text:p><text:span text:style-name="T1">RG's </text:span><text:span text:style-name="T3">mother had suffered a severe shock </text:span><text:span text:style-name="T1">on account of the death of her oldest </text:span><text:span text:style-name="T1">son in the San Francisco earthquake in April, and for a time it was </text:span><text:span text:style-name="T3">feared</text:span><text:span text:style-name="T1"> that her </text:span><text:span text:style-name="T1">third son might never be born to live. </text:span><text:span text:style-name="T3">She was happy this Sunday morning </text:span><text:span text:style-name="T1">when </text:span><text:span text:style-name="T1">she looked at her bouncing baby boy, dreamed of his future, and thought of what his </text:span><text:span text:style-name="T1">name should be.</text:span></text:p>
          </table:table-cell>
          <table:table-cell table:number-columns-repeated="1019"/>
        </table:table-row>
        <table:table-row table:style-name="ro2">
          <table:table-cell office:value-type="string">
            <text:p>1</text:p>
          </table:table-cell>
          <table:table-cell office:value-type="string">
            <text:p>2</text:p>
          </table:table-cell>
          <table:table-cell table:number-columns-repeated="2"/>
          <table:table-cell table:style-name="ce24" office:value-type="string">
            <text:p><text:span text:style-name="T1"><text:s/></text:span><text:span text:style-name="T1">When Robert was a little over two years old, his </text:span><text:span text:style-name="T3">mother gave birth to a girl,</text:span><text:span text:style-name="T1"> the </text:span><text:span text:style-name="T1">first born to her, but still </text:span><text:span text:style-name="T3">she showed great interest in Robert</text:span><text:span text:style-name="T1">; talked much of his </text:span><text:span text:style-name="T1">future and took great interest in teaching him to live according to the Bible.</text:span></text:p>
          </table:table-cell>
          <table:table-cell table:number-columns-repeated="1019"/>
        </table:table-row>
        <table:table-row table:style-name="ro11">
          <table:table-cell office:value-type="string">
            <text:p>1</text:p>
          </table:table-cell>
          <table:table-cell office:value-type="string">
            <text:p>4</text:p>
          </table:table-cell>
          <table:table-cell table:number-columns-repeated="2"/>
          <table:table-cell table:style-name="ce24" office:value-type="string">
            <text:p><text:span text:style-name="T1">He also wanted an explanation of the statement that a woman should not teach, </text:span><text:span text:style-name="T1">because he said that his mother had always taught him and loved him, and his </text:span><text:span text:style-name="T1">father had paid no attention to him and had no desire to teach him. He wanted to </text:span><text:span text:style-name="T1">know if it was wrong for his mother to teach him, and if God would punish her. The </text:span><text:span text:style-name="T1">teacher replied that the Lord said, “Suffer the little children to come unto me, and </text:span><text:span text:style-name="T1">forbid them not, for of such is the Kingdom of God.” She explained that his </text:span><text:span text:style-name="T3">mother </text:span><text:span text:style-name="T3">set an example more by her love and devotion than by words; that a mother's </text:span><text:span text:style-name="T3">actions would influence a child more than anything she could say, and this </text:span><text:span text:style-name="T3">was the great silent Teaching.</text:span></text:p>
          </table:table-cell>
          <table:table-cell table:number-columns-repeated="1019"/>
        </table:table-row>
        <table:table-row table:style-name="ro7">
          <table:table-cell office:value-type="string">
            <text:p>2</text:p>
          </table:table-cell>
          <table:table-cell office:value-type="string">
            <text:p>8</text:p>
          </table:table-cell>
          <table:table-cell table:number-columns-repeated="2"/>
          <table:table-cell table:style-name="ce24" office:value-type="string">
            <text:p><text:span text:style-name="T1">His </text:span><text:span text:style-name="T3">mother spent many anxious months and worried with the children</text:span><text:span text:style-name="T1"> while </text:span><text:span text:style-name="T1">Capt. Gordon was away at war. She prayed that war would be ended for all time. </text:span><text:span text:style-name="T2"><text:s/></text:span><text:span text:style-name="T2">While the tragic </text:span><text:span text:style-name="T1">death of your brother Herbert in San Francisco was </text:span><text:span text:style-name="T3">a shock that I </text:span><text:span text:style-name="T3">have never fully recovered from</text:span><text:span text:style-name="T1">, yet I had rather know that he went that way than </text:span><text:span text:style-name="T1">to have him go to war and lose his life. I remember well the </text:span><text:span text:style-name="T3">many sleepless nights </text:span><text:span text:style-name="T3">that I have passed thru</text:span><text:span text:style-name="T1"> while your father was away at war and how</text:span><text:span text:style-name="T3"> happy I was </text:span><text:span text:style-name="T3">when he returned</text:span><text:span text:style-name="T1">. I prayed to God then that war might be ended and that none of </text:span><text:span text:style-name="T1">my sons would ever have to go to war.”</text:span></text:p>
          </table:table-cell>
          <table:table-cell table:number-columns-repeated="1019"/>
        </table:table-row>
        <table:table-row table:style-name="ro16">
          <table:table-cell office:value-type="string">
            <text:p>2</text:p>
          </table:table-cell>
          <table:table-cell office:value-type="string">
            <text:p>9</text:p>
          </table:table-cell>
          <table:table-cell table:number-columns-repeated="2"/>
          <table:table-cell table:style-name="ce24"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5">
          <table:table-cell office:value-type="string">
            <text:p>2</text:p>
          </table:table-cell>
          <table:table-cell office:value-type="string">
            <text:p>10</text:p>
          </table:table-cell>
          <table:table-cell table:number-columns-repeated="2"/>
          <table:table-cell table:style-name="ce24" office:value-type="string">
            <text:p><text:span text:style-name="T1">His </text:span><text:span text:style-name="T3">mother was always in sympathy</text:span><text:span text:style-name="T1"> with Robert and tried to encourage him, but </text:span><text:span text:style-name="T1">she could never get him to take an interest in working on a farm.</text:span></text:p>
          </table:table-cell>
          <table:table-cell table:number-columns-repeated="1019"/>
        </table:table-row>
        <table:table-row table:style-name="ro11">
          <table:table-cell office:value-type="string">
            <text:p>2</text:p>
          </table:table-cell>
          <table:table-cell office:value-type="string">
            <text:p>11</text:p>
          </table:table-cell>
          <table:table-cell table:number-columns-repeated="2"/>
          <table:table-cell table:style-name="ce24" office:value-type="string">
            <text:p><text:span text:style-name="T1">His </text:span><text:span text:style-name="T3">mother was very proud of him</text:span><text:span text:style-name="T1"> and said “Bobbie, one day your dream of </text:span><text:span text:style-name="T1">becoming a great inventor will he realized. You have not been wasting your time </text:span><text:span text:style-name="T1">tinkering around with your father’s tools trying to make things.” His brother, Ralph, </text:span><text:span text:style-name="T1">continued to call him “Fool Bobbie” and “Mother’s dream”; said he would never </text:span><text:span text:style-name="T1">amount to anything because he wouldn’t work on</text:span></text:p>
            <text:p><text:span text:style-name="T1">the farm like the rest of them. Bobbie always found a willing listener in his mother. </text:span><text:span text:style-name="T1">She helped him with his studies in school and encouraged him in every way and </text:span><text:span text:style-name="T1">showed that </text:span><text:span text:style-name="T3">she believed in him and had faith that one day he would be a great </text:span><text:span text:style-name="T3">man</text:span><text:span text:style-name="T1">. This encouraged him to do greater things.</text:span></text:p>
          </table:table-cell>
          <table:table-cell table:number-columns-repeated="1019"/>
        </table:table-row>
        <table:table-row table:style-name="ro3">
          <table:table-cell office:value-type="string">
            <text:p>2</text:p>
          </table:table-cell>
          <table:table-cell office:value-type="string">
            <text:p>14</text:p>
          </table:table-cell>
          <table:table-cell office:value-type="string">
            <text:p>July 1919</text:p>
          </table:table-cell>
          <table:table-cell/>
          <table:table-cell table:style-name="ce24" office:value-type="string">
            <text:p><text:span text:style-name="T1">Along in July, RG met with a serious accident. The automobile was overturned and </text:span><text:span text:style-name="T1">Robert’s</text:span></text:p>
            <text:p><text:span text:style-name="T1">arm was broken, and he suffered internal injuries. He was taken to the hospital </text:span><text:span text:style-name="T1">where he lay for several weeks before recovery. His </text:span><text:span text:style-name="T3">mother was very much </text:span><text:span text:style-name="T3">worried and alarmed</text:span><text:span text:style-name="T1"> over this accident,</text:span></text:p>
          </table:table-cell>
          <table:table-cell table:number-columns-repeated="1019"/>
        </table:table-row>
        <table:table-row table:style-name="ro11">
          <table:table-cell office:value-type="string">
            <text:p>2</text:p>
          </table:table-cell>
          <table:table-cell office:value-type="string">
            <text:p>16</text:p>
          </table:table-cell>
          <table:table-cell table:number-columns-repeated="2"/>
          <table:table-cell table:style-name="ce24" office:value-type="string">
            <text:p><text:span text:style-name="T1">These disagreements and disputes with his brother were very </text:span><text:span text:style-name="T3">annoying and </text:span><text:span text:style-name="T3">disappointing to Robert’s mother</text:span><text:span text:style-name="T1">, because she wanted the children to get along </text:span><text:span text:style-name="T1">in peace. Robert told his mother that on account of his brother he would never live at </text:span><text:span text:style-name="T1">home again; that he would continue to stay in Texarkana and go to school until he </text:span><text:span text:style-name="T1">had finished his education, and then he would go to work for Mr. Kennelworth. His </text:span><text:span text:style-name="T3">mother had great faith in him </text:span><text:span text:style-name="T1">and told him that she knew everything would come </text:span><text:span text:style-name="T1">out all right for him, and that he should study hard, make the most of his </text:span><text:span text:style-name="T1">opportunities, and prepare for the position Mr. Kennelworth was going to give him </text:span><text:span text:style-name="T1">upon completing his studies.</text:span></text:p>
          </table:table-cell>
          <table:table-cell table:number-columns-repeated="1019"/>
        </table:table-row>
        <table:table-row table:style-name="ro6">
          <table:table-cell office:value-type="string">
            <text:p>2</text:p>
          </table:table-cell>
          <table:table-cell office:value-type="string">
            <text:p>16</text:p>
          </table:table-cell>
          <table:table-cell table:number-columns-repeated="2"/>
          <table:table-cell table:style-name="ce24" office:value-type="string">
            <text:p><text:span text:style-name="T1">His </text:span><text:span text:style-name="T3">mother had always petted him</text:span><text:span text:style-name="T1"> because of his severe illnesses and accident, </text:span><text:span text:style-name="T1">and his father often referred to him as his </text:span><text:span text:style-name="T3">mother’s burden or his mother’s </text:span><text:span text:style-name="T3">problem</text:span><text:span text:style-name="T1">. But </text:span><text:span text:style-name="T3">she had great faith in young Robert </text:span><text:span text:style-name="T1">because he clung so strongly </text:span><text:span text:style-name="T1">to religion, believing in the Bible.</text:span></text:p>
          </table:table-cell>
          <table:table-cell table:number-columns-repeated="1019"/>
        </table:table-row>
        <table:table-row table:style-name="ro3">
          <table:table-cell office:value-type="string">
            <text:p>2</text:p>
          </table:table-cell>
          <table:table-cell office:value-type="string">
            <text:p>20</text:p>
          </table:table-cell>
          <table:table-cell table:number-columns-repeated="2"/>
          <table:table-cell table:style-name="ce24" office:value-type="string">
            <text:p><text:span text:style-name="T1">It made RG realize the </text:span><text:span text:style-name="T3">love that he owed to his mother, whose great faith and </text:span><text:span text:style-name="T3">love had helped to lay the foundation</text:span><text:span text:style-name="T1"> for his future career. <text:s/></text:span><text:span text:style-name="T2"><text:s/>He thought about </text:span><text:span text:style-name="T2">what the preacher said – that a man </text:span><text:span text:style-name="T1">deserts father and </text:span><text:span text:style-name="T3">mother</text:span><text:span text:style-name="T1"> to cleave unto his </text:span><text:span text:style-name="T1">wife, and that this was as it should be. He had always felt his </text:span><text:span text:style-name="T3">greatest love for his </text:span><text:span text:style-name="T3">mother, but now for the first time in his life he began to think of love for </text:span><text:span text:style-name="T3">another woman.</text:span></text:p>
          </table:table-cell>
          <table:table-cell table:number-columns-repeated="1019"/>
        </table:table-row>
        <table:table-row table:style-name="ro26">
          <table:table-cell/>
          <table:table-cell office:value-type="string">
            <text:p>22</text:p>
          </table:table-cell>
          <table:table-cell table:number-columns-repeated="2"/>
          <table:table-cell table:style-name="ce24" office:value-type="string">
            <text:p><text:span text:style-name="T1"><text:s/></text:span><text:span text:style-name="T1">The following Sunday, he went home to the country to see his mother, and told her </text:span><text:span text:style-name="T1">the story of the new love affair. “Bobbie,” said his mother, “you are little over fifteen </text:span><text:span text:style-name="T1">years old, and this is only puppy love, or what they call school-boy and school-girl </text:span><text:span text:style-name="T1">love. It will soon pass away, but there is no harm in it. Love is a great thing and </text:span><text:span text:style-name="T1">some day you will meet the right girl, but there is no use being in any hurry about it.” </text:span><text:span text:style-name="T1">Bobbie told his mother that Marie was the only girl in the world for him, and that he </text:span><text:span text:style-name="T1">would live and work for her; that if he couldn’t marry Marie he never</text:span></text:p>
            <text:p><text:span text:style-name="T1">wanted any other girl. His mother laughed at this and told him that they all thought </text:span><text:span text:style-name="T1">that way over the first love affair, but that after a while, as the years went by and he </text:span><text:span text:style-name="T1">met the real one, this would all pass away. However, she did tell Bobbie that she had </text:span><text:span text:style-name="T1">never forgotten her first love, as there is something different about the first love, </text:span><text:span text:style-name="T1">even tho it doesn’t last.</text:span></text:p>
          </table:table-cell>
          <table:table-cell table:number-columns-repeated="1019"/>
        </table:table-row>
        <table:table-row table:style-name="ro9">
          <table:table-cell/>
          <table:table-cell office:value-type="string">
            <text:p>23</text:p>
          </table:table-cell>
          <table:table-cell table:number-columns-repeated="2"/>
          <table:table-cell table:style-name="ce24" office:value-type="string">
            <text:p><text:span text:style-name="T1">She saw that this love was a great stimulator for Robert and that his ambitions were </text:span><text:span text:style-name="T1">greater than ever. He told his mother that he was going to Sunday School every </text:span><text:span text:style-name="T1">Sunday and that he was studying hard, reading the Bible and learning a lot, and that </text:span><text:span text:style-name="T1">he was preparing to be a great man. His mother said, “</text:span><text:span text:style-name="T3">Bobbie, I have always had </text:span><text:span text:style-name="T3">great faith in you</text:span><text:span text:style-name="T1">, and I know that one day </text:span><text:span text:style-name="T3">my dream will come true</text:span><text:span text:style-name="T1">, and you will </text:span><text:span text:style-name="T1">do something that will make me very proud of you.”</text:span></text:p>
          </table:table-cell>
          <table:table-cell table:number-columns-repeated="1019"/>
        </table:table-row>
        <table:table-row table:style-name="ro6">
          <table:table-cell/>
          <table:table-cell office:value-type="string">
            <text:p>25</text:p>
          </table:table-cell>
          <table:table-cell table:number-columns-repeated="2"/>
          <table:table-cell table:style-name="ce24" office:value-type="string">
            <text:p><text:span text:style-name="T1">1926 was to be one of the most eventful years in the life of Robert Gordon. In the </text:span><text:span text:style-name="T1">Spring his father died suddenly, and after a </text:span><text:span text:style-name="T3">consultation with his mother</text:span><text:span text:style-name="T1">, it was </text:span><text:span text:style-name="T1">decided that he should leave his position, return to the farm and help them to get </text:span><text:span text:style-name="T1">things straightened out</text:span></text:p>
          </table:table-cell>
          <table:table-cell table:number-columns-repeated="1019"/>
        </table:table-row>
        <table:table-row table:style-name="ro5">
          <table:table-cell/>
          <table:table-cell office:value-type="string">
            <text:p>37</text:p>
          </table:table-cell>
          <table:table-cell table:number-columns-repeated="2"/>
          <table:table-cell table:style-name="ce24" office:value-type="string">
            <text:p><text:span text:style-name="T1">Grasp one quickly and carry it thru life, for these are the lilies of faith which s</text:span><text:span text:style-name="T3">mother</text:span><text:span text:style-name="T1"> </text:span><text:span text:style-name="T1">out all the foul weeds in the garden.</text:span></text:p>
          </table:table-cell>
          <table:table-cell table:number-columns-repeated="1019"/>
        </table:table-row>
        <table:table-row table:style-name="ro6">
          <table:table-cell/>
          <table:table-cell office:value-type="string">
            <text:p>54</text:p>
          </table:table-cell>
          <table:table-cell table:number-columns-repeated="2"/>
          <table:table-cell table:style-name="ce24" office:value-type="string">
            <text:p><text:span text:style-name="T1">Ezekiel 16: 1 and 44:</text:span></text:p>
            <text:p><text:span text:style-name="T1">Again the word of the Lord came unto me, saying,</text:span></text:p>
            <text:p><text:span text:style-name="T1">Behold, every one that useth proverbs shall use this proverb</text:span></text:p>
            <text:p><text:span text:style-name="T1">against thee, saying, As is the mother, so is her daughter.</text:span></text:p>
          </table:table-cell>
          <table:table-cell office:value-type="string">
            <text:p>Note that RG's mother had a daughter.</text:p>
          </table:table-cell>
          <table:table-cell table:number-columns-repeated="1018"/>
        </table:table-row>
        <table:table-row table:style-name="ro4">
          <table:table-cell/>
          <table:table-cell office:value-type="string">
            <text:p>64</text:p>
          </table:table-cell>
          <table:table-cell table:number-columns-repeated="2"/>
          <table:table-cell table:style-name="ce64" office:value-type="string">
            <text:p><text:s/>Give my <text:span text:style-name="T5">love to mother</text:span>, and all, Your son, WALTER.</text:p>
          </table:table-cell>
          <table:table-cell table:number-columns-repeated="1019"/>
        </table:table-row>
        <table:table-row table:style-name="ro2">
          <table:table-cell table:number-columns-repeated="4"/>
          <table:table-cell table:style-name="ce24" office:value-type="string">
            <text:p><text:span text:style-name="T1">Ever since I was a small boy, and used to </text:span><text:span text:style-name="T3">kneel at my mother's knee</text:span><text:span text:style-name="T1">, and she </text:span><text:span text:style-name="T1">taught me first to pray, I have believed in that great book and in God's power to </text:span><text:span text:style-name="T1">guide me right and give me understanding of all things.</text:span></text:p>
          </table:table-cell>
          <table:table-cell table:number-columns-repeated="1019"/>
        </table:table-row>
        <table:table-row table:style-name="ro5">
          <table:table-cell/>
          <table:table-cell office:value-type="string">
            <text:p>71</text:p>
          </table:table-cell>
          <table:table-cell table:number-columns-repeated="2"/>
          <table:table-cell table:style-name="ce24" office:value-type="string">
            <text:p><text:span text:style-name="T1">It is the</text:span><text:span text:style-name="T3"> love of my mother</text:span><text:span text:style-name="T1"> and the love of you which has inspired me to greater </text:span><text:span text:style-name="T1">things.</text:span></text:p>
          </table:table-cell>
          <table:table-cell table:number-columns-repeated="1019"/>
        </table:table-row>
        <table:table-row table:style-name="ro2">
          <table:table-cell/>
          <table:table-cell office:value-type="string">
            <text:p>72</text:p>
          </table:table-cell>
          <table:table-cell table:number-columns-repeated="2"/>
          <table:table-cell table:style-name="ce24" office:value-type="string">
            <text:p><text:span text:style-name="T1">It is not the </text:span><text:span text:style-name="T3">money</text:span><text:span text:style-name="T1"> that counts with me, but </text:span><text:span text:style-name="T3">it does count with my father and </text:span><text:span text:style-name="T3">mother</text:span><text:span text:style-name="T1">, and I want you to prove to them that without the help of anyone you can </text:span><text:span text:style-name="T1">make as much money as father has. -Marie</text:span></text:p>
          </table:table-cell>
          <table:table-cell table:number-columns-repeated="1019"/>
        </table:table-row>
        <table:table-row table:style-name="ro6">
          <table:table-cell/>
          <table:table-cell office:value-type="string">
            <text:p>92</text:p>
          </table:table-cell>
          <table:table-cell table:number-columns-repeated="2"/>
          <table:table-cell table:style-name="ce24" office:value-type="string">
            <text:p><text:span text:style-name="T1">I am going to drive out to the farm to see your mother next Sunday if I can get time. </text:span><text:span text:style-name="T1">Want to have a talk with her and tell her of your brilliant achievement. </text:span><text:span text:style-name="T3">It makes </text:span><text:span text:style-name="T3">every mother's heart glad</text:span><text:span text:style-name="T1"> to know that her boy is trying to accomplish something. <text:s/></text:span><text:span text:style-name="T1">- Mr. Kennelworth</text:span></text:p>
          </table:table-cell>
          <table:table-cell table:number-columns-repeated="1019"/>
        </table:table-row>
        <table:table-row table:style-name="ro2">
          <table:table-cell/>
          <table:table-cell office:value-type="string">
            <text:p>94</text:p>
          </table:table-cell>
          <table:table-cell table:number-columns-repeated="2"/>
          <table:table-cell table:style-name="ce24" office:value-type="string">
            <text:p><text:span text:style-name="T1">I do </text:span><text:span text:style-name="T3">hope and pray as your mother does,</text:span><text:span text:style-name="T1"> that the days of wars may pass away; </text:span><text:span text:style-name="T1">that man may cease to fight and may know and understand each other, setting their </text:span><text:span text:style-name="T1">differences on the basis of </text:span><text:span text:style-name="T3">love</text:span><text:span text:style-name="T1">. -Marie</text:span></text:p>
          </table:table-cell>
          <table:table-cell table:number-columns-repeated="1019"/>
        </table:table-row>
        <table:table-row table:style-name="ro24">
          <table:table-cell/>
          <table:table-cell office:value-type="string">
            <text:p>99</text:p>
          </table:table-cell>
          <table:table-cell office:value-type="string">
            <text:p>May 1</text:p>
          </table:table-cell>
          <table:table-cell/>
          <table:table-cell table:style-name="ce24" office:value-type="string">
            <text:p><text:span text:style-name="T1">On Sunday, May 1st, Robert went to visit his </text:span><text:span text:style-name="T3">mother </text:span><text:span text:style-name="T1">in the country. He found that </text:span><text:span text:style-name="T1">Mr. Kennelworth had been there and told her of Robert's success and his faith in </text:span><text:span text:style-name="T1">him. Robert's </text:span><text:span text:style-name="T3">mother was very happy </text:span><text:span text:style-name="T1">when he told her that cotton was advancing </text:span><text:span text:style-name="T1">and he was making money rapidly and Mr. Kennelworth was making money; </text:span><text:span text:style-name="T2"><text:s/></text:span><text:span text:style-name="T12">Mrs. </text:span><text:span text:style-name="T12">Gordon was very happy </text:span><text:span text:style-name="T2">to learn of her </text:span><text:span text:style-name="T1">boy's success. </text:span><text:span text:style-name="T3">She was sad when he </text:span><text:span text:style-name="T3">began to talk about war.</text:span><text:span text:style-name="T1"> Robert assured her that the Bible plainly foretold the great </text:span><text:span text:style-name="T1">war which was to be fought in the air and that it was his duty to help protect his </text:span><text:span text:style-name="T1">country. While his mother admired his patriotism, she again referred to the dream </text:span><text:span text:style-name="T1">that she had had years before, about a great war which would come and in which </text:span><text:span text:style-name="T1">she thought that Robert lost his life in San Francisco.</text:span></text:p>
          </table:table-cell>
          <table:table-cell table:number-columns-repeated="1019"/>
        </table:table-row>
        <table:table-row table:style-name="ro5">
          <table:table-cell/>
          <table:table-cell office:value-type="string">
            <text:p>100</text:p>
          </table:table-cell>
          <table:table-cell table:number-columns-repeated="2"/>
          <table:table-cell table:style-name="ce24" office:value-type="string">
            <text:p>Mrs. Gordon felt that her faith in Robert had been justified and that she understood him better than his father and brother.</text:p>
          </table:table-cell>
          <table:table-cell table:number-columns-repeated="1019"/>
        </table:table-row>
        <table:table-row table:style-name="ro5">
          <table:table-cell/>
          <table:table-cell office:value-type="string">
            <text:p>110</text:p>
          </table:table-cell>
          <table:table-cell table:number-columns-repeated="2"/>
          <table:table-cell table:style-name="ce24" office:value-type="string">
            <text:p><text:span text:style-name="T1">that regardless of money or conditions, she would leave father,</text:span><text:span text:style-name="T3"> mother</text:span><text:span text:style-name="T1">, brothers </text:span><text:span text:style-name="T1">and sisters, and go with him anywhere, even unto the ends of the earth, -Marie</text:span></text:p>
          </table:table-cell>
          <table:table-cell table:number-columns-repeated="1019"/>
        </table:table-row>
        <table:table-row table:style-name="ro5">
          <table:table-cell/>
          <table:table-cell office:value-type="string">
            <text:p>114</text:p>
          </table:table-cell>
          <table:table-cell table:number-columns-repeated="2"/>
          <table:table-cell table:style-name="ce24" office:value-type="string">
            <text:p><text:span text:style-name="T1">No one in Texarkana but Robert's </text:span><text:span text:style-name="T3">mother</text:span><text:span text:style-name="T1"> and Mr. Kennelworth knew about the </text:span><text:span text:style-name="T1">secret Elopement.</text:span></text:p>
          </table:table-cell>
          <table:table-cell table:number-columns-repeated="1019"/>
        </table:table-row>
        <table:table-row table:style-name="ro2">
          <table:table-cell/>
          <table:table-cell office:value-type="string">
            <text:p>134</text:p>
          </table:table-cell>
          <table:table-cell table:number-columns-repeated="2"/>
          <table:table-cell table:style-name="ce24" office:value-type="string">
            <text:p><text:span text:style-name="T1">It was too much for him. He broke down completely and wept like a baby. Alone he </text:span><text:span text:style-name="T1">was -- the most alone he had ever been in his life before -- away from friends, away </text:span><text:span text:style-name="T1">from </text:span><text:span text:style-name="T3">mother</text:span><text:span text:style-name="T1">, and above all, separated from Marie, who meant more than life to him.</text:span></text:p>
          </table:table-cell>
          <table:table-cell table:number-columns-repeated="1019"/>
        </table:table-row>
        <table:table-row table:style-name="ro5">
          <table:table-cell/>
          <table:table-cell office:value-type="string">
            <text:p>142</text:p>
          </table:table-cell>
          <table:table-cell table:number-columns-repeated="2"/>
          <table:table-cell table:style-name="ce24" office:value-type="string">
            <text:p><text:span text:style-name="T1">It was an unselfish prayer; the kind of a prayer that a </text:span><text:span text:style-name="T3">mother</text:span><text:span text:style-name="T1"> prays when her child is </text:span><text:span text:style-name="T1">lost, when she thinks nothing of herself but only of the child that </text:span><text:span text:style-name="T3">she loves</text:span><text:span text:style-name="T1">.</text:span></text:p>
          </table:table-cell>
          <table:table-cell table:number-columns-repeated="1019"/>
        </table:table-row>
        <table:table-row table:style-name="ro7">
          <table:table-cell/>
          <table:table-cell office:value-type="string">
            <text:p>158-159</text:p>
          </table:table-cell>
          <table:table-cell table:number-columns-repeated="2"/>
          <table:table-cell table:style-name="ce24" office:value-type="string">
            <text:p><text:span text:style-name="T1">Robert opened the telegram hurriedly, hoping that it was something from Marie, but </text:span><text:span text:style-name="T1">found it was a telegram from his mother in which she congratulated him on his </text:span><text:span text:style-name="T1">birthday the following day, and encouraged him to hope for the best and not give </text:span><text:span text:style-name="T1">way to despair in case Marie did not show up. The special-delivery letter was also </text:span><text:span text:style-name="T1">from Robert's mother. <text:s/>Letter follows from mother on page 159. <text:s/></text:span><text:span text:style-name="T2"><text:s/>Robert was happy </text:span><text:span text:style-name="T2">to get the letter from his mother </text:span><text:span text:style-name="T1">because she always encouraged him and he knew </text:span><text:span text:style-name="T1">that no matter what happened, her faith in him would always remain the same and </text:span><text:span text:style-name="T1">her love would endure forever.</text:span></text:p>
          </table:table-cell>
          <table:table-cell table:number-columns-repeated="1019"/>
        </table:table-row>
        <table:table-row table:style-name="ro6">
          <table:table-cell/>
          <table:table-cell office:value-type="string">
            <text:p>183</text:p>
          </table:table-cell>
          <table:table-cell table:number-columns-repeated="2"/>
          <table:table-cell table:style-name="ce24"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2">
          <table:table-cell/>
          <table:table-cell office:value-type="string">
            <text:p>190</text:p>
          </table:table-cell>
          <table:table-cell table:number-columns-repeated="2"/>
          <table:table-cell table:style-name="ce24" office:value-type="string">
            <text:p><text:span text:style-name="T1">It may be a mother, sister or sweetheart, but the love of a woman is always the </text:span><text:span text:style-name="T1">motive behind the</text:span></text:p>
            <text:p><text:span text:style-name="T1">great achievements of men.</text:span></text:p>
          </table:table-cell>
          <table:table-cell table:number-columns-repeated="1019"/>
        </table:table-row>
        <table:table-row table:style-name="ro6">
          <table:table-cell/>
          <table:table-cell office:value-type="string">
            <text:p>203</text:p>
          </table:table-cell>
          <table:table-cell table:number-columns-repeated="2"/>
          <table:table-cell table:style-name="ce24"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3">
          <table:table-cell/>
          <table:table-cell office:value-type="string">
            <text:p>224</text:p>
          </table:table-cell>
          <table:table-cell table:number-columns-repeated="2"/>
          <table:table-cell table:style-name="ce24" office:value-type="string">
            <text:p><text:span text:style-name="T1">His heart turned to his next dearest friend – his mother. He decided to try to make it </text:span><text:span text:style-name="T1">the happiest</text:span></text:p>
            <text:p><text:span text:style-name="T1">Christmas of her life and bought her every kind of a present that he thought would </text:span><text:span text:style-name="T1">make her happy and comfortable and sent her a check for $5,000.00 to do with just </text:span><text:span text:style-name="T1">as she pleased and buy anything she wanted.</text:span></text:p>
          </table:table-cell>
          <table:table-cell table:number-columns-repeated="1019"/>
        </table:table-row>
        <table:table-row table:style-name="ro6">
          <table:table-cell/>
          <table:table-cell office:value-type="string">
            <text:p>227</text:p>
          </table:table-cell>
          <table:table-cell office:value-type="string">
            <text:p>May 1928</text:p>
          </table:table-cell>
          <table:table-cell/>
          <table:table-cell table:style-name="ce24" office:value-type="string">
            <text:p>When the meeting was over, J. H. Kennelworth drove out to the country home of Amelia Gordon, Robert's mother. Told her of her boy's success and the plans to meet him in New York and give him a great reception, inviting her to go on the <text:span text:style-name="T5">special train</text:span> as a guest of honor. She thankfully accepted.</text:p>
          </table:table-cell>
          <table:table-cell table:number-columns-repeated="1019"/>
        </table:table-row>
        <table:table-row table:style-name="ro2">
          <table:table-cell/>
          <table:table-cell office:value-type="string">
            <text:p>228</text:p>
          </table:table-cell>
          <table:table-cell table:number-columns-repeated="2"/>
          <table:table-cell table:style-name="ce24"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10">
          <table:table-cell/>
          <table:table-cell office:value-type="string">
            <text:p>228-229</text:p>
          </table:table-cell>
          <table:table-cell table:number-columns-repeated="2"/>
          <table:table-cell table:style-name="ce24"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2">
          <table:table-cell/>
          <table:table-cell office:value-type="string">
            <text:p>255</text:p>
          </table:table-cell>
          <table:table-cell table:number-columns-repeated="2"/>
          <table:table-cell table:style-name="ce24"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2">
          <table:table-cell/>
          <table:table-cell office:value-type="string">
            <text:p>293</text:p>
          </table:table-cell>
          <table:table-cell table:number-columns-repeated="2"/>
          <table:table-cell table:style-name="ce24"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5">
          <table:table-cell/>
          <table:table-cell office:value-type="string">
            <text:p>293</text:p>
          </table:table-cell>
          <table:table-cell table:number-columns-repeated="2"/>
          <table:table-cell table:style-name="ce24" office:value-type="string">
            <text:p>He prayed for his dear old mother and prayed for Marie that she might be safe and her life be spared, no matter what his fate might be.</text:p>
          </table:table-cell>
          <table:table-cell table:number-columns-repeated="1019"/>
        </table:table-row>
        <table:table-row table:style-name="ro5">
          <table:table-cell/>
          <table:table-cell office:value-type="string">
            <text:p>401</text:p>
          </table:table-cell>
          <table:table-cell table:number-columns-repeated="2"/>
          <table:table-cell table:style-name="ce24" office:value-type="string">
            <text:p>His dear old mother was the happiest woman in the world. She greeted him affectionately; told him that all her dreams about him had come true.</text:p>
          </table:table-cell>
          <table:table-cell table:number-columns-repeated="1019"/>
        </table:table-row>
        <table:table-row table:style-name="ro9">
          <table:table-cell/>
          <table:table-cell office:value-type="string">
            <text:p>410</text:p>
          </table:table-cell>
          <table:table-cell table:number-columns-repeated="2"/>
          <table:table-cell table:style-name="ce24" office:value-type="string">
            <text:p><text:span text:style-name="T4">"I demand that the terms of peace be signed by women as well as men. They are </text:span><text:span text:style-name="T4">more just and merciful and will rule the country in the future. If women must continue </text:span><text:span text:style-name="T4">to be the </text:span><text:span text:style-name="T3">mothers</text:span><text:span text:style-name="T4"> of our men, they must have the right to decide whether their sons </text:span><text:span text:style-name="T4">shall be sent to war or not. It will take time to arrange the plans for cities and </text:span><text:span text:style-name="T4">countries as outlined by Ezekiel and I expect that the terms will be acceptable and </text:span><text:span text:style-name="T4">signed by the good women of every nation.</text:span></text:p>
          </table:table-cell>
          <table:table-cell table:number-columns-repeated="1019"/>
        </table:table-row>
        <table:table-row table:style-name="ro6">
          <table:table-cell/>
          <table:table-cell office:value-type="string">
            <text:p>413</text:p>
          </table:table-cell>
          <table:table-cell table:number-columns-repeated="2"/>
          <table:table-cell table:style-name="ce70"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5">
          <table:table-cell/>
          <table:table-cell office:value-type="string">
            <text:p>415</text:p>
          </table:table-cell>
          <table:table-cell table:number-columns-repeated="2"/>
          <table:table-cell table:style-name="ce24" office:value-type="string">
            <text:p>You have been loyal to your mother, true and faithful to Marie and now I want to read Marie's letter to you written the day she disappeared.</text:p>
          </table:table-cell>
          <table:table-cell table:number-columns-repeated="1019"/>
        </table:table-row>
        <table:table-row table:style-name="ro5" table:number-rows-repeated="1048528">
          <table:table-cell table:number-columns-repeated="1024"/>
        </table:table-row>
        <table:table-row table:style-name="ro5">
          <table:table-cell table:number-columns-repeated="1024"/>
        </table:table-row>
      </table:table>
      <table:table table:name="Lindberg" table:style-name="ta1" table:print="false">
        <table:table-column table:style-name="co57" table:number-columns-repeated="2" table:default-cell-style-name="Default"/>
        <table:table-column table:style-name="co72" table:default-cell-style-name="ce4"/>
        <table:table-column table:style-name="co7" table:default-cell-style-name="Default"/>
        <table:table-column table:style-name="co73" table:default-cell-style-name="ce2"/>
        <table:table-column table:style-name="co74" table:default-cell-style-name="ce2"/>
        <table:table-row table:style-name="ro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office:value-type="float" office:value="8">
            <text:p>8</text:p>
          </table:table-cell>
          <table:table-cell office:value-type="float" office:value="88">
            <text:p>88</text:p>
          </table:table-cell>
          <table:table-cell table:style-name="ce44" office:value-type="string">
            <text:p><text:s/>May 21, 1927</text:p>
          </table:table-cell>
          <table:table-cell/>
          <table:table-cell table:style-name="ce8" office:value-type="string">
            <text:p><text:s/>May 21, 1927, Charles A. Lindbergh made the first successful flight across the Atlantic from New York to Paris.</text:p>
          </table:table-cell>
          <table:table-cell/>
        </table:table-row>
        <table:table-row table:style-name="ro47">
          <table:table-cell office:value-type="float" office:value="9">
            <text:p>9</text:p>
          </table:table-cell>
          <table:table-cell office:value-type="float" office:value="101">
            <text:p>101</text:p>
          </table:table-cell>
          <table:table-cell table:style-name="ce44" office:value-type="string">
            <text:p>May 7, 1927</text:p>
          </table:table-cell>
          <table:table-cell/>
          <table:table-cell table:style-name="ce8" office:value-type="string">
            <text:p><text:span text:style-name="T1"><text:s/></text:span><text:span text:style-name="T1">Robert then confided to Mr. Kennelworth that he was very anxious to go to New York just as soon as possible. He had been reading about the </text:span><text:span text:style-name="T3">contemplated</text:span><text:span text:style-name="T1"> flights of the airplanes from </text:span><text:span text:style-name="T3">New York across the Atlantic</text:span><text:span text:style-name="T1">, and he wanted to be in New York by his birthday in June, 1927, because he figured by that time the </text:span><text:span text:style-name="T3">airplanes would have crossed the Atlantic</text:span><text:span text:style-name="T1"> and there </text:span><text:span text:style-name="T2"><text:s/>would be great excitement in New York. He wished to </text:span><text:span text:style-name="T1">be there and get all the information he could about airplanes, because he wanted to start building his own just as soon as he had money enough and felt that he could do so. </text:span><text:span text:style-name="T2"><text:s/>After his conference with Mr. Kennelworth, Robert </text:span><text:span text:style-name="T1">wired Marie as follows: </text:span><text:span text:style-name="T49">EXPECT TO BE WITH YOU SUNDAY WILL COME OVER ON AFTERNOON TRAIN TODAY. </text:span><text:span text:style-name="T1"><text:s/>Robert arrived in Sherman, Texas, Saturday evening, and Marie met him at the train. She was overjoyed at Robert's success. They spent Saturday evening and Sunday together.</text:span></text:p>
          </table:table-cell>
          <table:table-cell/>
        </table:table-row>
        <table:table-row table:style-name="ro48">
          <table:table-cell office:value-type="float" office:value="10">
            <text:p>10</text:p>
          </table:table-cell>
          <table:table-cell office:value-type="string">
            <text:p>105, 106</text:p>
          </table:table-cell>
          <table:table-cell office:value-type="string">
            <text:p>May 21, 1927</text:p>
          </table:table-cell>
          <table:table-cell/>
          <table:table-cell table:style-name="ce6" office:value-type="string">
            <text:p>May 21st was a red-letter day in the life of Robert Gordon. Wheat, corn and cotton all advanced to the highest levels of the season. Robert had read reports in the paper that Charles A. Lindbergh had started on his<text:span text:style-name="T5"> lone flight</text:span> from New York to Paris. <text:span text:style-name="T2"><text:s/>He </text:span><text:span text:style-name="T1">went down to the </text:span><text:span text:style-name="T3">telegraph office</text:span><text:span text:style-name="T1"> in the afternoon to inquire if there was any news about the success of Lindbergh's flight. The operator said that nothing had come over the wire yet, but there had been a report that Lindbergh had passed over Ireland early that morning. Robert waited in the telegraph office until about </text:span><text:span text:style-name="T3">5 P.M. </text:span><text:span text:style-name="T1">when a </text:span><text:span text:style-name="T3">flash</text:span><text:span text:style-name="T1"> came over the </text:span><text:span text:style-name="T3">wire</text:span><text:span text:style-name="T1"> that Lindbergh had landed in Paris.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pan><text:span text:style-name="T2"><text:s/>Kennelworth to take place on May 31, 1927. Mr. Kennelworth </text:span><text:span text:style-name="T1">accepted the resignation with the understanding and promise from Robert that if anything went wrong or he should lose his money or meet with disappointments in New York, he would immediately return and assume his old position.</text:span></text:p>
          </table:table-cell>
          <table:table-cell/>
        </table:table-row>
        <table:table-row table:style-name="ro50">
          <table:table-cell office:value-type="float" office:value="10">
            <text:p>10</text:p>
          </table:table-cell>
          <table:table-cell office:value-type="float" office:value="106">
            <text:p>106</text:p>
          </table:table-cell>
          <table:table-cell table:number-columns-repeated="2"/>
          <table:table-cell table:style-name="ce8" office:value-type="string">
            <text:p><text:span text:style-name="T1"><text:s/></text:span><text:span text:style-name="T1">MY DEAREST MARIE,</text:span></text:p>
            <text:p><text:span text:style-name="T1">The past week has been a great one for us, and yesterday, the 21st, was the greatest day in history. Lindbergh,</text:span><text:span text:style-name="T3"> the lone aviator</text:span><text:span text:style-name="T1">, crossed the Atlantic and landed safely in Paris. Wheat, corn and cotton went up and we made more money. Profits are piling up fast, and I will soon have plenty of money to build my airplane. 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 </text:span><text:span text:style-name="T3">Cotton</text:span><text:span text:style-name="T1"> is going away up in the </text:span><text:span text:style-name="T3">early part of June </text:span><text:span text:style-name="T1">and </text:span><text:span text:style-name="T3">wheat</text:span><text:span text:style-name="T1"> is going very high in the </text:span><text:span text:style-name="T3">latter part of May and early June.</text:span><text:span text:style-name="T1"> I will sell out and take some of my profits so we can get started in good shape.</text:span></text:p>
          </table:table-cell>
          <table:table-cell/>
        </table:table-row>
        <table:table-row table:style-name="ro51">
          <table:table-cell office:value-type="float" office:value="10">
            <text:p>10</text:p>
          </table:table-cell>
          <table:table-cell office:value-type="float" office:value="107">
            <text:p>107</text:p>
          </table:table-cell>
          <table:table-cell table:number-columns-repeated="2"/>
          <table:table-cell table:style-name="ce8" office:value-type="string">
            <text:p><text:s/>During <text:span text:style-name="T5">the week ending May 28th</text:span>, Robert watched the markets very closely because he figured that wheat and corn would be<text:span text:style-name="T5"> top around May 28th to June 1st. </text:span>He wanted to sell out and get the profits so that he could go to New York. Cotton advanced to the highest level that week and on Saturday, July was up to 16.40.</text:p>
          </table:table-cell>
          <table:table-cell/>
        </table:table-row>
        <table:table-row table:style-name="ro55">
          <table:table-cell office:value-type="float" office:value="10">
            <text:p>10</text:p>
          </table:table-cell>
          <table:table-cell office:value-type="float" office:value="108">
            <text:p>108</text:p>
          </table:table-cell>
          <table:table-cell table:number-columns-repeated="2"/>
          <table:table-cell table:style-name="ce8" office:value-type="string">
            <text:p><text:s/>As the train rolled across the plains of Texas and Robert watched the sun setting across the prairies on that Saturday afternoon, he dreamed of the day when he, like Lindbergh, would <text:span text:style-name="T5">cross the country in his great airplane</text:span>. He could think of nothing else but Lindbergh's great flight and what it meant to the <text:span text:style-name="T5">world</text:span>. He realized that Ezekiel's prophecy of that war which was to come and be fought in the air, was coming true, and the great plane described by Ezekiel, the eagle with wheel within a wheel, would one day become a reality. He could now see the possibilities of his dream being fulfilled and he was sure of success.</text:p>
          </table:table-cell>
          <table:table-cell/>
        </table:table-row>
        <table:table-row table:style-name="ro6">
          <table:table-cell office:value-type="float" office:value="10">
            <text:p>10</text:p>
          </table:table-cell>
          <table:table-cell office:value-type="float" office:value="109">
            <text:p>109</text:p>
          </table:table-cell>
          <table:table-cell table:number-columns-repeated="2"/>
          <table:table-cell table:style-name="ce8" office:value-type="string">
            <text:p><text:span text:style-name="T1">[Marie] told Robert that he was a wonder that he was one of the greatest young men in the</text:span></text:p>
            <text:p><text:span text:style-name="T1">world and a genius, and that he would be a greater man than Lindbergh </text:span><text:span text:style-name="T3">when he was as old as Lindbergh</text:span><text:span text:style-name="T1">.</text:span></text:p>
          </table:table-cell>
          <table:table-cell/>
        </table:table-row>
        <table:table-row table:style-name="ro18">
          <table:table-cell office:value-type="float" office:value="10">
            <text:p>10</text:p>
          </table:table-cell>
          <table:table-cell office:value-type="string">
            <text:p>111, 112</text:p>
          </table:table-cell>
          <table:table-cell table:number-columns-repeated="2"/>
          <table:table-cell office:value-type="string">
            <text:p><text:span text:style-name="T1"><text:s/></text:span><text:span text:style-name="T1">Robert talked of the great feat of Lindbergh and of the honors that he would receive from the foreign countries, and told Marie what a great time they would have, as Mr. Kennelworth was going to New York and they would all be there at the great reception when Lindbergh</text:span></text:p>
            <text:p><text:span text:style-name="T1">returned. He said good-bye to her on Monday afternoon and started back for Texarkana, knowing that the next time he would meet her, would be on board the train for St. Louis, where she would become his wife. From that time on, Robert counted the minutes, in</text:span></text:p>
            <text:p><text:span text:style-name="T1">anticipation of the great happiness of the following Sunday when they would be married in St. Louis.</text:span><text:span text:style-name="T3"> [RG] was strongly attracted to St. Louis because Lindbergh had left from there in the "Spirit of St. Louis,"</text:span><text:span text:style-name="T1"> on his successful flight. He thought it would be good luck to </text:span><text:span text:style-name="T2"><text:s/>marry in St. Louis and start from there to New York </text:span><text:span text:style-name="T1">to spend their honeymoon.</text:span></text:p>
          </table:table-cell>
          <table:table-cell/>
        </table:table-row>
        <table:table-row table:style-name="ro16">
          <table:table-cell office:value-type="float" office:value="12">
            <text:p>12</text:p>
          </table:table-cell>
          <table:table-cell office:value-type="float" office:value="141">
            <text:p>141</text:p>
          </table:table-cell>
          <table:table-cell office:value-type="string">
            <text:p>None given, but current date in the story is June 6, 1927</text:p>
          </table:table-cell>
          <table:table-cell/>
          <table:table-cell table:style-name="ce8" office:value-type="string">
            <text:p><text:span text:style-name="T1"><text:s/></text:span><text:span text:style-name="T1">After Robert received this telephone message he was more hopeful. He secured a morning newspaper and found the headlines filled with Lindbergh. Read about the preparations for </text:span><text:span text:style-name="T3">Captain Lindbergh’s</text:span><text:span text:style-name="T1"> return to Washington and New York and the plans for his reception. 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table-row>
        <table:table-row table:style-name="ro56">
          <table:table-cell office:value-type="float" office:value="12">
            <text:p>12</text:p>
          </table:table-cell>
          <table:table-cell office:value-type="float" office:value="146">
            <text:p>146</text:p>
          </table:table-cell>
          <table:table-cell office:value-type="string">
            <text:p>None given, but current date in the story is June 6, 1927</text:p>
          </table:table-cell>
          <table:table-cell/>
          <table:table-cell table:style-name="ce9" office:value-type="string">
            <text:p><text:span text:style-name="T1"><text:s/></text:span><text:span text:style-name="T1">Robert was still holding his Right Aeroplane stock, which he had bought at </text:span><text:span text:style-name="T3">31</text:span><text:span text:style-name="T1"> on May 21st, the day that </text:span><text:span text:style-name="T3">Captain Lindbergh</text:span><text:span text:style-name="T1"> completed his successful flight to Paris. 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table-row>
        <table:table-row table:style-name="ro16">
          <table:table-cell office:value-type="float" office:value="12">
            <text:p>12</text:p>
          </table:table-cell>
          <table:table-cell office:value-type="float" office:value="152">
            <text:p>152</text:p>
          </table:table-cell>
          <table:table-cell office:value-type="string">
            <text:p>Tuesday, June 7, 1927</text:p>
          </table:table-cell>
          <table:table-cell/>
          <table:table-cell table:style-name="ce8" office:value-type="string">
            <text:p><text:span text:style-name="T1"><text:s/></text:span><text:span text:style-name="T1">Robert awoke on Tuesday morning feeling much better, had his breakfast early, bought the newspaper and read all about the receptions being planned for </text:span><text:span text:style-name="T3">Colonel Lindbergh</text:span><text:span text:style-name="T1"> and again the wish stole into his heart and the hope was revived that in some way Marie might be with him when Lindbergh arrived in New York. Later in the day he received telegrams at his hotel from his broker, advising of the purchase of October and December cotton and also the purchase of July wheat.</text:span></text:p>
          </table:table-cell>
          <table:table-cell/>
        </table:table-row>
        <table:table-row table:style-name="ro7">
          <table:table-cell office:value-type="float" office:value="13">
            <text:p>13</text:p>
          </table:table-cell>
          <table:table-cell office:value-type="float" office:value="163">
            <text:p>163</text:p>
          </table:table-cell>
          <table:table-cell office:value-type="string">
            <text:p>June 9, 1927, between 12:00 pm and 2:00 pm.</text:p>
          </table:table-cell>
          <table:table-cell/>
          <table:table-cell table:style-name="ce8" office:value-type="string">
            <text:p><text:span text:style-name="T1"><text:s/></text:span><text:span text:style-name="T1">A little later in the day Robert received a long telegram from Mr. Kennelworth, congratulating him on his birthday and offering words of encouragement, also telling Robert that </text:span><text:span text:style-name="T3">he expected to leave Texarkana on Friday night, June 10th, and arrive in St. Louis some time in the morning</text:span><text:span text:style-name="T1"> and that Robert should be ready to start with him to </text:span><text:span text:style-name="T3">New York</text:span><text:span text:style-name="T1">, as he wanted to be there when </text:span><text:span text:style-name="T3">Lindbergh</text:span><text:span text:style-name="T1"> arrived. Robert received another telegram from his mother congratulating him on his birthday and wishing him every success and happiness.</text:span></text:p>
          </table:table-cell>
          <table:table-cell/>
        </table:table-row>
        <table:table-row table:style-name="ro57">
          <table:table-cell office:value-type="float" office:value="14">
            <text:p>14</text:p>
          </table:table-cell>
          <table:table-cell office:value-type="float" office:value="180">
            <text:p>180</text:p>
          </table:table-cell>
          <table:table-cell table:number-columns-repeated="2"/>
          <table:table-cell office:value-type="string">
            <text:p><text:span text:style-name="T1"><text:s/></text:span><text:span text:style-name="T1">Robert returned to his hotel more hopeful and with the firm decision to face the future and carry out his plans, living faithful to Marie. On his arrival at the hotel, he received a telegram from Mr. Kennelworth, reading:</text:span></text:p>
            <text:p><text:span text:style-name="T49">LEAVING ON THE SUNSHINE SPECIAL TONIGHT [June 10, 1927] ARRIVE ST. LOUIS</text:span></text:p>
            <text:p><text:span text:style-name="T49">SATURDAY MORNING [June 11, 1927] BE READY TO LEAVE IMMEDIATELY WITH ME</text:span></text:p>
            <text:p><text:span text:style-name="T49">FOR NEW YORK.</text:span><text:span text:style-name="T2"> Robert was more cheerful after reading this message because </text:span><text:span text:style-name="T1">since Marie’s disappearance he had not met a man or woman he had ever known before. Mr. Kennelworth was a dear friend of his and it would be very comforting to meet him and talk over his troubles. He was also anxious to meet his old pal, Walter Kennelworth, so he decided to get ready to go on to New York. The big reception for </text:span><text:span text:style-name="T3">Colonel Charles A. Lindbergh</text:span><text:span text:style-name="T1"> was planned and would take place in New York on </text:span><text:span text:style-name="T3">Monday, June 13</text:span><text:span text:style-name="T43">th</text:span><text:span text:style-name="T3"> [1927]</text:span><text:span text:style-name="T1">,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text:span><text:span text:style-name="T3">Captain Lindbergh</text:span><text:span text:style-name="T1"> and his plane, </text:span><text:span text:style-name="T3">“The Spirit of St. Louis,”</text:span><text:span text:style-name="T1"> for Robert was dreaming of the day when he would complete his own great plane according to Ezekiel’s plan.</text:span></text:p>
          </table:table-cell>
          <table:table-cell/>
        </table:table-row>
        <table:table-row table:style-name="ro10">
          <table:table-cell office:value-type="float" office:value="15">
            <text:p>15</text:p>
          </table:table-cell>
          <table:table-cell office:value-type="float" office:value="187">
            <text:p>187</text:p>
          </table:table-cell>
          <table:table-cell office:value-type="string">
            <text:p>Monday, June 13, 1927.</text:p>
          </table:table-cell>
          <table:table-cell/>
          <table:table-cell table:style-name="ce8" office:value-type="string">
            <text:p><text:span text:style-name="T1">On the following day, Monday, June 13th, Mr. Kennelworth, Robert and Walter arose early to be ready for </text:span><text:span text:style-name="T3">Colonel Lindbergh’s</text:span><text:span text:style-name="T1"> triumphant march up Broadway. Robert was very enthusiastic about it and talked about what a great achievement it was and what it meant to the world, especially to the United States. Walter told him that they must get busy and start to lay out the plans to build Robert’s great airplane. </text:span><text:span text:style-name="T2"><text:s/>Thru all the surging crowds, he </text:span><text:span text:style-name="T1">stared in the face of every woman, hoping that Marie, if she was alive, might have decided to come to New York for the </text:span><text:span text:style-name="T4">Lindbergh</text:span><text:span text:style-name="T1"> reception. It was a great day for </text:span><text:span text:style-name="T3">Colonel Lindbergh</text:span><text:span text:style-name="T1">, and a great day for Robert, because it encouraged his hope for the day, and believed it would come to pass when airplanes would conquer the world and bring universal peace.</text:span></text:p>
          </table:table-cell>
          <table:table-cell/>
        </table:table-row>
        <table:table-row table:style-name="ro7">
          <table:table-cell office:value-type="float" office:value="15">
            <text:p>15</text:p>
          </table:table-cell>
          <table:table-cell office:value-type="float" office:value="194">
            <text:p>194</text:p>
          </table:table-cell>
          <table:table-cell office:value-type="string">
            <text:p>A few days after June 13, 1927.</text:p>
          </table:table-cell>
          <table:table-cell/>
          <table:table-cell table:style-name="ce8" office:value-type="string">
            <text:p><text:span text:style-name="T1"><text:s/></text:span><text:span text:style-name="T1">A few days after New York’s reception to </text:span><text:span text:style-name="T3">Colonel Lindbergh</text:span><text:span text:style-name="T1">, Robert decided to get down to business. He visited his brokers in Wall Street, talked over the market situation and found that they did not agree with his ideas and views. Decided to open an office at 69 Wall Street, and Walter was to work with him when he had time from his studies. They consulted about a</text:span></text:p>
            <text:p><text:span text:style-name="T1">stenographer or office assistant. Walter had met Miss Edna Quinton, a very talented girl, whom he thought was the most competent he had ever known, so Robert gave her a position in his office.</text:span></text:p>
          </table:table-cell>
          <table:table-cell/>
        </table:table-row>
        <table:table-row table:style-name="ro29">
          <table:table-cell office:value-type="float" office:value="19">
            <text:p>19</text:p>
          </table:table-cell>
          <table:table-cell office:value-type="float" office:value="225">
            <text:p>225</text:p>
          </table:table-cell>
          <table:table-cell office:value-type="string">
            <text:p>Early part of 1928.</text:p>
          </table:table-cell>
          <table:table-cell/>
          <table:table-cell table:style-name="ce6" office:value-type="string">
            <text:p><text:span text:style-name="T1"><text:s/></text:span><text:span text:style-name="T1">His first airplane (</text:span><text:span text:style-name="T3">St. Marie</text:span><text:span text:style-name="T1">) was now completed,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text:span><text:span text:style-name="T3">a new Lindbergh of the air</text:span><text:span text:style-name="T1">. There was an extra motor built with a collapsible propeller so that he could shift it from the center of the airplane to the tail, enabling it to go backward or forward as he willed. The wings were so arranged that they could either re</text:span><text:span text:style-name="T2">main stationary or be set in motion up or down by </text:span><text:span text:style-name="T1">motor. This was a new and valuable feature in the construction of airplanes. <text:s/></text:span><text:span text:style-name="T2"><text:s/>In the St. Marie, RG visited England, France, </text:span><text:span text:style-name="T1">Germany and in the </text:span><text:span text:style-name="T3">Spring of 1928 </text:span><text:span text:style-name="T1">made the longest successful flight to Japan, where he was received with great honor. </text:span><text:span text:style-name="T3">Japan was very much interested in his new plane and in his muffler. </text:span><text:span text:style-name="T1">The Japanese Government quickly closed a deal and </text:span><text:span text:style-name="T3">bought his invention</text:span><text:span text:style-name="T1"> for a large sum of money. <text:s/></text:span><text:span text:style-name="T2"><text:s/>He returned to New York </text:span><text:span text:style-name="T1">in the </text:span><text:span text:style-name="T3">Summer of 1928 </text:span><text:span text:style-name="T1">and was now reputed as being worth more than a million dollars, after making more successful deals in stocks, cotton and wheat.</text:span></text:p>
          </table:table-cell>
          <table:table-cell/>
        </table:table-row>
        <table:table-row table:style-name="ro16">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25" office:value-type="string">
            <text:p><text:s/>The President [of France] notified [Supreme Commander Gordon] that France would declare a holiday and give <text:span text:style-name="T6">[Supreme Commander Gordon]</text:span> a reception greater than that tendered <text:span text:style-name="T5">Captain Lindbergh </text:span><text:span text:style-name="T13">when he landed there on</text:span><text:span text:style-name="T5"> May 21st, 1927. </text:span><text:span text:style-name="T21">[Supreme Commander Gordon]</text:span> informed the President [of France] that his time was limited, but in appreciation of the friendship of France he would anchor Marie the Angel of Mercy over Paris and arrange lights to play upon her to make her visible so the people could see this wonderful ship.</text:p>
          </table:table-cell>
          <table:table-cell/>
        </table:table-row>
        <table:table-row table:style-name="ro3">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8" office:value-type="string">
            <text:p><text:span text:style-name="T1"><text:s/></text:span><text:span text:style-name="T50">[Supreme Commander Gordon]</text:span><text:span text:style-name="T1"> left Berlin and was in Paris in a short time. France had sent thousands of her planes into the air signaling the "Marie." They could not see her and Supreme Commander Gordon communicated with them by radio and </text:span><text:span text:style-name="T3">anchored near the same spot where Lindbergh had landed over five years before.</text:span></text:p>
          </table:table-cell>
          <table:table-cell/>
        </table:table-row>
        <table:table-row table:style-name="ro3" table:number-rows-repeated="1048556">
          <table:table-cell table:number-columns-repeated="6"/>
        </table:table-row>
        <table:table-row table:style-name="ro3">
          <table:table-cell table:number-columns-repeated="6"/>
        </table:table-row>
      </table:table>
      <table:table table:name="Marie" table:style-name="ta1" table:print="false">
        <table:table-column table:style-name="co7" table:number-columns-repeated="3" table:default-cell-style-name="Default"/>
        <table:table-row table:style-name="ro6">
          <table:table-cell office:value-type="string">
            <text:p>pg. 232, Gann says:</text:p>
          </table:table-cell>
          <table:table-cell/>
          <table:table-cell office:value-type="string">
            <text:p><text:span text:style-name="T1"><text:s/></text:span><text:span text:style-name="T1">the way for you to find out how</text:span></text:p>
            <text:p><text:span text:style-name="T1">Robert feels toward you is to watch his actions, make</text:span></text:p>
            <text:p><text:span text:style-name="T1">notes of how often he speaks of Marie, of the letters he</text:span></text:p>
            <text:p><text:span text:style-name="T1">writes trying to find her.</text:span></text:p>
          </table:table-cell>
        </table:table-row>
        <table:table-row table:style-name="ro40">
          <table:table-cell table:number-columns-repeated="3"/>
        </table:table-row>
        <table:table-row table:style-name="ro40">
          <table:table-cell/>
          <table:table-cell office:value-type="string">
            <text:p>Conclusion:</text:p>
          </table:table-cell>
          <table:table-cell office:value-type="string">
            <text:p>1) Watch RG's actions.</text:p>
          </table:table-cell>
        </table:table-row>
        <table:table-row table:style-name="ro40">
          <table:table-cell table:number-columns-repeated="2"/>
          <table:table-cell office:value-type="string">
            <text:p>2) Make notes of how often he speaks of Marie</text:p>
          </table:table-cell>
        </table:table-row>
        <table:table-row table:style-name="ro40">
          <table:table-cell table:number-columns-repeated="2"/>
          <table:table-cell office:value-type="string">
            <text:p>3) Make notes of the letters he writes trying to find her.</text:p>
          </table:table-cell>
        </table:table-row>
      </table:table>
      <table:table table:name="Transportation Cycles" table:style-name="ta1" table:print="false">
        <table:table-column table:style-name="co61" table:default-cell-style-name="ce12"/>
        <table:table-column table:style-name="co62" table:default-cell-style-name="ce12"/>
        <table:table-column table:style-name="co63" table:default-cell-style-name="ce12"/>
        <table:table-column table:style-name="co64" table:default-cell-style-name="ce12"/>
        <table:table-column table:style-name="co65" table:default-cell-style-name="ce12"/>
        <table:table-column table:style-name="co66" table:default-cell-style-name="ce12"/>
        <table:table-column table:style-name="co7" table:number-columns-repeated="1018" table:default-cell-style-name="ce12"/>
        <table:table-row table:style-name="ro5">
          <table:table-cell table:style-name="ce35" office:value-type="string">
            <text:p>Chapter</text:p>
          </table:table-cell>
          <table:table-cell table:style-name="ce35" office:value-type="string">
            <text:p>Page</text:p>
          </table:table-cell>
          <table:table-cell table:style-name="ce35" office:value-type="string">
            <text:p>Timestamp given</text:p>
          </table:table-cell>
          <table:table-cell table:style-name="ce35" office:value-type="string">
            <text:p>Actual timestamp</text:p>
          </table:table-cell>
          <table:table-cell table:style-name="ce35" office:value-type="string">
            <text:p>Event</text:p>
          </table:table-cell>
          <table:table-cell table:style-name="ce35" office:value-type="string">
            <text:p>Notes/Comments</text:p>
          </table:table-cell>
          <table:table-cell table:number-columns-repeated="1018"/>
        </table:table-row>
        <table:table-row table:style-name="ro9">
          <table:table-cell office:value-type="float" office:value="8">
            <text:p>8</text:p>
          </table:table-cell>
          <table:table-cell office:value-type="float" office:value="85">
            <text:p>85</text:p>
          </table:table-cell>
          <table:table-cell office:value-type="string">
            <text:p>3017 B.C.</text:p>
          </table:table-cell>
          <table:table-cell/>
          <table:table-cell table:style-name="ce41" office:value-type="string">
            <text:p><text:span text:style-name="T56">Enoch, who was the seventh from Adam – a number gnerally referred to as divine – </text:span><text:span text:style-name="T56">was </text:span><text:span text:style-name="T57">translated</text:span><text:span text:style-name="T56"> to </text:span><text:span text:style-name="T57">heaven</text:span><text:span text:style-name="T56"> for his faith at the</text:span><text:span text:style-name="T57"> age of 365 years</text:span><text:span text:style-name="T56">. <text:s/>I believe that at that </text:span><text:span text:style-name="T56">time they had all modern inventions and that Enoch went up in an airplane. <text:s text:c="2"/>The </text:span><text:span text:style-name="T56">writer of the book, probably not having seen an airplane before and seeing Enoch go </text:span><text:span text:style-name="T56">into the sky, thought that he had gone to heaven. We are now in the 5000-year </text:span><text:span text:style-name="T56">cycle, from the time that Enoch was transferred to heaven, and this indicates the </text:span><text:span text:style-name="T56">progress of the airplane at this time.</text:span></text:p>
          </table:table-cell>
          <table:table-cell table:style-name="ce10"/>
          <table:table-cell table:number-columns-repeated="1018"/>
        </table:table-row>
        <table:table-row table:style-name="ro2">
          <table:table-cell office:value-type="float" office:value="8">
            <text:p>8</text:p>
          </table:table-cell>
          <table:table-cell office:value-type="float" office:value="85">
            <text:p>85</text:p>
          </table:table-cell>
          <table:table-cell table:style-name="ce11" office:value-type="string">
            <text:p><text:s/>896 B.C.</text:p>
          </table:table-cell>
          <table:table-cell/>
          <table:table-cell table:style-name="ce11" office:value-type="string">
            <text:p><text:span text:style-name="T1"><text:s/></text:span><text:span text:style-name="T1">Elijah was also translated to heaven in a cloud of fire. <text:s/></text:span><text:span text:style-name="T2"><text:s/>I believe this, </text:span><text:span text:style-name="T1">too, was an </text:span><text:span text:style-name="T1">airplane. Since the chariot was seen blazing with some kind of fire or gas, the </text:span><text:span text:style-name="T1">recorder thought it was just something to take Elijah to heaven.</text:span></text:p>
          </table:table-cell>
          <table:table-cell table:number-columns-repeated="1019"/>
        </table:table-row>
        <table:table-row table:style-name="ro4">
          <table:table-cell office:value-type="float" office:value="8">
            <text:p>8</text:p>
          </table:table-cell>
          <table:table-cell office:value-type="float" office:value="85">
            <text:p>85</text:p>
          </table:table-cell>
          <table:table-cell table:style-name="ce11" office:value-type="string">
            <text:p><text:s/>1602</text:p>
          </table:table-cell>
          <table:table-cell/>
          <table:table-cell table:style-name="ce10" office:value-type="string">
            <text:p><text:s/>there was a railway built in New Castle, England, operated by horsepower.</text:p>
          </table:table-cell>
          <table:table-cell table:number-columns-repeated="1019"/>
        </table:table-row>
        <table:table-row table:style-name="ro4">
          <table:table-cell office:value-type="float" office:value="8">
            <text:p>8</text:p>
          </table:table-cell>
          <table:table-cell office:value-type="float" office:value="85">
            <text:p>85</text:p>
          </table:table-cell>
          <table:table-cell table:style-name="ce11" office:value-type="string">
            <text:p><text:s/>1776</text:p>
          </table:table-cell>
          <table:table-cell/>
          <table:table-cell table:style-name="ce11" office:value-type="string">
            <text:p><text:s/>the first <text:span text:style-name="T2">iron rails were laid, the first important step leading to </text:span><text:span text:style-name="T1">railways.</text:span></text:p>
          </table:table-cell>
          <table:table-cell table:number-columns-repeated="1019"/>
        </table:table-row>
        <table:table-row table:style-name="ro4">
          <table:table-cell office:value-type="float" office:value="8">
            <text:p>8</text:p>
          </table:table-cell>
          <table:table-cell office:value-type="string">
            <text:p>86</text:p>
          </table:table-cell>
          <table:table-cell office:value-type="string">
            <text:p>July 1801</text:p>
          </table:table-cell>
          <table:table-cell/>
          <table:table-cell table:style-name="ce10" office:value-type="string">
            <text:p><text:s/>In July, 1801, there was a completed tram road from Croyden to Wandsworth, England.</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02</text:p>
          </table:table-cell>
          <table:table-cell/>
          <table:table-cell table:style-name="ce11" office:value-type="string">
            <text:p><text:s/>the first high-pressure locomotive was invented</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13</text:p>
          </table:table-cell>
          <table:table-cell/>
          <table:table-cell table:style-name="ce11" office:value-type="string">
            <text:p><text:s/>William Hedley built a locomotive</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24</text:p>
          </table:table-cell>
          <table:table-cell/>
          <table:table-cell table:style-name="ce11" office:value-type="string">
            <text:p><text:s/>the first locomotive, by George Stephenson, traveled six miles per hour</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29</text:p>
          </table:table-cell>
          <table:table-cell/>
          <table:table-cell table:style-name="ce10" office:value-type="string">
            <text:p><text:s/>the Rocket made a speed of fifteen miles per hour</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1" office:value-type="string">
            <text:p><text:s/>1834</text:p>
          </table:table-cell>
          <table:table-cell/>
          <table:table-cell table:style-name="ce10" office:value-type="string">
            <text:p><text:s/>the Firefly Locomotive made a speed of twenty miles an hour</text:p>
          </table:table-cell>
          <table:table-cell office:value-type="string">
            <text:p>Actual year was 1840, and in 1840, the average speed was 50 mph. <text:s/>Note that 1840 is 100 years less than 1940, which appears in the title of TTTA.</text:p>
          </table:table-cell>
          <table:table-cell table:number-columns-repeated="1018"/>
        </table:table-row>
        <table:table-row table:style-name="ro4">
          <table:table-cell office:value-type="string">
            <text:p>8</text:p>
          </table:table-cell>
          <table:table-cell office:value-type="string">
            <text:p>86</text:p>
          </table:table-cell>
          <table:table-cell table:style-name="ce11" office:value-type="string">
            <text:p><text:s/>1839</text:p>
          </table:table-cell>
          <table:table-cell/>
          <table:table-cell table:style-name="ce10" office:value-type="string">
            <text:p><text:s/>the North Star made a speed of thirty-seven miles per hour</text:p>
          </table:table-cell>
          <table:table-cell office:value-type="string">
            <text:p>Actual speed made was 40 mph.</text:p>
          </table:table-cell>
          <table:table-cell table:number-columns-repeated="1018"/>
        </table:table-row>
        <table:table-row table:style-name="ro4">
          <table:table-cell office:value-type="string">
            <text:p>8</text:p>
          </table:table-cell>
          <table:table-cell office:value-type="string">
            <text:p>86</text:p>
          </table:table-cell>
          <table:table-cell office:value-type="string">
            <text:p>1713</text:p>
          </table:table-cell>
          <table:table-cell/>
          <table:table-cell table:style-name="ce10" office:value-type="string">
            <text:p><text:s/>The first idea of steam navigation was patented by Jonatha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and later in 1783</text:p>
          </table:table-cell>
          <table:table-cell/>
          <table:table-cell table:style-name="ce11" office:value-type="string">
            <text:p><text:s/>a steamboat [was patented] by Fitch</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793</text:p>
          </table:table-cell>
          <table:table-cell/>
          <table:table-cell table:style-name="ce10" office:value-type="string">
            <text:p><text:s/>the first real steamboat by Fulto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August 9, 1803</text:p>
          </table:table-cell>
          <table:table-cell/>
          <table:table-cell table:style-name="ce10" office:value-type="string">
            <text:p><text:s/>Fulton's steamboat, "The Claremont," made its first trip up the Hudso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07</text:p>
          </table:table-cell>
          <table:table-cell/>
          <table:table-cell table:style-name="ce10" office:value-type="string">
            <text:p><text:s/>Fulton started a steamboat line on the Hudso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July 15, 1819</text:p>
          </table:table-cell>
          <table:table-cell/>
          <table:table-cell table:style-name="ce10" office:value-type="string">
            <text:p><text:s/>the first steamship made a trip from New York to Liverpool in twenty-six days.</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October, 1829</text:p>
          </table:table-cell>
          <table:table-cell/>
          <table:table-cell table:style-name="ce10" office:value-type="string">
            <text:p><text:s/>a locomotive by steam carriages started in Liverpool.</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June, 1838</text:p>
          </table:table-cell>
          <table:table-cell/>
          <table:table-cell table:style-name="ce10" office:value-type="string">
            <text:p><text:s/>the "Great Western" made a trip from Bristol, arrived in New York, making the voyage in eighteen days.</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1" office:value-type="string">
            <text:p><text:s/>1851</text:p>
          </table:table-cell>
          <table:table-cell/>
          <table:table-cell office:value-type="string">
            <text:p><text:span text:style-name="T1"><text:s/></text:span><text:span text:style-name="T1">The next record for ocean travel was made in 1851 when the "Pacific" crossed the </text:span><text:span text:style-name="T1">Atlantic in 9 days, 19 hours and</text:span></text:p>
            <text:p><text:span text:style-name="T1">25 minutes.</text:spa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917</text:p>
          </table:table-cell>
          <table:table-cell/>
          <table:table-cell table:style-name="ce10" office:value-type="string">
            <text:p><text:s/>In 1917, a German submarine boat made a successful trip from Germany to Baltimore.</text:p>
          </table:table-cell>
          <table:table-cell table:number-columns-repeated="1019"/>
        </table:table-row>
        <table:table-row table:style-name="ro5">
          <table:table-cell office:value-type="float" office:value="8">
            <text:p>8</text:p>
          </table:table-cell>
          <table:table-cell office:value-type="string">
            <text:p>86</text:p>
          </table:table-cell>
          <table:table-cell table:style-name="ce11" office:value-type="string">
            <text:p><text:s/>1877</text:p>
          </table:table-cell>
          <table:table-cell/>
          <table:table-cell table:style-name="ce10" office:value-type="string">
            <text:p><text:s/>The advent of automobiles, or gas engines, began in 1877, when the first gas engine was invented by Otto.</text:p>
          </table:table-cell>
          <table:table-cell table:number-columns-repeated="1019"/>
        </table:table-row>
        <table:table-row table:style-name="ro4">
          <table:table-cell office:value-type="string">
            <text:p>8</text:p>
          </table:table-cell>
          <table:table-cell office:value-type="string">
            <text:p>87</text:p>
          </table:table-cell>
          <table:table-cell table:style-name="ce11" office:value-type="string">
            <text:p><text:s/>1879</text:p>
          </table:table-cell>
          <table:table-cell/>
          <table:table-cell table:style-name="ce11" office:value-type="string">
            <text:p><text:s/>a gasoline motor was invented by Selden.</text:p>
          </table:table-cell>
          <table:table-cell table:number-columns-repeated="1019"/>
        </table:table-row>
        <table:table-row table:style-name="ro5">
          <table:table-cell office:value-type="string">
            <text:p>8</text:p>
          </table:table-cell>
          <table:table-cell office:value-type="string">
            <text:p>87</text:p>
          </table:table-cell>
          <table:table-cell table:style-name="ce11" office:value-type="string">
            <text:p><text:s/>1892</text:p>
          </table:table-cell>
          <table:table-cell/>
          <table:table-cell table:style-name="ce10" office:value-type="string">
            <text:p><text:s/>the first automobile was operated by C. A. Duryea. Note that this was repeating the 500-year cycle, and 100 years before the first attempt was made to start an iron railway.</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1783</text:p>
          </table:table-cell>
          <table:table-cell/>
          <table:table-cell table:style-name="ce10" office:value-type="string">
            <text:p><text:s/>the first time a balloon went up which carried a passenger.</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0" office:value-type="string">
            <text:p><text:s/>June <text:s/>1783 </text:p>
          </table:table-cell>
          <table:table-cell/>
          <table:table-cell table:style-name="ce41" office:value-type="string">
            <text:p><text:s/>In our modern times the first attempt by man to conquer the <text:span text:style-name="T5">air</text:span> by means of <text:span text:style-name="T5">plane</text:span> or balloon was in June, 1783, when Joseph and Stephen Montgolfier built the first balloon, but it carried no passengers.</text:p>
          </table:table-cell>
          <table:table-cell table:number-columns-repeated="1019"/>
        </table:table-row>
        <table:table-row table:style-name="ro5">
          <table:table-cell office:value-type="string">
            <text:p>8</text:p>
          </table:table-cell>
          <table:table-cell office:value-type="string">
            <text:p>87</text:p>
          </table:table-cell>
          <table:table-cell office:value-type="string">
            <text:p><text:span text:style-name="T1"><text:s/></text:span><text:span text:style-name="T1">November,</text:span></text:p>
            <text:p><text:span text:style-name="T1">1783</text:span></text:p>
          </table:table-cell>
          <table:table-cell/>
          <table:table-cell table:style-name="ce10" office:value-type="string">
            <text:p><text:s/>In November, 1783, for the first time man went up in a balloon that sailed over Paris.</text:p>
          </table:table-cell>
          <table:table-cell table:number-columns-repeated="1019"/>
        </table:table-row>
        <table:table-row table:style-name="ro5">
          <table:table-cell office:value-type="string">
            <text:p>8</text:p>
          </table:table-cell>
          <table:table-cell office:value-type="string">
            <text:p>87</text:p>
          </table:table-cell>
          <table:table-cell table:style-name="ce47" office:value-type="string">
            <text:p>1859</text:p>
          </table:table-cell>
          <table:table-cell/>
          <table:table-cell table:style-name="ce10" office:value-type="string">
            <text:p><text:s/>In 1859, John Wise sailed in a balloon from St. Louis to Henderson, N. Y., in twenty hours; the greatest distance accomplished up to that time.</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1900</text:p>
          </table:table-cell>
          <table:table-cell/>
          <table:table-cell table:style-name="ce11" office:value-type="string">
            <text:p><text:s/>Count Zeppelin flew the first dirigibl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1" office:value-type="string">
            <text:p><text:s/>November, 1903</text:p>
          </table:table-cell>
          <table:table-cell/>
          <table:table-cell table:style-name="ce11" office:value-type="string">
            <text:p><text:span text:style-name="T1"><text:s/></text:span><text:span text:style-name="T1">Wilbur and Orville Wright made their first flight in an airplane which rose under its </text:span><text:span text:style-name="T1">own power. <text:s/></text:span><text:span text:style-name="T2"><text:s/>Note that his was 100 years after Fulton's </text:span><text:span text:style-name="T1">first steamboat went up the </text:span><text:span text:style-name="T1">Hudson, again repeating the 100-year cycle.</text:span></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July, 1908</text:p>
          </table:table-cell>
          <table:table-cell/>
          <table:table-cell table:style-name="ce10" office:value-type="string">
            <text:p><text:s/>Glenn H. Curtiss flew his first airplane.</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1" office:value-type="string">
            <text:p><text:s/>July, 1909</text:p>
          </table:table-cell>
          <table:table-cell/>
          <table:table-cell table:style-name="ce11" office:value-type="string">
            <text:p><text:s/>Charles K. Hamilton flew from New York to Philadelphia – seventy-four miles. Note 100 years before this, in 1807, Fulton started the first steamship line up the Hudson.</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1" office:value-type="string">
            <text:p><text:s/>From 1914 to 1918</text:p>
          </table:table-cell>
          <table:table-cell/>
          <table:table-cell table:style-name="ce11" office:value-type="string">
            <text:p><text:s/>From 1914 to 1918, airplanes were used in the great World War; 100 years before steamers began crossing the Atlantic Ocean for the first time.</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June, 1919</text:p>
          </table:table-cell>
          <table:table-cell/>
          <table:table-cell table:style-name="ce10" office:value-type="string">
            <text:p><text:s/>In June, 1919, first non-stop flight from St. John's, Newfoundland, to Ireland.</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1" office:value-type="string">
            <text:p><text:s/>July, 1919</text:p>
          </table:table-cell>
          <table:table-cell/>
          <table:table-cell table:style-name="ce11" office:value-type="string">
            <text:p><text:span text:style-name="T1"><text:s/></text:span><text:span text:style-name="T1">the R-34 made a successful flight from Scotland to Mineola, Long Island. The R-34 </text:span><text:span text:style-name="T1">made the trip in 64 hours and 13 minutes. <text:s/></text:span><text:span text:style-name="T2"><text:s/>One hundred <text:s/>years previous to this the </text:span><text:span text:style-name="T2">first fast steamship crossed the Atlantic.</text:span></text:p>
          </table:table-cell>
          <table:table-cell table:number-columns-repeated="1019"/>
        </table:table-row>
        <table:table-row table:style-name="ro4">
          <table:table-cell office:value-type="float" office:value="8">
            <text:p>8</text:p>
          </table:table-cell>
          <table:table-cell office:value-type="string">
            <text:p>88</text:p>
          </table:table-cell>
          <table:table-cell table:style-name="ce11" office:value-type="string">
            <text:p><text:s/>May, 1923</text:p>
          </table:table-cell>
          <table:table-cell/>
          <table:table-cell table:style-name="ce10" office:value-type="string">
            <text:p><text:s/>Lieut. Macready and Kelly made a non-stop flight from New York to San Diego, California.</text:p>
          </table:table-cell>
          <table:table-cell table:number-columns-repeated="1019"/>
        </table:table-row>
        <table:table-row table:style-name="ro4">
          <table:table-cell office:value-type="float" office:value="8">
            <text:p>8</text:p>
          </table:table-cell>
          <table:table-cell office:value-type="string">
            <text:p>88</text:p>
          </table:table-cell>
          <table:table-cell table:style-name="ce11" office:value-type="string">
            <text:p><text:s/>July, 1923</text:p>
          </table:table-cell>
          <table:table-cell/>
          <table:table-cell table:style-name="ce11" office:value-type="string">
            <text:p><text:span text:style-name="T1">Sunrise to sunset flight from New York to San Francisco. <text:s/></text:span><text:span text:style-name="T2"><text:s/>The flight was made by </text:span><text:span text:style-name="T1">Russell L. Maughan.</text:span></text:p>
          </table:table-cell>
          <table:table-cell table:number-columns-repeated="1019"/>
        </table:table-row>
        <table:table-row table:style-name="ro5">
          <table:table-cell office:value-type="float" office:value="8">
            <text:p>8</text:p>
          </table:table-cell>
          <table:table-cell office:value-type="string">
            <text:p>88</text:p>
          </table:table-cell>
          <table:table-cell table:style-name="ce10" office:value-type="string">
            <text:p><text:s/>March 17th to September 28, 1924</text:p>
          </table:table-cell>
          <table:table-cell/>
          <table:table-cell table:style-name="ce10" office:value-type="string">
            <text:p><text:s/>L. H. Smith and Lee Wade flew around the world the first time.</text:p>
          </table:table-cell>
          <table:table-cell table:number-columns-repeated="1019"/>
        </table:table-row>
        <table:table-row table:style-name="ro4">
          <table:table-cell office:value-type="string">
            <text:p>8</text:p>
          </table:table-cell>
          <table:table-cell office:value-type="string">
            <text:p>88</text:p>
          </table:table-cell>
          <table:table-cell table:style-name="ce11" office:value-type="string">
            <text:p><text:s/>May, 1926</text:p>
          </table:table-cell>
          <table:table-cell/>
          <table:table-cell table:style-name="ce10" office:value-type="string">
            <text:p><text:s/>Richard E. Byrd circled the North Pole with the dirigible.</text:p>
          </table:table-cell>
          <table:table-cell table:number-columns-repeated="1019"/>
        </table:table-row>
        <table:table-row table:style-name="ro4">
          <table:table-cell office:value-type="string">
            <text:p>8</text:p>
          </table:table-cell>
          <table:table-cell office:value-type="string">
            <text:p>88</text:p>
          </table:table-cell>
          <table:table-cell table:style-name="ce11" office:value-type="string">
            <text:p><text:s/>May 21, 1927</text:p>
          </table:table-cell>
          <table:table-cell/>
          <table:table-cell table:style-name="ce10" office:value-type="string">
            <text:p><text:s/>Charles A. Lindbergh made the first successful flight across the Atlantic from New York to Paris.</text:p>
          </table:table-cell>
          <table:table-cell table:number-columns-repeated="1019"/>
        </table:table-row>
        <table:table-row table:style-name="ro40" table:number-rows-repeated="2">
          <table:table-cell table:number-columns-repeated="1024"/>
        </table:table-row>
        <table:table-row table:style-name="ro21">
          <table:table-cell office:value-type="string">
            <text:p>8</text:p>
          </table:table-cell>
          <table:table-cell office:value-type="string">
            <text:p>88, 89</text:p>
          </table:table-cell>
          <table:table-cell table:number-columns-repeated="2"/>
          <table:table-cell table:style-name="ce10" office:value-type="string">
            <text:p><text:span text:style-name="T1"><text:s/></text:span><text:span text:style-name="T1">Note how the airplane followed 100 years later after the fast steamer across the </text:span><text:span text:style-name="T1">Atlantic. As railroad and ocean transportation made rapid progress from 1807 to </text:span><text:span text:style-name="T1">1838, so is airplane transportation making rapid progress and I predict that in 1938, </text:span><text:span text:style-name="T1">airplanes will be traveling at the rate of 1000 miles an hour to all parts of the earth, </text:span><text:span text:style-name="T1">carrying passengers and freight. My interpretation of the cycles to repeat in future </text:span><text:span text:style-name="T1">indicates that from 1928 to 1932, one of the greatest battles of all history will be </text:span><text:span text:style-name="T1">fought in the air. In the next few years airplanes will be making successful trips </text:span><text:span text:style-name="T1">around the world and carrying passengers. Man has succeeded in traveling on the </text:span><text:span text:style-name="T1">earth by steam, gas and electricity. The automobile solved the problem of motor </text:span><text:span text:style-name="T1">transportation without rail. The water was first conquered in a crude canoe, next with </text:span><text:span text:style-name="T1">a sailing vessel, then the fast steamers and later the submarine by which man can </text:span><text:span text:style-name="T1">travel secretly under the water. The next and last great conquest was the air, and as </text:span><text:span text:style-name="T1">nations</text:span><text:span text:style-name="T2"> have fought battles on the land, on the water and used </text:span><text:span text:style-name="T1">the submarine for </text:span><text:span text:style-name="T1">successful warfare under the water, the next and last great step in transportation will </text:span><text:span text:style-name="T1">be in the air. It is but natural to expect that the greatest battle of all will take place in </text:span><text:span text:style-name="T1">the air when all modern inventions will be used to destroy human life. As stated in </text:span><text:span text:style-name="T1">the Bible, unless the time be shortened, no human being will be left on this earth, but </text:span><text:span text:style-name="T1">the Good Book has promised that the time will be shortened. Nations will try this </text:span><text:span text:style-name="T1">new mode to conquer each other before the United Kingdom, spoken of in the Bible, </text:span><text:span text:style-name="T1">can be realized.</text:span></text:p>
          </table:table-cell>
          <table:table-cell table:number-columns-repeated="1019"/>
        </table:table-row>
        <table:table-row table:style-name="ro21" table:number-rows-repeated="1048531">
          <table:table-cell table:number-columns-repeated="1024"/>
        </table:table-row>
        <table:table-row table:style-name="ro21">
          <table:table-cell table:number-columns-repeated="1024"/>
        </table:table-row>
      </table:table>
      <table:table table:name="Roles and positions" table:style-name="ta1" table:print="false">
        <table:table-column table:style-name="co57" table:default-cell-style-name="Default"/>
        <table:table-column table:style-name="co7" table:default-cell-style-name="Default"/>
        <table:table-column table:style-name="co67" table:default-cell-style-name="Default"/>
        <table:table-column table:style-name="co68" table:default-cell-style-name="ce2"/>
        <table:table-column table:style-name="co69" table:default-cell-style-name="ce2"/>
        <table:table-column table:style-name="co70" table:default-cell-style-name="Default"/>
        <table:table-column table:style-name="co7" table:default-cell-style-name="Default"/>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cell/>
          <table:table-cell table:style-name="ce79"/>
        </table:table-row>
        <table:table-row table:style-name="ro42">
          <table:table-cell office:value-type="float" office:value="2">
            <text:p>2</text:p>
          </table:table-cell>
          <table:table-cell office:value-type="float" office:value="14">
            <text:p>14</text:p>
          </table:table-cell>
          <table:table-cell office:value-type="string">
            <text:p>Summer, 1919</text:p>
          </table:table-cell>
          <table:table-cell table:style-name="ce78" office:value-type="string">
            <text:p>Mr. J. H. Kennelworth gives RG a position in his office during the summer months. (<text:span text:style-name="T7">RG as clerk.) </text:span></text:p>
          </table:table-cell>
          <table:table-cell table:number-columns-repeated="3"/>
        </table:table-row>
        <table:table-row table:style-name="ro53">
          <table:table-cell office:value-type="float" office:value="3">
            <text:p>3</text:p>
          </table:table-cell>
          <table:table-cell office:value-type="string">
            <text:p>24, 25</text:p>
          </table:table-cell>
          <table:table-cell office:value-type="string">
            <text:p>Fall of 1924</text:p>
          </table:table-cell>
          <table:table-cell office:value-type="string">
            <text:p>Walter to go to Columbia College in New York to begin his course. <text:s/><text:span text:style-name="T5">RG to go work </text:span><text:span text:style-name="T5">for Mr. Kennelworth in his office</text:span>. <text:s/><text:span text:style-name="T5">RG was a willing worker, an expert </text:span><text:span text:style-name="T5">stenographer and secretary</text:span>. <text:s/>Robert continued to show expert mechanical ability and could fix anything that was wrong with an automobile.</text:p>
          </table:table-cell>
          <table:table-cell table:number-columns-repeated="3"/>
        </table:table-row>
        <table:table-row table:style-name="ro49">
          <table:table-cell office:value-type="float" office:value="3">
            <text:p>3</text:p>
          </table:table-cell>
          <table:table-cell office:value-type="float" office:value="26">
            <text:p>26</text:p>
          </table:table-cell>
          <table:table-cell table:style-name="ce4" office:value-type="string">
            <text:p>Spring 1926</text:p>
          </table:table-cell>
          <table:table-cell table:style-name="ce4" office:value-type="string">
            <text:p>RG's father died suddenly. <text:s/>After a consultation with his mother, it was decided that<text:span text:style-name="T5"> </text:span><text:span text:style-name="T5">[RG] should leave his position</text:span> (with Mr. K), return to the farm and help them to get things straightened out. He encountered the usual obstacles and opposition from his brother, because he knew nothing about farming and of course did not like it. <text:s/></text:p>
          </table:table-cell>
          <table:table-cell table:style-name="Default"/>
          <table:table-cell table:number-columns-repeated="2"/>
        </table:table-row>
        <table:table-row table:style-name="ro54">
          <table:table-cell office:value-type="float" office:value="3">
            <text:p>3</text:p>
          </table:table-cell>
          <table:table-cell office:value-type="float" office:value="26">
            <text:p>26</text:p>
          </table:table-cell>
          <table:table-cell table:style-name="ce4" office:value-type="string">
            <text:p>Fall 1926</text:p>
          </table:table-cell>
          <table:table-cell table:style-name="ce4"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text:span text:style-name="T5"> position </text:span><text:span text:style-name="T5">with Mr. Kennelworth</text:span>, he met with another severe automobile accident, this time breaking his right arm. <text:s/>This necessitated six weeks in the hospital before he was able to return to work again. <text:s/></text:p>
          </table:table-cell>
          <table:table-cell table:style-name="Default"/>
          <table:table-cell table:number-columns-repeated="2"/>
        </table:table-row>
        <table:table-row table:style-name="ro52">
          <table:table-cell table:number-columns-repeated="3"/>
          <table:table-cell office:value-type="string">
            <text:p>RG as inventor</text:p>
          </table:table-cell>
          <table:table-cell table:number-columns-repeated="3"/>
        </table:table-row>
        <table:table-row table:style-name="ro52">
          <table:table-cell table:number-columns-repeated="3"/>
          <table:table-cell office:value-type="string">
            <text:p>RG as traveler</text:p>
          </table:table-cell>
          <table:table-cell table:number-columns-repeated="3"/>
        </table:table-row>
        <table:table-row table:style-name="ro52">
          <table:table-cell table:number-columns-repeated="3"/>
          <table:table-cell office:value-type="string">
            <text:p>RG as trader</text:p>
          </table:table-cell>
          <table:table-cell table:number-columns-repeated="3"/>
        </table:table-row>
        <table:table-row table:style-name="ro52">
          <table:table-cell table:number-columns-repeated="3"/>
          <table:table-cell office:value-type="string">
            <text:p>RG as lieutenant</text:p>
          </table:table-cell>
          <table:table-cell table:number-columns-repeated="3"/>
        </table:table-row>
        <table:table-row table:style-name="ro52" table:number-rows-repeated="1048566">
          <table:table-cell table:number-columns-repeated="7"/>
        </table:table-row>
        <table:table-row table:style-name="ro52">
          <table:table-cell table:number-columns-repeated="7"/>
        </table:table-row>
      </table:table>
      <table:table table:name="Season Events" table:style-name="ta1" table:print="false">
        <table:table-column table:style-name="co75" table:default-cell-style-name="Default"/>
        <table:table-column table:style-name="co75" table:number-columns-repeated="2" table:default-cell-style-name="ce26"/>
        <table:table-column table:style-name="co75" table:default-cell-style-name="Default"/>
        <table:table-column table:style-name="co57" table:default-cell-style-name="Default"/>
        <table:table-column table:style-name="co76" table:default-cell-style-name="ce4"/>
        <table:table-column table:style-name="co77" table:default-cell-style-name="ce4"/>
        <table:table-column table:style-name="co78" table:default-cell-style-name="ce4"/>
        <table:table-row table:style-name="ro4">
          <table:table-cell table:style-name="ce81" office:value-type="string">
            <text:p>Season</text:p>
          </table:table-cell>
          <table:table-cell table:style-name="ce81" office:value-type="string">
            <text:p>Year</text:p>
          </table:table-cell>
          <table:table-cell table:style-name="ce81" office:value-type="string">
            <text:p>Count</text:p>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row>
        <table:table-row table:style-name="ro40">
          <table:table-cell office:value-type="string">
            <text:p>Spring</text:p>
          </table:table-cell>
          <table:table-cell office:value-type="float" office:value="1906">
            <text:p>1906</text:p>
          </table:table-cell>
          <table:table-cell table:number-columns-repeated="6"/>
        </table:table-row>
        <table:table-row table:style-name="ro4">
          <table:table-cell office:value-type="string">
            <text:p>Summer</text:p>
          </table:table-cell>
          <table:table-cell/>
          <table:table-cell office:value-type="float" office:value="0">
            <text:p>0</text:p>
          </table:table-cell>
          <table:table-cell table:number-columns-repeated="2" office:value-type="float" office:value="1">
            <text:p>1</text:p>
          </table:table-cell>
          <table:table-cell office:value-type="string">
            <text:p>June 9, 1906</text:p>
          </table:table-cell>
          <table:table-cell office:value-type="string">
            <text:p>RG Birth</text:p>
          </table:table-cell>
          <table:table-cell/>
        </table:table-row>
        <table:table-row table:style-name="ro40">
          <table:table-cell office:value-type="string">
            <text:p>Fall</text:p>
          </table:table-cell>
          <table:table-cell/>
          <table:table-cell office:value-type="float" office:value="1">
            <text:p>1</text:p>
          </table:table-cell>
          <table:table-cell table:number-columns-repeated="5"/>
        </table:table-row>
        <table:table-row table:style-name="ro40">
          <table:table-cell office:value-type="string">
            <text:p>Winter</text:p>
          </table:table-cell>
          <table:table-cell/>
          <table:table-cell office:value-type="float" office:value="2">
            <text:p>2</text:p>
          </table:table-cell>
          <table:table-cell table:number-columns-repeated="5"/>
        </table:table-row>
        <table:table-row table:style-name="ro58">
          <table:table-cell office:value-type="string">
            <text:p>Spring</text:p>
          </table:table-cell>
          <table:table-cell office:value-type="float" office:value="1907">
            <text:p>1907</text:p>
          </table:table-cell>
          <table:table-cell office:value-type="float" office:value="3">
            <text:p>3</text:p>
          </table:table-cell>
          <table:table-cell office:value-type="float" office:value="1">
            <text:p>1</text:p>
          </table:table-cell>
          <table:table-cell office:value-type="float" office:value="2">
            <text:p>2</text:p>
          </table:table-cell>
          <table:table-cell office:value-type="string">
            <text:p>Spring 1907</text:p>
          </table:table-cell>
          <table:table-cell office:value-type="string">
            <text:p>Spring was late. <text:s/>Capt. Gordon's crops were almost a failure.</text:p>
          </table:table-cell>
          <table:table-cell/>
        </table:table-row>
        <table:table-row table:style-name="ro40">
          <table:table-cell office:value-type="string">
            <text:p>Summer</text:p>
          </table:table-cell>
          <table:table-cell/>
          <table:table-cell office:value-type="float" office:value="4">
            <text:p>4</text:p>
          </table:table-cell>
          <table:table-cell table:number-columns-repeated="5"/>
        </table:table-row>
        <table:table-row table:style-name="ro6">
          <table:table-cell office:value-type="string">
            <text:p>Fall</text:p>
          </table:table-cell>
          <table:table-cell/>
          <table:table-cell office:value-type="float" office:value="5">
            <text:p>5</text:p>
          </table:table-cell>
          <table:table-cell office:value-type="float" office:value="1">
            <text:p>1</text:p>
          </table:table-cell>
          <table:table-cell office:value-type="float" office:value="2">
            <text:p>2</text:p>
          </table:table-cell>
          <table:table-cell office:value-type="string">
            <text:p>Fall 1907</text:p>
          </table:table-cell>
          <table:table-cell office:value-type="string">
            <text:p><text:span text:style-name="T1"><text:s/></text:span><text:span text:style-name="T1">The Spring was late and overflows damaged cotton. This, together with unfavorable financial conditions, caused a </text:span><text:span text:style-name="T3">panic in the</text:span></text:p>
            <text:p><text:span text:style-name="T3">United States in the Fall of 1907.</text:span></text:p>
          </table:table-cell>
          <table:table-cell/>
        </table:table-row>
        <table:table-row table:style-name="ro40">
          <table:table-cell office:value-type="string">
            <text:p>Winter</text:p>
          </table:table-cell>
          <table:table-cell/>
          <table:table-cell office:value-type="float" office:value="6">
            <text:p>6</text:p>
          </table:table-cell>
          <table:table-cell table:number-columns-repeated="5"/>
        </table:table-row>
        <table:table-row table:style-name="ro40">
          <table:table-cell office:value-type="string">
            <text:p>Spring</text:p>
          </table:table-cell>
          <table:table-cell office:value-type="float" office:value="1908">
            <text:p>1908</text:p>
          </table:table-cell>
          <table:table-cell office:value-type="float" office:value="7">
            <text:p>7</text:p>
          </table:table-cell>
          <table:table-cell table:number-columns-repeated="5"/>
        </table:table-row>
        <table:table-row table:style-name="ro40">
          <table:table-cell office:value-type="string">
            <text:p>Summer</text:p>
          </table:table-cell>
          <table:table-cell/>
          <table:table-cell office:value-type="float" office:value="8">
            <text:p>8</text:p>
          </table:table-cell>
          <table:table-cell table:number-columns-repeated="5"/>
        </table:table-row>
        <table:table-row table:style-name="ro40">
          <table:table-cell office:value-type="string">
            <text:p>Fall</text:p>
          </table:table-cell>
          <table:table-cell/>
          <table:table-cell office:value-type="float" office:value="9">
            <text:p>9</text:p>
          </table:table-cell>
          <table:table-cell table:number-columns-repeated="5"/>
        </table:table-row>
        <table:table-row table:style-name="ro40">
          <table:table-cell office:value-type="string">
            <text:p>Winter</text:p>
          </table:table-cell>
          <table:table-cell/>
          <table:table-cell office:value-type="float" office:value="10">
            <text:p>10</text:p>
          </table:table-cell>
          <table:table-cell table:number-columns-repeated="5"/>
        </table:table-row>
        <table:table-row table:style-name="ro40">
          <table:table-cell office:value-type="string">
            <text:p>Spring</text:p>
          </table:table-cell>
          <table:table-cell office:value-type="float" office:value="1909">
            <text:p>1909</text:p>
          </table:table-cell>
          <table:table-cell office:value-type="float" office:value="11">
            <text:p>11</text:p>
          </table:table-cell>
          <table:table-cell table:number-columns-repeated="5"/>
        </table:table-row>
        <table:table-row table:style-name="ro40">
          <table:table-cell office:value-type="string">
            <text:p>Summer</text:p>
          </table:table-cell>
          <table:table-cell/>
          <table:table-cell office:value-type="float" office:value="12">
            <text:p>12</text:p>
          </table:table-cell>
          <table:table-cell table:number-columns-repeated="5"/>
        </table:table-row>
        <table:table-row table:style-name="ro40">
          <table:table-cell office:value-type="string">
            <text:p>Fall</text:p>
          </table:table-cell>
          <table:table-cell/>
          <table:table-cell office:value-type="float" office:value="13">
            <text:p>13</text:p>
          </table:table-cell>
          <table:table-cell table:number-columns-repeated="5"/>
        </table:table-row>
        <table:table-row table:style-name="ro40">
          <table:table-cell office:value-type="string">
            <text:p>Winter</text:p>
          </table:table-cell>
          <table:table-cell/>
          <table:table-cell office:value-type="float" office:value="14">
            <text:p>14</text:p>
          </table:table-cell>
          <table:table-cell table:number-columns-repeated="5"/>
        </table:table-row>
        <table:table-row table:style-name="ro40">
          <table:table-cell office:value-type="string">
            <text:p>Spring</text:p>
          </table:table-cell>
          <table:table-cell office:value-type="float" office:value="1910">
            <text:p>1910</text:p>
          </table:table-cell>
          <table:table-cell office:value-type="float" office:value="15">
            <text:p>15</text:p>
          </table:table-cell>
          <table:table-cell table:number-columns-repeated="5"/>
        </table:table-row>
        <table:table-row table:style-name="ro40">
          <table:table-cell office:value-type="string">
            <text:p>Summer</text:p>
          </table:table-cell>
          <table:table-cell/>
          <table:table-cell office:value-type="float" office:value="16">
            <text:p>16</text:p>
          </table:table-cell>
          <table:table-cell table:number-columns-repeated="5"/>
        </table:table-row>
        <table:table-row table:style-name="ro40">
          <table:table-cell office:value-type="string">
            <text:p>Fall</text:p>
          </table:table-cell>
          <table:table-cell/>
          <table:table-cell office:value-type="float" office:value="17">
            <text:p>17</text:p>
          </table:table-cell>
          <table:table-cell table:number-columns-repeated="5"/>
        </table:table-row>
        <table:table-row table:style-name="ro40">
          <table:table-cell office:value-type="string">
            <text:p>Winter</text:p>
          </table:table-cell>
          <table:table-cell/>
          <table:table-cell office:value-type="float" office:value="18">
            <text:p>18</text:p>
          </table:table-cell>
          <table:table-cell table:number-columns-repeated="5"/>
        </table:table-row>
        <table:table-row table:style-name="ro40">
          <table:table-cell office:value-type="string">
            <text:p>Spring</text:p>
          </table:table-cell>
          <table:table-cell office:value-type="float" office:value="1911">
            <text:p>1911</text:p>
          </table:table-cell>
          <table:table-cell office:value-type="float" office:value="19">
            <text:p>19</text:p>
          </table:table-cell>
          <table:table-cell table:number-columns-repeated="5"/>
        </table:table-row>
        <table:table-row table:style-name="ro40">
          <table:table-cell office:value-type="string">
            <text:p>Summer</text:p>
          </table:table-cell>
          <table:table-cell/>
          <table:table-cell office:value-type="float" office:value="20">
            <text:p>20</text:p>
          </table:table-cell>
          <table:table-cell table:number-columns-repeated="5"/>
        </table:table-row>
        <table:table-row table:style-name="ro40">
          <table:table-cell office:value-type="string">
            <text:p>Fall</text:p>
          </table:table-cell>
          <table:table-cell/>
          <table:table-cell office:value-type="float" office:value="21">
            <text:p>21</text:p>
          </table:table-cell>
          <table:table-cell table:number-columns-repeated="5"/>
        </table:table-row>
        <table:table-row table:style-name="ro40">
          <table:table-cell office:value-type="string">
            <text:p>Winter</text:p>
          </table:table-cell>
          <table:table-cell/>
          <table:table-cell office:value-type="float" office:value="22">
            <text:p>22</text:p>
          </table:table-cell>
          <table:table-cell table:number-columns-repeated="5"/>
        </table:table-row>
        <table:table-row table:style-name="ro40">
          <table:table-cell office:value-type="string">
            <text:p>Spring</text:p>
          </table:table-cell>
          <table:table-cell office:value-type="float" office:value="1912">
            <text:p>1912</text:p>
          </table:table-cell>
          <table:table-cell office:value-type="float" office:value="23">
            <text:p>23</text:p>
          </table:table-cell>
          <table:table-cell table:number-columns-repeated="5"/>
        </table:table-row>
        <table:table-row table:style-name="ro40">
          <table:table-cell office:value-type="string">
            <text:p>Summer</text:p>
          </table:table-cell>
          <table:table-cell/>
          <table:table-cell office:value-type="float" office:value="24">
            <text:p>24</text:p>
          </table:table-cell>
          <table:table-cell table:number-columns-repeated="5"/>
        </table:table-row>
        <table:table-row table:style-name="ro40">
          <table:table-cell office:value-type="string">
            <text:p>Fall</text:p>
          </table:table-cell>
          <table:table-cell/>
          <table:table-cell office:value-type="float" office:value="25">
            <text:p>25</text:p>
          </table:table-cell>
          <table:table-cell table:number-columns-repeated="5"/>
        </table:table-row>
        <table:table-row table:style-name="ro40">
          <table:table-cell office:value-type="string">
            <text:p>Winter</text:p>
          </table:table-cell>
          <table:table-cell/>
          <table:table-cell office:value-type="float" office:value="26">
            <text:p>26</text:p>
          </table:table-cell>
          <table:table-cell table:number-columns-repeated="5"/>
        </table:table-row>
        <table:table-row table:style-name="ro2">
          <table:table-cell office:value-type="string">
            <text:p>Spring</text:p>
          </table:table-cell>
          <table:table-cell office:value-type="float" office:value="1913">
            <text:p>1913</text:p>
          </table:table-cell>
          <table:table-cell office:value-type="float" office:value="27">
            <text:p>27</text:p>
          </table:table-cell>
          <table:table-cell office:value-type="float" office:value="2">
            <text:p>2</text:p>
          </table:table-cell>
          <table:table-cell office:value-type="float" office:value="6">
            <text:p>6</text:p>
          </table:table-cell>
          <table:table-cell office:value-type="string">
            <text:p>Spring 1913</text:p>
          </table:table-cell>
          <table:table-cell office:value-type="string">
            <text:p><text:span text:style-name="T1"><text:s/></text:span><text:span text:style-name="T1">Robert suffered a severe illness in the</text:span></text:p>
            <text:p><text:span text:style-name="T1">Spring, and for a few months his life was despaired</text:span></text:p>
            <text:p><text:span text:style-name="T1">of, but he quickly recovered.</text:span></text:p>
          </table:table-cell>
          <table:table-cell/>
        </table:table-row>
        <table:table-row table:style-name="ro40">
          <table:table-cell office:value-type="string">
            <text:p>Summer</text:p>
          </table:table-cell>
          <table:table-cell/>
          <table:table-cell office:value-type="float" office:value="28">
            <text:p>28</text:p>
          </table:table-cell>
          <table:table-cell table:number-columns-repeated="5"/>
        </table:table-row>
        <table:table-row table:style-name="ro40">
          <table:table-cell office:value-type="string">
            <text:p>Fall</text:p>
          </table:table-cell>
          <table:table-cell/>
          <table:table-cell office:value-type="float" office:value="29">
            <text:p>29</text:p>
          </table:table-cell>
          <table:table-cell table:number-columns-repeated="5"/>
        </table:table-row>
        <table:table-row table:style-name="ro40">
          <table:table-cell office:value-type="string">
            <text:p>Winter</text:p>
          </table:table-cell>
          <table:table-cell/>
          <table:table-cell office:value-type="float" office:value="30">
            <text:p>30</text:p>
          </table:table-cell>
          <table:table-cell table:number-columns-repeated="5"/>
        </table:table-row>
        <table:table-row table:style-name="ro40">
          <table:table-cell office:value-type="string">
            <text:p>Spring</text:p>
          </table:table-cell>
          <table:table-cell office:value-type="float" office:value="1914">
            <text:p>1914</text:p>
          </table:table-cell>
          <table:table-cell office:value-type="float" office:value="31">
            <text:p>31</text:p>
          </table:table-cell>
          <table:table-cell table:number-columns-repeated="5"/>
        </table:table-row>
        <table:table-row table:style-name="ro40">
          <table:table-cell office:value-type="string">
            <text:p>Summer</text:p>
          </table:table-cell>
          <table:table-cell/>
          <table:table-cell office:value-type="float" office:value="32">
            <text:p>32</text:p>
          </table:table-cell>
          <table:table-cell table:number-columns-repeated="5"/>
        </table:table-row>
        <table:table-row table:style-name="ro40">
          <table:table-cell office:value-type="string">
            <text:p>Fall</text:p>
          </table:table-cell>
          <table:table-cell/>
          <table:table-cell office:value-type="float" office:value="33">
            <text:p>33</text:p>
          </table:table-cell>
          <table:table-cell table:number-columns-repeated="5"/>
        </table:table-row>
        <table:table-row table:style-name="ro40">
          <table:table-cell office:value-type="string">
            <text:p>Winter</text:p>
          </table:table-cell>
          <table:table-cell/>
          <table:table-cell office:value-type="float" office:value="34">
            <text:p>34</text:p>
          </table:table-cell>
          <table:table-cell table:number-columns-repeated="5"/>
        </table:table-row>
        <table:table-row table:style-name="ro40">
          <table:table-cell office:value-type="string">
            <text:p>Spring</text:p>
          </table:table-cell>
          <table:table-cell office:value-type="float" office:value="1915">
            <text:p>1915</text:p>
          </table:table-cell>
          <table:table-cell office:value-type="float" office:value="35">
            <text:p>35</text:p>
          </table:table-cell>
          <table:table-cell table:number-columns-repeated="5"/>
        </table:table-row>
        <table:table-row table:style-name="ro40">
          <table:table-cell office:value-type="string">
            <text:p>Summer</text:p>
          </table:table-cell>
          <table:table-cell/>
          <table:table-cell office:value-type="float" office:value="36">
            <text:p>36</text:p>
          </table:table-cell>
          <table:table-cell table:number-columns-repeated="5"/>
        </table:table-row>
        <table:table-row table:style-name="ro40">
          <table:table-cell office:value-type="string">
            <text:p>Fall</text:p>
          </table:table-cell>
          <table:table-cell/>
          <table:table-cell office:value-type="float" office:value="37">
            <text:p>37</text:p>
          </table:table-cell>
          <table:table-cell table:number-columns-repeated="5"/>
        </table:table-row>
        <table:table-row table:style-name="ro40">
          <table:table-cell office:value-type="string">
            <text:p>Winter</text:p>
          </table:table-cell>
          <table:table-cell/>
          <table:table-cell office:value-type="float" office:value="38">
            <text:p>38</text:p>
          </table:table-cell>
          <table:table-cell table:number-columns-repeated="5"/>
        </table:table-row>
        <table:table-row table:style-name="ro40">
          <table:table-cell office:value-type="string">
            <text:p>Spring</text:p>
          </table:table-cell>
          <table:table-cell office:value-type="float" office:value="1916">
            <text:p>1916</text:p>
          </table:table-cell>
          <table:table-cell office:value-type="float" office:value="39">
            <text:p>39</text:p>
          </table:table-cell>
          <table:table-cell table:number-columns-repeated="5"/>
        </table:table-row>
        <table:table-row table:style-name="ro40">
          <table:table-cell office:value-type="string">
            <text:p>Summer</text:p>
          </table:table-cell>
          <table:table-cell/>
          <table:table-cell office:value-type="float" office:value="40">
            <text:p>40</text:p>
          </table:table-cell>
          <table:table-cell table:number-columns-repeated="5"/>
        </table:table-row>
        <table:table-row table:style-name="ro40">
          <table:table-cell office:value-type="string">
            <text:p>Fall</text:p>
          </table:table-cell>
          <table:table-cell/>
          <table:table-cell office:value-type="float" office:value="41">
            <text:p>41</text:p>
          </table:table-cell>
          <table:table-cell table:number-columns-repeated="5"/>
        </table:table-row>
        <table:table-row table:style-name="ro40">
          <table:table-cell office:value-type="string">
            <text:p>Winter</text:p>
          </table:table-cell>
          <table:table-cell/>
          <table:table-cell office:value-type="float" office:value="42">
            <text:p>42</text:p>
          </table:table-cell>
          <table:table-cell table:number-columns-repeated="5"/>
        </table:table-row>
        <table:table-row table:style-name="ro40">
          <table:table-cell office:value-type="string">
            <text:p>Spring</text:p>
          </table:table-cell>
          <table:table-cell office:value-type="float" office:value="1917">
            <text:p>1917</text:p>
          </table:table-cell>
          <table:table-cell office:value-type="float" office:value="43">
            <text:p>43</text:p>
          </table:table-cell>
          <table:table-cell table:number-columns-repeated="5"/>
        </table:table-row>
        <table:table-row table:style-name="ro40">
          <table:table-cell office:value-type="string">
            <text:p>Summer</text:p>
          </table:table-cell>
          <table:table-cell/>
          <table:table-cell office:value-type="float" office:value="44">
            <text:p>44</text:p>
          </table:table-cell>
          <table:table-cell table:number-columns-repeated="5"/>
        </table:table-row>
        <table:table-row table:style-name="ro40">
          <table:table-cell office:value-type="string">
            <text:p>Fall</text:p>
          </table:table-cell>
          <table:table-cell/>
          <table:table-cell office:value-type="float" office:value="45">
            <text:p>45</text:p>
          </table:table-cell>
          <table:table-cell table:number-columns-repeated="5"/>
        </table:table-row>
        <table:table-row table:style-name="ro40">
          <table:table-cell office:value-type="string">
            <text:p>Winter</text:p>
          </table:table-cell>
          <table:table-cell/>
          <table:table-cell office:value-type="float" office:value="46">
            <text:p>46</text:p>
          </table:table-cell>
          <table:table-cell table:number-columns-repeated="5"/>
        </table:table-row>
        <table:table-row table:style-name="ro40">
          <table:table-cell office:value-type="string">
            <text:p>Spring</text:p>
          </table:table-cell>
          <table:table-cell office:value-type="float" office:value="1918">
            <text:p>1918</text:p>
          </table:table-cell>
          <table:table-cell office:value-type="float" office:value="47">
            <text:p>47</text:p>
          </table:table-cell>
          <table:table-cell table:number-columns-repeated="5"/>
        </table:table-row>
        <table:table-row table:style-name="ro40">
          <table:table-cell office:value-type="string">
            <text:p>Summer</text:p>
          </table:table-cell>
          <table:table-cell/>
          <table:table-cell office:value-type="float" office:value="48">
            <text:p>48</text:p>
          </table:table-cell>
          <table:table-cell table:number-columns-repeated="5"/>
        </table:table-row>
        <table:table-row table:style-name="ro40">
          <table:table-cell office:value-type="string">
            <text:p>Fall</text:p>
          </table:table-cell>
          <table:table-cell/>
          <table:table-cell office:value-type="float" office:value="49">
            <text:p>49</text:p>
          </table:table-cell>
          <table:table-cell table:number-columns-repeated="5"/>
        </table:table-row>
        <table:table-row table:style-name="ro40">
          <table:table-cell office:value-type="string">
            <text:p>Winter</text:p>
          </table:table-cell>
          <table:table-cell/>
          <table:table-cell office:value-type="float" office:value="50">
            <text:p>50</text:p>
          </table:table-cell>
          <table:table-cell table:number-columns-repeated="5"/>
        </table:table-row>
        <table:table-row table:style-name="ro40">
          <table:table-cell office:value-type="string">
            <text:p>Spring</text:p>
          </table:table-cell>
          <table:table-cell office:value-type="float" office:value="1919">
            <text:p>1919</text:p>
          </table:table-cell>
          <table:table-cell office:value-type="float" office:value="51">
            <text:p>51</text:p>
          </table:table-cell>
          <table:table-cell table:number-columns-repeated="5"/>
        </table:table-row>
        <table:table-row table:style-name="ro30">
          <table:table-cell office:value-type="string">
            <text:p>Summer</text:p>
          </table:table-cell>
          <table:table-cell/>
          <table:table-cell office:value-type="float" office:value="52">
            <text:p>52</text:p>
          </table:table-cell>
          <table:table-cell office:value-type="float" office:value="2">
            <text:p>2</text:p>
          </table:table-cell>
          <table:table-cell office:value-type="float" office:value="14">
            <text:p>14</text:p>
          </table:table-cell>
          <table:table-cell office:value-type="string">
            <text:p>Summer 1919</text:p>
          </table:table-cell>
          <table:table-cell office:value-type="string">
            <text:p><text:span text:style-name="T51">School was over in the </text:span><text:span text:style-name="T52">Summer of 1919</text:span><text:span text:style-name="T51">, and Mr.</text:span></text:p>
            <text:p><text:span text:style-name="T7">J. H. Kennelworth, Walter’s father, offered Robert a</text:span></text:p>
            <text:p><text:span text:style-name="T7">position in his office during the summer months. After</text:span></text:p>
            <text:p><text:span text:style-name="T7">business, Walter and Robert would often go out automobile</text:span></text:p>
            <text:p><text:span text:style-name="T7">riding. Along in July, he met with a serious</text:span></text:p>
            <text:p><text:span text:style-name="T7">accident. The automobile was overturned and Robert’s</text:span></text:p>
            <text:p><text:span text:style-name="T7">arm was broken, and he suffered internal injuries. He</text:span></text:p>
            <text:p><text:span text:style-name="T7">was taken to the hospital where he lay for several weeks</text:span></text:p>
            <text:p><text:span text:style-name="T7">before recovery. His mother was very much worried</text:span></text:p>
            <text:p><text:span text:style-name="T7">and alarmed over this accident, and thought it was best</text:span><text:span text:style-name="T51"> for Bobbie to return to the farm and not work in the</text:span></text:p>
            <text:p><text:span text:style-name="T7">city any more. <text:s/></text:span><text:span text:style-name="T51"><text:s/>His brother Ralph had just returned from </text:span><text:span text:style-name="T52">France</text:span><text:span text:style-name="T51">, </text:span><text:span text:style-name="T7">where he had met with many obstacles in the war but had received no serious injury. Robert went home for</text:span></text:p>
            <text:p><text:span text:style-name="T7">a rest after the accident. He had many disagreements</text:span></text:p>
            <text:p><text:span text:style-name="T7">and fights with his older brother, and it seemed to be</text:span></text:p>
            <text:p><text:span text:style-name="T7">impossible to get along. All of the trouble occurred over</text:span></text:p>
            <text:p><text:span text:style-name="T7">the fact that Robert would not work on the farm, or</text:span></text:p>
            <text:p><text:span text:style-name="T7">help his brother.</text:span></text:p>
          </table:table-cell>
          <table:table-cell/>
        </table:table-row>
        <table:table-row table:style-name="ro5">
          <table:table-cell office:value-type="string">
            <text:p>Fall</text:p>
          </table:table-cell>
          <table:table-cell/>
          <table:table-cell office:value-type="float" office:value="53">
            <text:p>53</text:p>
          </table:table-cell>
          <table:table-cell office:value-type="float" office:value="2">
            <text:p>2</text:p>
          </table:table-cell>
          <table:table-cell office:value-type="float" office:value="15">
            <text:p>15</text:p>
          </table:table-cell>
          <table:table-cell office:value-type="string">
            <text:p>Fall 1919</text:p>
          </table:table-cell>
          <table:table-cell office:value-type="string">
            <text:p>RG returned to school, but made slow progress in his studies.</text:p>
          </table:table-cell>
          <table:table-cell/>
        </table:table-row>
        <table:table-row table:style-name="ro11">
          <table:table-cell office:value-type="string">
            <text:p>Fall</text:p>
          </table:table-cell>
          <table:table-cell/>
          <table:table-cell office:value-type="float" office:value="53">
            <text:p>53</text:p>
          </table:table-cell>
          <table:table-cell office:value-type="float" office:value="6">
            <text:p>6</text:p>
          </table:table-cell>
          <table:table-cell office:value-type="float" office:value="64">
            <text:p>64</text:p>
          </table:table-cell>
          <table:table-cell office:value-type="string">
            <text:p>Fall 1919</text:p>
          </table:table-cell>
          <table:table-cell table:style-name="ce24" office:value-type="string">
            <text:p><text:span text:style-name="T1">Mr. K said: I will give you a little experience that I had. I went to</text:span></text:p>
            <text:p><text:span text:style-name="T1">New York many years ago, and on advice and information</text:span></text:p>
            <text:p><text:span text:style-name="T1">from some friends of mine, was induced to buy some oil</text:span></text:p>
            <text:p><text:span text:style-name="T1">stock. This was in the </text:span><text:span text:style-name="T3">Fall of 1919. <text:s/></text:span><text:span text:style-name="T12"><text:s/>Oil stocks advanced</text:span></text:p>
            <text:p><text:span text:style-name="T3">rapidly</text:span><text:span text:style-name="T4">, and along in October, my friends advised me to buy</text:span></text:p>
            <text:p><text:span text:style-name="T4">more. I had some handsome profits and did buy more. <text:s/>In November 1919, </text:span><text:span text:style-name="T3">the market smashed all to pieces, and the oil stocks declined 50 to 100 points. <text:s/></text:span></text:p>
          </table:table-cell>
          <table:table-cell/>
        </table:table-row>
        <table:table-row table:style-name="ro40">
          <table:table-cell office:value-type="string">
            <text:p>Winter</text:p>
          </table:table-cell>
          <table:table-cell/>
          <table:table-cell office:value-type="float" office:value="54">
            <text:p>54</text:p>
          </table:table-cell>
          <table:table-cell table:number-columns-repeated="5"/>
        </table:table-row>
        <table:table-row table:style-name="ro9">
          <table:table-cell office:value-type="string">
            <text:p>Spring</text:p>
          </table:table-cell>
          <table:table-cell office:value-type="float" office:value="1920">
            <text:p>1920</text:p>
          </table:table-cell>
          <table:table-cell office:value-type="float" office:value="55">
            <text:p>55</text:p>
          </table:table-cell>
          <table:table-cell office:value-type="float" office:value="2">
            <text:p>2</text:p>
          </table:table-cell>
          <table:table-cell office:value-type="float" office:value="15">
            <text:p>15</text:p>
          </table:table-cell>
          <table:table-cell office:value-type="string">
            <text:p>Spring 1920, just before the close of school. </text:p>
          </table:table-cell>
          <table:table-cell office:value-type="string">
            <text:p>RG's father obtained help to cultivate the cotton plantation. <text:s/>RG's father thought it best that RG should come home that <text:span text:style-name="T5">summer</text:span> and help to work on the farm, but again the boy refused and met with stubborn opposition and abuse from his brother, who called him “the fool inventor”. <text:s/>“Gentleman Robert”. <text:s/>“white-collar boy”. </text:p>
          </table:table-cell>
          <table:table-cell/>
        </table:table-row>
        <table:table-row table:style-name="ro59">
          <table:table-cell office:value-type="string">
            <text:p>Spring</text:p>
          </table:table-cell>
          <table:table-cell office:value-type="float" office:value="1920">
            <text:p>1920</text:p>
          </table:table-cell>
          <table:table-cell office:value-type="float" office:value="55">
            <text:p>55</text:p>
          </table:table-cell>
          <table:table-cell office:value-type="float" office:value="2">
            <text:p>2</text:p>
          </table:table-cell>
          <table:table-cell office:value-type="float" office:value="16">
            <text:p>16</text:p>
          </table:table-cell>
          <table:table-cell table:style-name="ce82" office:value-type="string">
            <text:p>Spring and Summer 1920.</text:p>
          </table:table-cell>
          <table:table-cell table:style-name="ce83" office:value-type="string">
            <text:p><text:s/>During Spring and Summer of 1920, RG became very ill again from malaria.</text:p>
          </table:table-cell>
          <table:table-cell/>
        </table:table-row>
        <table:table-row table:style-name="ro6">
          <table:table-cell office:value-type="string">
            <text:p>Spring</text:p>
          </table:table-cell>
          <table:table-cell office:value-type="float" office:value="1920">
            <text:p>1920</text:p>
          </table:table-cell>
          <table:table-cell office:value-type="float" office:value="55">
            <text:p>55</text:p>
          </table:table-cell>
          <table:table-cell office:value-type="float" office:value="16">
            <text:p>16</text:p>
          </table:table-cell>
          <table:table-cell office:value-type="float" office:value="201">
            <text:p>201</text:p>
          </table:table-cell>
          <table:table-cell office:value-type="string">
            <text:p>Spring 1920</text:p>
          </table:table-cell>
          <table:table-cell table:style-name="ce24" office:value-type="string">
            <text:p><text:span text:style-name="T1"><text:s/></text:span><text:span text:style-name="T1">[Durant] was in full control of General Motors and</text:span></text:p>
            <text:p><text:span text:style-name="T1">was reputed to be worth over a hundred million dollars</text:span></text:p>
            <text:p><text:span text:style-name="T1">when the stock was selling at $410.00 in the Spring of</text:span></text:p>
            <text:p><text:span text:style-name="T1">1920.</text:span></text:p>
          </table:table-cell>
          <table:table-cell/>
        </table:table-row>
        <table:table-row table:style-name="ro5">
          <table:table-cell office:value-type="string">
            <text:p>Spring</text:p>
          </table:table-cell>
          <table:table-cell office:value-type="float" office:value="1920">
            <text:p>1920</text:p>
          </table:table-cell>
          <table:table-cell office:value-type="float" office:value="55">
            <text:p>55</text:p>
          </table:table-cell>
          <table:table-cell office:value-type="float" office:value="16">
            <text:p>16</text:p>
          </table:table-cell>
          <table:table-cell office:value-type="float" office:value="201">
            <text:p>201</text:p>
          </table:table-cell>
          <table:table-cell office:value-type="string">
            <text:p>Summer 1920</text:p>
          </table:table-cell>
          <table:table-cell office:value-type="string">
            <text:p><text:span text:style-name="T1"><text:s/></text:span><text:span text:style-name="T1">Deflation started in</text:span></text:p>
            <text:p><text:span text:style-name="T1">the Summer of 1920, and all stocks declined rapidly.</text:span></text:p>
          </table:table-cell>
          <table:table-cell/>
        </table:table-row>
        <table:table-row table:style-name="ro40">
          <table:table-cell office:value-type="string">
            <text:p>Summer</text:p>
          </table:table-cell>
          <table:table-cell/>
          <table:table-cell office:value-type="float" office:value="56">
            <text:p>56</text:p>
          </table:table-cell>
          <table:table-cell table:number-columns-repeated="2"/>
          <table:table-cell table:style-name="Default" table:number-columns-repeated="2"/>
          <table:table-cell/>
        </table:table-row>
        <table:table-row table:style-name="ro40">
          <table:table-cell office:value-type="string">
            <text:p>Fall</text:p>
          </table:table-cell>
          <table:table-cell/>
          <table:table-cell office:value-type="float" office:value="57">
            <text:p>57</text:p>
          </table:table-cell>
          <table:table-cell table:number-columns-repeated="5"/>
        </table:table-row>
        <table:table-row table:style-name="ro40">
          <table:table-cell office:value-type="string">
            <text:p>Winter</text:p>
          </table:table-cell>
          <table:table-cell/>
          <table:table-cell office:value-type="float" office:value="58">
            <text:p>58</text:p>
          </table:table-cell>
          <table:table-cell table:number-columns-repeated="5"/>
        </table:table-row>
        <table:table-row table:style-name="ro5">
          <table:table-cell office:value-type="string">
            <text:p>Spring</text:p>
          </table:table-cell>
          <table:table-cell office:value-type="float" office:value="1921">
            <text:p>1921</text:p>
          </table:table-cell>
          <table:table-cell office:value-type="float" office:value="59">
            <text:p>59</text:p>
          </table:table-cell>
          <table:table-cell office:value-type="float" office:value="3">
            <text:p>3</text:p>
          </table:table-cell>
          <table:table-cell office:value-type="float" office:value="18">
            <text:p>18</text:p>
          </table:table-cell>
          <table:table-cell office:value-type="string">
            <text:p>Spring 1921</text:p>
          </table:table-cell>
          <table:table-cell office:value-type="string">
            <text:p>RG began to make greater progress in his studies, which greatly encouraged his chum, Walter Kennelworth. <text:s/></text:p>
          </table:table-cell>
          <table:table-cell/>
        </table:table-row>
        <table:table-row table:style-name="ro40">
          <table:table-cell office:value-type="string">
            <text:p>Summer</text:p>
          </table:table-cell>
          <table:table-cell/>
          <table:table-cell office:value-type="float" office:value="60">
            <text:p>60</text:p>
          </table:table-cell>
          <table:table-cell table:number-columns-repeated="5"/>
        </table:table-row>
        <table:table-row table:style-name="ro5">
          <table:table-cell office:value-type="string">
            <text:p>Fall</text:p>
          </table:table-cell>
          <table:table-cell/>
          <table:table-cell office:value-type="float" office:value="61">
            <text:p>61</text:p>
          </table:table-cell>
          <table:table-cell office:value-type="float" office:value="3">
            <text:p>3</text:p>
          </table:table-cell>
          <table:table-cell office:value-type="float" office:value="23">
            <text:p>23</text:p>
          </table:table-cell>
          <table:table-cell office:value-type="string">
            <text:p>Fall 1921</text:p>
          </table:table-cell>
          <table:table-cell office:value-type="string">
            <text:p>RG and Water began High School. <text:s/>Here is where his greatest work began to show forth.</text:p>
          </table:table-cell>
          <table:table-cell/>
        </table:table-row>
        <table:table-row table:style-name="ro40">
          <table:table-cell office:value-type="string">
            <text:p>Winter</text:p>
          </table:table-cell>
          <table:table-cell/>
          <table:table-cell office:value-type="float" office:value="62">
            <text:p>62</text:p>
          </table:table-cell>
          <table:table-cell table:number-columns-repeated="5"/>
        </table:table-row>
        <table:table-row table:style-name="ro4">
          <table:table-cell office:value-type="string">
            <text:p>Spring</text:p>
          </table:table-cell>
          <table:table-cell office:value-type="float" office:value="1922">
            <text:p>1922</text:p>
          </table:table-cell>
          <table:table-cell office:value-type="float" office:value="63">
            <text:p>63</text:p>
          </table:table-cell>
          <table:table-cell office:value-type="float" office:value="16">
            <text:p>16</text:p>
          </table:table-cell>
          <table:table-cell office:value-type="float" office:value="201">
            <text:p>201</text:p>
          </table:table-cell>
          <table:table-cell office:value-type="string">
            <text:p>Spring 1922</text:p>
          </table:table-cell>
          <table:table-cell table:style-name="ce64" office:value-type="string">
            <text:p><text:s/>Spring of 1922, Major Motors <text:s/>sold at $8.25.</text:p>
          </table:table-cell>
          <table:table-cell/>
        </table:table-row>
        <table:table-row table:style-name="ro40">
          <table:table-cell office:value-type="string">
            <text:p>Summer</text:p>
          </table:table-cell>
          <table:table-cell/>
          <table:table-cell office:value-type="float" office:value="64">
            <text:p>64</text:p>
          </table:table-cell>
          <table:table-cell table:number-columns-repeated="5"/>
        </table:table-row>
        <table:table-row table:style-name="ro40">
          <table:table-cell office:value-type="string">
            <text:p>Fall</text:p>
          </table:table-cell>
          <table:table-cell/>
          <table:table-cell office:value-type="float" office:value="65">
            <text:p>65</text:p>
          </table:table-cell>
          <table:table-cell table:number-columns-repeated="5"/>
        </table:table-row>
        <table:table-row table:style-name="ro40">
          <table:table-cell office:value-type="string">
            <text:p>Winter</text:p>
          </table:table-cell>
          <table:table-cell/>
          <table:table-cell office:value-type="float" office:value="66">
            <text:p>66</text:p>
          </table:table-cell>
          <table:table-cell table:number-columns-repeated="5"/>
        </table:table-row>
        <table:table-row table:style-name="ro40">
          <table:table-cell office:value-type="string">
            <text:p>Spring</text:p>
          </table:table-cell>
          <table:table-cell office:value-type="float" office:value="1923">
            <text:p>1923</text:p>
          </table:table-cell>
          <table:table-cell office:value-type="float" office:value="67">
            <text:p>67</text:p>
          </table:table-cell>
          <table:table-cell table:number-columns-repeated="5"/>
        </table:table-row>
        <table:table-row table:style-name="ro40">
          <table:table-cell office:value-type="string">
            <text:p>Summer</text:p>
          </table:table-cell>
          <table:table-cell/>
          <table:table-cell office:value-type="float" office:value="68">
            <text:p>68</text:p>
          </table:table-cell>
          <table:table-cell table:number-columns-repeated="5"/>
        </table:table-row>
        <table:table-row table:style-name="ro40">
          <table:table-cell office:value-type="string">
            <text:p>Fall</text:p>
          </table:table-cell>
          <table:table-cell/>
          <table:table-cell office:value-type="float" office:value="69">
            <text:p>69</text:p>
          </table:table-cell>
          <table:table-cell table:number-columns-repeated="5"/>
        </table:table-row>
        <table:table-row table:style-name="ro40">
          <table:table-cell office:value-type="string">
            <text:p>Winter</text:p>
          </table:table-cell>
          <table:table-cell/>
          <table:table-cell office:value-type="float" office:value="70">
            <text:p>70</text:p>
          </table:table-cell>
          <table:table-cell table:number-columns-repeated="5"/>
        </table:table-row>
        <table:table-row table:style-name="ro40">
          <table:table-cell office:value-type="string">
            <text:p>Spring</text:p>
          </table:table-cell>
          <table:table-cell office:value-type="float" office:value="1924">
            <text:p>1924</text:p>
          </table:table-cell>
          <table:table-cell office:value-type="float" office:value="71">
            <text:p>71</text:p>
          </table:table-cell>
          <table:table-cell table:number-columns-repeated="5"/>
        </table:table-row>
        <table:table-row table:style-name="ro40">
          <table:table-cell office:value-type="string">
            <text:p>Summer</text:p>
          </table:table-cell>
          <table:table-cell/>
          <table:table-cell office:value-type="float" office:value="72">
            <text:p>72</text:p>
          </table:table-cell>
          <table:table-cell table:number-columns-repeated="5"/>
        </table:table-row>
        <table:table-row table:style-name="ro2">
          <table:table-cell office:value-type="string">
            <text:p>Fall</text:p>
          </table:table-cell>
          <table:table-cell/>
          <table:table-cell office:value-type="float" office:value="73">
            <text:p>73</text:p>
          </table:table-cell>
          <table:table-cell office:value-type="float" office:value="3">
            <text:p>3</text:p>
          </table:table-cell>
          <table:table-cell office:value-type="float" office:value="24">
            <text:p>24</text:p>
          </table:table-cell>
          <table:table-cell office:value-type="string">
            <text:p>Fall 1924</text:p>
          </table:table-cell>
          <table:table-cell office:value-type="string">
            <text:p>It was finally decided that Walter should go to Colubia College in New York t egin his course. <text:s/>RG to go to work for Mr. Kennelworth in his office.</text:p>
          </table:table-cell>
          <table:table-cell/>
        </table:table-row>
        <table:table-row table:style-name="ro40">
          <table:table-cell office:value-type="string">
            <text:p>Winter</text:p>
          </table:table-cell>
          <table:table-cell/>
          <table:table-cell office:value-type="float" office:value="74">
            <text:p>74</text:p>
          </table:table-cell>
          <table:table-cell table:number-columns-repeated="5"/>
        </table:table-row>
        <table:table-row table:style-name="ro40">
          <table:table-cell office:value-type="string">
            <text:p>Spring</text:p>
          </table:table-cell>
          <table:table-cell office:value-type="float" office:value="1925">
            <text:p>1925</text:p>
          </table:table-cell>
          <table:table-cell office:value-type="float" office:value="75">
            <text:p>75</text:p>
          </table:table-cell>
          <table:table-cell table:number-columns-repeated="5"/>
        </table:table-row>
        <table:table-row table:style-name="ro40">
          <table:table-cell office:value-type="string">
            <text:p>Summer</text:p>
          </table:table-cell>
          <table:table-cell/>
          <table:table-cell office:value-type="float" office:value="76">
            <text:p>76</text:p>
          </table:table-cell>
          <table:table-cell table:number-columns-repeated="5"/>
        </table:table-row>
        <table:table-row table:style-name="ro40">
          <table:table-cell office:value-type="string">
            <text:p>Fall</text:p>
          </table:table-cell>
          <table:table-cell/>
          <table:table-cell office:value-type="float" office:value="77">
            <text:p>77</text:p>
          </table:table-cell>
          <table:table-cell table:number-columns-repeated="5"/>
        </table:table-row>
        <table:table-row table:style-name="ro40">
          <table:table-cell office:value-type="string">
            <text:p>Winter</text:p>
          </table:table-cell>
          <table:table-cell/>
          <table:table-cell office:value-type="float" office:value="78">
            <text:p>78</text:p>
          </table:table-cell>
          <table:table-cell table:number-columns-repeated="5"/>
        </table:table-row>
        <table:table-row table:style-name="ro9">
          <table:table-cell office:value-type="string">
            <text:p>Spring</text:p>
          </table:table-cell>
          <table:table-cell office:value-type="float" office:value="1926">
            <text:p>1926</text:p>
          </table:table-cell>
          <table:table-cell office:value-type="float" office:value="79">
            <text:p>79</text:p>
          </table:table-cell>
          <table:table-cell office:value-type="float" office:value="3">
            <text:p>3</text:p>
          </table:table-cell>
          <table:table-cell office:value-type="float" office:value="25">
            <text:p>25</text:p>
          </table:table-cell>
          <table:table-cell office:value-type="string">
            <text:p>Spring 1926</text:p>
          </table:table-cell>
          <table:table-cell office:value-type="string">
            <text:p>RG's father died suddenly. <text:s/>After a consultation with his mother, it was decided that he should leave his position (with Mr. K), return to the farm and help them to get things straightened out. He encountered the usual obstacles and opposition from his brother, because he knew nothing about farming and of course did not like it. <text:s/></text:p>
          </table:table-cell>
          <table:table-cell/>
        </table:table-row>
        <table:table-row table:style-name="ro40">
          <table:table-cell office:value-type="string">
            <text:p>Summer</text:p>
          </table:table-cell>
          <table:table-cell/>
          <table:table-cell office:value-type="float" office:value="80">
            <text:p>80</text:p>
          </table:table-cell>
          <table:table-cell table:number-columns-repeated="5"/>
        </table:table-row>
        <table:table-row table:style-name="ro11">
          <table:table-cell office:value-type="string">
            <text:p>Fall</text:p>
          </table:table-cell>
          <table:table-cell/>
          <table:table-cell office:value-type="float" office:value="81">
            <text:p>81</text:p>
          </table:table-cell>
          <table:table-cell office:value-type="float" office:value="3">
            <text:p>3</text:p>
          </table:table-cell>
          <table:table-cell office:value-type="float" office:value="26">
            <text:p>26</text:p>
          </table:table-cell>
          <table:table-cell office:value-type="string">
            <text:p>Fall 1926</text:p>
          </table:table-cell>
          <table:table-cell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 position with Mr. Kennelworth, he met with another severe automobile accident, this time breaking his right arm. <text:s/>This necessitated six weeks in the hospital before he was able to return to work again. <text:s/></text:p>
          </table:table-cell>
          <table:table-cell/>
        </table:table-row>
        <table:table-row table:style-name="ro3">
          <table:table-cell office:value-type="string">
            <text:p>Fall</text:p>
          </table:table-cell>
          <table:table-cell office:value-type="float" office:value="1926">
            <text:p>1926</text:p>
          </table:table-cell>
          <table:table-cell office:value-type="float" office:value="81">
            <text:p>81</text:p>
          </table:table-cell>
          <table:table-cell office:value-type="float" office:value="6">
            <text:p>6</text:p>
          </table:table-cell>
          <table:table-cell office:value-type="float" office:value="71">
            <text:p>71</text:p>
          </table:table-cell>
          <table:table-cell office:value-type="string">
            <text:p>Fall 1926 (“last Fall”, in a letter dated January 24, 1927).</text:p>
          </table:table-cell>
          <table:table-cell table:style-name="ce24" office:value-type="string">
            <text:p><text:span text:style-name="T1"><text:s/></text:span><text:span text:style-name="T1">Ever since we made up last Fall, and I [RG] was sure of you [Marie] and your love, I have been very ambitious and have not</text:span></text:p>
            <text:p><text:span text:style-name="T1">wasted a minute, have studied day and night. Wanted to</text:span></text:p>
            <text:p><text:span text:style-name="T1">prove to you that your faith in me was not to go unrewarded.</text:span></text:p>
          </table:table-cell>
          <table:table-cell/>
        </table:table-row>
        <table:table-row table:style-name="ro6">
          <table:table-cell office:value-type="string">
            <text:p>Fall</text:p>
          </table:table-cell>
          <table:table-cell office:value-type="float" office:value="1926">
            <text:p>1926</text:p>
          </table:table-cell>
          <table:table-cell office:value-type="float" office:value="81">
            <text:p>81</text:p>
          </table:table-cell>
          <table:table-cell office:value-type="float" office:value="16">
            <text:p>16</text:p>
          </table:table-cell>
          <table:table-cell office:value-type="float" office:value="199">
            <text:p>199</text:p>
          </table:table-cell>
          <table:table-cell/>
          <table:table-cell table:style-name="ce24" office:value-type="string">
            <text:p><text:span text:style-name="T1"><text:s/></text:span><text:span text:style-name="T1">October, 1927, was a beautiful month in New York.</text:span></text:p>
            <text:p><text:span text:style-name="T1">The weather was warm and the sun shone brightly every</text:span></text:p>
            <text:p><text:span text:style-name="T1">day. It reminded Robert of the </text:span><text:span text:style-name="T3">Fall of 1926</text:span><text:span text:style-name="T1"> when he</text:span></text:p>
            <text:p><text:span text:style-name="T1">had gone to Sherman, Texas to visit Marie.</text:span></text:p>
          </table:table-cell>
          <table:table-cell office:value-type="string">
            <text:p>Connection between October 1927 and October 23, 1926.</text:p>
          </table:table-cell>
        </table:table-row>
        <table:table-row table:style-name="ro40">
          <table:table-cell office:value-type="string">
            <text:p>Winter</text:p>
          </table:table-cell>
          <table:table-cell/>
          <table:table-cell office:value-type="float" office:value="82">
            <text:p>82</text:p>
          </table:table-cell>
          <table:table-cell table:number-columns-repeated="3"/>
          <table:table-cell table:style-name="Default"/>
          <table:table-cell/>
        </table:table-row>
        <table:table-row table:style-name="ro6">
          <table:table-cell office:value-type="string">
            <text:p>Spring</text:p>
          </table:table-cell>
          <table:table-cell office:value-type="float" office:value="1927">
            <text:p>1927</text:p>
          </table:table-cell>
          <table:table-cell office:value-type="float" office:value="83">
            <text:p>83</text:p>
          </table:table-cell>
          <table:table-cell office:value-type="float" office:value="4">
            <text:p>4</text:p>
          </table:table-cell>
          <table:table-cell office:value-type="float" office:value="63">
            <text:p>63</text:p>
          </table:table-cell>
          <table:table-cell office:value-type="string">
            <text:p>Spring 1927</text:p>
          </table:table-cell>
          <table:table-cell office:value-type="string">
            <text:p>Cotton prices to be very high. <text:s/>Heavy floods along the Mississippi river. <text:s/>There will be a late, wet Spring. <text:s/>RG to use $500 given by Mr. K and another $500 that RG saved up, to buy cotton and hold for the Spring and Summer. <text:s/></text:p>
          </table:table-cell>
          <table:table-cell/>
        </table:table-row>
        <table:table-row table:style-name="ro47">
          <table:table-cell office:value-type="string">
            <text:p>Spring</text:p>
          </table:table-cell>
          <table:table-cell office:value-type="float" office:value="1927">
            <text:p>1927</text:p>
          </table:table-cell>
          <table:table-cell office:value-type="float" office:value="83">
            <text:p>83</text:p>
          </table:table-cell>
          <table:table-cell office:value-type="float" office:value="18">
            <text:p>18</text:p>
          </table:table-cell>
          <table:table-cell office:value-type="float" office:value="218">
            <text:p>218</text:p>
          </table:table-cell>
          <table:table-cell office:value-type="string">
            <text:p>Spring is mentioned in a forecast to Mr. K. <text:s/>The forecast is dated: <text:span text:style-name="T2"><text:s/>July 20, 1927. <text:s/>Highly likely it is Spring 1927 spoken of. <text:s/></text:span></text:p>
          </table:table-cell>
          <table:table-cell office:value-type="string">
            <text:p><text:span text:style-name="T1"><text:s/></text:span><text:span text:style-name="T1">The troubles in Nicaragua, the destructive floods and storms</text:span></text:p>
            <text:p><text:span text:style-name="T1">which have visited Florida, and the destruction by the floods</text:span></text:p>
            <text:p><text:span text:style-name="T1">along the Mississippi during the past </text:span><text:span text:style-name="T3">Spring</text:span><text:span text:style-name="T1"> all show that</text:span></text:p>
            <text:p><text:span text:style-name="T1">troubles are starting in the south. We are in a cycle which</text:span></text:p>
            <text:p><text:span text:style-name="T1">will repeat and cause wars which will start from the south</text:span></text:p>
            <text:p><text:span text:style-name="T1">and southwest, probably Mexico. All of these events will have</text:span></text:p>
            <text:p><text:span text:style-name="T1">a great bearing on the Presidential election in 1928, because</text:span></text:p>
            <text:p><text:span text:style-name="T1">war will be in the air and the people will be very much upset.</text:span></text:p>
          </table:table-cell>
          <table:table-cell/>
        </table:table-row>
        <table:table-row table:style-name="ro24">
          <table:table-cell office:value-type="string">
            <text:p>Spring</text:p>
          </table:table-cell>
          <table:table-cell office:value-type="float" office:value="1927">
            <text:p>1927</text:p>
          </table:table-cell>
          <table:table-cell office:value-type="float" office:value="83">
            <text:p>83</text:p>
          </table:table-cell>
          <table:table-cell office:value-type="float" office:value="9">
            <text:p>9</text:p>
          </table:table-cell>
          <table:table-cell office:value-type="float" office:value="90">
            <text:p>90</text:p>
          </table:table-cell>
          <table:table-cell office:value-type="string">
            <text:p>Spring and Summer is mentioned. <text:s/>Based on the date of the letters, it is highly likely Spring and Summer 1927.</text:p>
          </table:table-cell>
          <table:table-cell table:style-name="ce24" office:value-type="string">
            <text:p><text:span text:style-name="T1"><text:s/></text:span><text:span text:style-name="T1">I am anxious to make some money in my </text:span><text:span text:style-name="T3">cotton</text:span><text:span text:style-name="T1"> deals and</text:span></text:p>
            <text:p><text:span text:style-name="T1">get into </text:span><text:span text:style-name="T3">wheat</text:span><text:span text:style-name="T1"> for the big advance that I figure is coming this</text:span></text:p>
            <text:p><text:span text:style-name="T3">Spring and Summer</text:span><text:span text:style-name="T1">. Then I want to be in position to buy</text:span></text:p>
            <text:p><text:span text:style-name="T1">some Right Aeroplane and Sell Major Motors and other stocks</text:span></text:p>
            <text:p><text:span text:style-name="T1">short, because I believe that in the next few years I can make</text:span></text:p>
            <text:p><text:span text:style-name="T1">a fortune buying Right Aeroplane stock and selling short</text:span></text:p>
            <text:p><text:span text:style-name="T1">Major Motors.</text:span></text:p>
          </table:table-cell>
          <table:table-cell/>
        </table:table-row>
        <table:table-row table:style-name="ro40">
          <table:table-cell office:value-type="string">
            <text:p>Summer</text:p>
          </table:table-cell>
          <table:table-cell/>
          <table:table-cell office:value-type="float" office:value="84">
            <text:p>84</text:p>
          </table:table-cell>
          <table:table-cell table:number-columns-repeated="2"/>
          <table:table-cell table:style-name="Default" table:number-columns-repeated="2"/>
          <table:table-cell/>
        </table:table-row>
        <table:table-row table:style-name="ro6">
          <table:table-cell office:value-type="string">
            <text:p>Fall</text:p>
          </table:table-cell>
          <table:table-cell/>
          <table:table-cell office:value-type="float" office:value="85">
            <text:p>85</text:p>
          </table:table-cell>
          <table:table-cell office:value-type="float" office:value="16">
            <text:p>16</text:p>
          </table:table-cell>
          <table:table-cell office:value-type="float" office:value="199">
            <text:p>199</text:p>
          </table:table-cell>
          <table:table-cell office:value-type="string">
            <text:p>Fall and Winter 1927.</text:p>
          </table:table-cell>
          <table:table-cell office:value-type="string">
            <text:p><text:span text:style-name="T1"><text:s/></text:span><text:span text:style-name="T1">The </text:span><text:span text:style-name="T3">great decline in stocks</text:span><text:span text:style-name="T1"> which he forecast for the</text:span></text:p>
            <text:p><text:span text:style-name="T3">Fall and Winter of 1927</text:span><text:span text:style-name="T1"> took place and he made money</text:span></text:p>
            <text:p><text:span text:style-name="T1">rapidly on the short side of stocks. He was selling short</text:span></text:p>
            <text:p><text:span text:style-name="T1">Central Steel and Major Motors and other stocks.</text:span></text:p>
          </table:table-cell>
          <table:table-cell/>
        </table:table-row>
        <table:table-row table:style-name="ro40">
          <table:table-cell office:value-type="string">
            <text:p>Winter</text:p>
          </table:table-cell>
          <table:table-cell/>
          <table:table-cell office:value-type="float" office:value="86">
            <text:p>86</text:p>
          </table:table-cell>
          <table:table-cell table:number-columns-repeated="5"/>
        </table:table-row>
        <table:table-row table:style-name="ro3">
          <table:table-cell office:value-type="string">
            <text:p>Spring</text:p>
          </table:table-cell>
          <table:table-cell office:value-type="float" office:value="1928">
            <text:p>1928</text:p>
          </table:table-cell>
          <table:table-cell office:value-type="float" office:value="87">
            <text:p>87</text:p>
          </table:table-cell>
          <table:table-cell office:value-type="float" office:value="19">
            <text:p>19</text:p>
          </table:table-cell>
          <table:table-cell office:value-type="float" office:value="225">
            <text:p>225</text:p>
          </table:table-cell>
          <table:table-cell office:value-type="string">
            <text:p>Spring 1928</text:p>
          </table:table-cell>
          <table:table-cell office:value-type="string">
            <text:p><text:span text:style-name="T1"><text:s/></text:span><text:span text:style-name="T1">Robert then sailed away in his new plane which he had</text:span></text:p>
            <text:p><text:span text:style-name="T1">named "The St. Marie." He visited England, France,</text:span></text:p>
            <text:p><text:span text:style-name="T1">Germany and in the Spring of 1928 made the longest</text:span></text:p>
            <text:p><text:span text:style-name="T1">successful flight to Japan, where he was received with</text:span></text:p>
            <text:p><text:span text:style-name="T1">great honor.</text:span></text:p>
          </table:table-cell>
          <table:table-cell/>
        </table:table-row>
        <table:table-row table:style-name="ro2">
          <table:table-cell office:value-type="string">
            <text:p>Summer</text:p>
          </table:table-cell>
          <table:table-cell/>
          <table:table-cell office:value-type="float" office:value="88">
            <text:p>88</text:p>
          </table:table-cell>
          <table:table-cell office:value-type="float" office:value="18">
            <text:p>18</text:p>
          </table:table-cell>
          <table:table-cell office:value-type="float" office:value="220">
            <text:p>220</text:p>
          </table:table-cell>
          <table:table-cell office:value-type="string">
            <text:p>Summer and Fall of 1928</text:p>
          </table:table-cell>
          <table:table-cell table:style-name="ce64" office:value-type="string">
            <text:p><text:s/>The public will be very much divided and [political] sentiment will be badly mixed in the <text:span text:style-name="T5">summer and fall of 1928.</text:span></text:p>
          </table:table-cell>
          <table:table-cell/>
        </table:table-row>
        <table:table-row table:style-name="ro16">
          <table:table-cell office:value-type="string">
            <text:p>Summer</text:p>
          </table:table-cell>
          <table:table-cell/>
          <table:table-cell office:value-type="float" office:value="88">
            <text:p>88</text:p>
          </table:table-cell>
          <table:table-cell office:value-type="float" office:value="18">
            <text:p>18</text:p>
          </table:table-cell>
          <table:table-cell office:value-type="float" office:value="224">
            <text:p>224</text:p>
          </table:table-cell>
          <table:table-cell office:value-type="string">
            <text:p>No later than summer, 1928.</text:p>
          </table:table-cell>
          <table:table-cell table:style-name="ce64" office:value-type="string">
            <text:p><text:span text:style-name="T1"><text:s/></text:span><text:span text:style-name="T1">In the early part of 1928 Robert calculated that war</text:span></text:p>
            <text:p><text:span text:style-name="T1">was inevitable between England and Russia. He figured</text:span></text:p>
            <text:p><text:span text:style-name="T1">that the </text:span><text:span text:style-name="T3">war would start not later than the summer</text:span></text:p>
            <text:p><text:span text:style-name="T1">and that many nations would be involved and that</text:span></text:p>
            <text:p><text:span text:style-name="T1">later an attack on the United States would come. His</text:span></text:p>
            <text:p><text:span text:style-name="T1">first airplane was now completed, -- a small one according</text:span></text:p>
            <text:p><text:span text:style-name="T1">to the plan laid down by Ezekiel in the Bible.</text:span></text:p>
          </table:table-cell>
          <table:table-cell/>
        </table:table-row>
        <table:table-row table:style-name="ro7">
          <table:table-cell office:value-type="string">
            <text:p>Summer</text:p>
          </table:table-cell>
          <table:table-cell/>
          <table:table-cell office:value-type="float" office:value="88">
            <text:p>88</text:p>
          </table:table-cell>
          <table:table-cell office:value-type="float" office:value="19">
            <text:p>19</text:p>
          </table:table-cell>
          <table:table-cell office:value-type="float" office:value="225">
            <text:p>225</text:p>
          </table:table-cell>
          <table:table-cell office:value-type="string">
            <text:p>Summer 1928</text:p>
          </table:table-cell>
          <table:table-cell table:style-name="ce64" office:value-type="string">
            <text:p><text:span text:style-name="T1"><text:s/></text:span><text:span text:style-name="T1">While in Japan Robert was entertained and introduced</text:span></text:p>
            <text:p><text:span text:style-name="T1">to many beautiful titled ladies and prominent men,</text:span></text:p>
            <text:p><text:span text:style-name="T1">but he remained loyal to Marie for his great success had</text:span></text:p>
            <text:p><text:span text:style-name="T1">not turned his head. He was still searching for Marie,</text:span></text:p>
            <text:p><text:span text:style-name="T1">always hoping to find her. </text:span><text:span text:style-name="T3">[RG] returned to New York</text:span></text:p>
            <text:p><text:span text:style-name="T3">in the Summer of 1928</text:span><text:span text:style-name="T1"> and was now reputed as being</text:span></text:p>
            <text:p><text:span text:style-name="T1">worth more than a million dollars, after making more</text:span></text:p>
            <text:p><text:span text:style-name="T1">successful deals in stocks, cotton and wheat.</text:span></text:p>
          </table:table-cell>
          <table:table-cell/>
        </table:table-row>
        <table:table-row table:style-name="ro3">
          <table:table-cell office:value-type="string">
            <text:p>Fall</text:p>
          </table:table-cell>
          <table:table-cell/>
          <table:table-cell office:value-type="float" office:value="89">
            <text:p>89</text:p>
          </table:table-cell>
          <table:table-cell office:value-type="float" office:value="19">
            <text:p>19</text:p>
          </table:table-cell>
          <table:table-cell office:value-type="float" office:value="233">
            <text:p>233</text:p>
          </table:table-cell>
          <table:table-cell office:value-type="string">
            <text:p>Fall 1928</text:p>
          </table:table-cell>
          <table:table-cell table:style-name="ce24" office:value-type="string">
            <text:p><text:span text:style-name="T1"><text:s/></text:span><text:span text:style-name="T1">In the Fall of 1928, Robert and Walter completed invention "The Demon of Death." Miss Quinton had been very much interested in this machine during the course of construction, and she named it</text:span></text:p>
            <text:p><text:span text:style-name="T1">"Spit-Fire".</text:span></text:p>
          </table:table-cell>
          <table:table-cell/>
        </table:table-row>
        <table:table-row table:style-name="ro16">
          <table:table-cell table:number-columns-repeated="2"/>
          <table:table-cell office:value-type="float" office:value="89">
            <text:p>89</text:p>
          </table:table-cell>
          <table:table-cell office:value-type="float" office:value="19">
            <text:p>19</text:p>
          </table:table-cell>
          <table:table-cell office:value-type="float" office:value="235">
            <text:p>235</text:p>
          </table:table-cell>
          <table:table-cell office:value-type="string">
            <text:p>Fall 1928</text:p>
          </table:table-cell>
          <table:table-cell table:style-name="ce24" office:value-type="string">
            <text:p><text:span text:style-name="T1"><text:s/></text:span><text:span text:style-name="T1">Walter and Edna were happy in their work and the Fall of 1928</text:span></text:p>
            <text:p><text:span text:style-name="T1">rewarded them with a new and wonderful discovery.</text:span></text:p>
            <text:p><text:span text:style-name="T1">They had been able to perfect a machine which would</text:span></text:p>
            <text:p><text:span text:style-name="T1">reflect light in such a way as to make an airplane invisible</text:span></text:p>
            <text:p><text:span text:style-name="T1">and this, together with Robert's noiseless invention,</text:span></text:p>
            <text:p><text:span text:style-name="T1">solved the problem.</text:span></text:p>
          </table:table-cell>
          <table:table-cell/>
        </table:table-row>
        <table:table-row table:style-name="ro40">
          <table:table-cell office:value-type="string">
            <text:p>Winter</text:p>
          </table:table-cell>
          <table:table-cell/>
          <table:table-cell office:value-type="float" office:value="90">
            <text:p>90</text:p>
          </table:table-cell>
          <table:table-cell table:number-columns-repeated="5"/>
        </table:table-row>
        <table:table-row table:style-name="ro9">
          <table:table-cell office:value-type="string">
            <text:p>Spring</text:p>
          </table:table-cell>
          <table:table-cell office:value-type="float" office:value="1929">
            <text:p>1929</text:p>
          </table:table-cell>
          <table:table-cell office:value-type="float" office:value="91">
            <text:p>91</text:p>
          </table:table-cell>
          <table:table-cell office:value-type="float" office:value="16">
            <text:p>16</text:p>
          </table:table-cell>
          <table:table-cell office:value-type="float" office:value="199">
            <text:p>199</text:p>
          </table:table-cell>
          <table:table-cell office:value-type="string">
            <text:p>Spring 1929</text:p>
          </table:table-cell>
          <table:table-cell office:value-type="string">
            <text:p><text:span text:style-name="T1"><text:s/></text:span><text:span text:style-name="T1">He placed orders</text:span></text:p>
            <text:p><text:span text:style-name="T1">to sell more Major Motors at 128, 118, 108 and 98 because</text:span></text:p>
            <text:p><text:span text:style-name="T1">he expected the first decline to run until the</text:span></text:p>
            <text:p><text:span text:style-name="T1">latter part of December, 1927, and after that time he</text:span></text:p>
            <text:p><text:span text:style-name="T1">would put out shorts again on a rally to hold and pyramid</text:span></text:p>
            <text:p><text:span text:style-name="T1">on the way down into the </text:span><text:span text:style-name="T3">Spring of 1929.</text:span></text:p>
          </table:table-cell>
          <table:table-cell/>
        </table:table-row>
        <table:table-row table:style-name="ro40">
          <table:table-cell office:value-type="string">
            <text:p>Summer</text:p>
          </table:table-cell>
          <table:table-cell/>
          <table:table-cell office:value-type="float" office:value="92">
            <text:p>92</text:p>
          </table:table-cell>
          <table:table-cell table:number-columns-repeated="5"/>
        </table:table-row>
        <table:table-row table:style-name="ro11">
          <table:table-cell office:value-type="string">
            <text:p>Fall</text:p>
          </table:table-cell>
          <table:table-cell/>
          <table:table-cell office:value-type="float" office:value="93">
            <text:p>93</text:p>
          </table:table-cell>
          <table:table-cell office:value-type="float" office:value="24">
            <text:p>24</text:p>
          </table:table-cell>
          <table:table-cell office:value-type="float" office:value="275">
            <text:p>275</text:p>
          </table:table-cell>
          <table:table-cell office:value-type="string">
            <text:p>Fall and Winter (1929)</text:p>
          </table:table-cell>
          <table:table-cell office:value-type="string">
            <text:p><text:span text:style-name="T1"><text:s/></text:span><text:span text:style-name="T1">On the 24th of June, Walter and Edna were married.</text:span></text:p>
            <text:p><text:span text:style-name="T1">Robert suggested that for their honeymoon they go up</text:span></text:p>
            <text:p><text:span text:style-name="T1">thru Canada and see the beautiful scenery there, then</text:span></text:p>
            <text:p><text:span text:style-name="T3">go down thru California and in the Fall and Winter</text:span><text:span text:style-name="T1">,</text:span></text:p>
            <text:p><text:span text:style-name="T1">take a second honeymoon trip to Florida and visit Silver</text:span></text:p>
            <text:p><text:span text:style-name="T1">Springs and Sebring. Robert's mind always drifted</text:span></text:p>
            <text:p><text:span text:style-name="T1">back to the beautiful places where he thought people</text:span></text:p>
            <text:p><text:span text:style-name="T1">in love would find harmony and could commune with</text:span></text:p>
            <text:p><text:span text:style-name="T1">Nature.</text:span></text:p>
          </table:table-cell>
          <table:table-cell office:value-type="string">
            <text:p>I think this is describing a cycle.</text:p>
          </table:table-cell>
        </table:table-row>
        <table:table-row table:style-name="ro2">
          <table:table-cell office:value-type="string">
            <text:p>Fall</text:p>
          </table:table-cell>
          <table:table-cell/>
          <table:table-cell office:value-type="float" office:value="93">
            <text:p>93</text:p>
          </table:table-cell>
          <table:table-cell office:value-type="float" office:value="25">
            <text:p>25</text:p>
          </table:table-cell>
          <table:table-cell office:value-type="float" office:value="276">
            <text:p>276</text:p>
          </table:table-cell>
          <table:table-cell office:value-type="string">
            <text:p>Fall 1929.</text:p>
          </table:table-cell>
          <table:table-cell table:style-name="ce24" office:value-type="string">
            <text:p><text:span text:style-name="T1">In the Fall of 1929, Robert and Walter made a</text:span></text:p>
            <text:p><text:span text:style-name="T1">large amount of money in cotton and wheat. Robert</text:span></text:p>
            <text:p><text:span text:style-name="T1">was unusually happy.</text:span></text:p>
          </table:table-cell>
          <table:table-cell/>
        </table:table-row>
        <table:table-row table:style-name="ro40">
          <table:table-cell office:value-type="string">
            <text:p>Winter</text:p>
          </table:table-cell>
          <table:table-cell/>
          <table:table-cell office:value-type="float" office:value="94">
            <text:p>94</text:p>
          </table:table-cell>
          <table:table-cell table:number-columns-repeated="5"/>
        </table:table-row>
        <table:table-row table:style-name="ro40">
          <table:table-cell office:value-type="string">
            <text:p>Spring</text:p>
          </table:table-cell>
          <table:table-cell office:value-type="float" office:value="1930">
            <text:p>1930</text:p>
          </table:table-cell>
          <table:table-cell office:value-type="float" office:value="95">
            <text:p>95</text:p>
          </table:table-cell>
          <table:table-cell table:number-columns-repeated="5"/>
        </table:table-row>
        <table:table-row table:style-name="ro40">
          <table:table-cell office:value-type="string">
            <text:p>Summer</text:p>
          </table:table-cell>
          <table:table-cell/>
          <table:table-cell office:value-type="float" office:value="96">
            <text:p>96</text:p>
          </table:table-cell>
          <table:table-cell table:number-columns-repeated="5"/>
        </table:table-row>
        <table:table-row table:style-name="ro40">
          <table:table-cell office:value-type="string">
            <text:p>Fall</text:p>
          </table:table-cell>
          <table:table-cell/>
          <table:table-cell office:value-type="float" office:value="97">
            <text:p>97</text:p>
          </table:table-cell>
          <table:table-cell table:number-columns-repeated="5"/>
        </table:table-row>
        <table:table-row table:style-name="ro40">
          <table:table-cell office:value-type="string">
            <text:p>Winter</text:p>
          </table:table-cell>
          <table:table-cell/>
          <table:table-cell office:value-type="float" office:value="98">
            <text:p>98</text:p>
          </table:table-cell>
          <table:table-cell table:number-columns-repeated="5"/>
        </table:table-row>
        <table:table-row table:style-name="ro40">
          <table:table-cell office:value-type="string">
            <text:p>Spring</text:p>
          </table:table-cell>
          <table:table-cell office:value-type="float" office:value="1931">
            <text:p>1931</text:p>
          </table:table-cell>
          <table:table-cell office:value-type="float" office:value="99">
            <text:p>99</text:p>
          </table:table-cell>
          <table:table-cell table:number-columns-repeated="5"/>
        </table:table-row>
        <table:table-row table:style-name="ro40">
          <table:table-cell office:value-type="string">
            <text:p>Summer</text:p>
          </table:table-cell>
          <table:table-cell/>
          <table:table-cell office:value-type="float" office:value="100">
            <text:p>100</text:p>
          </table:table-cell>
          <table:table-cell table:number-columns-repeated="5"/>
        </table:table-row>
        <table:table-row table:style-name="ro40">
          <table:table-cell office:value-type="string">
            <text:p>Fall</text:p>
          </table:table-cell>
          <table:table-cell/>
          <table:table-cell office:value-type="float" office:value="101">
            <text:p>101</text:p>
          </table:table-cell>
          <table:table-cell table:number-columns-repeated="5"/>
        </table:table-row>
        <table:table-row table:style-name="ro40">
          <table:table-cell office:value-type="string">
            <text:p>Winter</text:p>
          </table:table-cell>
          <table:table-cell/>
          <table:table-cell office:value-type="float" office:value="102">
            <text:p>102</text:p>
          </table:table-cell>
          <table:table-cell table:number-columns-repeated="5"/>
        </table:table-row>
        <table:table-row table:style-name="ro40">
          <table:table-cell office:value-type="string">
            <text:p>Spring</text:p>
          </table:table-cell>
          <table:table-cell office:value-type="float" office:value="1932">
            <text:p>1932</text:p>
          </table:table-cell>
          <table:table-cell office:value-type="float" office:value="103">
            <text:p>103</text:p>
          </table:table-cell>
          <table:table-cell table:number-columns-repeated="5"/>
        </table:table-row>
        <table:table-row table:style-name="ro9">
          <table:table-cell office:value-type="string">
            <text:p>Summer</text:p>
          </table:table-cell>
          <table:table-cell/>
          <table:table-cell office:value-type="float" office:value="104">
            <text:p>104</text:p>
          </table:table-cell>
          <table:table-cell office:value-type="float" office:value="27">
            <text:p>27</text:p>
          </table:table-cell>
          <table:table-cell office:value-type="float" office:value="300">
            <text:p>300</text:p>
          </table:table-cell>
          <table:table-cell office:value-type="string">
            <text:p>Summer or Fall 1932</text:p>
          </table:table-cell>
          <table:table-cell table:style-name="ce24" office:value-type="string">
            <text:p><text:span text:style-name="T1"><text:s/></text:span><text:span text:style-name="T1">Edna asked if he thought there was any hope of the terrible war</text:span></text:p>
            <text:p><text:span text:style-name="T1">ending soon. "No," [RG] replied, "it will get worse in</text:span></text:p>
            <text:p><text:span text:style-name="T1">1931 when many other nations will join against us.</text:span></text:p>
            <text:p><text:span text:style-name="T1">The end will not come until the </text:span><text:span text:style-name="T3">Summer or Fall of</text:span></text:p>
            <text:p><text:span text:style-name="T3">1932</text:span><text:span text:style-name="T1">."</text:span></text:p>
          </table:table-cell>
          <table:table-cell/>
        </table:table-row>
        <table:table-row table:style-name="ro40">
          <table:table-cell office:value-type="string">
            <text:p>Fall</text:p>
          </table:table-cell>
          <table:table-cell/>
          <table:table-cell office:value-type="float" office:value="105">
            <text:p>105</text:p>
          </table:table-cell>
          <table:table-cell table:number-columns-repeated="5"/>
        </table:table-row>
        <table:table-row table:style-name="ro40">
          <table:table-cell office:value-type="string">
            <text:p>Winter</text:p>
          </table:table-cell>
          <table:table-cell table:number-columns-repeated="7"/>
        </table:table-row>
        <table:table-row table:style-name="ro40">
          <table:table-cell office:value-type="string">
            <text:p>Spring</text:p>
          </table:table-cell>
          <table:table-cell office:value-type="float" office:value="1933">
            <text:p>1933</text:p>
          </table:table-cell>
          <table:table-cell table:number-columns-repeated="6"/>
        </table:table-row>
        <table:table-row table:style-name="ro40" table:number-rows-repeated="1048453">
          <table:table-cell table:number-columns-repeated="8"/>
        </table:table-row>
        <table:table-row table:style-name="ro40">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8">10/08/2012</text:date>, <text:time>12:49: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7T13:56:35</meta:creation-date>
    <dc:date>2012-10-08T12:49:21</dc:date>
    <meta:editing-duration>P13DT10H3M24S</meta:editing-duration>
    <meta:editing-cycles>129</meta:editing-cycles>
    <meta:generator>LibreOffice/3.4$Unix LibreOffice_project/340m1$Build-1505</meta:generator>
    <meta:document-statistic meta:table-count="23" meta:cell-count="2350" meta:object-count="0"/>
  </office:meta>
</office:document-meta>
</file>